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854in"/>
    </style:style>
    <style:style style:name="co5" style:family="table-column">
      <style:table-column-properties fo:break-before="auto" style:column-width="0.8598in"/>
    </style:style>
    <style:style style:name="co6" style:family="table-column">
      <style:table-column-properties fo:break-before="auto" style:column-width="0.6528in"/>
    </style:style>
    <style:style style:name="co7" style:family="table-column">
      <style:table-column-properties fo:break-before="auto" style:column-width="0.7508in"/>
    </style:style>
    <style:style style:name="co8" style:family="table-column">
      <style:table-column-properties fo:break-before="auto" style:column-width="0.6091in"/>
    </style:style>
    <style:style style:name="co9" style:family="table-column">
      <style:table-column-properties fo:break-before="auto" style:column-width="0.6201in"/>
    </style:style>
    <style:style style:name="co10" style:family="table-column">
      <style:table-column-properties fo:break-before="auto" style:column-width="1.1535in"/>
    </style:style>
    <style:style style:name="co11" style:family="table-column">
      <style:table-column-properties fo:break-before="auto" style:column-width="11.5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30">
      <style:table-cell-properties style:rotation-align="none"/>
    </style:style>
    <style:style style:name="ce7" style:family="table-cell" style:parent-style-name="Default" style:data-style-name="N129"/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range_combine" table:style-name="ta1">
        <table:shapes>
          <draw:frame draw:z-index="0" draw:style-name="gr1" draw:text-style-name="P1" svg:width="11.098in" svg:height="4.8524in" svg:x="2.9638in" svg:y="0.2823in">
            <draw:object draw:notify-on-update-of-ranges="Orange_combine.A2:Orange_combine.A257 Orange_combine.C1:Orange_combine.C1 Orange_combine.C2:Orange_combine.C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ce6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5" office:value-type="string" calcext:value-type="string">
            <text:p>G = ln I/ln 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0000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2.461459</text:p>
          </table:table-cell>
          <table:table-cell table:formula="of:=LOG10([.B259])/LOG10([.A259])" office:value-type="float" office:value="0.498819970772128" calcext:value-type="float">
            <text:p>0.49882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31.996979</text:p>
          </table:table-cell>
          <table:table-cell table:formula="of:=LOG10([.B261])/LOG10([.A261])" office:value-type="float" office:value="0.499986379414185" calcext:value-type="float">
            <text:p>0.499986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64.775394</text:p>
          </table:table-cell>
          <table:table-cell table:formula="of:=LOG10([.B263])/LOG10([.A263])" office:value-type="float" office:value="0.501447831716138" calcext:value-type="float">
            <text:p>0.501447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131.130809</text:p>
          </table:table-cell>
          <table:table-cell table:formula="of:=LOG10([.B265])/LOG10([.A265])" office:value-type="float" office:value="0.502490205309986" calcext:value-type="float">
            <text:p>0.5024902</text:p>
          </table:table-cell>
        </table:table-row>
        <table:table-row table:style-name="ro1" table:number-rows-repeated="7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nagem_comb" table:style-name="ta1">
        <table:shapes>
          <draw:frame draw:z-index="0" draw:style-name="gr1" draw:text-style-name="P1" svg:width="10.8138in" svg:height="4.8445in" svg:x="3.1559in" svg:y="0.1961in">
            <draw:object draw:notify-on-update-of-ranges="Managem_comb.A2:Managem_comb.A257 Managem_comb.C1:Managem_comb.C1 Managem_comb.C2:Managem_comb.C25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42" calcext:value-type="float">
            <text:p>1.50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20265" calcext:value-type="float">
            <text:p>1.9202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08423" calcext:value-type="float">
            <text:p>2.3084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66786" calcext:value-type="float">
            <text:p>2.6667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35466" calcext:value-type="float">
            <text:p>3.035466</text:p>
          </table:table-cell>
          <table:table-cell table:formula="of:=LOG([.B7])/LOG([.A7])" office:value-type="float" office:value="0.619706480587686" calcext:value-type="float">
            <text:p>0.6197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68155" calcext:value-type="float">
            <text:p>3.368155</text:p>
          </table:table-cell>
          <table:table-cell table:formula="of:=LOG([.B8])/LOG([.A8])" office:value-type="float" office:value="0.624060220503163" calcext:value-type="float">
            <text:p>0.6240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6608" calcext:value-type="float">
            <text:p>3.66608</text:p>
          </table:table-cell>
          <table:table-cell table:formula="of:=LOG([.B9])/LOG([.A9])" office:value-type="float" office:value="0.624746089413711" calcext:value-type="float">
            <text:p>0.624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31433" calcext:value-type="float">
            <text:p>3.931433</text:p>
          </table:table-cell>
          <table:table-cell table:formula="of:=LOG([.B10])/LOG([.A10])" office:value-type="float" office:value="0.623060566763904" calcext:value-type="float">
            <text:p>0.623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83363" calcext:value-type="float">
            <text:p>4.183363</text:p>
          </table:table-cell>
          <table:table-cell table:formula="of:=LOG([.B11])/LOG([.A11])" office:value-type="float" office:value="0.621525550943756" calcext:value-type="float">
            <text:p>0.621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68191" calcext:value-type="float">
            <text:p>4.468191</text:p>
          </table:table-cell>
          <table:table-cell table:formula="of:=LOG([.B12])/LOG([.A12])" office:value-type="float" office:value="0.624290662610787" calcext:value-type="float">
            <text:p>0.6242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48086" calcext:value-type="float">
            <text:p>4.748086</text:p>
          </table:table-cell>
          <table:table-cell table:formula="of:=LOG([.B13])/LOG([.A13])" office:value-type="float" office:value="0.626881331580775" calcext:value-type="float">
            <text:p>0.6268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95586" calcext:value-type="float">
            <text:p>4.995586</text:p>
          </table:table-cell>
          <table:table-cell table:formula="of:=LOG([.B14])/LOG([.A14])" office:value-type="float" office:value="0.627129232730209" calcext:value-type="float">
            <text:p>0.627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29283" calcext:value-type="float">
            <text:p>5.229283</text:p>
          </table:table-cell>
          <table:table-cell table:formula="of:=LOG([.B15])/LOG([.A15])" office:value-type="float" office:value="0.626842833774118" calcext:value-type="float">
            <text:p>0.6268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66728" calcext:value-type="float">
            <text:p>5.466728</text:p>
          </table:table-cell>
          <table:table-cell table:formula="of:=LOG([.B16])/LOG([.A16])" office:value-type="float" office:value="0.627270596726721" calcext:value-type="float">
            <text:p>0.6272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691713" calcext:value-type="float">
            <text:p>5.691713</text:p>
          </table:table-cell>
          <table:table-cell table:formula="of:=LOG([.B17])/LOG([.A17])" office:value-type="float" office:value="0.627215729243518" calcext:value-type="float">
            <text:p>0.627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909951" calcext:value-type="float">
            <text:p>5.909951</text:p>
          </table:table-cell>
          <table:table-cell table:formula="of:=LOG([.B18])/LOG([.A18])" office:value-type="float" office:value="0.627075099755084" calcext:value-type="float">
            <text:p>0.6270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24288" calcext:value-type="float">
            <text:p>6.124288</text:p>
          </table:table-cell>
          <table:table-cell table:formula="of:=LOG([.B19])/LOG([.A19])" office:value-type="float" office:value="0.626999796764889" calcext:value-type="float">
            <text:p>0.627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341259" calcext:value-type="float">
            <text:p>6.341259</text:p>
          </table:table-cell>
          <table:table-cell table:formula="of:=LOG([.B20])/LOG([.A20])" office:value-type="float" office:value="0.62731044597813" calcext:value-type="float">
            <text:p>0.6273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46474" calcext:value-type="float">
            <text:p>6.546474</text:p>
          </table:table-cell>
          <table:table-cell table:formula="of:=LOG([.B21])/LOG([.A21])" office:value-type="float" office:value="0.627201102273684" calcext:value-type="float">
            <text:p>0.627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44506" calcext:value-type="float">
            <text:p>6.744506</text:p>
          </table:table-cell>
          <table:table-cell table:formula="of:=LOG([.B22])/LOG([.A22])" office:value-type="float" office:value="0.626938472809626" calcext:value-type="float">
            <text:p>0.6269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944706" calcext:value-type="float">
            <text:p>6.944706</text:p>
          </table:table-cell>
          <table:table-cell table:formula="of:=LOG([.B23])/LOG([.A23])" office:value-type="float" office:value="0.626966362299979" calcext:value-type="float">
            <text:p>0.626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40916" calcext:value-type="float">
            <text:p>7.140916</text:p>
          </table:table-cell>
          <table:table-cell table:formula="of:=LOG([.B24])/LOG([.A24])" office:value-type="float" office:value="0.626963701432582" calcext:value-type="float">
            <text:p>0.6269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338979" calcext:value-type="float">
            <text:p>7.338979</text:p>
          </table:table-cell>
          <table:table-cell table:formula="of:=LOG([.B25])/LOG([.A25])" office:value-type="float" office:value="0.62717620233492" calcext:value-type="float">
            <text:p>0.6271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3564" calcext:value-type="float">
            <text:p>7.53564</text:p>
          </table:table-cell>
          <table:table-cell table:formula="of:=LOG([.B26])/LOG([.A26])" office:value-type="float" office:value="0.627437613414324" calcext:value-type="float">
            <text:p>0.6274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741363" calcext:value-type="float">
            <text:p>7.741363</text:p>
          </table:table-cell>
          <table:table-cell table:formula="of:=LOG([.B27])/LOG([.A27])" office:value-type="float" office:value="0.628151359668487" calcext:value-type="float">
            <text:p>0.6281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942479" calcext:value-type="float">
            <text:p>7.942479</text:p>
          </table:table-cell>
          <table:table-cell table:formula="of:=LOG([.B28])/LOG([.A28])" office:value-type="float" office:value="0.628740294924397" calcext:value-type="float">
            <text:p>0.6287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145402" calcext:value-type="float">
            <text:p>8.145402</text:p>
          </table:table-cell>
          <table:table-cell table:formula="of:=LOG([.B29])/LOG([.A29])" office:value-type="float" office:value="0.62944923994433" calcext:value-type="float">
            <text:p>0.6294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350133" calcext:value-type="float">
            <text:p>8.350133</text:p>
          </table:table-cell>
          <table:table-cell table:formula="of:=LOG([.B30])/LOG([.A30])" office:value-type="float" office:value="0.630261662186108" calcext:value-type="float">
            <text:p>0.630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542938" calcext:value-type="float">
            <text:p>8.542938</text:p>
          </table:table-cell>
          <table:table-cell table:formula="of:=LOG([.B31])/LOG([.A31])" office:value-type="float" office:value="0.630691117282678" calcext:value-type="float">
            <text:p>0.6306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728745" calcext:value-type="float">
            <text:p>8.728745</text:p>
          </table:table-cell>
          <table:table-cell table:formula="of:=LOG([.B32])/LOG([.A32])" office:value-type="float" office:value="0.630934675449112" calcext:value-type="float">
            <text:p>0.6309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916039" calcext:value-type="float">
            <text:p>8.916039</text:p>
          </table:table-cell>
          <table:table-cell table:formula="of:=LOG([.B33])/LOG([.A33])" office:value-type="float" office:value="0.631280585432219" calcext:value-type="float">
            <text:p>0.6312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098993" calcext:value-type="float">
            <text:p>9.098993</text:p>
          </table:table-cell>
          <table:table-cell table:formula="of:=LOG([.B34])/LOG([.A34])" office:value-type="float" office:value="0.631534097736318" calcext:value-type="float">
            <text:p>0.6315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28322" calcext:value-type="float">
            <text:p>9.28322</text:p>
          </table:table-cell>
          <table:table-cell table:formula="of:=LOG([.B35])/LOG([.A35])" office:value-type="float" office:value="0.631871997720559" calcext:value-type="float">
            <text:p>0.6318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468718" calcext:value-type="float">
            <text:p>9.468718</text:p>
          </table:table-cell>
          <table:table-cell table:formula="of:=LOG([.B36])/LOG([.A36])" office:value-type="float" office:value="0.632285077097134" calcext:value-type="float">
            <text:p>0.632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643441" calcext:value-type="float">
            <text:p>9.643441</text:p>
          </table:table-cell>
          <table:table-cell table:formula="of:=LOG([.B37])/LOG([.A37])" office:value-type="float" office:value="0.632416915902986" calcext:value-type="float">
            <text:p>0.632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81109" calcext:value-type="float">
            <text:p>9.81109</text:p>
          </table:table-cell>
          <table:table-cell table:formula="of:=LOG([.B38])/LOG([.A38])" office:value-type="float" office:value="0.632391384617164" calcext:value-type="float">
            <text:p>0.6323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979787" calcext:value-type="float">
            <text:p>9.979787</text:p>
          </table:table-cell>
          <table:table-cell table:formula="of:=LOG([.B39])/LOG([.A39])" office:value-type="float" office:value="0.632441857427588" calcext:value-type="float">
            <text:p>0.6324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14953" calcext:value-type="float">
            <text:p>10.14953</text:p>
          </table:table-cell>
          <table:table-cell table:formula="of:=LOG([.B40])/LOG([.A40])" office:value-type="float" office:value="0.632561322243665" calcext:value-type="float">
            <text:p>0.632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315315" calcext:value-type="float">
            <text:p>10.315315</text:p>
          </table:table-cell>
          <table:table-cell table:formula="of:=LOG([.B41])/LOG([.A41])" office:value-type="float" office:value="0.632612074516502" calcext:value-type="float">
            <text:p>0.6326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481993" calcext:value-type="float">
            <text:p>10.481993</text:p>
          </table:table-cell>
          <table:table-cell table:formula="of:=LOG([.B42])/LOG([.A42])" office:value-type="float" office:value="0.632722023529631" calcext:value-type="float">
            <text:p>0.6327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649565" calcext:value-type="float">
            <text:p>10.649565</text:p>
          </table:table-cell>
          <table:table-cell table:formula="of:=LOG([.B43])/LOG([.A43])" office:value-type="float" office:value="0.632886072829856" calcext:value-type="float">
            <text:p>0.632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807508" calcext:value-type="float">
            <text:p>10.807508</text:p>
          </table:table-cell>
          <table:table-cell table:formula="of:=LOG([.B44])/LOG([.A44])" office:value-type="float" office:value="0.632840849880479" calcext:value-type="float">
            <text:p>0.6328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958449" calcext:value-type="float">
            <text:p>10.958449</text:p>
          </table:table-cell>
          <table:table-cell table:formula="of:=LOG([.B45])/LOG([.A45])" office:value-type="float" office:value="0.632661411956848" calcext:value-type="float">
            <text:p>0.6326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10126" calcext:value-type="float">
            <text:p>11.110126</text:p>
          </table:table-cell>
          <table:table-cell table:formula="of:=LOG([.B46])/LOG([.A46])" office:value-type="float" office:value="0.632537544684352" calcext:value-type="float">
            <text:p>0.6325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262541" calcext:value-type="float">
            <text:p>11.262541</text:p>
          </table:table-cell>
          <table:table-cell table:formula="of:=LOG([.B47])/LOG([.A47])" office:value-type="float" office:value="0.632465152141935" calcext:value-type="float">
            <text:p>0.6324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411488" calcext:value-type="float">
            <text:p>11.411488</text:p>
          </table:table-cell>
          <table:table-cell table:formula="of:=LOG([.B48])/LOG([.A48])" office:value-type="float" office:value="0.632344735617178" calcext:value-type="float">
            <text:p>0.632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56532" calcext:value-type="float">
            <text:p>11.56532</text:p>
          </table:table-cell>
          <table:table-cell table:formula="of:=LOG([.B49])/LOG([.A49])" office:value-type="float" office:value="0.632364725597012" calcext:value-type="float">
            <text:p>0.6323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711267" calcext:value-type="float">
            <text:p>11.711267</text:p>
          </table:table-cell>
          <table:table-cell table:formula="of:=LOG([.B50])/LOG([.A50])" office:value-type="float" office:value="0.632236635147935" calcext:value-type="float">
            <text:p>0.632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866466" calcext:value-type="float">
            <text:p>11.866466</text:p>
          </table:table-cell>
          <table:table-cell table:formula="of:=LOG([.B51])/LOG([.A51])" office:value-type="float" office:value="0.632336884395138" calcext:value-type="float">
            <text:p>0.6323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008832" calcext:value-type="float">
            <text:p>12.008832</text:p>
          </table:table-cell>
          <table:table-cell table:formula="of:=LOG([.B52])/LOG([.A52])" office:value-type="float" office:value="0.632185303026916" calcext:value-type="float">
            <text:p>0.6321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150146" calcext:value-type="float">
            <text:p>12.150146</text:p>
          </table:table-cell>
          <table:table-cell table:formula="of:=LOG([.B53])/LOG([.A53])" office:value-type="float" office:value="0.632039267644027" calcext:value-type="float">
            <text:p>0.6320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292039" calcext:value-type="float">
            <text:p>12.292039</text:p>
          </table:table-cell>
          <table:table-cell table:formula="of:=LOG([.B54])/LOG([.A54])" office:value-type="float" office:value="0.631931321849285" calcext:value-type="float">
            <text:p>0.6319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442212" calcext:value-type="float">
            <text:p>12.442212</text:p>
          </table:table-cell>
          <table:table-cell table:formula="of:=LOG([.B55])/LOG([.A55])" office:value-type="float" office:value="0.6320142812254" calcext:value-type="float">
            <text:p>0.6320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606273" calcext:value-type="float">
            <text:p>12.606273</text:p>
          </table:table-cell>
          <table:table-cell table:formula="of:=LOG([.B56])/LOG([.A56])" office:value-type="float" office:value="0.632389279870555" calcext:value-type="float">
            <text:p>0.6323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763684" calcext:value-type="float">
            <text:p>12.763684</text:p>
          </table:table-cell>
          <table:table-cell table:formula="of:=LOG([.B57])/LOG([.A57])" office:value-type="float" office:value="0.632641355745744" calcext:value-type="float">
            <text:p>0.6326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17143" calcext:value-type="float">
            <text:p>12.917143</text:p>
          </table:table-cell>
          <table:table-cell table:formula="of:=LOG([.B58])/LOG([.A58])" office:value-type="float" office:value="0.632827825911048" calcext:value-type="float">
            <text:p>0.6328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.080663" calcext:value-type="float">
            <text:p>13.080663</text:p>
          </table:table-cell>
          <table:table-cell table:formula="of:=LOG([.B59])/LOG([.A59])" office:value-type="float" office:value="0.633215396975083" calcext:value-type="float">
            <text:p>0.6332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235456" calcext:value-type="float">
            <text:p>13.235456</text:p>
          </table:table-cell>
          <table:table-cell table:formula="of:=LOG([.B60])/LOG([.A60])" office:value-type="float" office:value="0.633445878723913" calcext:value-type="float">
            <text:p>0.6334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390863" calcext:value-type="float">
            <text:p>13.390863</text:p>
          </table:table-cell>
          <table:table-cell table:formula="of:=LOG([.B61])/LOG([.A61])" office:value-type="float" office:value="0.633696692908757" calcext:value-type="float">
            <text:p>0.6336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546885" calcext:value-type="float">
            <text:p>13.546885</text:p>
          </table:table-cell>
          <table:table-cell table:formula="of:=LOG([.B62])/LOG([.A62])" office:value-type="float" office:value="0.633966576866088" calcext:value-type="float">
            <text:p>0.6339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703517" calcext:value-type="float">
            <text:p>13.703517</text:p>
          </table:table-cell>
          <table:table-cell table:formula="of:=LOG([.B63])/LOG([.A63])" office:value-type="float" office:value="0.634254247863122" calcext:value-type="float">
            <text:p>0.6342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850843" calcext:value-type="float">
            <text:p>13.850843</text:p>
          </table:table-cell>
          <table:table-cell table:formula="of:=LOG([.B64])/LOG([.A64])" office:value-type="float" office:value="0.63438586258483" calcext:value-type="float">
            <text:p>0.634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991596" calcext:value-type="float">
            <text:p>13.991596</text:p>
          </table:table-cell>
          <table:table-cell table:formula="of:=LOG([.B65])/LOG([.A65])" office:value-type="float" office:value="0.634414772132989" calcext:value-type="float">
            <text:p>0.6344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128982" calcext:value-type="float">
            <text:p>14.128982</text:p>
          </table:table-cell>
          <table:table-cell table:formula="of:=LOG([.B66])/LOG([.A66])" office:value-type="float" office:value="0.634399248940206" calcext:value-type="float">
            <text:p>0.6343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270708" calcext:value-type="float">
            <text:p>14.270708</text:p>
          </table:table-cell>
          <table:table-cell table:formula="of:=LOG([.B67])/LOG([.A67])" office:value-type="float" office:value="0.63446971373787" calcext:value-type="float">
            <text:p>0.6344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41294" calcext:value-type="float">
            <text:p>14.41294</text:p>
          </table:table-cell>
          <table:table-cell table:formula="of:=LOG([.B68])/LOG([.A68])" office:value-type="float" office:value="0.63455920698676" calcext:value-type="float">
            <text:p>0.6345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555678" calcext:value-type="float">
            <text:p>14.555678</text:p>
          </table:table-cell>
          <table:table-cell table:formula="of:=LOG([.B69])/LOG([.A69])" office:value-type="float" office:value="0.634666730139676" calcext:value-type="float">
            <text:p>0.634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690879" calcext:value-type="float">
            <text:p>14.690879</text:p>
          </table:table-cell>
          <table:table-cell table:formula="of:=LOG([.B70])/LOG([.A70])" office:value-type="float" office:value="0.634662076190453" calcext:value-type="float">
            <text:p>0.6346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834552" calcext:value-type="float">
            <text:p>14.834552</text:p>
          </table:table-cell>
          <table:table-cell table:formula="of:=LOG([.B71])/LOG([.A71])" office:value-type="float" office:value="0.634803359961347" calcext:value-type="float">
            <text:p>0.6348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974637" calcext:value-type="float">
            <text:p>14.974637</text:p>
          </table:table-cell>
          <table:table-cell table:formula="of:=LOG([.B72])/LOG([.A72])" office:value-type="float" office:value="0.634895882724719" calcext:value-type="float">
            <text:p>0.6348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106634" calcext:value-type="float">
            <text:p>15.106634</text:p>
          </table:table-cell>
          <table:table-cell table:formula="of:=LOG([.B73])/LOG([.A73])" office:value-type="float" office:value="0.634871628864338" calcext:value-type="float">
            <text:p>0.6348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237587" calcext:value-type="float">
            <text:p>15.237587</text:p>
          </table:table-cell>
          <table:table-cell table:formula="of:=LOG([.B74])/LOG([.A74])" office:value-type="float" office:value="0.634842315083178" calcext:value-type="float">
            <text:p>0.6348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368937" calcext:value-type="float">
            <text:p>15.368937</text:p>
          </table:table-cell>
          <table:table-cell table:formula="of:=LOG([.B75])/LOG([.A75])" office:value-type="float" office:value="0.634829709887594" calcext:value-type="float">
            <text:p>0.6348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00687" calcext:value-type="float">
            <text:p>15.500687</text:p>
          </table:table-cell>
          <table:table-cell table:formula="of:=LOG([.B76])/LOG([.A76])" office:value-type="float" office:value="0.634833095875894" calcext:value-type="float">
            <text:p>0.6348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632835" calcext:value-type="float">
            <text:p>15.632835</text:p>
          </table:table-cell>
          <table:table-cell table:formula="of:=LOG([.B77])/LOG([.A77])" office:value-type="float" office:value="0.634851720000304" calcext:value-type="float">
            <text:p>0.6348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765381" calcext:value-type="float">
            <text:p>15.765381</text:p>
          </table:table-cell>
          <table:table-cell table:formula="of:=LOG([.B78])/LOG([.A78])" office:value-type="float" office:value="0.634884897534771" calcext:value-type="float">
            <text:p>0.6348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.898327" calcext:value-type="float">
            <text:p>15.898327</text:p>
          </table:table-cell>
          <table:table-cell table:formula="of:=LOG([.B79])/LOG([.A79])" office:value-type="float" office:value="0.634932007991514" calcext:value-type="float">
            <text:p>0.6349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.022861" calcext:value-type="float">
            <text:p>16.022861</text:p>
          </table:table-cell>
          <table:table-cell table:formula="of:=LOG([.B80])/LOG([.A80])" office:value-type="float" office:value="0.63486660297187" calcext:value-type="float">
            <text:p>0.6348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154396" calcext:value-type="float">
            <text:p>16.154396</text:p>
          </table:table-cell>
          <table:table-cell table:formula="of:=LOG([.B81])/LOG([.A81])" office:value-type="float" office:value="0.634909927008909" calcext:value-type="float">
            <text:p>0.6349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279587" calcext:value-type="float">
            <text:p>16.279587</text:p>
          </table:table-cell>
          <table:table-cell table:formula="of:=LOG([.B82])/LOG([.A82])" office:value-type="float" office:value="0.634871833420996" calcext:value-type="float">
            <text:p>0.6348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405085" calcext:value-type="float">
            <text:p>16.405085</text:p>
          </table:table-cell>
          <table:table-cell table:formula="of:=LOG([.B83])/LOG([.A83])" office:value-type="float" office:value="0.634846739892398" calcext:value-type="float">
            <text:p>0.6348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541161" calcext:value-type="float">
            <text:p>16.541161</text:p>
          </table:table-cell>
          <table:table-cell table:formula="of:=LOG([.B84])/LOG([.A84])" office:value-type="float" office:value="0.63497467540509" calcext:value-type="float">
            <text:p>0.6349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667341" calcext:value-type="float">
            <text:p>16.667341</text:p>
          </table:table-cell>
          <table:table-cell table:formula="of:=LOG([.B85])/LOG([.A85])" office:value-type="float" office:value="0.634973483145595" calcext:value-type="float">
            <text:p>0.6349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793827" calcext:value-type="float">
            <text:p>16.793827</text:p>
          </table:table-cell>
          <table:table-cell table:formula="of:=LOG([.B86])/LOG([.A86])" office:value-type="float" office:value="0.63498375531705" calcext:value-type="float">
            <text:p>0.6349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91711" calcext:value-type="float">
            <text:p>16.91711</text:p>
          </table:table-cell>
          <table:table-cell table:formula="of:=LOG([.B87])/LOG([.A87])" office:value-type="float" office:value="0.634958468143203" calcext:value-type="float">
            <text:p>0.6349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047707" calcext:value-type="float">
            <text:p>17.047707</text:p>
          </table:table-cell>
          <table:table-cell table:formula="of:=LOG([.B88])/LOG([.A88])" office:value-type="float" office:value="0.635036734418135" calcext:value-type="float">
            <text:p>0.6350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.16758" calcext:value-type="float">
            <text:p>17.16758</text:p>
          </table:table-cell>
          <table:table-cell table:formula="of:=LOG([.B89])/LOG([.A89])" office:value-type="float" office:value="0.634980757372645" calcext:value-type="float">
            <text:p>0.6349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292114" calcext:value-type="float">
            <text:p>17.292114</text:p>
          </table:table-cell>
          <table:table-cell table:formula="of:=LOG([.B90])/LOG([.A90])" office:value-type="float" office:value="0.634992528832925" calcext:value-type="float">
            <text:p>0.6349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.41256" calcext:value-type="float">
            <text:p>17.41256</text:p>
          </table:table-cell>
          <table:table-cell table:formula="of:=LOG([.B91])/LOG([.A91])" office:value-type="float" office:value="0.634958363625792" calcext:value-type="float">
            <text:p>0.6349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.534006" calcext:value-type="float">
            <text:p>17.534006</text:p>
          </table:table-cell>
          <table:table-cell table:formula="of:=LOG([.B92])/LOG([.A92])" office:value-type="float" office:value="0.634943782048812" calcext:value-type="float">
            <text:p>0.6349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654995" calcext:value-type="float">
            <text:p>17.654995</text:p>
          </table:table-cell>
          <table:table-cell table:formula="of:=LOG([.B93])/LOG([.A93])" office:value-type="float" office:value="0.63492989494172" calcext:value-type="float">
            <text:p>0.6349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.774729" calcext:value-type="float">
            <text:p>17.774729</text:p>
          </table:table-cell>
          <table:table-cell table:formula="of:=LOG([.B94])/LOG([.A94])" office:value-type="float" office:value="0.634906687385002" calcext:value-type="float">
            <text:p>0.6349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894745" calcext:value-type="float">
            <text:p>17.894745</text:p>
          </table:table-cell>
          <table:table-cell table:formula="of:=LOG([.B95])/LOG([.A95])" office:value-type="float" office:value="0.634893228936557" calcext:value-type="float">
            <text:p>0.6348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015039" calcext:value-type="float">
            <text:p>18.015039</text:p>
          </table:table-cell>
          <table:table-cell table:formula="of:=LOG([.B96])/LOG([.A96])" office:value-type="float" office:value="0.634889123681199" calcext:value-type="float">
            <text:p>0.6348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.135614" calcext:value-type="float">
            <text:p>18.135614</text:p>
          </table:table-cell>
          <table:table-cell table:formula="of:=LOG([.B97])/LOG([.A97])" office:value-type="float" office:value="0.634894076389919" calcext:value-type="float">
            <text:p>0.6348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.25647" calcext:value-type="float">
            <text:p>18.25647</text:p>
          </table:table-cell>
          <table:table-cell table:formula="of:=LOG([.B98])/LOG([.A98])" office:value-type="float" office:value="0.634907768249678" calcext:value-type="float">
            <text:p>0.6349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.369799" calcext:value-type="float">
            <text:p>18.369799</text:p>
          </table:table-cell>
          <table:table-cell table:formula="of:=LOG([.B99])/LOG([.A99])" office:value-type="float" office:value="0.634837208978042" calcext:value-type="float">
            <text:p>0.6348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.483335" calcext:value-type="float">
            <text:p>18.483335</text:p>
          </table:table-cell>
          <table:table-cell table:formula="of:=LOG([.B100])/LOG([.A100])" office:value-type="float" office:value="0.634775503236146" calcext:value-type="float">
            <text:p>0.634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602917" calcext:value-type="float">
            <text:p>18.602917</text:p>
          </table:table-cell>
          <table:table-cell table:formula="of:=LOG([.B101])/LOG([.A101])" office:value-type="float" office:value="0.634790524197032" calcext:value-type="float">
            <text:p>0.6347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.716917" calcext:value-type="float">
            <text:p>18.716917</text:p>
          </table:table-cell>
          <table:table-cell table:formula="of:=LOG([.B102])/LOG([.A102])" office:value-type="float" office:value="0.634745670589895" calcext:value-type="float">
            <text:p>0.6347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.837032" calcext:value-type="float">
            <text:p>18.837032</text:p>
          </table:table-cell>
          <table:table-cell table:formula="of:=LOG([.B103])/LOG([.A103])" office:value-type="float" office:value="0.634776643691916" calcext:value-type="float">
            <text:p>0.6347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.957434" calcext:value-type="float">
            <text:p>18.957434</text:p>
          </table:table-cell>
          <table:table-cell table:formula="of:=LOG([.B104])/LOG([.A104])" office:value-type="float" office:value="0.634815144011049" calcext:value-type="float">
            <text:p>0.6348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.072149" calcext:value-type="float">
            <text:p>19.072149</text:p>
          </table:table-cell>
          <table:table-cell table:formula="of:=LOG([.B105])/LOG([.A105])" office:value-type="float" office:value="0.634793489044489" calcext:value-type="float">
            <text:p>0.6347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185875" calcext:value-type="float">
            <text:p>19.185875</text:p>
          </table:table-cell>
          <table:table-cell table:formula="of:=LOG([.B106])/LOG([.A106])" office:value-type="float" office:value="0.634765685338774" calcext:value-type="float">
            <text:p>0.6347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.301052" calcext:value-type="float">
            <text:p>19.301052</text:p>
          </table:table-cell>
          <table:table-cell table:formula="of:=LOG([.B107])/LOG([.A107])" office:value-type="float" office:value="0.634758928434336" calcext:value-type="float">
            <text:p>0.6347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417574" calcext:value-type="float">
            <text:p>19.417574</text:p>
          </table:table-cell>
          <table:table-cell table:formula="of:=LOG([.B108])/LOG([.A108])" office:value-type="float" office:value="0.634771492254157" calcext:value-type="float">
            <text:p>0.6347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.528023" calcext:value-type="float">
            <text:p>19.528023</text:p>
          </table:table-cell>
          <table:table-cell table:formula="of:=LOG([.B109])/LOG([.A109])" office:value-type="float" office:value="0.634721746727135" calcext:value-type="float">
            <text:p>0.6347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642742" calcext:value-type="float">
            <text:p>19.642742</text:p>
          </table:table-cell>
          <table:table-cell table:formula="of:=LOG([.B110])/LOG([.A110])" office:value-type="float" office:value="0.634723320667718" calcext:value-type="float">
            <text:p>0.6347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.753672" calcext:value-type="float">
            <text:p>19.753672</text:p>
          </table:table-cell>
          <table:table-cell table:formula="of:=LOG([.B111])/LOG([.A111])" office:value-type="float" office:value="0.634688194812424" calcext:value-type="float">
            <text:p>0.6346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.863218" calcext:value-type="float">
            <text:p>19.863218</text:p>
          </table:table-cell>
          <table:table-cell table:formula="of:=LOG([.B112])/LOG([.A112])" office:value-type="float" office:value="0.63464285225259" calcext:value-type="float">
            <text:p>0.6346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.976221" calcext:value-type="float">
            <text:p>19.976221</text:p>
          </table:table-cell>
          <table:table-cell table:formula="of:=LOG([.B113])/LOG([.A113])" office:value-type="float" office:value="0.634638832788422" calcext:value-type="float">
            <text:p>0.6346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.086168" calcext:value-type="float">
            <text:p>20.086168</text:p>
          </table:table-cell>
          <table:table-cell table:formula="of:=LOG([.B114])/LOG([.A114])" office:value-type="float" office:value="0.634606580635472" calcext:value-type="float">
            <text:p>0.6346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.196354" calcext:value-type="float">
            <text:p>20.196354</text:p>
          </table:table-cell>
          <table:table-cell table:formula="of:=LOG([.B115])/LOG([.A115])" office:value-type="float" office:value="0.634581115173771" calcext:value-type="float">
            <text:p>0.6345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.308418" calcext:value-type="float">
            <text:p>20.308418</text:p>
          </table:table-cell>
          <table:table-cell table:formula="of:=LOG([.B116])/LOG([.A116])" office:value-type="float" office:value="0.634579251807641" calcext:value-type="float">
            <text:p>0.6345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.417343" calcext:value-type="float">
            <text:p>20.417343</text:p>
          </table:table-cell>
          <table:table-cell table:formula="of:=LOG([.B117])/LOG([.A117])" office:value-type="float" office:value="0.634548744311639" calcext:value-type="float">
            <text:p>0.6345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.528059" calcext:value-type="float">
            <text:p>20.528059</text:p>
          </table:table-cell>
          <table:table-cell table:formula="of:=LOG([.B118])/LOG([.A118])" office:value-type="float" office:value="0.634540594981571" calcext:value-type="float">
            <text:p>0.6345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.637362" calcext:value-type="float">
            <text:p>20.637362</text:p>
          </table:table-cell>
          <table:table-cell table:formula="of:=LOG([.B119])/LOG([.A119])" office:value-type="float" office:value="0.634521742821448" calcext:value-type="float">
            <text:p>0.6345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.743433" calcext:value-type="float">
            <text:p>20.743433</text:p>
          </table:table-cell>
          <table:table-cell table:formula="of:=LOG([.B120])/LOG([.A120])" office:value-type="float" office:value="0.634474024165431" calcext:value-type="float">
            <text:p>0.6344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.853113" calcext:value-type="float">
            <text:p>20.853113</text:p>
          </table:table-cell>
          <table:table-cell table:formula="of:=LOG([.B121])/LOG([.A121])" office:value-type="float" office:value="0.634466523359732" calcext:value-type="float">
            <text:p>0.6344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966452" calcext:value-type="float">
            <text:p>20.966452</text:p>
          </table:table-cell>
          <table:table-cell table:formula="of:=LOG([.B122])/LOG([.A122])" office:value-type="float" office:value="0.634498860528003" calcext:value-type="float">
            <text:p>0.6344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078007" calcext:value-type="float">
            <text:p>21.078007</text:p>
          </table:table-cell>
          <table:table-cell table:formula="of:=LOG([.B123])/LOG([.A123])" office:value-type="float" office:value="0.634516407448578" calcext:value-type="float">
            <text:p>0.6345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.200342" calcext:value-type="float">
            <text:p>21.200342</text:p>
          </table:table-cell>
          <table:table-cell table:formula="of:=LOG([.B124])/LOG([.A124])" office:value-type="float" office:value="0.634642625487478" calcext:value-type="float">
            <text:p>0.6346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327784" calcext:value-type="float">
            <text:p>21.327784</text:p>
          </table:table-cell>
          <table:table-cell table:formula="of:=LOG([.B125])/LOG([.A125])" office:value-type="float" office:value="0.634819894689927" calcext:value-type="float">
            <text:p>0.6348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.445633" calcext:value-type="float">
            <text:p>21.445633</text:p>
          </table:table-cell>
          <table:table-cell table:formula="of:=LOG([.B126])/LOG([.A126])" office:value-type="float" office:value="0.634905103870904" calcext:value-type="float">
            <text:p>0.6349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.560373" calcext:value-type="float">
            <text:p>21.560373</text:p>
          </table:table-cell>
          <table:table-cell table:formula="of:=LOG([.B127])/LOG([.A127])" office:value-type="float" office:value="0.634962375132393" calcext:value-type="float">
            <text:p>0.6349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.678625" calcext:value-type="float">
            <text:p>21.678625</text:p>
          </table:table-cell>
          <table:table-cell table:formula="of:=LOG([.B128])/LOG([.A128])" office:value-type="float" office:value="0.635055314162096" calcext:value-type="float">
            <text:p>0.6350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800438" calcext:value-type="float">
            <text:p>21.800438</text:p>
          </table:table-cell>
          <table:table-cell table:formula="of:=LOG([.B129])/LOG([.A129])" office:value-type="float" office:value="0.63518360226522" calcext:value-type="float">
            <text:p>0.6351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.919123" calcext:value-type="float">
            <text:p>21.919123</text:p>
          </table:table-cell>
          <table:table-cell table:formula="of:=LOG([.B130])/LOG([.A130])" office:value-type="float" office:value="0.635283668436346" calcext:value-type="float">
            <text:p>0.6352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.033136" calcext:value-type="float">
            <text:p>22.033136</text:p>
          </table:table-cell>
          <table:table-cell table:formula="of:=LOG([.B131])/LOG([.A131])" office:value-type="float" office:value="0.635341677290624" calcext:value-type="float">
            <text:p>0.6353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.143782" calcext:value-type="float">
            <text:p>22.143782</text:p>
          </table:table-cell>
          <table:table-cell table:formula="of:=LOG([.B132])/LOG([.A132])" office:value-type="float" office:value="0.635370535668842" calcext:value-type="float">
            <text:p>0.6353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261845" calcext:value-type="float">
            <text:p>22.261845</text:p>
          </table:table-cell>
          <table:table-cell table:formula="of:=LOG([.B133])/LOG([.A133])" office:value-type="float" office:value="0.635470018178861" calcext:value-type="float">
            <text:p>0.6354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.374229" calcext:value-type="float">
            <text:p>22.374229</text:p>
          </table:table-cell>
          <table:table-cell table:formula="of:=LOG([.B134])/LOG([.A134])" office:value-type="float" office:value="0.6355190036497" calcext:value-type="float">
            <text:p>0.6355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.48547" calcext:value-type="float">
            <text:p>22.48547</text:p>
          </table:table-cell>
          <table:table-cell table:formula="of:=LOG([.B135])/LOG([.A135])" office:value-type="float" office:value="0.635559644653856" calcext:value-type="float">
            <text:p>0.6355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.600565" calcext:value-type="float">
            <text:p>22.600565</text:p>
          </table:table-cell>
          <table:table-cell table:formula="of:=LOG([.B136])/LOG([.A136])" office:value-type="float" office:value="0.635637155266221" calcext:value-type="float">
            <text:p>0.6356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.710928" calcext:value-type="float">
            <text:p>22.710928</text:p>
          </table:table-cell>
          <table:table-cell table:formula="of:=LOG([.B137])/LOG([.A137])" office:value-type="float" office:value="0.635673844585692" calcext:value-type="float">
            <text:p>0.6356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.820341" calcext:value-type="float">
            <text:p>22.820341</text:p>
          </table:table-cell>
          <table:table-cell table:formula="of:=LOG([.B138])/LOG([.A138])" office:value-type="float" office:value="0.635704148960348" calcext:value-type="float">
            <text:p>0.6357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.936064" calcext:value-type="float">
            <text:p>22.936064</text:p>
          </table:table-cell>
          <table:table-cell table:formula="of:=LOG([.B139])/LOG([.A139])" office:value-type="float" office:value="0.635792414826808" calcext:value-type="float">
            <text:p>0.6357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.048283" calcext:value-type="float">
            <text:p>23.048283</text:p>
          </table:table-cell>
          <table:table-cell table:formula="of:=LOG([.B140])/LOG([.A140])" office:value-type="float" office:value="0.635851221213941" calcext:value-type="float">
            <text:p>0.6358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159472" calcext:value-type="float">
            <text:p>23.159472</text:p>
          </table:table-cell>
          <table:table-cell table:formula="of:=LOG([.B141])/LOG([.A141])" office:value-type="float" office:value="0.635902719334798" calcext:value-type="float">
            <text:p>0.6359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.273293" calcext:value-type="float">
            <text:p>23.273293</text:p>
          </table:table-cell>
          <table:table-cell table:formula="of:=LOG([.B142])/LOG([.A142])" office:value-type="float" office:value="0.635978820895872" calcext:value-type="float">
            <text:p>0.6359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.384899" calcext:value-type="float">
            <text:p>23.384899</text:p>
          </table:table-cell>
          <table:table-cell table:formula="of:=LOG([.B143])/LOG([.A143])" office:value-type="float" office:value="0.63603722154225" calcext:value-type="float">
            <text:p>0.6360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.499075" calcext:value-type="float">
            <text:p>23.499075</text:p>
          </table:table-cell>
          <table:table-cell table:formula="of:=LOG([.B144])/LOG([.A144])" office:value-type="float" office:value="0.63611926100293" calcext:value-type="float">
            <text:p>0.6361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.612253" calcext:value-type="float">
            <text:p>23.612253</text:p>
          </table:table-cell>
          <table:table-cell table:formula="of:=LOG([.B145])/LOG([.A145])" office:value-type="float" office:value="0.636194074429621" calcext:value-type="float">
            <text:p>0.6361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.718225" calcext:value-type="float">
            <text:p>23.718225</text:p>
          </table:table-cell>
          <table:table-cell table:formula="of:=LOG([.B146])/LOG([.A146])" office:value-type="float" office:value="0.636209189367561" calcext:value-type="float">
            <text:p>0.6362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.824343" calcext:value-type="float">
            <text:p>23.824343</text:p>
          </table:table-cell>
          <table:table-cell table:formula="of:=LOG([.B147])/LOG([.A147])" office:value-type="float" office:value="0.636227558425869" calcext:value-type="float">
            <text:p>0.6362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.936176" calcext:value-type="float">
            <text:p>23.936176</text:p>
          </table:table-cell>
          <table:table-cell table:formula="of:=LOG([.B148])/LOG([.A148])" office:value-type="float" office:value="0.636295731780616" calcext:value-type="float">
            <text:p>0.6362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.038866" calcext:value-type="float">
            <text:p>24.038866</text:p>
          </table:table-cell>
          <table:table-cell table:formula="of:=LOG([.B149])/LOG([.A149])" office:value-type="float" office:value="0.636289147424651" calcext:value-type="float">
            <text:p>0.6362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154814" calcext:value-type="float">
            <text:p>24.154814</text:p>
          </table:table-cell>
          <table:table-cell table:formula="of:=LOG([.B150])/LOG([.A150])" office:value-type="float" office:value="0.636394458094798" calcext:value-type="float">
            <text:p>0.636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.267212" calcext:value-type="float">
            <text:p>24.267212</text:p>
          </table:table-cell>
          <table:table-cell table:formula="of:=LOG([.B151])/LOG([.A151])" office:value-type="float" office:value="0.636471415624095" calcext:value-type="float">
            <text:p>0.6364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.374138" calcext:value-type="float">
            <text:p>24.374138</text:p>
          </table:table-cell>
          <table:table-cell table:formula="of:=LOG([.B152])/LOG([.A152])" office:value-type="float" office:value="0.63650479064834" calcext:value-type="float">
            <text:p>0.6365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480232" calcext:value-type="float">
            <text:p>24.480232</text:p>
          </table:table-cell>
          <table:table-cell table:formula="of:=LOG([.B153])/LOG([.A153])" office:value-type="float" office:value="0.636533038843989" calcext:value-type="float">
            <text:p>0.6365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.587469" calcext:value-type="float">
            <text:p>24.587469</text:p>
          </table:table-cell>
          <table:table-cell table:formula="of:=LOG([.B154])/LOG([.A154])" office:value-type="float" office:value="0.63657219767951" calcext:value-type="float">
            <text:p>0.6365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.695787" calcext:value-type="float">
            <text:p>24.695787</text:p>
          </table:table-cell>
          <table:table-cell table:formula="of:=LOG([.B155])/LOG([.A155])" office:value-type="float" office:value="0.636621567720842" calcext:value-type="float">
            <text:p>0.6366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.803295" calcext:value-type="float">
            <text:p>24.803295</text:p>
          </table:table-cell>
          <table:table-cell table:formula="of:=LOG([.B156])/LOG([.A156])" office:value-type="float" office:value="0.636665843709419" calcext:value-type="float">
            <text:p>0.6366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.906265" calcext:value-type="float">
            <text:p>24.906265</text:p>
          </table:table-cell>
          <table:table-cell table:formula="of:=LOG([.B157])/LOG([.A157])" office:value-type="float" office:value="0.636675456415623" calcext:value-type="float">
            <text:p>0.6366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013208" calcext:value-type="float">
            <text:p>25.013208</text:p>
          </table:table-cell>
          <table:table-cell table:formula="of:=LOG([.B158])/LOG([.A158])" office:value-type="float" office:value="0.63671825486628" calcext:value-type="float">
            <text:p>0.6367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113413" calcext:value-type="float">
            <text:p>25.113413</text:p>
          </table:table-cell>
          <table:table-cell table:formula="of:=LOG([.B159])/LOG([.A159])" office:value-type="float" office:value="0.636709447397592" calcext:value-type="float">
            <text:p>0.6367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219961" calcext:value-type="float">
            <text:p>25.219961</text:p>
          </table:table-cell>
          <table:table-cell table:formula="of:=LOG([.B160])/LOG([.A160])" office:value-type="float" office:value="0.636752176679545" calcext:value-type="float">
            <text:p>0.6367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320463" calcext:value-type="float">
            <text:p>25.320463</text:p>
          </table:table-cell>
          <table:table-cell table:formula="of:=LOG([.B161])/LOG([.A161])" office:value-type="float" office:value="0.636749203219135" calcext:value-type="float">
            <text:p>0.6367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425692" calcext:value-type="float">
            <text:p>25.425692</text:p>
          </table:table-cell>
          <table:table-cell table:formula="of:=LOG([.B162])/LOG([.A162])" office:value-type="float" office:value="0.636784622213378" calcext:value-type="float">
            <text:p>0.6367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529602" calcext:value-type="float">
            <text:p>25.529602</text:p>
          </table:table-cell>
          <table:table-cell table:formula="of:=LOG([.B163])/LOG([.A163])" office:value-type="float" office:value="0.636811261772667" calcext:value-type="float">
            <text:p>0.6368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633669" calcext:value-type="float">
            <text:p>25.633669</text:p>
          </table:table-cell>
          <table:table-cell table:formula="of:=LOG([.B164])/LOG([.A164])" office:value-type="float" office:value="0.636840550636435" calcext:value-type="float">
            <text:p>0.6368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736454" calcext:value-type="float">
            <text:p>25.736454</text:p>
          </table:table-cell>
          <table:table-cell table:formula="of:=LOG([.B165])/LOG([.A165])" office:value-type="float" office:value="0.636861470080857" calcext:value-type="float">
            <text:p>0.6368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837677" calcext:value-type="float">
            <text:p>25.837677</text:p>
          </table:table-cell>
          <table:table-cell table:formula="of:=LOG([.B166])/LOG([.A166])" office:value-type="float" office:value="0.636872013638687" calcext:value-type="float">
            <text:p>0.6368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942219" calcext:value-type="float">
            <text:p>25.942219</text:p>
          </table:table-cell>
          <table:table-cell table:formula="of:=LOG([.B167])/LOG([.A167])" office:value-type="float" office:value="0.636909134682901" calcext:value-type="float">
            <text:p>0.6369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.043726" calcext:value-type="float">
            <text:p>26.043726</text:p>
          </table:table-cell>
          <table:table-cell table:formula="of:=LOG([.B168])/LOG([.A168])" office:value-type="float" office:value="0.636924743197888" calcext:value-type="float">
            <text:p>0.6369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.143564" calcext:value-type="float">
            <text:p>26.143564</text:p>
          </table:table-cell>
          <table:table-cell table:formula="of:=LOG([.B169])/LOG([.A169])" office:value-type="float" office:value="0.636929348994376" calcext:value-type="float">
            <text:p>0.6369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248535" calcext:value-type="float">
            <text:p>26.248535</text:p>
          </table:table-cell>
          <table:table-cell table:formula="of:=LOG([.B170])/LOG([.A170])" office:value-type="float" office:value="0.636973624537812" calcext:value-type="float">
            <text:p>0.6369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349054" calcext:value-type="float">
            <text:p>26.349054</text:p>
          </table:table-cell>
          <table:table-cell table:formula="of:=LOG([.B171])/LOG([.A171])" office:value-type="float" office:value="0.636986130416281" calcext:value-type="float">
            <text:p>0.6369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.445986" calcext:value-type="float">
            <text:p>26.445986</text:p>
          </table:table-cell>
          <table:table-cell table:formula="of:=LOG([.B172])/LOG([.A172])" office:value-type="float" office:value="0.636973686193808" calcext:value-type="float">
            <text:p>0.6369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.554644" calcext:value-type="float">
            <text:p>26.554644</text:p>
          </table:table-cell>
          <table:table-cell table:formula="of:=LOG([.B173])/LOG([.A173])" office:value-type="float" office:value="0.637048696684815" calcext:value-type="float">
            <text:p>0.6370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.656952" calcext:value-type="float">
            <text:p>26.656952</text:p>
          </table:table-cell>
          <table:table-cell table:formula="of:=LOG([.B174])/LOG([.A174])" office:value-type="float" office:value="0.637078247840225" calcext:value-type="float">
            <text:p>0.6370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.756115" calcext:value-type="float">
            <text:p>26.756115</text:p>
          </table:table-cell>
          <table:table-cell table:formula="of:=LOG([.B175])/LOG([.A175])" office:value-type="float" office:value="0.637086221163145" calcext:value-type="float">
            <text:p>0.6370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.861973" calcext:value-type="float">
            <text:p>26.861973</text:p>
          </table:table-cell>
          <table:table-cell table:formula="of:=LOG([.B176])/LOG([.A176])" office:value-type="float" office:value="0.637143854549536" calcext:value-type="float">
            <text:p>0.6371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95816" calcext:value-type="float">
            <text:p>26.95816</text:p>
          </table:table-cell>
          <table:table-cell table:formula="of:=LOG([.B177])/LOG([.A177])" office:value-type="float" office:value="0.637133010684922" calcext:value-type="float">
            <text:p>0.6371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.054447" calcext:value-type="float">
            <text:p>27.054447</text:p>
          </table:table-cell>
          <table:table-cell table:formula="of:=LOG([.B178])/LOG([.A178])" office:value-type="float" office:value="0.637124419003465" calcext:value-type="float">
            <text:p>0.6371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.153229" calcext:value-type="float">
            <text:p>27.153229</text:p>
          </table:table-cell>
          <table:table-cell table:formula="of:=LOG([.B179])/LOG([.A179])" office:value-type="float" office:value="0.63713505960357" calcext:value-type="float">
            <text:p>0.6371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.247339" calcext:value-type="float">
            <text:p>27.247339</text:p>
          </table:table-cell>
          <table:table-cell table:formula="of:=LOG([.B180])/LOG([.A180])" office:value-type="float" office:value="0.637113950777225" calcext:value-type="float">
            <text:p>0.6371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.351152" calcext:value-type="float">
            <text:p>27.351152</text:p>
          </table:table-cell>
          <table:table-cell table:formula="of:=LOG([.B181])/LOG([.A181])" office:value-type="float" office:value="0.637162746320888" calcext:value-type="float">
            <text:p>0.6371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.455114" calcext:value-type="float">
            <text:p>27.455114</text:p>
          </table:table-cell>
          <table:table-cell table:formula="of:=LOG([.B182])/LOG([.A182])" office:value-type="float" office:value="0.637213493255521" calcext:value-type="float">
            <text:p>0.6372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.547132" calcext:value-type="float">
            <text:p>27.547132</text:p>
          </table:table-cell>
          <table:table-cell table:formula="of:=LOG([.B183])/LOG([.A183])" office:value-type="float" office:value="0.637181815461731" calcext:value-type="float">
            <text:p>0.637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.651363" calcext:value-type="float">
            <text:p>27.651363</text:p>
          </table:table-cell>
          <table:table-cell table:formula="of:=LOG([.B184])/LOG([.A184])" office:value-type="float" office:value="0.637236557332745" calcext:value-type="float">
            <text:p>0.637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.743563" calcext:value-type="float">
            <text:p>27.743563</text:p>
          </table:table-cell>
          <table:table-cell table:formula="of:=LOG([.B185])/LOG([.A185])" office:value-type="float" office:value="0.637208971265306" calcext:value-type="float">
            <text:p>0.6372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.845615" calcext:value-type="float">
            <text:p>27.845615</text:p>
          </table:table-cell>
          <table:table-cell table:formula="of:=LOG([.B186])/LOG([.A186])" office:value-type="float" office:value="0.637250719073036" calcext:value-type="float">
            <text:p>0.6372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.942894" calcext:value-type="float">
            <text:p>27.942894</text:p>
          </table:table-cell>
          <table:table-cell table:formula="of:=LOG([.B187])/LOG([.A187])" office:value-type="float" office:value="0.637260689331628" calcext:value-type="float">
            <text:p>0.6372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.040276" calcext:value-type="float">
            <text:p>28.040276</text:p>
          </table:table-cell>
          <table:table-cell table:formula="of:=LOG([.B188])/LOG([.A188])" office:value-type="float" office:value="0.637272545719715" calcext:value-type="float">
            <text:p>0.6372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.135317" calcext:value-type="float">
            <text:p>28.135317</text:p>
          </table:table-cell>
          <table:table-cell table:formula="of:=LOG([.B189])/LOG([.A189])" office:value-type="float" office:value="0.637269665855966" calcext:value-type="float">
            <text:p>0.63727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.232935" calcext:value-type="float">
            <text:p>28.232935</text:p>
          </table:table-cell>
          <table:table-cell table:formula="of:=LOG([.B190])/LOG([.A190])" office:value-type="float" office:value="0.63728546888555" calcext:value-type="float">
            <text:p>0.6372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.32618" calcext:value-type="float">
            <text:p>28.32618</text:p>
          </table:table-cell>
          <table:table-cell table:formula="of:=LOG([.B191])/LOG([.A191])" office:value-type="float" office:value="0.637272941646919" calcext:value-type="float">
            <text:p>0.6372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.418339" calcext:value-type="float">
            <text:p>28.418339</text:p>
          </table:table-cell>
          <table:table-cell table:formula="of:=LOG([.B192])/LOG([.A192])" office:value-type="float" office:value="0.637254461721459" calcext:value-type="float">
            <text:p>0.6372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.510979" calcext:value-type="float">
            <text:p>28.510979</text:p>
          </table:table-cell>
          <table:table-cell table:formula="of:=LOG([.B193])/LOG([.A193])" office:value-type="float" office:value="0.637240549747039" calcext:value-type="float">
            <text:p>0.6372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.608809" calcext:value-type="float">
            <text:p>28.608809</text:p>
          </table:table-cell>
          <table:table-cell table:formula="of:=LOG([.B194])/LOG([.A194])" office:value-type="float" office:value="0.63726241846136" calcext:value-type="float">
            <text:p>0.6372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.70249" calcext:value-type="float">
            <text:p>28.70249</text:p>
          </table:table-cell>
          <table:table-cell table:formula="of:=LOG([.B195])/LOG([.A195])" office:value-type="float" office:value="0.637257833681111" calcext:value-type="float">
            <text:p>0.6372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.791815" calcext:value-type="float">
            <text:p>28.791815</text:p>
          </table:table-cell>
          <table:table-cell table:formula="of:=LOG([.B196])/LOG([.A196])" office:value-type="float" office:value="0.637225758895258" calcext:value-type="float">
            <text:p>0.6372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.891296" calcext:value-type="float">
            <text:p>28.891296</text:p>
          </table:table-cell>
          <table:table-cell table:formula="of:=LOG([.B197])/LOG([.A197])" office:value-type="float" office:value="0.63726170999389" calcext:value-type="float">
            <text:p>0.6372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.9842" calcext:value-type="float">
            <text:p>28.9842</text:p>
          </table:table-cell>
          <table:table-cell table:formula="of:=LOG([.B198])/LOG([.A198])" office:value-type="float" office:value="0.637255541673387" calcext:value-type="float">
            <text:p>0.6372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.078329" calcext:value-type="float">
            <text:p>29.078329</text:p>
          </table:table-cell>
          <table:table-cell table:formula="of:=LOG([.B199])/LOG([.A199])" office:value-type="float" office:value="0.637258513853524" calcext:value-type="float">
            <text:p>0.6372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.172564" calcext:value-type="float">
            <text:p>29.172564</text:p>
          </table:table-cell>
          <table:table-cell table:formula="of:=LOG([.B200])/LOG([.A200])" office:value-type="float" office:value="0.637263258066426" calcext:value-type="float">
            <text:p>0.6372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264191" calcext:value-type="float">
            <text:p>29.264191</text:p>
          </table:table-cell>
          <table:table-cell table:formula="of:=LOG([.B201])/LOG([.A201])" office:value-type="float" office:value="0.637252241576759" calcext:value-type="float">
            <text:p>0.6372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362558" calcext:value-type="float">
            <text:p>29.362558</text:p>
          </table:table-cell>
          <table:table-cell table:formula="of:=LOG([.B202])/LOG([.A202])" office:value-type="float" office:value="0.637285689562331" calcext:value-type="float">
            <text:p>0.6372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.455944" calcext:value-type="float">
            <text:p>29.455944</text:p>
          </table:table-cell>
          <table:table-cell table:formula="of:=LOG([.B203])/LOG([.A203])" office:value-type="float" office:value="0.637288078934755" calcext:value-type="float">
            <text:p>0.6372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.545134" calcext:value-type="float">
            <text:p>29.545134</text:p>
          </table:table-cell>
          <table:table-cell table:formula="of:=LOG([.B204])/LOG([.A204])" office:value-type="float" office:value="0.637264783936041" calcext:value-type="float">
            <text:p>0.6372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.638393" calcext:value-type="float">
            <text:p>29.638393</text:p>
          </table:table-cell>
          <table:table-cell table:formula="of:=LOG([.B205])/LOG([.A205])" office:value-type="float" office:value="0.637268543321138" calcext:value-type="float">
            <text:p>0.6372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.729279" calcext:value-type="float">
            <text:p>29.729279</text:p>
          </table:table-cell>
          <table:table-cell table:formula="of:=LOG([.B206])/LOG([.A206])" office:value-type="float" office:value="0.63725831783379" calcext:value-type="float">
            <text:p>0.6372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.825523" calcext:value-type="float">
            <text:p>29.825523</text:p>
          </table:table-cell>
          <table:table-cell table:formula="of:=LOG([.B207])/LOG([.A207])" office:value-type="float" office:value="0.637282923980962" calcext:value-type="float">
            <text:p>0.6372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9.916582" calcext:value-type="float">
            <text:p>29.916582</text:p>
          </table:table-cell>
          <table:table-cell table:formula="of:=LOG([.B208])/LOG([.A208])" office:value-type="float" office:value="0.637275851279562" calcext:value-type="float">
            <text:p>0.6372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.010286" calcext:value-type="float">
            <text:p>30.010286</text:p>
          </table:table-cell>
          <table:table-cell table:formula="of:=LOG([.B209])/LOG([.A209])" office:value-type="float" office:value="0.637286355389117" calcext:value-type="float">
            <text:p>0.6372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.104296" calcext:value-type="float">
            <text:p>30.104296</text:p>
          </table:table-cell>
          <table:table-cell table:formula="of:=LOG([.B210])/LOG([.A210])" office:value-type="float" office:value="0.637299675618576" calcext:value-type="float">
            <text:p>0.637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.196905" calcext:value-type="float">
            <text:p>30.196905</text:p>
          </table:table-cell>
          <table:table-cell table:formula="of:=LOG([.B211])/LOG([.A211])" office:value-type="float" office:value="0.63730520026181" calcext:value-type="float">
            <text:p>0.6373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.288139" calcext:value-type="float">
            <text:p>30.288139</text:p>
          </table:table-cell>
          <table:table-cell table:formula="of:=LOG([.B212])/LOG([.A212])" office:value-type="float" office:value="0.637303175582759" calcext:value-type="float">
            <text:p>0.6373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.382416" calcext:value-type="float">
            <text:p>30.382416</text:p>
          </table:table-cell>
          <table:table-cell table:formula="of:=LOG([.B213])/LOG([.A213])" office:value-type="float" office:value="0.637320831767726" calcext:value-type="float">
            <text:p>0.6373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.475309" calcext:value-type="float">
            <text:p>30.475309</text:p>
          </table:table-cell>
          <table:table-cell table:formula="of:=LOG([.B214])/LOG([.A214])" office:value-type="float" office:value="0.637330835396165" calcext:value-type="float">
            <text:p>0.6373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.562557" calcext:value-type="float">
            <text:p>30.562557</text:p>
          </table:table-cell>
          <table:table-cell table:formula="of:=LOG([.B215])/LOG([.A215])" office:value-type="float" office:value="0.637307289986107" calcext:value-type="float">
            <text:p>0.6373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.651909" calcext:value-type="float">
            <text:p>30.651909</text:p>
          </table:table-cell>
          <table:table-cell table:formula="of:=LOG([.B216])/LOG([.A216])" office:value-type="float" office:value="0.637297640683823" calcext:value-type="float">
            <text:p>0.63729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.743382" calcext:value-type="float">
            <text:p>30.743382</text:p>
          </table:table-cell>
          <table:table-cell table:formula="of:=LOG([.B217])/LOG([.A217])" office:value-type="float" office:value="0.637301827321196" calcext:value-type="float">
            <text:p>0.6373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826778" calcext:value-type="float">
            <text:p>30.826778</text:p>
          </table:table-cell>
          <table:table-cell table:formula="of:=LOG([.B218])/LOG([.A218])" office:value-type="float" office:value="0.637258204486921" calcext:value-type="float">
            <text:p>0.6372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.91432" calcext:value-type="float">
            <text:p>30.91432</text:p>
          </table:table-cell>
          <table:table-cell table:formula="of:=LOG([.B219])/LOG([.A219])" office:value-type="float" office:value="0.637240719317584" calcext:value-type="float">
            <text:p>0.6372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.002909" calcext:value-type="float">
            <text:p>31.002909</text:p>
          </table:table-cell>
          <table:table-cell table:formula="of:=LOG([.B220])/LOG([.A220])" office:value-type="float" office:value="0.637230530778105" calcext:value-type="float">
            <text:p>0.6372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.09993" calcext:value-type="float">
            <text:p>31.09993</text:p>
          </table:table-cell>
          <table:table-cell table:formula="of:=LOG([.B221])/LOG([.A221])" office:value-type="float" office:value="0.637271583704984" calcext:value-type="float">
            <text:p>0.6372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.187725" calcext:value-type="float">
            <text:p>31.187725</text:p>
          </table:table-cell>
          <table:table-cell table:formula="of:=LOG([.B222])/LOG([.A222])" office:value-type="float" office:value="0.637258411449394" calcext:value-type="float">
            <text:p>0.6372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.278193" calcext:value-type="float">
            <text:p>31.278193</text:p>
          </table:table-cell>
          <table:table-cell table:formula="of:=LOG([.B223])/LOG([.A223])" office:value-type="float" office:value="0.637262028085992" calcext:value-type="float">
            <text:p>0.63726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1.366156" calcext:value-type="float">
            <text:p>31.366156</text:p>
          </table:table-cell>
          <table:table-cell table:formula="of:=LOG([.B224])/LOG([.A224])" office:value-type="float" office:value="0.637251713626924" calcext:value-type="float">
            <text:p>0.6372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1.455704" calcext:value-type="float">
            <text:p>31.455704</text:p>
          </table:table-cell>
          <table:table-cell table:formula="of:=LOG([.B225])/LOG([.A225])" office:value-type="float" office:value="0.637251642274142" calcext:value-type="float">
            <text:p>0.6372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1.543797" calcext:value-type="float">
            <text:p>31.543797</text:p>
          </table:table-cell>
          <table:table-cell table:formula="of:=LOG([.B226])/LOG([.A226])" office:value-type="float" office:value="0.637243903324729" calcext:value-type="float">
            <text:p>0.6372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1.631964" calcext:value-type="float">
            <text:p>31.631964</text:p>
          </table:table-cell>
          <table:table-cell table:formula="of:=LOG([.B227])/LOG([.A227])" office:value-type="float" office:value="0.637237492019391" calcext:value-type="float">
            <text:p>0.6372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1.715925" calcext:value-type="float">
            <text:p>31.715925</text:p>
          </table:table-cell>
          <table:table-cell table:formula="of:=LOG([.B228])/LOG([.A228])" office:value-type="float" office:value="0.637207515190192" calcext:value-type="float">
            <text:p>0.6372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.805571" calcext:value-type="float">
            <text:p>31.805571</text:p>
          </table:table-cell>
          <table:table-cell table:formula="of:=LOG([.B229])/LOG([.A229])" office:value-type="float" office:value="0.637211498319711" calcext:value-type="float">
            <text:p>0.6372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1.891047" calcext:value-type="float">
            <text:p>31.891047</text:p>
          </table:table-cell>
          <table:table-cell table:formula="of:=LOG([.B230])/LOG([.A230])" office:value-type="float" office:value="0.637192206341609" calcext:value-type="float">
            <text:p>0.6371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.97809" calcext:value-type="float">
            <text:p>31.97809</text:p>
          </table:table-cell>
          <table:table-cell table:formula="of:=LOG([.B231])/LOG([.A231])" office:value-type="float" office:value="0.63718286989829" calcext:value-type="float">
            <text:p>0.6371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.066677" calcext:value-type="float">
            <text:p>32.066677</text:p>
          </table:table-cell>
          <table:table-cell table:formula="of:=LOG([.B232])/LOG([.A232])" office:value-type="float" office:value="0.63718324753804" calcext:value-type="float">
            <text:p>0.6371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2.14679" calcext:value-type="float">
            <text:p>32.14679</text:p>
          </table:table-cell>
          <table:table-cell table:formula="of:=LOG([.B233])/LOG([.A233])" office:value-type="float" office:value="0.637136025553985" calcext:value-type="float">
            <text:p>0.6371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2.235527" calcext:value-type="float">
            <text:p>32.235527</text:p>
          </table:table-cell>
          <table:table-cell table:formula="of:=LOG([.B234])/LOG([.A234])" office:value-type="float" office:value="0.637138995973586" calcext:value-type="float">
            <text:p>0.6371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.322304" calcext:value-type="float">
            <text:p>32.322304</text:p>
          </table:table-cell>
          <table:table-cell table:formula="of:=LOG([.B235])/LOG([.A235])" office:value-type="float" office:value="0.637131608706942" calcext:value-type="float">
            <text:p>0.6371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.40464" calcext:value-type="float">
            <text:p>32.40464</text:p>
          </table:table-cell>
          <table:table-cell table:formula="of:=LOG([.B236])/LOG([.A236])" office:value-type="float" office:value="0.637099943468241" calcext:value-type="float">
            <text:p>0.637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2.492256" calcext:value-type="float">
            <text:p>32.492256</text:p>
          </table:table-cell>
          <table:table-cell table:formula="of:=LOG([.B237])/LOG([.A237])" office:value-type="float" office:value="0.637099000891343" calcext:value-type="float">
            <text:p>0.6370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2.576393" calcext:value-type="float">
            <text:p>32.576393</text:p>
          </table:table-cell>
          <table:table-cell table:formula="of:=LOG([.B238])/LOG([.A238])" office:value-type="float" office:value="0.637079292296954" calcext:value-type="float">
            <text:p>0.6370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2.658947" calcext:value-type="float">
            <text:p>32.658947</text:p>
          </table:table-cell>
          <table:table-cell table:formula="of:=LOG([.B239])/LOG([.A239])" office:value-type="float" office:value="0.637051610498994" calcext:value-type="float">
            <text:p>0.6370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2.746849" calcext:value-type="float">
            <text:p>32.746849</text:p>
          </table:table-cell>
          <table:table-cell table:formula="of:=LOG([.B240])/LOG([.A240])" office:value-type="float" office:value="0.637054681479891" calcext:value-type="float">
            <text:p>0.637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.831867" calcext:value-type="float">
            <text:p>32.831867</text:p>
          </table:table-cell>
          <table:table-cell table:formula="of:=LOG([.B241])/LOG([.A241])" office:value-type="float" office:value="0.637042441118376" calcext:value-type="float">
            <text:p>0.6370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.916283" calcext:value-type="float">
            <text:p>32.916283</text:p>
          </table:table-cell>
          <table:table-cell table:formula="of:=LOG([.B242])/LOG([.A242])" office:value-type="float" office:value="0.637027678821529" calcext:value-type="float">
            <text:p>0.6370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2.999126" calcext:value-type="float">
            <text:p>32.999126</text:p>
          </table:table-cell>
          <table:table-cell table:formula="of:=LOG([.B243])/LOG([.A243])" office:value-type="float" office:value="0.637005054658449" calcext:value-type="float">
            <text:p>0.6370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3.085075" calcext:value-type="float">
            <text:p>33.085075</text:p>
          </table:table-cell>
          <table:table-cell table:formula="of:=LOG([.B244])/LOG([.A244])" office:value-type="float" office:value="0.637000388661562" calcext:value-type="float">
            <text:p>0.6370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3.170403" calcext:value-type="float">
            <text:p>33.170403</text:p>
          </table:table-cell>
          <table:table-cell table:formula="of:=LOG([.B245])/LOG([.A245])" office:value-type="float" office:value="0.636993058772746" calcext:value-type="float">
            <text:p>0.6369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.255081" calcext:value-type="float">
            <text:p>33.255081</text:p>
          </table:table-cell>
          <table:table-cell table:formula="of:=LOG([.B246])/LOG([.A246])" office:value-type="float" office:value="0.636982928876263" calcext:value-type="float">
            <text:p>0.63698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3.340553" calcext:value-type="float">
            <text:p>33.340553</text:p>
          </table:table-cell>
          <table:table-cell table:formula="of:=LOG([.B247])/LOG([.A247])" office:value-type="float" office:value="0.636977889701943" calcext:value-type="float">
            <text:p>0.63697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.424507" calcext:value-type="float">
            <text:p>33.424507</text:p>
          </table:table-cell>
          <table:table-cell table:formula="of:=LOG([.B248])/LOG([.A248])" office:value-type="float" office:value="0.636965332450689" calcext:value-type="float">
            <text:p>0.6369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3.510143" calcext:value-type="float">
            <text:p>33.510143</text:p>
          </table:table-cell>
          <table:table-cell table:formula="of:=LOG([.B249])/LOG([.A249])" office:value-type="float" office:value="0.636962647166838" calcext:value-type="float">
            <text:p>0.6369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3.595085" calcext:value-type="float">
            <text:p>33.595085</text:p>
          </table:table-cell>
          <table:table-cell table:formula="of:=LOG([.B250])/LOG([.A250])" office:value-type="float" office:value="0.636956915166264" calcext:value-type="float">
            <text:p>0.6369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.676128" calcext:value-type="float">
            <text:p>33.676128</text:p>
          </table:table-cell>
          <table:table-cell table:formula="of:=LOG([.B251])/LOG([.A251])" office:value-type="float" office:value="0.636930926562869" calcext:value-type="float">
            <text:p>0.6369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3.761978" calcext:value-type="float">
            <text:p>33.761978</text:p>
          </table:table-cell>
          <table:table-cell table:formula="of:=LOG([.B252])/LOG([.A252])" office:value-type="float" office:value="0.636931541509394" calcext:value-type="float">
            <text:p>0.6369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.845528" calcext:value-type="float">
            <text:p>33.845528</text:p>
          </table:table-cell>
          <table:table-cell table:formula="of:=LOG([.B253])/LOG([.A253])" office:value-type="float" office:value="0.636920525181334" calcext:value-type="float">
            <text:p>0.6369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.929142" calcext:value-type="float">
            <text:p>33.929142</text:p>
          </table:table-cell>
          <table:table-cell table:formula="of:=LOG([.B254])/LOG([.A254])" office:value-type="float" office:value="0.636910576835346" calcext:value-type="float">
            <text:p>0.6369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4.008034" calcext:value-type="float">
            <text:p>34.008034</text:p>
          </table:table-cell>
          <table:table-cell table:formula="of:=LOG([.B255])/LOG([.A255])" office:value-type="float" office:value="0.636876269476066" calcext:value-type="float">
            <text:p>0.6368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.101364" calcext:value-type="float">
            <text:p>34.101364</text:p>
          </table:table-cell>
          <table:table-cell table:formula="of:=LOG([.B256])/LOG([.A256])" office:value-type="float" office:value="0.636919243188349" calcext:value-type="float">
            <text:p>0.6369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.185184" calcext:value-type="float">
            <text:p>34.185184</text:p>
          </table:table-cell>
          <table:table-cell table:formula="of:=LOG([.B257])/LOG([.A257])" office:value-type="float" office:value="0.636912410683089" calcext:value-type="float">
            <text:p>0.6369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.711491" calcext:value-type="float">
            <text:p>53.711491</text:p>
          </table:table-cell>
          <table:table-cell table:formula="of:=LOG([.B259])/LOG([.A259])" office:value-type="float" office:value="0.638573207257624" calcext:value-type="float">
            <text:p>0.6385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.530495" calcext:value-type="float">
            <text:p>84.530495</text:p>
          </table:table-cell>
          <table:table-cell table:formula="of:=LOG([.B261])/LOG([.A261])" office:value-type="float" office:value="0.640139999306987" calcext:value-type="float">
            <text:p>0.640140</text:p>
          </table:table-cell>
        </table:table-row>
      </table:table>
      <table:table table:name="Managem_spec" table:style-name="ta1">
        <table:shapes>
          <draw:frame draw:z-index="0" draw:style-name="gr1" draw:text-style-name="P1" svg:width="10.6067in" svg:height="5.0118in" svg:x="3.3976in" svg:y="0.1752in">
            <draw:object draw:notify-on-update-of-ranges="Managem_spec.A2:Managem_spec.A129 Managem_spec.C1:Managem_spec.C1 Managem_spec.C2:Managem_spec.C1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4"/>
        <table:table-column table:style-name="co3" table:default-cell-style-name="ce7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6864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9702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"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"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"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9"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"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9"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9"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9"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9"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"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9"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9"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"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"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"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"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"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"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"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"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9"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9"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9"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9"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9"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9"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9"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9"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"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"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"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"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"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"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"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"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"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"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9"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9"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9"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9"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9"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9"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9"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9"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9"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9"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9"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9"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"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"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"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"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"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"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"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"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"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"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"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</table:table-row>
      </table:table>
      <table:table table:name="Killgem_comb" table:style-name="ta1">
        <table:shapes>
          <draw:frame draw:z-index="0" draw:style-name="gr1" draw:text-style-name="P1" svg:width="10.9862in" svg:height="5.2181in" svg:x="3.0732in" svg:y="0.1047in">
            <draw:object draw:notify-on-update-of-ranges="Killgem_comb.A1:Killgem_comb.A1 Killgem_comb.A2:Killgem_comb.A257 Killgem_comb.C1:Killgem_comb.C1 Killgem_comb.C2:Killgem_comb.C25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90533" calcext:value-type="float">
            <text:p>2.5905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13161" calcext:value-type="float">
            <text:p>4.5131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37698" calcext:value-type="float">
            <text:p>6.7376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4563" calcext:value-type="float">
            <text:p>9.54563</text:p>
          </table:table-cell>
          <table:table-cell table:formula="of:=LOG([.B6])/LOG([.A6])" office:value-type="float" office:value="1.40178346782606" calcext:value-type="float">
            <text:p>1.401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09872" calcext:value-type="float">
            <text:p>12.509872</text:p>
          </table:table-cell>
          <table:table-cell table:formula="of:=LOG([.B7])/LOG([.A7])" office:value-type="float" office:value="1.4100765956607" calcext:value-type="float">
            <text:p>1.410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471592" calcext:value-type="float">
            <text:p>15.471592</text:p>
          </table:table-cell>
          <table:table-cell table:formula="of:=LOG([.B8])/LOG([.A8])" office:value-type="float" office:value="1.40757042121178" calcext:value-type="float">
            <text:p>1.407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376972" calcext:value-type="float">
            <text:p>18.376972</text:p>
          </table:table-cell>
          <table:table-cell table:formula="of:=LOG([.B9])/LOG([.A9])" office:value-type="float" office:value="1.39994238872268" calcext:value-type="float">
            <text:p>1.399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711592" calcext:value-type="float">
            <text:p>21.711592</text:p>
          </table:table-cell>
          <table:table-cell table:formula="of:=LOG([.B10])/LOG([.A10])" office:value-type="float" office:value="1.40078822311173" calcext:value-type="float">
            <text:p>1.400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921648" calcext:value-type="float">
            <text:p>25.921648</text:p>
          </table:table-cell>
          <table:table-cell table:formula="of:=LOG([.B11])/LOG([.A11])" office:value-type="float" office:value="1.41366260887118" calcext:value-type="float">
            <text:p>1.413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910547" calcext:value-type="float">
            <text:p>29.910547</text:p>
          </table:table-cell>
          <table:table-cell table:formula="of:=LOG([.B12])/LOG([.A12])" office:value-type="float" office:value="1.41716412689984" calcext:value-type="float">
            <text:p>1.417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626892" calcext:value-type="float">
            <text:p>33.626892</text:p>
          </table:table-cell>
          <table:table-cell table:formula="of:=LOG([.B13])/LOG([.A13])" office:value-type="float" office:value="1.4146712933047" calcext:value-type="float">
            <text:p>1.414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624321" calcext:value-type="float">
            <text:p>37.624321</text:p>
          </table:table-cell>
          <table:table-cell table:formula="of:=LOG([.B14])/LOG([.A14])" office:value-type="float" office:value="1.4143166865426" calcext:value-type="float">
            <text:p>1.4143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925976" calcext:value-type="float">
            <text:p>41.925976</text:p>
          </table:table-cell>
          <table:table-cell table:formula="of:=LOG([.B15])/LOG([.A15])" office:value-type="float" office:value="1.41562123155886" calcext:value-type="float">
            <text:p>1.415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.255714" calcext:value-type="float">
            <text:p>46.255714</text:p>
          </table:table-cell>
          <table:table-cell table:formula="of:=LOG([.B16])/LOG([.A16])" office:value-type="float" office:value="1.41584709201943" calcext:value-type="float">
            <text:p>1.415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43124" calcext:value-type="float">
            <text:p>50.43124</text:p>
          </table:table-cell>
          <table:table-cell table:formula="of:=LOG([.B17])/LOG([.A17])" office:value-type="float" office:value="1.41406144837728" calcext:value-type="float">
            <text:p>1.414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829659" calcext:value-type="float">
            <text:p>54.829659</text:p>
          </table:table-cell>
          <table:table-cell table:formula="of:=LOG([.B18])/LOG([.A18])" office:value-type="float" office:value="1.41331794817853" calcext:value-type="float">
            <text:p>1.413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.467823" calcext:value-type="float">
            <text:p>59.467823</text:p>
          </table:table-cell>
          <table:table-cell table:formula="of:=LOG([.B19])/LOG([.A19])" office:value-type="float" office:value="1.41346363670869" calcext:value-type="float">
            <text:p>1.4134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.056572" calcext:value-type="float">
            <text:p>64.056572</text:p>
          </table:table-cell>
          <table:table-cell table:formula="of:=LOG([.B20])/LOG([.A20])" office:value-type="float" office:value="1.41275355334231" calcext:value-type="float">
            <text:p>1.4127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976768" calcext:value-type="float">
            <text:p>68.976768</text:p>
          </table:table-cell>
          <table:table-cell table:formula="of:=LOG([.B21])/LOG([.A21])" office:value-type="float" office:value="1.41326706315703" calcext:value-type="float">
            <text:p>1.4132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341675" calcext:value-type="float">
            <text:p>74.341675</text:p>
          </table:table-cell>
          <table:table-cell table:formula="of:=LOG([.B22])/LOG([.A22])" office:value-type="float" office:value="1.41522087104362" calcext:value-type="float">
            <text:p>1.4152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.972893" calcext:value-type="float">
            <text:p>79.972893</text:p>
          </table:table-cell>
          <table:table-cell table:formula="of:=LOG([.B23])/LOG([.A23])" office:value-type="float" office:value="1.41754369468298" calcext:value-type="float">
            <text:p>1.4175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.877632" calcext:value-type="float">
            <text:p>85.877632</text:p>
          </table:table-cell>
          <table:table-cell table:formula="of:=LOG([.B24])/LOG([.A24])" office:value-type="float" office:value="1.42016635739598" calcext:value-type="float">
            <text:p>1.4201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683556" calcext:value-type="float">
            <text:p>91.683556</text:p>
          </table:table-cell>
          <table:table-cell table:formula="of:=LOG([.B25])/LOG([.A25])" office:value-type="float" office:value="1.42173269569983" calcext:value-type="float">
            <text:p>1.4217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.254509" calcext:value-type="float">
            <text:p>97.254509</text:p>
          </table:table-cell>
          <table:table-cell table:formula="of:=LOG([.B26])/LOG([.A26])" office:value-type="float" office:value="1.4220279363059" calcext:value-type="float">
            <text:p>1.4220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.952339" calcext:value-type="float">
            <text:p>102.952339</text:p>
          </table:table-cell>
          <table:table-cell table:formula="of:=LOG([.B27])/LOG([.A27])" office:value-type="float" office:value="1.42238454229376" calcext:value-type="float">
            <text:p>1.422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8.865463" calcext:value-type="float">
            <text:p>108.865463</text:p>
          </table:table-cell>
          <table:table-cell table:formula="of:=LOG([.B28])/LOG([.A28])" office:value-type="float" office:value="1.42304156005" calcext:value-type="float">
            <text:p>1.423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4.998337" calcext:value-type="float">
            <text:p>114.998337</text:p>
          </table:table-cell>
          <table:table-cell table:formula="of:=LOG([.B29])/LOG([.A29])" office:value-type="float" office:value="1.42395751908386" calcext:value-type="float">
            <text:p>1.4239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.961189" calcext:value-type="float">
            <text:p>120.961189</text:p>
          </table:table-cell>
          <table:table-cell table:formula="of:=LOG([.B30])/LOG([.A30])" office:value-type="float" office:value="1.42413081125039" calcext:value-type="float">
            <text:p>1.424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.123756" calcext:value-type="float">
            <text:p>127.123756</text:p>
          </table:table-cell>
          <table:table-cell table:formula="of:=LOG([.B31])/LOG([.A31])" office:value-type="float" office:value="1.42454568935043" calcext:value-type="float">
            <text:p>1.4245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.012619" calcext:value-type="float">
            <text:p>133.012619</text:p>
          </table:table-cell>
          <table:table-cell table:formula="of:=LOG([.B32])/LOG([.A32])" office:value-type="float" office:value="1.42412994347585" calcext:value-type="float">
            <text:p>1.4241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8.956955" calcext:value-type="float">
            <text:p>138.956955</text:p>
          </table:table-cell>
          <table:table-cell table:formula="of:=LOG([.B33])/LOG([.A33])" office:value-type="float" office:value="1.42369884702586" calcext:value-type="float">
            <text:p>1.4236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.073776" calcext:value-type="float">
            <text:p>145.073776</text:p>
          </table:table-cell>
          <table:table-cell table:formula="of:=LOG([.B34])/LOG([.A34])" office:value-type="float" office:value="1.42348967520557" calcext:value-type="float">
            <text:p>1.4234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.365768" calcext:value-type="float">
            <text:p>151.365768</text:p>
          </table:table-cell>
          <table:table-cell table:formula="of:=LOG([.B35])/LOG([.A35])" office:value-type="float" office:value="1.42347873320363" calcext:value-type="float">
            <text:p>1.423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.430023" calcext:value-type="float">
            <text:p>157.430023</text:p>
          </table:table-cell>
          <table:table-cell table:formula="of:=LOG([.B36])/LOG([.A36])" office:value-type="float" office:value="1.42292146187338" calcext:value-type="float">
            <text:p>1.4229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.652039" calcext:value-type="float">
            <text:p>163.652039</text:p>
          </table:table-cell>
          <table:table-cell table:formula="of:=LOG([.B37])/LOG([.A37])" office:value-type="float" office:value="1.4225521192817" calcext:value-type="float">
            <text:p>1.422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9.58728" calcext:value-type="float">
            <text:p>169.58728</text:p>
          </table:table-cell>
          <table:table-cell table:formula="of:=LOG([.B38])/LOG([.A38])" office:value-type="float" office:value="1.42162404262081" calcext:value-type="float">
            <text:p>1.4216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.117035" calcext:value-type="float">
            <text:p>176.117035</text:p>
          </table:table-cell>
          <table:table-cell table:formula="of:=LOG([.B39])/LOG([.A39])" office:value-type="float" office:value="1.42158797580822" calcext:value-type="float">
            <text:p>1.4215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2.324448" calcext:value-type="float">
            <text:p>182.324448</text:p>
          </table:table-cell>
          <table:table-cell table:formula="of:=LOG([.B40])/LOG([.A40])" office:value-type="float" office:value="1.42096360977157" calcext:value-type="float">
            <text:p>1.4209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8.699127" calcext:value-type="float">
            <text:p>188.699127</text:p>
          </table:table-cell>
          <table:table-cell table:formula="of:=LOG([.B41])/LOG([.A41])" office:value-type="float" office:value="1.42052726069125" calcext:value-type="float">
            <text:p>1.4205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5.187912" calcext:value-type="float">
            <text:p>195.187912</text:p>
          </table:table-cell>
          <table:table-cell table:formula="of:=LOG([.B42])/LOG([.A42])" office:value-type="float" office:value="1.4201859156358" calcext:value-type="float">
            <text:p>1.4201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.67952" calcext:value-type="float">
            <text:p>201.67952</text:p>
          </table:table-cell>
          <table:table-cell table:formula="of:=LOG([.B43])/LOG([.A43])" office:value-type="float" office:value="1.41978303189519" calcext:value-type="float">
            <text:p>1.4197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9.176758" calcext:value-type="float">
            <text:p>209.176758</text:p>
          </table:table-cell>
          <table:table-cell table:formula="of:=LOG([.B44])/LOG([.A44])" office:value-type="float" office:value="1.42060498304731" calcext:value-type="float">
            <text:p>1.4206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7.144119" calcext:value-type="float">
            <text:p>217.144119</text:p>
          </table:table-cell>
          <table:table-cell table:formula="of:=LOG([.B45])/LOG([.A45])" office:value-type="float" office:value="1.42185297156505" calcext:value-type="float">
            <text:p>1.4218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.313553" calcext:value-type="float">
            <text:p>225.313553</text:p>
          </table:table-cell>
          <table:table-cell table:formula="of:=LOG([.B46])/LOG([.A46])" office:value-type="float" office:value="1.42316084379318" calcext:value-type="float">
            <text:p>1.4231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3.688004" calcext:value-type="float">
            <text:p>233.688004</text:p>
          </table:table-cell>
          <table:table-cell table:formula="of:=LOG([.B47])/LOG([.A47])" office:value-type="float" office:value="1.42452278619324" calcext:value-type="float">
            <text:p>1.4245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1.722214" calcext:value-type="float">
            <text:p>241.722214</text:p>
          </table:table-cell>
          <table:table-cell table:formula="of:=LOG([.B48])/LOG([.A48])" office:value-type="float" office:value="1.42534514478664" calcext:value-type="float">
            <text:p>1.425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9.940353" calcext:value-type="float">
            <text:p>249.940353</text:p>
          </table:table-cell>
          <table:table-cell table:formula="of:=LOG([.B49])/LOG([.A49])" office:value-type="float" office:value="1.42622981494333" calcext:value-type="float">
            <text:p>1.4262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7.821594" calcext:value-type="float">
            <text:p>257.821594</text:p>
          </table:table-cell>
          <table:table-cell table:formula="of:=LOG([.B50])/LOG([.A50])" office:value-type="float" office:value="1.42665062215214" calcext:value-type="float">
            <text:p>1.426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5.60791" calcext:value-type="float">
            <text:p>265.60791</text:p>
          </table:table-cell>
          <table:table-cell table:formula="of:=LOG([.B51])/LOG([.A51])" office:value-type="float" office:value="1.42688864330296" calcext:value-type="float">
            <text:p>1.4268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3.550507" calcext:value-type="float">
            <text:p>273.550507</text:p>
          </table:table-cell>
          <table:table-cell table:formula="of:=LOG([.B52])/LOG([.A52])" office:value-type="float" office:value="1.42719611653502" calcext:value-type="float">
            <text:p>1.4271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1.651093" calcext:value-type="float">
            <text:p>281.651093</text:p>
          </table:table-cell>
          <table:table-cell table:formula="of:=LOG([.B53])/LOG([.A53])" office:value-type="float" office:value="1.42756798815268" calcext:value-type="float">
            <text:p>1.4275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9.911469" calcext:value-type="float">
            <text:p>289.911469</text:p>
          </table:table-cell>
          <table:table-cell table:formula="of:=LOG([.B54])/LOG([.A54])" office:value-type="float" office:value="1.42799968377905" calcext:value-type="float">
            <text:p>1.428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7.791168" calcext:value-type="float">
            <text:p>297.791168</text:p>
          </table:table-cell>
          <table:table-cell table:formula="of:=LOG([.B55])/LOG([.A55])" office:value-type="float" office:value="1.42803089604437" calcext:value-type="float">
            <text:p>1.4280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5.813446" calcext:value-type="float">
            <text:p>305.813446</text:p>
          </table:table-cell>
          <table:table-cell table:formula="of:=LOG([.B56])/LOG([.A56])" office:value-type="float" office:value="1.42812563815087" calcext:value-type="float">
            <text:p>1.4281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3.334259" calcext:value-type="float">
            <text:p>313.334259</text:p>
          </table:table-cell>
          <table:table-cell table:formula="of:=LOG([.B57])/LOG([.A57])" office:value-type="float" office:value="1.42776854854073" calcext:value-type="float">
            <text:p>1.4277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1.794342" calcext:value-type="float">
            <text:p>321.794342</text:p>
          </table:table-cell>
          <table:table-cell table:formula="of:=LOG([.B58])/LOG([.A58])" office:value-type="float" office:value="1.42810770122807" calcext:value-type="float">
            <text:p>1.4281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9.472565" calcext:value-type="float">
            <text:p>329.472565</text:p>
          </table:table-cell>
          <table:table-cell table:formula="of:=LOG([.B59])/LOG([.A59])" office:value-type="float" office:value="1.42779816707165" calcext:value-type="float">
            <text:p>1.4277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7.468445" calcext:value-type="float">
            <text:p>337.468445</text:p>
          </table:table-cell>
          <table:table-cell table:formula="of:=LOG([.B60])/LOG([.A60])" office:value-type="float" office:value="1.42769308430165" calcext:value-type="float">
            <text:p>1.4276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5.479431" calcext:value-type="float">
            <text:p>345.479431</text:p>
          </table:table-cell>
          <table:table-cell table:formula="of:=LOG([.B61])/LOG([.A61])" office:value-type="float" office:value="1.42756258507336" calcext:value-type="float">
            <text:p>1.4275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3.607574" calcext:value-type="float">
            <text:p>353.607574</text:p>
          </table:table-cell>
          <table:table-cell table:formula="of:=LOG([.B62])/LOG([.A62])" office:value-type="float" office:value="1.42747939832433" calcext:value-type="float">
            <text:p>1.4274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1.853699" calcext:value-type="float">
            <text:p>361.853699</text:p>
          </table:table-cell>
          <table:table-cell table:formula="of:=LOG([.B63])/LOG([.A63])" office:value-type="float" office:value="1.42744079404708" calcext:value-type="float">
            <text:p>1.4274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0.218689" calcext:value-type="float">
            <text:p>370.218689</text:p>
          </table:table-cell>
          <table:table-cell table:formula="of:=LOG([.B64])/LOG([.A64])" office:value-type="float" office:value="1.42744425970875" calcext:value-type="float">
            <text:p>1.427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8.631744" calcext:value-type="float">
            <text:p>378.631744</text:p>
          </table:table-cell>
          <table:table-cell table:formula="of:=LOG([.B65])/LOG([.A65])" office:value-type="float" office:value="1.42744192659826" calcext:value-type="float">
            <text:p>1.4274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7.172516" calcext:value-type="float">
            <text:p>387.172516</text:p>
          </table:table-cell>
          <table:table-cell table:formula="of:=LOG([.B66])/LOG([.A66])" office:value-type="float" office:value="1.4274838404313" calcext:value-type="float">
            <text:p>1.4274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5.842102" calcext:value-type="float">
            <text:p>395.842102</text:p>
          </table:table-cell>
          <table:table-cell table:formula="of:=LOG([.B67])/LOG([.A67])" office:value-type="float" office:value="1.42756760823769" calcext:value-type="float">
            <text:p>1.4275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4.641571" calcext:value-type="float">
            <text:p>404.641571</text:p>
          </table:table-cell>
          <table:table-cell table:formula="of:=LOG([.B68])/LOG([.A68])" office:value-type="float" office:value="1.42769096549252" calcext:value-type="float">
            <text:p>1.4276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3.129456" calcext:value-type="float">
            <text:p>413.129456</text:p>
          </table:table-cell>
          <table:table-cell table:formula="of:=LOG([.B69])/LOG([.A69])" office:value-type="float" office:value="1.427598055868" calcext:value-type="float">
            <text:p>1.4275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1.726624" calcext:value-type="float">
            <text:p>421.726624</text:p>
          </table:table-cell>
          <table:table-cell table:formula="of:=LOG([.B70])/LOG([.A70])" office:value-type="float" office:value="1.42754021117014" calcext:value-type="float">
            <text:p>1.4275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0.433685" calcext:value-type="float">
            <text:p>430.433685</text:p>
          </table:table-cell>
          <table:table-cell table:formula="of:=LOG([.B71])/LOG([.A71])" office:value-type="float" office:value="1.42751560838863" calcext:value-type="float">
            <text:p>1.4275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8.991974" calcext:value-type="float">
            <text:p>438.991974</text:p>
          </table:table-cell>
          <table:table-cell table:formula="of:=LOG([.B72])/LOG([.A72])" office:value-type="float" office:value="1.42738401802555" calcext:value-type="float">
            <text:p>1.4273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7.930573" calcext:value-type="float">
            <text:p>447.930573</text:p>
          </table:table-cell>
          <table:table-cell table:formula="of:=LOG([.B73])/LOG([.A73])" office:value-type="float" office:value="1.42742923565614" calcext:value-type="float">
            <text:p>1.4274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6.72821" calcext:value-type="float">
            <text:p>456.72821</text:p>
          </table:table-cell>
          <table:table-cell table:formula="of:=LOG([.B74])/LOG([.A74])" office:value-type="float" office:value="1.42737358819037" calcext:value-type="float">
            <text:p>1.4273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5.42984" calcext:value-type="float">
            <text:p>465.42984</text:p>
          </table:table-cell>
          <table:table-cell table:formula="of:=LOG([.B75])/LOG([.A75])" office:value-type="float" office:value="1.42724638979109" calcext:value-type="float">
            <text:p>1.4272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4.683655" calcext:value-type="float">
            <text:p>474.683655</text:p>
          </table:table-cell>
          <table:table-cell table:formula="of:=LOG([.B76])/LOG([.A76])" office:value-type="float" office:value="1.42736897719999" calcext:value-type="float">
            <text:p>1.4273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3.486511" calcext:value-type="float">
            <text:p>483.486511</text:p>
          </table:table-cell>
          <table:table-cell table:formula="of:=LOG([.B77])/LOG([.A77])" office:value-type="float" office:value="1.42724636457064" calcext:value-type="float">
            <text:p>1.4272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2.08316" calcext:value-type="float">
            <text:p>492.08316</text:p>
          </table:table-cell>
          <table:table-cell table:formula="of:=LOG([.B78])/LOG([.A78])" office:value-type="float" office:value="1.42700860757117" calcext:value-type="float">
            <text:p>1.4270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.775146" calcext:value-type="float">
            <text:p>500.775146</text:p>
          </table:table-cell>
          <table:table-cell table:formula="of:=LOG([.B79])/LOG([.A79])" office:value-type="float" office:value="1.42680115592747" calcext:value-type="float">
            <text:p>1.4268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9.525818" calcext:value-type="float">
            <text:p>509.525818</text:p>
          </table:table-cell>
          <table:table-cell table:formula="of:=LOG([.B80])/LOG([.A80])" office:value-type="float" office:value="1.42660600035963" calcext:value-type="float">
            <text:p>1.4266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8.414307" calcext:value-type="float">
            <text:p>518.414307</text:p>
          </table:table-cell>
          <table:table-cell table:formula="of:=LOG([.B81])/LOG([.A81])" office:value-type="float" office:value="1.42645749653278" calcext:value-type="float">
            <text:p>1.4264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7.428894" calcext:value-type="float">
            <text:p>527.428894</text:p>
          </table:table-cell>
          <table:table-cell table:formula="of:=LOG([.B82])/LOG([.A82])" office:value-type="float" office:value="1.4263480671964" calcext:value-type="float">
            <text:p>1.4263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6.507935" calcext:value-type="float">
            <text:p>536.507935</text:p>
          </table:table-cell>
          <table:table-cell table:formula="of:=LOG([.B83])/LOG([.A83])" office:value-type="float" office:value="1.42624955201555" calcext:value-type="float">
            <text:p>1.4262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5.664917" calcext:value-type="float">
            <text:p>545.664917</text:p>
          </table:table-cell>
          <table:table-cell table:formula="of:=LOG([.B84])/LOG([.A84])" office:value-type="float" office:value="1.42616709711216" calcext:value-type="float">
            <text:p>1.4261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4.905457" calcext:value-type="float">
            <text:p>554.905457</text:p>
          </table:table-cell>
          <table:table-cell table:formula="of:=LOG([.B85])/LOG([.A85])" office:value-type="float" office:value="1.42610223765907" calcext:value-type="float">
            <text:p>1.4261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4.293884" calcext:value-type="float">
            <text:p>564.293884</text:p>
          </table:table-cell>
          <table:table-cell table:formula="of:=LOG([.B86])/LOG([.A86])" office:value-type="float" office:value="1.42607979355886" calcext:value-type="float">
            <text:p>1.4260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3.767273" calcext:value-type="float">
            <text:p>573.767273</text:p>
          </table:table-cell>
          <table:table-cell table:formula="of:=LOG([.B87])/LOG([.A87])" office:value-type="float" office:value="1.42607287754841" calcext:value-type="float">
            <text:p>1.4260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2.808472" calcext:value-type="float">
            <text:p>582.808472</text:p>
          </table:table-cell>
          <table:table-cell table:formula="of:=LOG([.B88])/LOG([.A88])" office:value-type="float" office:value="1.42588213678993" calcext:value-type="float">
            <text:p>1.4258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1.938171" calcext:value-type="float">
            <text:p>591.938171</text:p>
          </table:table-cell>
          <table:table-cell table:formula="of:=LOG([.B89])/LOG([.A89])" office:value-type="float" office:value="1.42571409144595" calcext:value-type="float">
            <text:p>1.4257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1.15686" calcext:value-type="float">
            <text:p>601.15686</text:p>
          </table:table-cell>
          <table:table-cell table:formula="of:=LOG([.B90])/LOG([.A90])" office:value-type="float" office:value="1.42556789450936" calcext:value-type="float">
            <text:p>1.4255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0.637024" calcext:value-type="float">
            <text:p>610.637024</text:p>
          </table:table-cell>
          <table:table-cell table:formula="of:=LOG([.B91])/LOG([.A91])" office:value-type="float" office:value="1.4255053399697" calcext:value-type="float">
            <text:p>1.4255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0.588806" calcext:value-type="float">
            <text:p>620.588806</text:p>
          </table:table-cell>
          <table:table-cell table:formula="of:=LOG([.B92])/LOG([.A92])" office:value-type="float" office:value="1.42559720717926" calcext:value-type="float">
            <text:p>1.4255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1.661926" calcext:value-type="float">
            <text:p>631.661926</text:p>
          </table:table-cell>
          <table:table-cell table:formula="of:=LOG([.B93])/LOG([.A93])" office:value-type="float" office:value="1.42606276563583" calcext:value-type="float">
            <text:p>1.4260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2.345703" calcext:value-type="float">
            <text:p>642.345703</text:p>
          </table:table-cell>
          <table:table-cell table:formula="of:=LOG([.B94])/LOG([.A94])" office:value-type="float" office:value="1.42636177026487" calcext:value-type="float">
            <text:p>1.4263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2.653076" calcext:value-type="float">
            <text:p>652.653076</text:p>
          </table:table-cell>
          <table:table-cell table:formula="of:=LOG([.B95])/LOG([.A95])" office:value-type="float" office:value="1.42650785861583" calcext:value-type="float">
            <text:p>1.4265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3.059875" calcext:value-type="float">
            <text:p>663.059875</text:p>
          </table:table-cell>
          <table:table-cell table:formula="of:=LOG([.B96])/LOG([.A96])" office:value-type="float" office:value="1.4266668708792" calcext:value-type="float">
            <text:p>1.42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3.603699" calcext:value-type="float">
            <text:p>673.603699</text:p>
          </table:table-cell>
          <table:table-cell table:formula="of:=LOG([.B97])/LOG([.A97])" office:value-type="float" office:value="1.42685038062537" calcext:value-type="float">
            <text:p>1.4268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4.231689" calcext:value-type="float">
            <text:p>684.231689</text:p>
          </table:table-cell>
          <table:table-cell table:formula="of:=LOG([.B98])/LOG([.A98])" office:value-type="float" office:value="1.42704022561258" calcext:value-type="float">
            <text:p>1.4270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4.988037" calcext:value-type="float">
            <text:p>694.988037</text:p>
          </table:table-cell>
          <table:table-cell table:formula="of:=LOG([.B99])/LOG([.A99])" office:value-type="float" office:value="1.42724995605954" calcext:value-type="float">
            <text:p>1.4272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5.835022" calcext:value-type="float">
            <text:p>705.835022</text:p>
          </table:table-cell>
          <table:table-cell table:formula="of:=LOG([.B100])/LOG([.A100])" office:value-type="float" office:value="1.42746690929226" calcext:value-type="float">
            <text:p>1.427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6.7901" calcext:value-type="float">
            <text:p>716.7901</text:p>
          </table:table-cell>
          <table:table-cell table:formula="of:=LOG([.B101])/LOG([.A101])" office:value-type="float" office:value="1.42769599920241" calcext:value-type="float">
            <text:p>1.4276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7.816772" calcext:value-type="float">
            <text:p>727.816772</text:p>
          </table:table-cell>
          <table:table-cell table:formula="of:=LOG([.B102])/LOG([.A102])" office:value-type="float" office:value="1.42792572927554" calcext:value-type="float">
            <text:p>1.4279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8.984192" calcext:value-type="float">
            <text:p>738.984192</text:p>
          </table:table-cell>
          <table:table-cell table:formula="of:=LOG([.B103])/LOG([.A103])" office:value-type="float" office:value="1.42817629342125" calcext:value-type="float">
            <text:p>1.4281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0.308228" calcext:value-type="float">
            <text:p>750.308228</text:p>
          </table:table-cell>
          <table:table-cell table:formula="of:=LOG([.B104])/LOG([.A104])" office:value-type="float" office:value="1.42845118011972" calcext:value-type="float">
            <text:p>1.4284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1.700806" calcext:value-type="float">
            <text:p>761.700806</text:p>
          </table:table-cell>
          <table:table-cell table:formula="of:=LOG([.B105])/LOG([.A105])" office:value-type="float" office:value="1.42872423524133" calcext:value-type="float">
            <text:p>1.4287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3.203979" calcext:value-type="float">
            <text:p>773.203979</text:p>
          </table:table-cell>
          <table:table-cell table:formula="of:=LOG([.B106])/LOG([.A106])" office:value-type="float" office:value="1.42900720957834" calcext:value-type="float">
            <text:p>1.4290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4.755676" calcext:value-type="float">
            <text:p>784.755676</text:p>
          </table:table-cell>
          <table:table-cell table:formula="of:=LOG([.B107])/LOG([.A107])" office:value-type="float" office:value="1.42928261612511" calcext:value-type="float">
            <text:p>1.4292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96.545471" calcext:value-type="float">
            <text:p>796.545471</text:p>
          </table:table-cell>
          <table:table-cell table:formula="of:=LOG([.B108])/LOG([.A108])" office:value-type="float" office:value="1.42960173652543" calcext:value-type="float">
            <text:p>1.4296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7.692871" calcext:value-type="float">
            <text:p>807.692871</text:p>
          </table:table-cell>
          <table:table-cell table:formula="of:=LOG([.B109])/LOG([.A109])" office:value-type="float" office:value="1.42972965758245" calcext:value-type="float">
            <text:p>1.4297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8.939392" calcext:value-type="float">
            <text:p>818.939392</text:p>
          </table:table-cell>
          <table:table-cell table:formula="of:=LOG([.B110])/LOG([.A110])" office:value-type="float" office:value="1.42986839754151" calcext:value-type="float">
            <text:p>1.4298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0.2854" calcext:value-type="float">
            <text:p>830.2854</text:p>
          </table:table-cell>
          <table:table-cell table:formula="of:=LOG([.B111])/LOG([.A111])" office:value-type="float" office:value="1.43001756714591" calcext:value-type="float">
            <text:p>1.430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1.731323" calcext:value-type="float">
            <text:p>841.731323</text:p>
          </table:table-cell>
          <table:table-cell table:formula="of:=LOG([.B112])/LOG([.A112])" office:value-type="float" office:value="1.43017680778859" calcext:value-type="float">
            <text:p>1.4301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2.785156" calcext:value-type="float">
            <text:p>852.785156</text:p>
          </table:table-cell>
          <table:table-cell table:formula="of:=LOG([.B113])/LOG([.A113])" office:value-type="float" office:value="1.43022343146528" calcext:value-type="float">
            <text:p>1.4302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64.891907" calcext:value-type="float">
            <text:p>864.891907</text:p>
          </table:table-cell>
          <table:table-cell table:formula="of:=LOG([.B114])/LOG([.A114])" office:value-type="float" office:value="1.43051613183697" calcext:value-type="float">
            <text:p>1.4305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6.615662" calcext:value-type="float">
            <text:p>876.615662</text:p>
          </table:table-cell>
          <table:table-cell table:formula="of:=LOG([.B115])/LOG([.A115])" office:value-type="float" office:value="1.43069779030902" calcext:value-type="float">
            <text:p>1.4306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7.985046" calcext:value-type="float">
            <text:p>887.985046</text:p>
          </table:table-cell>
          <table:table-cell table:formula="of:=LOG([.B116])/LOG([.A116])" office:value-type="float" office:value="1.43078019223472" calcext:value-type="float">
            <text:p>1.43078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99.783752" calcext:value-type="float">
            <text:p>899.783752</text:p>
          </table:table-cell>
          <table:table-cell table:formula="of:=LOG([.B117])/LOG([.A117])" office:value-type="float" office:value="1.43095096241664" calcext:value-type="float">
            <text:p>1.4309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1.362488" calcext:value-type="float">
            <text:p>911.362488</text:p>
          </table:table-cell>
          <table:table-cell table:formula="of:=LOG([.B118])/LOG([.A118])" office:value-type="float" office:value="1.43105665870962" calcext:value-type="float">
            <text:p>1.4310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2.449524" calcext:value-type="float">
            <text:p>922.449524</text:p>
          </table:table-cell>
          <table:table-cell table:formula="of:=LOG([.B119])/LOG([.A119])" office:value-type="float" office:value="1.43103835094762" calcext:value-type="float">
            <text:p>1.4310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3.481995" calcext:value-type="float">
            <text:p>933.481995</text:p>
          </table:table-cell>
          <table:table-cell table:formula="of:=LOG([.B120])/LOG([.A120])" office:value-type="float" office:value="1.43099915392979" calcext:value-type="float">
            <text:p>1.4309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4.748291" calcext:value-type="float">
            <text:p>944.748291</text:p>
          </table:table-cell>
          <table:table-cell table:formula="of:=LOG([.B121])/LOG([.A121])" office:value-type="float" office:value="1.43100372833284" calcext:value-type="float">
            <text:p>1.4310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55.944092" calcext:value-type="float">
            <text:p>955.944092</text:p>
          </table:table-cell>
          <table:table-cell table:formula="of:=LOG([.B122])/LOG([.A122])" office:value-type="float" office:value="1.43098397749475" calcext:value-type="float">
            <text:p>1.4309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67.475159" calcext:value-type="float">
            <text:p>967.475159</text:p>
          </table:table-cell>
          <table:table-cell table:formula="of:=LOG([.B123])/LOG([.A123])" office:value-type="float" office:value="1.43102823345434" calcext:value-type="float">
            <text:p>1.4310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9.100647" calcext:value-type="float">
            <text:p>979.100647</text:p>
          </table:table-cell>
          <table:table-cell table:formula="of:=LOG([.B124])/LOG([.A124])" office:value-type="float" office:value="1.43108283777249" calcext:value-type="float">
            <text:p>1.4310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90.473267" calcext:value-type="float">
            <text:p>990.473267</text:p>
          </table:table-cell>
          <table:table-cell table:formula="of:=LOG([.B125])/LOG([.A125])" office:value-type="float" office:value="1.43107467530462" calcext:value-type="float">
            <text:p>1.4310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2.197815" calcext:value-type="float">
            <text:p>1002.197815</text:p>
          </table:table-cell>
          <table:table-cell table:formula="of:=LOG([.B126])/LOG([.A126])" office:value-type="float" office:value="1.43113125166975" calcext:value-type="float">
            <text:p>1.4311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14.016846" calcext:value-type="float">
            <text:p>1014.016846</text:p>
          </table:table-cell>
          <table:table-cell table:formula="of:=LOG([.B127])/LOG([.A127])" office:value-type="float" office:value="1.43119754608937" calcext:value-type="float">
            <text:p>1.4311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5.730469" calcext:value-type="float">
            <text:p>1025.730469</text:p>
          </table:table-cell>
          <table:table-cell table:formula="of:=LOG([.B128])/LOG([.A128])" office:value-type="float" office:value="1.43123297401539" calcext:value-type="float">
            <text:p>1.4312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7.522217" calcext:value-type="float">
            <text:p>1037.522217</text:p>
          </table:table-cell>
          <table:table-cell table:formula="of:=LOG([.B129])/LOG([.A129])" office:value-type="float" office:value="1.43127521637539" calcext:value-type="float">
            <text:p>1.4312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49.617676" calcext:value-type="float">
            <text:p>1049.617676</text:p>
          </table:table-cell>
          <table:table-cell table:formula="of:=LOG([.B130])/LOG([.A130])" office:value-type="float" office:value="1.43136826691213" calcext:value-type="float">
            <text:p>1.4313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.920898" calcext:value-type="float">
            <text:p>1061.920898</text:p>
          </table:table-cell>
          <table:table-cell table:formula="of:=LOG([.B131])/LOG([.A131])" office:value-type="float" office:value="1.43149160749816" calcext:value-type="float">
            <text:p>1.4314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74.096802" calcext:value-type="float">
            <text:p>1074.096802</text:p>
          </table:table-cell>
          <table:table-cell table:formula="of:=LOG([.B132])/LOG([.A132])" office:value-type="float" office:value="1.43158008600162" calcext:value-type="float">
            <text:p>1.4315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86.362915" calcext:value-type="float">
            <text:p>1086.362915</text:p>
          </table:table-cell>
          <table:table-cell table:formula="of:=LOG([.B133])/LOG([.A133])" office:value-type="float" office:value="1.43167606046192" calcext:value-type="float">
            <text:p>1.4316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7.125977" calcext:value-type="float">
            <text:p>1097.125977</text:p>
          </table:table-cell>
          <table:table-cell table:formula="of:=LOG([.B134])/LOG([.A134])" office:value-type="float" office:value="1.43148251952447" calcext:value-type="float">
            <text:p>1.4314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09.695923" calcext:value-type="float">
            <text:p>1109.695923</text:p>
          </table:table-cell>
          <table:table-cell table:formula="of:=LOG([.B135])/LOG([.A135])" office:value-type="float" office:value="1.43161916271825" calcext:value-type="float">
            <text:p>1.4316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21.469116" calcext:value-type="float">
            <text:p>1121.469116</text:p>
          </table:table-cell>
          <table:table-cell table:formula="of:=LOG([.B136])/LOG([.A136])" office:value-type="float" office:value="1.43160070182613" calcext:value-type="float">
            <text:p>1.4316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3.330933" calcext:value-type="float">
            <text:p>1133.330933</text:p>
          </table:table-cell>
          <table:table-cell table:formula="of:=LOG([.B137])/LOG([.A137])" office:value-type="float" office:value="1.43159177014711" calcext:value-type="float">
            <text:p>1.4315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45.310791" calcext:value-type="float">
            <text:p>1145.310791</text:p>
          </table:table-cell>
          <table:table-cell table:formula="of:=LOG([.B138])/LOG([.A138])" office:value-type="float" office:value="1.43159728025963" calcext:value-type="float">
            <text:p>1.4315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7.319824" calcext:value-type="float">
            <text:p>1157.319824</text:p>
          </table:table-cell>
          <table:table-cell table:formula="of:=LOG([.B139])/LOG([.A139])" office:value-type="float" office:value="1.43160116465728" calcext:value-type="float">
            <text:p>1.4316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69.452637" calcext:value-type="float">
            <text:p>1169.452637</text:p>
          </table:table-cell>
          <table:table-cell table:formula="of:=LOG([.B140])/LOG([.A140])" office:value-type="float" office:value="1.43161990162111" calcext:value-type="float">
            <text:p>1.4316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81.254517" calcext:value-type="float">
            <text:p>1181.254517</text:p>
          </table:table-cell>
          <table:table-cell table:formula="of:=LOG([.B141])/LOG([.A141])" office:value-type="float" office:value="1.43157511161655" calcext:value-type="float">
            <text:p>1.4315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94.007568" calcext:value-type="float">
            <text:p>1194.007568</text:p>
          </table:table-cell>
          <table:table-cell table:formula="of:=LOG([.B142])/LOG([.A142])" office:value-type="float" office:value="1.43168607676165" calcext:value-type="float">
            <text:p>1.4316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06.344604" calcext:value-type="float">
            <text:p>1206.344604</text:p>
          </table:table-cell>
          <table:table-cell table:formula="of:=LOG([.B143])/LOG([.A143])" office:value-type="float" office:value="1.43171866073929" calcext:value-type="float">
            <text:p>1.4317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18.791138" calcext:value-type="float">
            <text:p>1218.791138</text:p>
          </table:table-cell>
          <table:table-cell table:formula="of:=LOG([.B144])/LOG([.A144])" office:value-type="float" office:value="1.43176248812502" calcext:value-type="float">
            <text:p>1.4317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30.912964" calcext:value-type="float">
            <text:p>1230.912964</text:p>
          </table:table-cell>
          <table:table-cell table:formula="of:=LOG([.B145])/LOG([.A145])" office:value-type="float" office:value="1.43174622290113" calcext:value-type="float">
            <text:p>1.4317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43.97522" calcext:value-type="float">
            <text:p>1243.97522</text:p>
          </table:table-cell>
          <table:table-cell table:formula="of:=LOG([.B146])/LOG([.A146])" office:value-type="float" office:value="1.4318763515005" calcext:value-type="float">
            <text:p>1.4318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55.603271" calcext:value-type="float">
            <text:p>1255.603271</text:p>
          </table:table-cell>
          <table:table-cell table:formula="of:=LOG([.B147])/LOG([.A147])" office:value-type="float" office:value="1.43176859084586" calcext:value-type="float">
            <text:p>1.4317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67.855225" calcext:value-type="float">
            <text:p>1267.855225</text:p>
          </table:table-cell>
          <table:table-cell table:formula="of:=LOG([.B148])/LOG([.A148])" office:value-type="float" office:value="1.43175603083803" calcext:value-type="float">
            <text:p>1.4317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79.766846" calcext:value-type="float">
            <text:p>1279.766846</text:p>
          </table:table-cell>
          <table:table-cell table:formula="of:=LOG([.B149])/LOG([.A149])" office:value-type="float" office:value="1.43168486684488" calcext:value-type="float">
            <text:p>1.43168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91.959229" calcext:value-type="float">
            <text:p>1291.959229</text:p>
          </table:table-cell>
          <table:table-cell table:formula="of:=LOG([.B150])/LOG([.A150])" office:value-type="float" office:value="1.43165307725849" calcext:value-type="float">
            <text:p>1.4316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3.888062" calcext:value-type="float">
            <text:p>1303.888062</text:p>
          </table:table-cell>
          <table:table-cell table:formula="of:=LOG([.B151])/LOG([.A151])" office:value-type="float" office:value="1.43157613271696" calcext:value-type="float">
            <text:p>1.4315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6.317139" calcext:value-type="float">
            <text:p>1316.317139</text:p>
          </table:table-cell>
          <table:table-cell table:formula="of:=LOG([.B152])/LOG([.A152])" office:value-type="float" office:value="1.43157115081192" calcext:value-type="float">
            <text:p>1.43157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28.397339" calcext:value-type="float">
            <text:p>1328.397339</text:p>
          </table:table-cell>
          <table:table-cell table:formula="of:=LOG([.B153])/LOG([.A153])" office:value-type="float" office:value="1.43150866277517" calcext:value-type="float">
            <text:p>1.4315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39.546265" calcext:value-type="float">
            <text:p>1339.546265</text:p>
          </table:table-cell>
          <table:table-cell table:formula="of:=LOG([.B154])/LOG([.A154])" office:value-type="float" office:value="1.43130406137728" calcext:value-type="float">
            <text:p>1.4313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52.783325" calcext:value-type="float">
            <text:p>1352.783325</text:p>
          </table:table-cell>
          <table:table-cell table:formula="of:=LOG([.B155])/LOG([.A155])" office:value-type="float" office:value="1.43140506578666" calcext:value-type="float">
            <text:p>1.4314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65.234619" calcext:value-type="float">
            <text:p>1365.234619</text:p>
          </table:table-cell>
          <table:table-cell table:formula="of:=LOG([.B156])/LOG([.A156])" office:value-type="float" office:value="1.43138470534288" calcext:value-type="float">
            <text:p>1.4313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77.32251" calcext:value-type="float">
            <text:p>1377.32251</text:p>
          </table:table-cell>
          <table:table-cell table:formula="of:=LOG([.B157])/LOG([.A157])" office:value-type="float" office:value="1.43130748143792" calcext:value-type="float">
            <text:p>1.4313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89.129028" calcext:value-type="float">
            <text:p>1389.129028</text:p>
          </table:table-cell>
          <table:table-cell table:formula="of:=LOG([.B158])/LOG([.A158])" office:value-type="float" office:value="1.43118679545093" calcext:value-type="float">
            <text:p>1.43118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02.157471" calcext:value-type="float">
            <text:p>1402.157471</text:p>
          </table:table-cell>
          <table:table-cell table:formula="of:=LOG([.B159])/LOG([.A159])" office:value-type="float" office:value="1.43123582527303" calcext:value-type="float">
            <text:p>1.4312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13.959351" calcext:value-type="float">
            <text:p>1413.959351</text:p>
          </table:table-cell>
          <table:table-cell table:formula="of:=LOG([.B160])/LOG([.A160])" office:value-type="float" office:value="1.43110794939489" calcext:value-type="float">
            <text:p>1.4311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26.800903" calcext:value-type="float">
            <text:p>1426.800903</text:p>
          </table:table-cell>
          <table:table-cell table:formula="of:=LOG([.B161])/LOG([.A161])" office:value-type="float" office:value="1.43112144545037" calcext:value-type="float">
            <text:p>1.4311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39.721802" calcext:value-type="float">
            <text:p>1439.721802</text:p>
          </table:table-cell>
          <table:table-cell table:formula="of:=LOG([.B162])/LOG([.A162])" office:value-type="float" office:value="1.43114081433127" calcext:value-type="float">
            <text:p>1.4311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2.387207" calcext:value-type="float">
            <text:p>1452.387207</text:p>
          </table:table-cell>
          <table:table-cell table:formula="of:=LOG([.B163])/LOG([.A163])" office:value-type="float" office:value="1.43112058260205" calcext:value-type="float">
            <text:p>1.4311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64.951172" calcext:value-type="float">
            <text:p>1464.951172</text:p>
          </table:table-cell>
          <table:table-cell table:formula="of:=LOG([.B164])/LOG([.A164])" office:value-type="float" office:value="1.43108258234735" calcext:value-type="float">
            <text:p>1.4310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77.93457" calcext:value-type="float">
            <text:p>1477.93457</text:p>
          </table:table-cell>
          <table:table-cell table:formula="of:=LOG([.B165])/LOG([.A165])" office:value-type="float" office:value="1.43109646782635" calcext:value-type="float">
            <text:p>1.4310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0.039062" calcext:value-type="float">
            <text:p>1490.039062</text:p>
          </table:table-cell>
          <table:table-cell table:formula="of:=LOG([.B166])/LOG([.A166])" office:value-type="float" office:value="1.43099013729216" calcext:value-type="float">
            <text:p>1.43099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1.866699" calcext:value-type="float">
            <text:p>1501.866699</text:p>
          </table:table-cell>
          <table:table-cell table:formula="of:=LOG([.B167])/LOG([.A167])" office:value-type="float" office:value="1.43084537409192" calcext:value-type="float">
            <text:p>1.4308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14.101562" calcext:value-type="float">
            <text:p>1514.101562</text:p>
          </table:table-cell>
          <table:table-cell table:formula="of:=LOG([.B168])/LOG([.A168])" office:value-type="float" office:value="1.43075153703478" calcext:value-type="float">
            <text:p>1.4307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26.734985" calcext:value-type="float">
            <text:p>1526.734985</text:p>
          </table:table-cell>
          <table:table-cell table:formula="of:=LOG([.B169])/LOG([.A169])" office:value-type="float" office:value="1.43070614214049" calcext:value-type="float">
            <text:p>1.4307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38.944092" calcext:value-type="float">
            <text:p>1538.944092</text:p>
          </table:table-cell>
          <table:table-cell table:formula="of:=LOG([.B170])/LOG([.A170])" office:value-type="float" office:value="1.43060364610019" calcext:value-type="float">
            <text:p>1.4306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51.381226" calcext:value-type="float">
            <text:p>1551.381226</text:p>
          </table:table-cell>
          <table:table-cell table:formula="of:=LOG([.B171])/LOG([.A171])" office:value-type="float" office:value="1.4305275054516" calcext:value-type="float">
            <text:p>1.4305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4.008789" calcext:value-type="float">
            <text:p>1564.008789</text:p>
          </table:table-cell>
          <table:table-cell table:formula="of:=LOG([.B172])/LOG([.A172])" office:value-type="float" office:value="1.43047234806968" calcext:value-type="float">
            <text:p>1.4304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6.515747" calcext:value-type="float">
            <text:p>1576.515747</text:p>
          </table:table-cell>
          <table:table-cell table:formula="of:=LOG([.B173])/LOG([.A173])" office:value-type="float" office:value="1.43039929439139" calcext:value-type="float">
            <text:p>1.4303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9.284058" calcext:value-type="float">
            <text:p>1589.284058</text:p>
          </table:table-cell>
          <table:table-cell table:formula="of:=LOG([.B174])/LOG([.A174])" office:value-type="float" office:value="1.43035548845934" calcext:value-type="float">
            <text:p>1.4303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02.180054" calcext:value-type="float">
            <text:p>1602.180054</text:p>
          </table:table-cell>
          <table:table-cell table:formula="of:=LOG([.B175])/LOG([.A175])" office:value-type="float" office:value="1.43032398115495" calcext:value-type="float">
            <text:p>1.4303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14.942505" calcext:value-type="float">
            <text:p>1614.942505</text:p>
          </table:table-cell>
          <table:table-cell table:formula="of:=LOG([.B176])/LOG([.A176])" office:value-type="float" office:value="1.43027313652499" calcext:value-type="float">
            <text:p>1.4302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27.770264" calcext:value-type="float">
            <text:p>1627.770264</text:p>
          </table:table-cell>
          <table:table-cell table:formula="of:=LOG([.B177])/LOG([.A177])" office:value-type="float" office:value="1.43022711765905" calcext:value-type="float">
            <text:p>1.4302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40.425537" calcext:value-type="float">
            <text:p>1640.425537</text:p>
          </table:table-cell>
          <table:table-cell table:formula="of:=LOG([.B178])/LOG([.A178])" office:value-type="float" office:value="1.43015780906714" calcext:value-type="float">
            <text:p>1.43015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53.391724" calcext:value-type="float">
            <text:p>1653.391724</text:p>
          </table:table-cell>
          <table:table-cell table:formula="of:=LOG([.B179])/LOG([.A179])" office:value-type="float" office:value="1.43012226879778" calcext:value-type="float">
            <text:p>1.4301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65.857178" calcext:value-type="float">
            <text:p>1665.857178</text:p>
          </table:table-cell>
          <table:table-cell table:formula="of:=LOG([.B180])/LOG([.A180])" office:value-type="float" office:value="1.43002571414845" calcext:value-type="float">
            <text:p>1.4300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78.817017" calcext:value-type="float">
            <text:p>1678.817017</text:p>
          </table:table-cell>
          <table:table-cell table:formula="of:=LOG([.B181])/LOG([.A181])" office:value-type="float" office:value="1.42998389569558" calcext:value-type="float">
            <text:p>1.4299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2.780762" calcext:value-type="float">
            <text:p>1692.780762</text:p>
          </table:table-cell>
          <table:table-cell table:formula="of:=LOG([.B182])/LOG([.A182])" office:value-type="float" office:value="1.43005330815514" calcext:value-type="float">
            <text:p>1.4300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04.154053" calcext:value-type="float">
            <text:p>1704.154053</text:p>
          </table:table-cell>
          <table:table-cell table:formula="of:=LOG([.B183])/LOG([.A183])" office:value-type="float" office:value="1.42982600857737" calcext:value-type="float">
            <text:p>1.4298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18.085571" calcext:value-type="float">
            <text:p>1718.085571</text:p>
          </table:table-cell>
          <table:table-cell table:formula="of:=LOG([.B184])/LOG([.A184])" office:value-type="float" office:value="1.42988496202051" calcext:value-type="float">
            <text:p>1.4298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30.2229" calcext:value-type="float">
            <text:p>1730.2229</text:p>
          </table:table-cell>
          <table:table-cell table:formula="of:=LOG([.B185])/LOG([.A185])" office:value-type="float" office:value="1.42974062762785" calcext:value-type="float">
            <text:p>1.4297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44.468872" calcext:value-type="float">
            <text:p>1744.468872</text:p>
          </table:table-cell>
          <table:table-cell table:formula="of:=LOG([.B186])/LOG([.A186])" office:value-type="float" office:value="1.42982694419062" calcext:value-type="float">
            <text:p>1.4298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56.709839" calcext:value-type="float">
            <text:p>1756.709839</text:p>
          </table:table-cell>
          <table:table-cell table:formula="of:=LOG([.B187])/LOG([.A187])" office:value-type="float" office:value="1.429690031939" calcext:value-type="float">
            <text:p>1.42969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69.61145" calcext:value-type="float">
            <text:p>1769.61145</text:p>
          </table:table-cell>
          <table:table-cell table:formula="of:=LOG([.B188])/LOG([.A188])" office:value-type="float" office:value="1.42962339906309" calcext:value-type="float">
            <text:p>1.4296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82.596313" calcext:value-type="float">
            <text:p>1782.596313</text:p>
          </table:table-cell>
          <table:table-cell table:formula="of:=LOG([.B189])/LOG([.A189])" office:value-type="float" office:value="1.42956347774009" calcext:value-type="float">
            <text:p>1.4295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95.257812" calcext:value-type="float">
            <text:p>1795.257812</text:p>
          </table:table-cell>
          <table:table-cell table:formula="of:=LOG([.B190])/LOG([.A190])" office:value-type="float" office:value="1.42946691187819" calcext:value-type="float">
            <text:p>1.4294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08.28418" calcext:value-type="float">
            <text:p>1808.28418</text:p>
          </table:table-cell>
          <table:table-cell table:formula="of:=LOG([.B191])/LOG([.A191])" office:value-type="float" office:value="1.42940714672881" calcext:value-type="float">
            <text:p>1.4294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20.89563" calcext:value-type="float">
            <text:p>1820.89563</text:p>
          </table:table-cell>
          <table:table-cell table:formula="of:=LOG([.B192])/LOG([.A192])" office:value-type="float" office:value="1.42930178069856" calcext:value-type="float">
            <text:p>1.4293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33.997192" calcext:value-type="float">
            <text:p>1833.997192</text:p>
          </table:table-cell>
          <table:table-cell table:formula="of:=LOG([.B193])/LOG([.A193])" office:value-type="float" office:value="1.42924578910993" calcext:value-type="float">
            <text:p>1.4292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47.221436" calcext:value-type="float">
            <text:p>1847.221436</text:p>
          </table:table-cell>
          <table:table-cell table:formula="of:=LOG([.B194])/LOG([.A194])" office:value-type="float" office:value="1.429200198488" calcext:value-type="float">
            <text:p>1.4292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60.131714" calcext:value-type="float">
            <text:p>1860.131714</text:p>
          </table:table-cell>
          <table:table-cell table:formula="of:=LOG([.B195])/LOG([.A195])" office:value-type="float" office:value="1.42912021372974" calcext:value-type="float">
            <text:p>1.42912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75.226929" calcext:value-type="float">
            <text:p>1875.226929</text:p>
          </table:table-cell>
          <table:table-cell table:formula="of:=LOG([.B196])/LOG([.A196])" office:value-type="float" office:value="1.42925954690083" calcext:value-type="float">
            <text:p>1.4292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90.21167" calcext:value-type="float">
            <text:p>1890.21167</text:p>
          </table:table-cell>
          <table:table-cell table:formula="of:=LOG([.B197])/LOG([.A197])" office:value-type="float" office:value="1.42938238056231" calcext:value-type="float">
            <text:p>1.42938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05.908936" calcext:value-type="float">
            <text:p>1905.908936</text:p>
          </table:table-cell>
          <table:table-cell table:formula="of:=LOG([.B198])/LOG([.A198])" office:value-type="float" office:value="1.42957089927181" calcext:value-type="float">
            <text:p>1.4295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20.41748" calcext:value-type="float">
            <text:p>1920.41748</text:p>
          </table:table-cell>
          <table:table-cell table:formula="of:=LOG([.B199])/LOG([.A199])" office:value-type="float" office:value="1.42963618043561" calcext:value-type="float">
            <text:p>1.4296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35.367798" calcext:value-type="float">
            <text:p>1935.367798</text:p>
          </table:table-cell>
          <table:table-cell table:formula="of:=LOG([.B200])/LOG([.A200])" office:value-type="float" office:value="1.42974057124725" calcext:value-type="float">
            <text:p>1.4297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51.324341" calcext:value-type="float">
            <text:p>1951.324341</text:p>
          </table:table-cell>
          <table:table-cell table:formula="of:=LOG([.B201])/LOG([.A201])" office:value-type="float" office:value="1.42993766626841" calcext:value-type="float">
            <text:p>1.4299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67.321655" calcext:value-type="float">
            <text:p>1967.321655</text:p>
          </table:table-cell>
          <table:table-cell table:formula="of:=LOG([.B202])/LOG([.A202])" office:value-type="float" office:value="1.43013242915154" calcext:value-type="float">
            <text:p>1.4301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81.851929" calcext:value-type="float">
            <text:p>1981.851929</text:p>
          </table:table-cell>
          <table:table-cell table:formula="of:=LOG([.B203])/LOG([.A203])" office:value-type="float" office:value="1.43018164060284" calcext:value-type="float">
            <text:p>1.43018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98.010376" calcext:value-type="float">
            <text:p>1998.010376</text:p>
          </table:table-cell>
          <table:table-cell table:formula="of:=LOG([.B204])/LOG([.A204])" office:value-type="float" office:value="1.43038067456192" calcext:value-type="float">
            <text:p>1.4303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3.640747" calcext:value-type="float">
            <text:p>2013.640747</text:p>
          </table:table-cell>
          <table:table-cell table:formula="of:=LOG([.B205])/LOG([.A205])" office:value-type="float" office:value="1.43052426201708" calcext:value-type="float">
            <text:p>1.4305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29.08313" calcext:value-type="float">
            <text:p>2029.08313</text:p>
          </table:table-cell>
          <table:table-cell table:formula="of:=LOG([.B206])/LOG([.A206])" office:value-type="float" office:value="1.4306453190495" calcext:value-type="float">
            <text:p>1.43064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45.498779" calcext:value-type="float">
            <text:p>2045.498779</text:p>
          </table:table-cell>
          <table:table-cell table:formula="of:=LOG([.B207])/LOG([.A207])" office:value-type="float" office:value="1.43085099933566" calcext:value-type="float">
            <text:p>1.4308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1.376953" calcext:value-type="float">
            <text:p>2061.376953</text:p>
          </table:table-cell>
          <table:table-cell table:formula="of:=LOG([.B208])/LOG([.A208])" office:value-type="float" office:value="1.43100166315007" calcext:value-type="float">
            <text:p>1.43100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7.697021" calcext:value-type="float">
            <text:p>2077.697021</text:p>
          </table:table-cell>
          <table:table-cell table:formula="of:=LOG([.B209])/LOG([.A209])" office:value-type="float" office:value="1.43118704612224" calcext:value-type="float">
            <text:p>1.4311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3.011475" calcext:value-type="float">
            <text:p>2093.011475</text:p>
          </table:table-cell>
          <table:table-cell table:formula="of:=LOG([.B210])/LOG([.A210])" office:value-type="float" office:value="1.4312768247662" calcext:value-type="float">
            <text:p>1.4312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9.871338" calcext:value-type="float">
            <text:p>2109.871338</text:p>
          </table:table-cell>
          <table:table-cell table:formula="of:=LOG([.B211])/LOG([.A211])" office:value-type="float" office:value="1.43149959176764" calcext:value-type="float">
            <text:p>1.4315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6.081299" calcext:value-type="float">
            <text:p>2126.081299</text:p>
          </table:table-cell>
          <table:table-cell table:formula="of:=LOG([.B212])/LOG([.A212])" office:value-type="float" office:value="1.4316589878573" calcext:value-type="float">
            <text:p>1.4316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42.374023" calcext:value-type="float">
            <text:p>2142.374023</text:p>
          </table:table-cell>
          <table:table-cell table:formula="of:=LOG([.B213])/LOG([.A213])" office:value-type="float" office:value="1.43182046482511" calcext:value-type="float">
            <text:p>1.4318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57.741455" calcext:value-type="float">
            <text:p>2157.741455</text:p>
          </table:table-cell>
          <table:table-cell table:formula="of:=LOG([.B214])/LOG([.A214])" office:value-type="float" office:value="1.43189684383344" calcext:value-type="float">
            <text:p>1.4318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73.217285" calcext:value-type="float">
            <text:p>2173.217285</text:p>
          </table:table-cell>
          <table:table-cell table:formula="of:=LOG([.B215])/LOG([.A215])" office:value-type="float" office:value="1.4319788137039" calcext:value-type="float">
            <text:p>1.43197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88.915527" calcext:value-type="float">
            <text:p>2188.915527</text:p>
          </table:table-cell>
          <table:table-cell table:formula="of:=LOG([.B216])/LOG([.A216])" office:value-type="float" office:value="1.43207594083427" calcext:value-type="float">
            <text:p>1.4320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04.331055" calcext:value-type="float">
            <text:p>2204.331055</text:p>
          </table:table-cell>
          <table:table-cell table:formula="of:=LOG([.B217])/LOG([.A217])" office:value-type="float" office:value="1.43214523631575" calcext:value-type="float">
            <text:p>1.4321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19.997559" calcext:value-type="float">
            <text:p>2219.997559</text:p>
          </table:table-cell>
          <table:table-cell table:formula="of:=LOG([.B218])/LOG([.A218])" office:value-type="float" office:value="1.43223204253988" calcext:value-type="float">
            <text:p>1.4322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35.902832" calcext:value-type="float">
            <text:p>2235.902832</text:p>
          </table:table-cell>
          <table:table-cell table:formula="of:=LOG([.B219])/LOG([.A219])" office:value-type="float" office:value="1.43233493340118" calcext:value-type="float">
            <text:p>1.4323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51.71167" calcext:value-type="float">
            <text:p>2251.71167</text:p>
          </table:table-cell>
          <table:table-cell table:formula="of:=LOG([.B220])/LOG([.A220])" office:value-type="float" office:value="1.43242590472364" calcext:value-type="float">
            <text:p>1.4324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67.594482" calcext:value-type="float">
            <text:p>2267.594482</text:p>
          </table:table-cell>
          <table:table-cell table:formula="of:=LOG([.B221])/LOG([.A221])" office:value-type="float" office:value="1.432519168711" calcext:value-type="float">
            <text:p>1.4325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83.173096" calcext:value-type="float">
            <text:p>2283.173096</text:p>
          </table:table-cell>
          <table:table-cell table:formula="of:=LOG([.B222])/LOG([.A222])" office:value-type="float" office:value="1.43258399029304" calcext:value-type="float">
            <text:p>1.4325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00.395996" calcext:value-type="float">
            <text:p>2300.395996</text:p>
          </table:table-cell>
          <table:table-cell table:formula="of:=LOG([.B223])/LOG([.A223])" office:value-type="float" office:value="1.43277786403538" calcext:value-type="float">
            <text:p>1.4327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16.521484" calcext:value-type="float">
            <text:p>2316.521484</text:p>
          </table:table-cell>
          <table:table-cell table:formula="of:=LOG([.B224])/LOG([.A224])" office:value-type="float" office:value="1.4328788332644" calcext:value-type="float">
            <text:p>1.4328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32.720947" calcext:value-type="float">
            <text:p>2332.720947</text:p>
          </table:table-cell>
          <table:table-cell table:formula="of:=LOG([.B225])/LOG([.A225])" office:value-type="float" office:value="1.43298186528275" calcext:value-type="float">
            <text:p>1.43298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49.145508" calcext:value-type="float">
            <text:p>2349.145508</text:p>
          </table:table-cell>
          <table:table-cell table:formula="of:=LOG([.B226])/LOG([.A226])" office:value-type="float" office:value="1.43309878898083" calcext:value-type="float">
            <text:p>1.4330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5.48999" calcext:value-type="float">
            <text:p>2365.48999</text:p>
          </table:table-cell>
          <table:table-cell table:formula="of:=LOG([.B227])/LOG([.A227])" office:value-type="float" office:value="1.43320547961441" calcext:value-type="float">
            <text:p>1.4332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81.909668" calcext:value-type="float">
            <text:p>2381.909668</text:p>
          </table:table-cell>
          <table:table-cell table:formula="of:=LOG([.B228])/LOG([.A228])" office:value-type="float" office:value="1.43331418748299" calcext:value-type="float">
            <text:p>1.4333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97.215332" calcext:value-type="float">
            <text:p>2397.215332</text:p>
          </table:table-cell>
          <table:table-cell table:formula="of:=LOG([.B229])/LOG([.A229])" office:value-type="float" office:value="1.43333351681597" calcext:value-type="float">
            <text:p>1.43333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12.243652" calcext:value-type="float">
            <text:p>2412.243652</text:p>
          </table:table-cell>
          <table:table-cell table:formula="of:=LOG([.B230])/LOG([.A230])" office:value-type="float" office:value="1.43332922888484" calcext:value-type="float">
            <text:p>1.4333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28.743896" calcext:value-type="float">
            <text:p>2428.743896</text:p>
          </table:table-cell>
          <table:table-cell table:formula="of:=LOG([.B231])/LOG([.A231])" office:value-type="float" office:value="1.43343431469834" calcext:value-type="float">
            <text:p>1.43343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44.600586" calcext:value-type="float">
            <text:p>2444.600586</text:p>
          </table:table-cell>
          <table:table-cell table:formula="of:=LOG([.B232])/LOG([.A232])" office:value-type="float" office:value="1.43348736609693" calcext:value-type="float">
            <text:p>1.4334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59.482422" calcext:value-type="float">
            <text:p>2459.482422</text:p>
          </table:table-cell>
          <table:table-cell table:formula="of:=LOG([.B233])/LOG([.A233])" office:value-type="float" office:value="1.43346478386201" calcext:value-type="float">
            <text:p>1.43346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75.385742" calcext:value-type="float">
            <text:p>2475.385742</text:p>
          </table:table-cell>
          <table:table-cell table:formula="of:=LOG([.B234])/LOG([.A234])" office:value-type="float" office:value="1.43351612445527" calcext:value-type="float">
            <text:p>1.4335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91.469238" calcext:value-type="float">
            <text:p>2491.469238</text:p>
          </table:table-cell>
          <table:table-cell table:formula="of:=LOG([.B235])/LOG([.A235])" office:value-type="float" office:value="1.43357791512029" calcext:value-type="float">
            <text:p>1.4335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07.252197" calcext:value-type="float">
            <text:p>2507.252197</text:p>
          </table:table-cell>
          <table:table-cell table:formula="of:=LOG([.B236])/LOG([.A236])" office:value-type="float" office:value="1.43361481745263" calcext:value-type="float">
            <text:p>1.4336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22.464844" calcext:value-type="float">
            <text:p>2522.464844</text:p>
          </table:table-cell>
          <table:table-cell table:formula="of:=LOG([.B237])/LOG([.A237])" office:value-type="float" office:value="1.43360778564937" calcext:value-type="float">
            <text:p>1.4336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38.287354" calcext:value-type="float">
            <text:p>2538.287354</text:p>
          </table:table-cell>
          <table:table-cell table:formula="of:=LOG([.B238])/LOG([.A238])" office:value-type="float" office:value="1.43364276547334" calcext:value-type="float">
            <text:p>1.4336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53.638916" calcext:value-type="float">
            <text:p>2553.638916</text:p>
          </table:table-cell>
          <table:table-cell table:formula="of:=LOG([.B239])/LOG([.A239])" office:value-type="float" office:value="1.43364155661135" calcext:value-type="float">
            <text:p>1.4336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70.697998" calcext:value-type="float">
            <text:p>2570.697998</text:p>
          </table:table-cell>
          <table:table-cell table:formula="of:=LOG([.B240])/LOG([.A240])" office:value-type="float" office:value="1.43375969932227" calcext:value-type="float">
            <text:p>1.4337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85.066406" calcext:value-type="float">
            <text:p>2585.066406</text:p>
          </table:table-cell>
          <table:table-cell table:formula="of:=LOG([.B241])/LOG([.A241])" office:value-type="float" office:value="1.43368439072357" calcext:value-type="float">
            <text:p>1.4336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00.913574" calcext:value-type="float">
            <text:p>2600.913574</text:p>
          </table:table-cell>
          <table:table-cell table:formula="of:=LOG([.B242])/LOG([.A242])" office:value-type="float" office:value="1.43371179138673" calcext:value-type="float">
            <text:p>1.4337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18.518799" calcext:value-type="float">
            <text:p>2618.518799</text:p>
          </table:table-cell>
          <table:table-cell table:formula="of:=LOG([.B243])/LOG([.A243])" office:value-type="float" office:value="1.43385924301708" calcext:value-type="float">
            <text:p>1.4338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4.463135" calcext:value-type="float">
            <text:p>2634.463135</text:p>
          </table:table-cell>
          <table:table-cell table:formula="of:=LOG([.B244])/LOG([.A244])" office:value-type="float" office:value="1.43388796532265" calcext:value-type="float">
            <text:p>1.4338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49.690918" calcext:value-type="float">
            <text:p>2649.690918</text:p>
          </table:table-cell>
          <table:table-cell table:formula="of:=LOG([.B245])/LOG([.A245])" office:value-type="float" office:value="1.43386521103609" calcext:value-type="float">
            <text:p>1.43386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65.756592" calcext:value-type="float">
            <text:p>2665.756592</text:p>
          </table:table-cell>
          <table:table-cell table:formula="of:=LOG([.B246])/LOG([.A246])" office:value-type="float" office:value="1.43389800911821" calcext:value-type="float">
            <text:p>1.43389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81.086426" calcext:value-type="float">
            <text:p>2681.086426</text:p>
          </table:table-cell>
          <table:table-cell table:formula="of:=LOG([.B247])/LOG([.A247])" office:value-type="float" office:value="1.43387865429587" calcext:value-type="float">
            <text:p>1.4338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98.480713" calcext:value-type="float">
            <text:p>2698.480713</text:p>
          </table:table-cell>
          <table:table-cell table:formula="of:=LOG([.B248])/LOG([.A248])" office:value-type="float" office:value="1.43399660942481" calcext:value-type="float">
            <text:p>1.43399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14.743896" calcext:value-type="float">
            <text:p>2714.743896</text:p>
          </table:table-cell>
          <table:table-cell table:formula="of:=LOG([.B249])/LOG([.A249])" office:value-type="float" office:value="1.43403556346612" calcext:value-type="float">
            <text:p>1.4340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731.071533" calcext:value-type="float">
            <text:p>2731.071533</text:p>
          </table:table-cell>
          <table:table-cell table:formula="of:=LOG([.B250])/LOG([.A250])" office:value-type="float" office:value="1.43407645929704" calcext:value-type="float">
            <text:p>1.4340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47.462402" calcext:value-type="float">
            <text:p>2747.462402</text:p>
          </table:table-cell>
          <table:table-cell table:formula="of:=LOG([.B251])/LOG([.A251])" office:value-type="float" office:value="1.43411917960465" calcext:value-type="float">
            <text:p>1.4341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63.919922" calcext:value-type="float">
            <text:p>2763.919922</text:p>
          </table:table-cell>
          <table:table-cell table:formula="of:=LOG([.B252])/LOG([.A252])" office:value-type="float" office:value="1.43416391379727" calcext:value-type="float">
            <text:p>1.4341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80.860352" calcext:value-type="float">
            <text:p>2780.860352</text:p>
          </table:table-cell>
          <table:table-cell table:formula="of:=LOG([.B253])/LOG([.A253])" office:value-type="float" office:value="1.43423769659225" calcext:value-type="float">
            <text:p>1.4342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94.224609" calcext:value-type="float">
            <text:p>2794.224609</text:p>
          </table:table-cell>
          <table:table-cell table:formula="of:=LOG([.B254])/LOG([.A254])" office:value-type="float" office:value="1.43407760153432" calcext:value-type="float">
            <text:p>1.4340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10.968262" calcext:value-type="float">
            <text:p>2810.968262</text:p>
          </table:table-cell>
          <table:table-cell table:formula="of:=LOG([.B255])/LOG([.A255])" office:value-type="float" office:value="1.43413489185559" calcext:value-type="float">
            <text:p>1.4341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27.608154" calcext:value-type="float">
            <text:p>2827.608154</text:p>
          </table:table-cell>
          <table:table-cell table:formula="of:=LOG([.B256])/LOG([.A256])" office:value-type="float" office:value="1.43418308716863" calcext:value-type="float">
            <text:p>1.4341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43.435547" calcext:value-type="float">
            <text:p>2843.435547</text:p>
          </table:table-cell>
          <table:table-cell table:formula="of:=LOG([.B257])/LOG([.A257])" office:value-type="float" office:value="1.43417742341561" calcext:value-type="float">
            <text:p>1.434177</text:p>
          </table:table-cell>
        </table:table-row>
      </table:table>
      <table:table table:name="Killgem_spec" table:style-name="ta1">
        <table:shapes>
          <draw:frame draw:z-index="0" draw:style-name="gr1" draw:text-style-name="P1" svg:width="11.1319in" svg:height="4.9906in" svg:x="2.9587in" svg:y="0.1441in">
            <draw:object draw:notify-on-update-of-ranges="Killgem_spec.A2:Killgem_spec.A49 Killgem_spec.C1:Killgem_spec.C1 Killgem_spec.C2:Killgem_spec.C4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2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2635" calcext:value-type="float">
            <text:p>0.9326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62014" calcext:value-type="float">
            <text:p>1.862014</text:p>
          </table:table-cell>
          <table:table-cell table:formula="of:=LOG([.B4])/LOG([.A4])" office:value-type="float" office:value="0.565858132150754" calcext:value-type="float">
            <text:p>0.565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1073" calcext:value-type="float">
            <text:p>3.011073</text:p>
          </table:table-cell>
          <table:table-cell table:formula="of:=LOG([.B5])/LOG([.A5])" office:value-type="float" office:value="0.795138842483858" calcext:value-type="float">
            <text:p>0.795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6197" calcext:value-type="float">
            <text:p>4.146197</text:p>
          </table:table-cell>
          <table:table-cell table:formula="of:=LOG([.B6])/LOG([.A6])" office:value-type="float" office:value="0.883657280330625" calcext:value-type="float">
            <text:p>0.883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10624" calcext:value-type="float">
            <text:p>5.610624</text:p>
          </table:table-cell>
          <table:table-cell table:formula="of:=LOG([.B7])/LOG([.A7])" office:value-type="float" office:value="0.962552157761764" calcext:value-type="float">
            <text:p>0.962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32895" calcext:value-type="float">
            <text:p>7.032895</text:p>
          </table:table-cell>
          <table:table-cell table:formula="of:=LOG([.B8])/LOG([.A8])" office:value-type="float" office:value="1.0024092985711" calcext:value-type="float">
            <text:p>1.002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11651" calcext:value-type="float">
            <text:p>8.711651</text:p>
          </table:table-cell>
          <table:table-cell table:formula="of:=LOG([.B9])/LOG([.A9])" office:value-type="float" office:value="1.04098205299476" calcext:value-type="float">
            <text:p>1.040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90317" calcext:value-type="float">
            <text:p>10.390317</text:p>
          </table:table-cell>
          <table:table-cell table:formula="of:=LOG([.B10])/LOG([.A10])" office:value-type="float" office:value="1.06537781294505" calcext:value-type="float">
            <text:p>1.065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68479" calcext:value-type="float">
            <text:p>12.268479</text:p>
          </table:table-cell>
          <table:table-cell table:formula="of:=LOG([.B11])/LOG([.A11])" office:value-type="float" office:value="1.08879072386374" calcext:value-type="float">
            <text:p>1.08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257407" calcext:value-type="float">
            <text:p>14.257407</text:p>
          </table:table-cell>
          <table:table-cell table:formula="of:=LOG([.B12])/LOG([.A12])" office:value-type="float" office:value="1.10817039896973" calcext:value-type="float">
            <text:p>1.1081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452772" calcext:value-type="float">
            <text:p>16.452772</text:p>
          </table:table-cell>
          <table:table-cell table:formula="of:=LOG([.B13])/LOG([.A13])" office:value-type="float" office:value="1.12700168189106" calcext:value-type="float">
            <text:p>1.127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805382" calcext:value-type="float">
            <text:p>18.805382</text:p>
          </table:table-cell>
          <table:table-cell table:formula="of:=LOG([.B14])/LOG([.A14])" office:value-type="float" office:value="1.14393802627205" calcext:value-type="float">
            <text:p>1.143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168568" calcext:value-type="float">
            <text:p>21.168568</text:p>
          </table:table-cell>
          <table:table-cell table:formula="of:=LOG([.B15])/LOG([.A15])" office:value-type="float" office:value="1.15666962051674" calcext:value-type="float">
            <text:p>1.1566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548666" calcext:value-type="float">
            <text:p>23.548666</text:p>
          </table:table-cell>
          <table:table-cell table:formula="of:=LOG([.B16])/LOG([.A16])" office:value-type="float" office:value="1.16654749315097" calcext:value-type="float">
            <text:p>1.166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919107" calcext:value-type="float">
            <text:p>25.919107</text:p>
          </table:table-cell>
          <table:table-cell table:formula="of:=LOG([.B17])/LOG([.A17])" office:value-type="float" office:value="1.17398602707315" calcext:value-type="float">
            <text:p>1.173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345758" calcext:value-type="float">
            <text:p>28.345758</text:p>
          </table:table-cell>
          <table:table-cell table:formula="of:=LOG([.B18])/LOG([.A18])" office:value-type="float" office:value="1.18045377569778" calcext:value-type="float">
            <text:p>1.180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.951603" calcext:value-type="float">
            <text:p>30.951603</text:p>
          </table:table-cell>
          <table:table-cell table:formula="of:=LOG([.B19])/LOG([.A19])" office:value-type="float" office:value="1.18753747908976" calcext:value-type="float">
            <text:p>1.1875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11114" calcext:value-type="float">
            <text:p>33.411114</text:p>
          </table:table-cell>
          <table:table-cell table:formula="of:=LOG([.B20])/LOG([.A20])" office:value-type="float" office:value="1.19170022674966" calcext:value-type="float">
            <text:p>1.1917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979839" calcext:value-type="float">
            <text:p>35.979839</text:p>
          </table:table-cell>
          <table:table-cell table:formula="of:=LOG([.B21])/LOG([.A21])" office:value-type="float" office:value="1.19602101477298" calcext:value-type="float">
            <text:p>1.196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006779" calcext:value-type="float">
            <text:p>39.006779</text:p>
          </table:table-cell>
          <table:table-cell table:formula="of:=LOG([.B22])/LOG([.A22])" office:value-type="float" office:value="1.20338592553683" calcext:value-type="float">
            <text:p>1.2033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129669" calcext:value-type="float">
            <text:p>42.129669</text:p>
          </table:table-cell>
          <table:table-cell table:formula="of:=LOG([.B23])/LOG([.A23])" office:value-type="float" office:value="1.2101911493521" calcext:value-type="float">
            <text:p>1.2101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133686" calcext:value-type="float">
            <text:p>45.133686</text:p>
          </table:table-cell>
          <table:table-cell table:formula="of:=LOG([.B24])/LOG([.A24])" office:value-type="float" office:value="1.21500108860364" calcext:value-type="float">
            <text:p>1.215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231331" calcext:value-type="float">
            <text:p>48.231331</text:p>
          </table:table-cell>
          <table:table-cell table:formula="of:=LOG([.B25])/LOG([.A25])" office:value-type="float" office:value="1.21961711083009" calcext:value-type="float">
            <text:p>1.2196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428585" calcext:value-type="float">
            <text:p>51.428585</text:p>
          </table:table-cell>
          <table:table-cell table:formula="of:=LOG([.B26])/LOG([.A26])" office:value-type="float" office:value="1.22409013601667" calcext:value-type="float">
            <text:p>1.2240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709076" calcext:value-type="float">
            <text:p>54.709076</text:p>
          </table:table-cell>
          <table:table-cell table:formula="of:=LOG([.B27])/LOG([.A27])" office:value-type="float" office:value="1.22833365192795" calcext:value-type="float">
            <text:p>1.2283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820637" calcext:value-type="float">
            <text:p>57.820637</text:p>
          </table:table-cell>
          <table:table-cell table:formula="of:=LOG([.B28])/LOG([.A28])" office:value-type="float" office:value="1.23105175360076" calcext:value-type="float">
            <text:p>1.2310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.870392" calcext:value-type="float">
            <text:p>60.870392</text:p>
          </table:table-cell>
          <table:table-cell table:formula="of:=LOG([.B29])/LOG([.A29])" office:value-type="float" office:value="1.23304163051597" calcext:value-type="float">
            <text:p>1.2330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.956654" calcext:value-type="float">
            <text:p>63.956654</text:p>
          </table:table-cell>
          <table:table-cell table:formula="of:=LOG([.B30])/LOG([.A30])" office:value-type="float" office:value="1.23487979155898" calcext:value-type="float">
            <text:p>1.2348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146957" calcext:value-type="float">
            <text:p>67.146957</text:p>
          </table:table-cell>
          <table:table-cell table:formula="of:=LOG([.B31])/LOG([.A31])" office:value-type="float" office:value="1.23688311303793" calcext:value-type="float">
            <text:p>1.2368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.351669" calcext:value-type="float">
            <text:p>70.351669</text:p>
          </table:table-cell>
          <table:table-cell table:formula="of:=LOG([.B32])/LOG([.A32])" office:value-type="float" office:value="1.23864949233341" calcext:value-type="float">
            <text:p>1.2386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.580879" calcext:value-type="float">
            <text:p>73.580879</text:p>
          </table:table-cell>
          <table:table-cell table:formula="of:=LOG([.B33])/LOG([.A33])" office:value-type="float" office:value="1.24025180115829" calcext:value-type="float">
            <text:p>1.2402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76.692421" calcext:value-type="float">
            <text:p>76.692421</text:p>
          </table:table-cell>
          <table:table-cell table:formula="of:=LOG([.B34])/LOG([.A34])" office:value-type="float" office:value="1.24118218354756" calcext:value-type="float">
            <text:p>1.2411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80.127129" calcext:value-type="float">
            <text:p>80.127129</text:p>
          </table:table-cell>
          <table:table-cell table:formula="of:=LOG([.B35])/LOG([.A35])" office:value-type="float" office:value="1.24309878563759" calcext:value-type="float">
            <text:p>1.2430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84.504845" calcext:value-type="float">
            <text:p>84.504845</text:p>
          </table:table-cell>
          <table:table-cell table:formula="of:=LOG([.B36])/LOG([.A36])" office:value-type="float" office:value="1.24792532074591" calcext:value-type="float">
            <text:p>1.2479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88.85923" calcext:value-type="float">
            <text:p>88.85923</text:p>
          </table:table-cell>
          <table:table-cell table:formula="of:=LOG([.B37])/LOG([.A37])" office:value-type="float" office:value="1.25213610119419" calcext:value-type="float">
            <text:p>1.2521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92.936363" calcext:value-type="float">
            <text:p>92.936363</text:p>
          </table:table-cell>
          <table:table-cell table:formula="of:=LOG([.B38])/LOG([.A38])" office:value-type="float" office:value="1.25505899047111" calcext:value-type="float">
            <text:p>1.2550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96.7677" calcext:value-type="float">
            <text:p>96.7677</text:p>
          </table:table-cell>
          <table:table-cell table:formula="of:=LOG([.B39])/LOG([.A39])" office:value-type="float" office:value="1.25696356323769" calcext:value-type="float">
            <text:p>1.2569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100.520462" calcext:value-type="float">
            <text:p>100.520462</text:p>
          </table:table-cell>
          <table:table-cell table:formula="of:=LOG([.B40])/LOG([.A40])" office:value-type="float" office:value="1.25843694035713" calcext:value-type="float">
            <text:p>1.2584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104.278259" calcext:value-type="float">
            <text:p>104.278259</text:p>
          </table:table-cell>
          <table:table-cell table:formula="of:=LOG([.B41])/LOG([.A41])" office:value-type="float" office:value="1.25974918706222" calcext:value-type="float">
            <text:p>1.2597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108.280884" calcext:value-type="float">
            <text:p>108.280884</text:p>
          </table:table-cell>
          <table:table-cell table:formula="of:=LOG([.B42])/LOG([.A42])" office:value-type="float" office:value="1.261515474746" calcext:value-type="float">
            <text:p>1.2615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112.467285" calcext:value-type="float">
            <text:p>112.467285</text:p>
          </table:table-cell>
          <table:table-cell table:formula="of:=LOG([.B43])/LOG([.A43])" office:value-type="float" office:value="1.26353125387336" calcext:value-type="float">
            <text:p>1.2635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116.534225" calcext:value-type="float">
            <text:p>116.534225</text:p>
          </table:table-cell>
          <table:table-cell table:formula="of:=LOG([.B44])/LOG([.A44])" office:value-type="float" office:value="1.26507095084687" calcext:value-type="float">
            <text:p>1.2650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120.62648" calcext:value-type="float">
            <text:p>120.62648</text:p>
          </table:table-cell>
          <table:table-cell table:formula="of:=LOG([.B45])/LOG([.A45])" office:value-type="float" office:value="1.2665059874527" calcext:value-type="float">
            <text:p>1.2665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124.741997" calcext:value-type="float">
            <text:p>124.741997</text:p>
          </table:table-cell>
          <table:table-cell table:formula="of:=LOG([.B46])/LOG([.A46])" office:value-type="float" office:value="1.26784226162387" calcext:value-type="float">
            <text:p>1.2678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128.865402" calcext:value-type="float">
            <text:p>128.865402</text:p>
          </table:table-cell>
          <table:table-cell table:formula="of:=LOG([.B47])/LOG([.A47])" office:value-type="float" office:value="1.26905812300742" calcext:value-type="float">
            <text:p>1.2690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133.049652" calcext:value-type="float">
            <text:p>133.049652</text:p>
          </table:table-cell>
          <table:table-cell table:formula="of:=LOG([.B48])/LOG([.A48])" office:value-type="float" office:value="1.27026880208177" calcext:value-type="float">
            <text:p>1.2702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137.309708" calcext:value-type="float">
            <text:p>137.309708</text:p>
          </table:table-cell>
          <table:table-cell table:formula="of:=LOG([.B49])/LOG([.A49])" office:value-type="float" office:value="1.27150179050044" calcext:value-type="float">
            <text:p>1.2715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2"/>
        </table:table-row>
      </table:table>
      <table:table table:name="Managem_amps" table:style-name="ta1">
        <table:shapes>
          <draw:frame draw:z-index="0" draw:style-name="gr1" draw:text-style-name="P1" svg:width="9.1142in" svg:height="5.022in" svg:x="4.9799in" svg:y="0.1858in">
            <draw:object draw:notify-on-update-of-ranges="Managem_amps.A2:Managem_amps.A437 Managem_amps.F1:Managem_amps.F1 Managem_amps.F2:Managem_amps.F437 Managem_amps.A2:Managem_amps.A437 Managem_amps.D1:Managem_amps.D1 Managem_amps.D2:Managem_amps.D43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2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<text:s/>#Gems</text:p>
          </table:table-cell>
          <table:table-cell office:value-type="string" calcext:value-type="string">
            <text:p>Managem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T WELL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864" calcext:value-type="float">
            <text:p>0.6864</text:p>
          </table:table-cell>
          <table:table-cell office:value-type="string" calcext:value-type="string">
            <text:p>UNDERSTOO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0278" calcext:value-type="float">
            <text:p>0.970278</text:p>
          </table:table-cell>
          <table:table-cell office:value-type="string" calcext:value-type="string">
            <text:p>FOR AMPE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72911" calcext:value-type="float">
            <text:p>1.17291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5757" calcext:value-type="float">
            <text:p>1.43575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5855" calcext:value-type="float">
            <text:p>1.65585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51742" calcext:value-type="float">
            <text:p>1.8517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2" calcext:value-type="float">
            <text:p>2.0</text:p>
          </table:table-cell>
          <table:table-cell office:value-type="float" office:value="2.69568" calcext:value-type="float">
            <text:p>2.695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3" calcext:value-type="float">
            <text:p>3.0</text:p>
          </table:table-cell>
          <table:table-cell office:value-type="float" office:value="3.413619" calcext:value-type="float">
            <text:p>3.413619</text:p>
          </table:table-cell>
          <table:table-cell table:formula="of:=LOG([.E10])/LOG([.A10])" office:value-type="float" office:value="0.558783581574555" calcext:value-type="float">
            <text:p>0.558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4" calcext:value-type="float">
            <text:p>4.0</text:p>
          </table:table-cell>
          <table:table-cell office:value-type="float" office:value="3.739177" calcext:value-type="float">
            <text:p>3.739177</text:p>
          </table:table-cell>
          <table:table-cell table:formula="of:=LOG([.E11])/LOG([.A11])" office:value-type="float" office:value="0.572776023673578" calcext:value-type="float">
            <text:p>0.572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5" calcext:value-type="float">
            <text:p>5.0</text:p>
          </table:table-cell>
          <table:table-cell office:value-type="float" office:value="4.004579" calcext:value-type="float">
            <text:p>4.004579</text:p>
          </table:table-cell>
          <table:table-cell table:formula="of:=LOG([.E12])/LOG([.A12])" office:value-type="float" office:value="0.578606777423632" calcext:value-type="float">
            <text:p>0.57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3]/[.C13]" office:value-type="float" office:value="6" calcext:value-type="float">
            <text:p>6.0</text:p>
          </table:table-cell>
          <table:table-cell office:value-type="float" office:value="4.251763" calcext:value-type="float">
            <text:p>4.251763</text:p>
          </table:table-cell>
          <table:table-cell table:formula="of:=LOG([.E13])/LOG([.A13])" office:value-type="float" office:value="0.582449936529295" calcext:value-type="float">
            <text:p>0.582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4]/[.C14]" office:value-type="float" office:value="7" calcext:value-type="float">
            <text:p>7.0</text:p>
          </table:table-cell>
          <table:table-cell office:value-type="float" office:value="4.483267" calcext:value-type="float">
            <text:p>4.483267</text:p>
          </table:table-cell>
          <table:table-cell table:formula="of:=LOG([.E14])/LOG([.A14])" office:value-type="float" office:value="0.584944111027638" calcext:value-type="float">
            <text:p>0.584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8" calcext:value-type="float">
            <text:p>8.0</text:p>
          </table:table-cell>
          <table:table-cell office:value-type="float" office:value="4.705327" calcext:value-type="float">
            <text:p>4.705327</text:p>
          </table:table-cell>
          <table:table-cell table:formula="of:=LOG([.E15])/LOG([.A15])" office:value-type="float" office:value="0.58683653961372" calcext:value-type="float">
            <text:p>0.5868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6]/[.C16]" office:value-type="float" office:value="9" calcext:value-type="float">
            <text:p>9.0</text:p>
          </table:table-cell>
          <table:table-cell office:value-type="float" office:value="4.91756" calcext:value-type="float">
            <text:p>4.91756</text:p>
          </table:table-cell>
          <table:table-cell table:formula="of:=LOG([.E16])/LOG([.A16])" office:value-type="float" office:value="0.588176863146834" calcext:value-type="float">
            <text:p>0.588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]/[.C17]" office:value-type="float" office:value="10" calcext:value-type="float">
            <text:p>10.0</text:p>
          </table:table-cell>
          <table:table-cell office:value-type="float" office:value="5.148557" calcext:value-type="float">
            <text:p>5.148557</text:p>
          </table:table-cell>
          <table:table-cell table:formula="of:=LOG([.E17])/LOG([.A17])" office:value-type="float" office:value="0.591042035226689" calcext:value-type="float">
            <text:p>0.591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]/[.C18]" office:value-type="float" office:value="11" calcext:value-type="float">
            <text:p>11.0</text:p>
          </table:table-cell>
          <table:table-cell office:value-type="float" office:value="5.356042" calcext:value-type="float">
            <text:p>5.356042</text:p>
          </table:table-cell>
          <table:table-cell table:formula="of:=LOG([.E18])/LOG([.A18])" office:value-type="float" office:value="0.592339886084403" calcext:value-type="float">
            <text:p>0.592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]/[.C19]" office:value-type="float" office:value="12" calcext:value-type="float">
            <text:p>12.0</text:p>
          </table:table-cell>
          <table:table-cell office:value-type="float" office:value="5.568576" calcext:value-type="float">
            <text:p>5.568576</text:p>
          </table:table-cell>
          <table:table-cell table:formula="of:=LOG([.E19])/LOG([.A19])" office:value-type="float" office:value="0.594089449312722" calcext:value-type="float">
            <text:p>0.59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0]/[.C20]" office:value-type="float" office:value="13" calcext:value-type="float">
            <text:p>13.0</text:p>
          </table:table-cell>
          <table:table-cell office:value-type="float" office:value="5.760741" calcext:value-type="float">
            <text:p>5.760741</text:p>
          </table:table-cell>
          <table:table-cell table:formula="of:=LOG([.E20])/LOG([.A20])" office:value-type="float" office:value="0.594702802352755" calcext:value-type="float">
            <text:p>0.594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14" calcext:value-type="float">
            <text:p>14.0</text:p>
          </table:table-cell>
          <table:table-cell office:value-type="float" office:value="5.938044" calcext:value-type="float">
            <text:p>5.938044</text:p>
          </table:table-cell>
          <table:table-cell table:formula="of:=LOG([.E21])/LOG([.A21])" office:value-type="float" office:value="0.594639181191948" calcext:value-type="float">
            <text:p>0.594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22]/[.C22]" office:value-type="float" office:value="15" calcext:value-type="float">
            <text:p>15.0</text:p>
          </table:table-cell>
          <table:table-cell office:value-type="float" office:value="6.125638" calcext:value-type="float">
            <text:p>6.125638</text:p>
          </table:table-cell>
          <table:table-cell table:formula="of:=LOG([.E22])/LOG([.A22])" office:value-type="float" office:value="0.595325852033065" calcext:value-type="float">
            <text:p>0.595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3]/[.C23]" office:value-type="float" office:value="16" calcext:value-type="float">
            <text:p>16.0</text:p>
          </table:table-cell>
          <table:table-cell office:value-type="float" office:value="6.31345" calcext:value-type="float">
            <text:p>6.31345</text:p>
          </table:table-cell>
          <table:table-cell table:formula="of:=LOG([.E23])/LOG([.A23])" office:value-type="float" office:value="0.596136192282227" calcext:value-type="float">
            <text:p>0.596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]/[.C24]" office:value-type="float" office:value="5.5" calcext:value-type="float">
            <text:p>5.5</text:p>
          </table:table-cell>
          <table:table-cell office:value-type="float" office:value="6.534946" calcext:value-type="float">
            <text:p>6.534946</text:p>
          </table:table-cell>
          <table:table-cell table:formula="of:=LOG([.E24])/LOG([.A24])" office:value-type="float" office:value="0.598682043266859" calcext:value-type="float">
            <text:p>0.598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5]/[.C25]" office:value-type="float" office:value="6" calcext:value-type="float">
            <text:p>6.0</text:p>
          </table:table-cell>
          <table:table-cell office:value-type="float" office:value="6.750863" calcext:value-type="float">
            <text:p>6.750863</text:p>
          </table:table-cell>
          <table:table-cell table:formula="of:=LOG([.E25])/LOG([.A25])" office:value-type="float" office:value="0.600893015193157" calcext:value-type="float">
            <text:p>0.600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6]/[.C26]" office:value-type="float" office:value="6.5" calcext:value-type="float">
            <text:p>6.5</text:p>
          </table:table-cell>
          <table:table-cell office:value-type="float" office:value="6.958639" calcext:value-type="float">
            <text:p>6.958639</text:p>
          </table:table-cell>
          <table:table-cell table:formula="of:=LOG([.E26])/LOG([.A26])" office:value-type="float" office:value="0.602689887649563" calcext:value-type="float">
            <text:p>0.6026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7]/[.C27]" office:value-type="float" office:value="7" calcext:value-type="float">
            <text:p>7.0</text:p>
          </table:table-cell>
          <table:table-cell office:value-type="float" office:value="7.156719" calcext:value-type="float">
            <text:p>7.156719</text:p>
          </table:table-cell>
          <table:table-cell table:formula="of:=LOG([.E27])/LOG([.A27])" office:value-type="float" office:value="0.604049515647586" calcext:value-type="float">
            <text:p>0.604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8]/[.C28]" office:value-type="float" office:value="7.5" calcext:value-type="float">
            <text:p>7.5</text:p>
          </table:table-cell>
          <table:table-cell office:value-type="float" office:value="7.340058" calcext:value-type="float">
            <text:p>7.340058</text:p>
          </table:table-cell>
          <table:table-cell table:formula="of:=LOG([.E28])/LOG([.A28])" office:value-type="float" office:value="0.604807466371712" calcext:value-type="float">
            <text:p>0.60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9]/[.C29]" office:value-type="float" office:value="8" calcext:value-type="float">
            <text:p>8.0</text:p>
          </table:table-cell>
          <table:table-cell office:value-type="float" office:value="7.536667" calcext:value-type="float">
            <text:p>7.536667</text:p>
          </table:table-cell>
          <table:table-cell table:formula="of:=LOG([.E29])/LOG([.A29])" office:value-type="float" office:value="0.606139279771813" calcext:value-type="float">
            <text:p>0.606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8.5" calcext:value-type="float">
            <text:p>8.5</text:p>
          </table:table-cell>
          <table:table-cell office:value-type="float" office:value="7.713785" calcext:value-type="float">
            <text:p>7.713785</text:p>
          </table:table-cell>
          <table:table-cell table:formula="of:=LOG([.E30])/LOG([.A30])" office:value-type="float" office:value="0.606720968737452" calcext:value-type="float">
            <text:p>0.606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9" calcext:value-type="float">
            <text:p>9.0</text:p>
          </table:table-cell>
          <table:table-cell office:value-type="float" office:value="7.892879" calcext:value-type="float">
            <text:p>7.892879</text:p>
          </table:table-cell>
          <table:table-cell table:formula="of:=LOG([.E31])/LOG([.A31])" office:value-type="float" office:value="0.60742166029772" calcext:value-type="float">
            <text:p>0.607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32]/[.C32]" office:value-type="float" office:value="9.5" calcext:value-type="float">
            <text:p>9.5</text:p>
          </table:table-cell>
          <table:table-cell office:value-type="float" office:value="8.071697" calcext:value-type="float">
            <text:p>8.071697</text:p>
          </table:table-cell>
          <table:table-cell table:formula="of:=LOG([.E32])/LOG([.A32])" office:value-type="float" office:value="0.608145464972507" calcext:value-type="float">
            <text:p>0.608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33]/[.C33]" office:value-type="float" office:value="10" calcext:value-type="float">
            <text:p>10.0</text:p>
          </table:table-cell>
          <table:table-cell office:value-type="float" office:value="8.250706" calcext:value-type="float">
            <text:p>8.250706</text:p>
          </table:table-cell>
          <table:table-cell table:formula="of:=LOG([.E33])/LOG([.A33])" office:value-type="float" office:value="0.60890351475945" calcext:value-type="float">
            <text:p>0.608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34]/[.C34]" office:value-type="float" office:value="10.5" calcext:value-type="float">
            <text:p>10.5</text:p>
          </table:table-cell>
          <table:table-cell office:value-type="float" office:value="8.410275" calcext:value-type="float">
            <text:p>8.410275</text:p>
          </table:table-cell>
          <table:table-cell table:formula="of:=LOG([.E34])/LOG([.A34])" office:value-type="float" office:value="0.609023185330904" calcext:value-type="float">
            <text:p>0.6090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35]/[.C35]" office:value-type="float" office:value="11" calcext:value-type="float">
            <text:p>11.0</text:p>
          </table:table-cell>
          <table:table-cell office:value-type="float" office:value="8.568661" calcext:value-type="float">
            <text:p>8.568661</text:p>
          </table:table-cell>
          <table:table-cell table:formula="of:=LOG([.E35])/LOG([.A35])" office:value-type="float" office:value="0.609158213603025" calcext:value-type="float">
            <text:p>0.609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6]/[.C36]" office:value-type="float" office:value="11.5" calcext:value-type="float">
            <text:p>11.5</text:p>
          </table:table-cell>
          <table:table-cell office:value-type="float" office:value="8.727217" calcext:value-type="float">
            <text:p>8.727217</text:p>
          </table:table-cell>
          <table:table-cell table:formula="of:=LOG([.E36])/LOG([.A36])" office:value-type="float" office:value="0.60934864766091" calcext:value-type="float">
            <text:p>0.609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37]/[.C37]" office:value-type="float" office:value="12" calcext:value-type="float">
            <text:p>12.0</text:p>
          </table:table-cell>
          <table:table-cell office:value-type="float" office:value="8.885175" calcext:value-type="float">
            <text:p>8.885175</text:p>
          </table:table-cell>
          <table:table-cell table:formula="of:=LOG([.E37])/LOG([.A37])" office:value-type="float" office:value="0.60956400539376" calcext:value-type="float">
            <text:p>0.609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38]/[.C38]" office:value-type="float" office:value="12.5" calcext:value-type="float">
            <text:p>12.5</text:p>
          </table:table-cell>
          <table:table-cell office:value-type="float" office:value="9.032221" calcext:value-type="float">
            <text:p>9.032221</text:p>
          </table:table-cell>
          <table:table-cell table:formula="of:=LOG([.E38])/LOG([.A38])" office:value-type="float" office:value="0.609484443663977" calcext:value-type="float">
            <text:p>0.609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39]/[.C39]" office:value-type="float" office:value="6.66666666666667" calcext:value-type="float">
            <text:p>6.7</text:p>
          </table:table-cell>
          <table:table-cell office:value-type="float" office:value="9.201263" calcext:value-type="float">
            <text:p>9.201263</text:p>
          </table:table-cell>
          <table:table-cell table:formula="of:=LOG([.E39])/LOG([.A39])" office:value-type="float" office:value="0.610113591758396" calcext:value-type="float">
            <text:p>0.610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40]/[.C40]" office:value-type="float" office:value="7" calcext:value-type="float">
            <text:p>7.0</text:p>
          </table:table-cell>
          <table:table-cell office:value-type="float" office:value="9.367986" calcext:value-type="float">
            <text:p>9.367986</text:p>
          </table:table-cell>
          <table:table-cell table:formula="of:=LOG([.E40])/LOG([.A40])" office:value-type="float" office:value="0.610689364053337" calcext:value-type="float">
            <text:p>0.610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41]/[.C41]" office:value-type="float" office:value="7.33333333333333" calcext:value-type="float">
            <text:p>7.3</text:p>
          </table:table-cell>
          <table:table-cell office:value-type="float" office:value="9.530446" calcext:value-type="float">
            <text:p>9.530446</text:p>
          </table:table-cell>
          <table:table-cell table:formula="of:=LOG([.E41])/LOG([.A41])" office:value-type="float" office:value="0.611158901827776" calcext:value-type="float">
            <text:p>0.611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42]/[.C42]" office:value-type="float" office:value="7.66666666666667" calcext:value-type="float">
            <text:p>7.7</text:p>
          </table:table-cell>
          <table:table-cell office:value-type="float" office:value="9.692142" calcext:value-type="float">
            <text:p>9.692142</text:p>
          </table:table-cell>
          <table:table-cell table:formula="of:=LOG([.E42])/LOG([.A42])" office:value-type="float" office:value="0.611625522087" calcext:value-type="float">
            <text:p>0.611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43]/[.C43]" office:value-type="float" office:value="8" calcext:value-type="float">
            <text:p>8.0</text:p>
          </table:table-cell>
          <table:table-cell office:value-type="float" office:value="9.85401" calcext:value-type="float">
            <text:p>9.85401</text:p>
          </table:table-cell>
          <table:table-cell table:formula="of:=LOG([.E43])/LOG([.A43])" office:value-type="float" office:value="0.61211361960567" calcext:value-type="float">
            <text:p>0.612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44]/[.C44]" office:value-type="float" office:value="8.33333333333333" calcext:value-type="float">
            <text:p>8.3</text:p>
          </table:table-cell>
          <table:table-cell office:value-type="float" office:value="10.0016" calcext:value-type="float">
            <text:p>10.0016</text:p>
          </table:table-cell>
          <table:table-cell table:formula="of:=LOG([.E44])/LOG([.A44])" office:value-type="float" office:value="0.612236788621599" calcext:value-type="float">
            <text:p>0.6122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45]/[.C45]" office:value-type="float" office:value="8.66666666666667" calcext:value-type="float">
            <text:p>8.7</text:p>
          </table:table-cell>
          <table:table-cell office:value-type="float" office:value="10.165726" calcext:value-type="float">
            <text:p>10.165726</text:p>
          </table:table-cell>
          <table:table-cell table:formula="of:=LOG([.E45])/LOG([.A45])" office:value-type="float" office:value="0.612818619153936" calcext:value-type="float">
            <text:p>0.612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46]/[.C46]" office:value-type="float" office:value="9" calcext:value-type="float">
            <text:p>9.0</text:p>
          </table:table-cell>
          <table:table-cell office:value-type="float" office:value="10.329833" calcext:value-type="float">
            <text:p>10.329833</text:p>
          </table:table-cell>
          <table:table-cell table:formula="of:=LOG([.E46])/LOG([.A46])" office:value-type="float" office:value="0.613407708923633" calcext:value-type="float">
            <text:p>0.613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47]/[.C47]" office:value-type="float" office:value="9.33333333333333" calcext:value-type="float">
            <text:p>9.3</text:p>
          </table:table-cell>
          <table:table-cell office:value-type="float" office:value="10.479458" calcext:value-type="float">
            <text:p>10.479458</text:p>
          </table:table-cell>
          <table:table-cell table:formula="of:=LOG([.E47])/LOG([.A47])" office:value-type="float" office:value="0.613642469141321" calcext:value-type="float">
            <text:p>0.6136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48]/[.C48]" office:value-type="float" office:value="9.66666666666667" calcext:value-type="float">
            <text:p>9.7</text:p>
          </table:table-cell>
          <table:table-cell office:value-type="float" office:value="10.618455" calcext:value-type="float">
            <text:p>10.618455</text:p>
          </table:table-cell>
          <table:table-cell table:formula="of:=LOG([.E48])/LOG([.A48])" office:value-type="float" office:value="0.613637130159679" calcext:value-type="float">
            <text:p>0.613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9]/[.C49]" office:value-type="float" office:value="10" calcext:value-type="float">
            <text:p>10.0</text:p>
          </table:table-cell>
          <table:table-cell office:value-type="float" office:value="10.75575" calcext:value-type="float">
            <text:p>10.75575</text:p>
          </table:table-cell>
          <table:table-cell table:formula="of:=LOG([.E49])/LOG([.A49])" office:value-type="float" office:value="0.613618483928375" calcext:value-type="float">
            <text:p>0.61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50]/[.C50]" office:value-type="float" office:value="6.25" calcext:value-type="float">
            <text:p>6.3</text:p>
          </table:table-cell>
          <table:table-cell office:value-type="float" office:value="10.895233" calcext:value-type="float">
            <text:p>10.895233</text:p>
          </table:table-cell>
          <table:table-cell table:formula="of:=LOG([.E50])/LOG([.A50])" office:value-type="float" office:value="0.613678220262183" calcext:value-type="float">
            <text:p>0.613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51]/[.C51]" office:value-type="float" office:value="6.5" calcext:value-type="float">
            <text:p>6.5</text:p>
          </table:table-cell>
          <table:table-cell office:value-type="float" office:value="11.063258" calcext:value-type="float">
            <text:p>11.063258</text:p>
          </table:table-cell>
          <table:table-cell table:formula="of:=LOG([.E51])/LOG([.A51])" office:value-type="float" office:value="0.614421112663581" calcext:value-type="float">
            <text:p>0.6144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B52]/[.C52]" office:value-type="float" office:value="6.75" calcext:value-type="float">
            <text:p>6.8</text:p>
          </table:table-cell>
          <table:table-cell office:value-type="float" office:value="11.231284" calcext:value-type="float">
            <text:p>11.231284</text:p>
          </table:table-cell>
          <table:table-cell table:formula="of:=LOG([.E52])/LOG([.A52])" office:value-type="float" office:value="0.615160316032866" calcext:value-type="float">
            <text:p>0.615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53]/[.C53]" office:value-type="float" office:value="7" calcext:value-type="float">
            <text:p>7.0</text:p>
          </table:table-cell>
          <table:table-cell office:value-type="float" office:value="11.380909" calcext:value-type="float">
            <text:p>11.380909</text:p>
          </table:table-cell>
          <table:table-cell table:formula="of:=LOG([.E53])/LOG([.A53])" office:value-type="float" office:value="0.615486534290134" calcext:value-type="float">
            <text:p>0.615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B54]/[.C54]" office:value-type="float" office:value="7.25" calcext:value-type="float">
            <text:p>7.3</text:p>
          </table:table-cell>
          <table:table-cell office:value-type="float" office:value="11.531863" calcext:value-type="float">
            <text:p>11.531863</text:p>
          </table:table-cell>
          <table:table-cell table:formula="of:=LOG([.E54])/LOG([.A54])" office:value-type="float" office:value="0.615852424194139" calcext:value-type="float">
            <text:p>0.6158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55]/[.C55]" office:value-type="float" office:value="7.5" calcext:value-type="float">
            <text:p>7.5</text:p>
          </table:table-cell>
          <table:table-cell office:value-type="float" office:value="11.669158" calcext:value-type="float">
            <text:p>11.669158</text:p>
          </table:table-cell>
          <table:table-cell table:formula="of:=LOG([.E55])/LOG([.A55])" office:value-type="float" office:value="0.615933597176854" calcext:value-type="float">
            <text:p>0.615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B56]/[.C56]" office:value-type="float" office:value="7.75" calcext:value-type="float">
            <text:p>7.8</text:p>
          </table:table-cell>
          <table:table-cell office:value-type="float" office:value="11.806452" calcext:value-type="float">
            <text:p>11.806452</text:p>
          </table:table-cell>
          <table:table-cell table:formula="of:=LOG([.E56])/LOG([.A56])" office:value-type="float" office:value="0.616032170921145" calcext:value-type="float">
            <text:p>0.616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B57]/[.C57]" office:value-type="float" office:value="8" calcext:value-type="float">
            <text:p>8.0</text:p>
          </table:table-cell>
          <table:table-cell office:value-type="float" office:value="11.941385" calcext:value-type="float">
            <text:p>11.941385</text:p>
          </table:table-cell>
          <table:table-cell table:formula="of:=LOG([.E57])/LOG([.A57])" office:value-type="float" office:value="0.616097744600884" calcext:value-type="float">
            <text:p>0.6160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B58]/[.C58]" office:value-type="float" office:value="8.25" calcext:value-type="float">
            <text:p>8.3</text:p>
          </table:table-cell>
          <table:table-cell office:value-type="float" office:value="12.078679" calcext:value-type="float">
            <text:p>12.078679</text:p>
          </table:table-cell>
          <table:table-cell table:formula="of:=LOG([.E58])/LOG([.A58])" office:value-type="float" office:value="0.616228107727367" calcext:value-type="float">
            <text:p>0.616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B59]/[.C59]" office:value-type="float" office:value="5.6" calcext:value-type="float">
            <text:p>5.6</text:p>
          </table:table-cell>
          <table:table-cell office:value-type="float" office:value="12.211116" calcext:value-type="float">
            <text:p>12.211116</text:p>
          </table:table-cell>
          <table:table-cell table:formula="of:=LOG([.E59])/LOG([.A59])" office:value-type="float" office:value="0.616274302566926" calcext:value-type="float">
            <text:p>0.6162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60]/[.C60]" office:value-type="float" office:value="5.8" calcext:value-type="float">
            <text:p>5.8</text:p>
          </table:table-cell>
          <table:table-cell office:value-type="float" office:value="12.362724" calcext:value-type="float">
            <text:p>12.362724</text:p>
          </table:table-cell>
          <table:table-cell table:formula="of:=LOG([.E60])/LOG([.A60])" office:value-type="float" office:value="0.616716793086857" calcext:value-type="float">
            <text:p>0.616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61]/[.C61]" office:value-type="float" office:value="6" calcext:value-type="float">
            <text:p>6.0</text:p>
          </table:table-cell>
          <table:table-cell office:value-type="float" office:value="12.500019" calcext:value-type="float">
            <text:p>12.500019</text:p>
          </table:table-cell>
          <table:table-cell table:formula="of:=LOG([.E61])/LOG([.A61])" office:value-type="float" office:value="0.616882659952861" calcext:value-type="float">
            <text:p>0.6168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62]/[.C62]" office:value-type="float" office:value="6.2" calcext:value-type="float">
            <text:p>6.2</text:p>
          </table:table-cell>
          <table:table-cell office:value-type="float" office:value="12.637314" calcext:value-type="float">
            <text:p>12.637314</text:p>
          </table:table-cell>
          <table:table-cell table:formula="of:=LOG([.E62])/LOG([.A62])" office:value-type="float" office:value="0.617059523096679" calcext:value-type="float">
            <text:p>0.6170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63]/[.C63]" office:value-type="float" office:value="6.4" calcext:value-type="float">
            <text:p>6.4</text:p>
          </table:table-cell>
          <table:table-cell office:value-type="float" office:value="12.772246" calcext:value-type="float">
            <text:p>12.772246</text:p>
          </table:table-cell>
          <table:table-cell table:formula="of:=LOG([.E63])/LOG([.A63])" office:value-type="float" office:value="0.617201742880102" calcext:value-type="float">
            <text:p>0.6172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64]/[.C64]" office:value-type="float" office:value="6.6" calcext:value-type="float">
            <text:p>6.6</text:p>
          </table:table-cell>
          <table:table-cell office:value-type="float" office:value="12.909542" calcext:value-type="float">
            <text:p>12.909542</text:p>
          </table:table-cell>
          <table:table-cell table:formula="of:=LOG([.E64])/LOG([.A64])" office:value-type="float" office:value="0.617398877125632" calcext:value-type="float">
            <text:p>0.617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5]/[.C65]" office:value-type="float" office:value="6.8" calcext:value-type="float">
            <text:p>6.8</text:p>
          </table:table-cell>
          <table:table-cell office:value-type="float" office:value="13.043041" calcext:value-type="float">
            <text:p>13.043041</text:p>
          </table:table-cell>
          <table:table-cell table:formula="of:=LOG([.E65])/LOG([.A65])" office:value-type="float" office:value="0.617534728280239" calcext:value-type="float">
            <text:p>0.617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6]/[.C66]" office:value-type="float" office:value="7" calcext:value-type="float">
            <text:p>7.0</text:p>
          </table:table-cell>
          <table:table-cell office:value-type="float" office:value="13.172998" calcext:value-type="float">
            <text:p>13.172998</text:p>
          </table:table-cell>
          <table:table-cell table:formula="of:=LOG([.E66])/LOG([.A66])" office:value-type="float" office:value="0.617616182143644" calcext:value-type="float">
            <text:p>0.6176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67]/[.C67]" office:value-type="float" office:value="5" calcext:value-type="float">
            <text:p>5.0</text:p>
          </table:table-cell>
          <table:table-cell office:value-type="float" office:value="13.303819" calcext:value-type="float">
            <text:p>13.303819</text:p>
          </table:table-cell>
          <table:table-cell table:formula="of:=LOG([.E67])/LOG([.A67])" office:value-type="float" office:value="0.617724203120245" calcext:value-type="float">
            <text:p>0.6177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68]/[.C68]" office:value-type="float" office:value="5.16666666666667" calcext:value-type="float">
            <text:p>5.2</text:p>
          </table:table-cell>
          <table:table-cell office:value-type="float" office:value="13.441396" calcext:value-type="float">
            <text:p>13.441396</text:p>
          </table:table-cell>
          <table:table-cell table:formula="of:=LOG([.E68])/LOG([.A68])" office:value-type="float" office:value="0.617961747492725" calcext:value-type="float">
            <text:p>0.61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69]/[.C69]" office:value-type="float" office:value="5.33333333333333" calcext:value-type="float">
            <text:p>5.3</text:p>
          </table:table-cell>
          <table:table-cell office:value-type="float" office:value="13.58011" calcext:value-type="float">
            <text:p>13.58011</text:p>
          </table:table-cell>
          <table:table-cell table:formula="of:=LOG([.E69])/LOG([.A69])" office:value-type="float" office:value="0.618225253871446" calcext:value-type="float">
            <text:p>0.6182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70]/[.C70]" office:value-type="float" office:value="5.5" calcext:value-type="float">
            <text:p>5.5</text:p>
          </table:table-cell>
          <table:table-cell office:value-type="float" office:value="13.716438" calcext:value-type="float">
            <text:p>13.716438</text:p>
          </table:table-cell>
          <table:table-cell table:formula="of:=LOG([.E70])/LOG([.A70])" office:value-type="float" office:value="0.618452786852653" calcext:value-type="float">
            <text:p>0.618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71]/[.C71]" office:value-type="float" office:value="5.66666666666667" calcext:value-type="float">
            <text:p>5.7</text:p>
          </table:table-cell>
          <table:table-cell office:value-type="float" office:value="13.855152" calcext:value-type="float">
            <text:p>13.855152</text:p>
          </table:table-cell>
          <table:table-cell table:formula="of:=LOG([.E71])/LOG([.A71])" office:value-type="float" office:value="0.618726631256728" calcext:value-type="float">
            <text:p>0.6187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72]/[.C72]" office:value-type="float" office:value="5.83333333333333" calcext:value-type="float">
            <text:p>5.8</text:p>
          </table:table-cell>
          <table:table-cell office:value-type="float" office:value="13.984829" calcext:value-type="float">
            <text:p>13.984829</text:p>
          </table:table-cell>
          <table:table-cell table:formula="of:=LOG([.E72])/LOG([.A72])" office:value-type="float" office:value="0.618853203920083" calcext:value-type="float">
            <text:p>0.618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73]/[.C73]" office:value-type="float" office:value="6" calcext:value-type="float">
            <text:p>6.0</text:p>
          </table:table-cell>
          <table:table-cell office:value-type="float" office:value="14.114409" calcext:value-type="float">
            <text:p>14.114409</text:p>
          </table:table-cell>
          <table:table-cell table:formula="of:=LOG([.E73])/LOG([.A73])" office:value-type="float" office:value="0.618985938300749" calcext:value-type="float">
            <text:p>0.618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74]/[.C74]" office:value-type="float" office:value="6.16666666666667" calcext:value-type="float">
            <text:p>6.2</text:p>
          </table:table-cell>
          <table:table-cell office:value-type="float" office:value="14.239166" calcext:value-type="float">
            <text:p>14.239166</text:p>
          </table:table-cell>
          <table:table-cell table:formula="of:=LOG([.E74])/LOG([.A74])" office:value-type="float" office:value="0.619047067868809" calcext:value-type="float">
            <text:p>0.6190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5]/[.C75]" office:value-type="float" office:value="8.8" calcext:value-type="float">
            <text:p>8.8</text:p>
          </table:table-cell>
          <table:table-cell office:value-type="float" office:value="14.375516" calcext:value-type="float">
            <text:p>14.375516</text:p>
          </table:table-cell>
          <table:table-cell table:formula="of:=LOG([.E75])/LOG([.A75])" office:value-type="float" office:value="0.619304407338087" calcext:value-type="float">
            <text:p>0.619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76]/[.C76]" office:value-type="float" office:value="9" calcext:value-type="float">
            <text:p>9.0</text:p>
          </table:table-cell>
          <table:table-cell office:value-type="float" office:value="14.513503" calcext:value-type="float">
            <text:p>14.513503</text:p>
          </table:table-cell>
          <table:table-cell table:formula="of:=LOG([.E76])/LOG([.A76])" office:value-type="float" office:value="0.619591620665407" calcext:value-type="float">
            <text:p>0.619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77]/[.C77]" office:value-type="float" office:value="9.2" calcext:value-type="float">
            <text:p>9.2</text:p>
          </table:table-cell>
          <table:table-cell office:value-type="float" office:value="14.644199" calcext:value-type="float">
            <text:p>14.644199</text:p>
          </table:table-cell>
          <table:table-cell table:formula="of:=LOG([.E77])/LOG([.A77])" office:value-type="float" office:value="0.619766693871639" calcext:value-type="float">
            <text:p>0.6197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8]/[.C78]" office:value-type="float" office:value="9.4" calcext:value-type="float">
            <text:p>9.4</text:p>
          </table:table-cell>
          <table:table-cell office:value-type="float" office:value="14.783431" calcext:value-type="float">
            <text:p>14.783431</text:p>
          </table:table-cell>
          <table:table-cell table:formula="of:=LOG([.E78])/LOG([.A78])" office:value-type="float" office:value="0.620080036977144" calcext:value-type="float">
            <text:p>0.6200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79]/[.C79]" office:value-type="float" office:value="7" calcext:value-type="float">
            <text:p>7.0</text:p>
          </table:table-cell>
          <table:table-cell office:value-type="float" office:value="14.92651" calcext:value-type="float">
            <text:p>14.92651</text:p>
          </table:table-cell>
          <table:table-cell table:formula="of:=LOG([.E79])/LOG([.A79])" office:value-type="float" office:value="0.620454323256746" calcext:value-type="float">
            <text:p>0.620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80]/[.C80]" office:value-type="float" office:value="7.16666666666667" calcext:value-type="float">
            <text:p>7.2</text:p>
          </table:table-cell>
          <table:table-cell office:value-type="float" office:value="15.072919" calcext:value-type="float">
            <text:p>15.072919</text:p>
          </table:table-cell>
          <table:table-cell table:formula="of:=LOG([.E80])/LOG([.A80])" office:value-type="float" office:value="0.620879292205067" calcext:value-type="float">
            <text:p>0.620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81]/[.C81]" office:value-type="float" office:value="7.33333333333333" calcext:value-type="float">
            <text:p>7.3</text:p>
          </table:table-cell>
          <table:table-cell office:value-type="float" office:value="15.215616" calcext:value-type="float">
            <text:p>15.215616</text:p>
          </table:table-cell>
          <table:table-cell table:formula="of:=LOG([.E81])/LOG([.A81])" office:value-type="float" office:value="0.62124731222546" calcext:value-type="float">
            <text:p>0.621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82]/[.C82]" office:value-type="float" office:value="7.5" calcext:value-type="float">
            <text:p>7.5</text:p>
          </table:table-cell>
          <table:table-cell office:value-type="float" office:value="15.355858" calcext:value-type="float">
            <text:p>15.355858</text:p>
          </table:table-cell>
          <table:table-cell table:formula="of:=LOG([.E82])/LOG([.A82])" office:value-type="float" office:value="0.621578936006511" calcext:value-type="float">
            <text:p>0.6215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83]/[.C83]" office:value-type="float" office:value="7.66666666666667" calcext:value-type="float">
            <text:p>7.7</text:p>
          </table:table-cell>
          <table:table-cell office:value-type="float" office:value="15.491669" calcext:value-type="float">
            <text:p>15.491669</text:p>
          </table:table-cell>
          <table:table-cell table:formula="of:=LOG([.E83])/LOG([.A83])" office:value-type="float" office:value="0.621846376362464" calcext:value-type="float">
            <text:p>0.6218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84]/[.C84]" office:value-type="float" office:value="7.83333333333333" calcext:value-type="float">
            <text:p>7.8</text:p>
          </table:table-cell>
          <table:table-cell office:value-type="float" office:value="15.633275" calcext:value-type="float">
            <text:p>15.633275</text:p>
          </table:table-cell>
          <table:table-cell table:formula="of:=LOG([.E84])/LOG([.A84])" office:value-type="float" office:value="0.622199780318583" calcext:value-type="float">
            <text:p>0.622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85]/[.C85]" office:value-type="float" office:value="8" calcext:value-type="float">
            <text:p>8.0</text:p>
          </table:table-cell>
          <table:table-cell office:value-type="float" office:value="15.762953" calcext:value-type="float">
            <text:p>15.762953</text:p>
          </table:table-cell>
          <table:table-cell table:formula="of:=LOG([.E85])/LOG([.A85])" office:value-type="float" office:value="0.622382410551015" calcext:value-type="float">
            <text:p>0.6223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86]/[.C86]" office:value-type="float" office:value="8.16666666666667" calcext:value-type="float">
            <text:p>8.2</text:p>
          </table:table-cell>
          <table:table-cell office:value-type="float" office:value="15.891191" calcext:value-type="float">
            <text:p>15.891191</text:p>
          </table:table-cell>
          <table:table-cell table:formula="of:=LOG([.E86])/LOG([.A86])" office:value-type="float" office:value="0.622548287241717" calcext:value-type="float">
            <text:p>0.622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87]/[.C87]" office:value-type="float" office:value="8.33333333333333" calcext:value-type="float">
            <text:p>8.3</text:p>
          </table:table-cell>
          <table:table-cell office:value-type="float" office:value="16.020868" calcext:value-type="float">
            <text:p>16.020868</text:p>
          </table:table-cell>
          <table:table-cell table:formula="of:=LOG([.E87])/LOG([.A87])" office:value-type="float" office:value="0.622738178672698" calcext:value-type="float">
            <text:p>0.6227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88]/[.C88]" office:value-type="float" office:value="8.5" calcext:value-type="float">
            <text:p>8.5</text:p>
          </table:table-cell>
          <table:table-cell office:value-type="float" office:value="16.149104" calcext:value-type="float">
            <text:p>16.149104</text:p>
          </table:table-cell>
          <table:table-cell table:formula="of:=LOG([.E88])/LOG([.A88])" office:value-type="float" office:value="0.622911285754691" calcext:value-type="float">
            <text:p>0.6229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89]/[.C89]" office:value-type="float" office:value="8.66666666666667" calcext:value-type="float">
            <text:p>8.7</text:p>
          </table:table-cell>
          <table:table-cell office:value-type="float" office:value="16.275134" calcext:value-type="float">
            <text:p>16.275134</text:p>
          </table:table-cell>
          <table:table-cell table:formula="of:=LOG([.E89])/LOG([.A89])" office:value-type="float" office:value="0.623057531103518" calcext:value-type="float">
            <text:p>0.6230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90]/[.C90]" office:value-type="float" office:value="8.83333333333333" calcext:value-type="float">
            <text:p>8.8</text:p>
          </table:table-cell>
          <table:table-cell office:value-type="float" office:value="16.400561" calcext:value-type="float">
            <text:p>16.400561</text:p>
          </table:table-cell>
          <table:table-cell table:formula="of:=LOG([.E90])/LOG([.A90])" office:value-type="float" office:value="0.623199410944732" calcext:value-type="float">
            <text:p>0.623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91]/[.C91]" office:value-type="float" office:value="9" calcext:value-type="float">
            <text:p>9.0</text:p>
          </table:table-cell>
          <table:table-cell office:value-type="float" office:value="16.525468" calcext:value-type="float">
            <text:p>16.525468</text:p>
          </table:table-cell>
          <table:table-cell table:formula="of:=LOG([.E91])/LOG([.A91])" office:value-type="float" office:value="0.623338076842933" calcext:value-type="float">
            <text:p>0.62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92]/[.C92]" office:value-type="float" office:value="7" calcext:value-type="float">
            <text:p>7.0</text:p>
          </table:table-cell>
          <table:table-cell office:value-type="float" office:value="16.65049" calcext:value-type="float">
            <text:p>16.65049</text:p>
          </table:table-cell>
          <table:table-cell table:formula="of:=LOG([.E92])/LOG([.A92])" office:value-type="float" office:value="0.623481986384126" calcext:value-type="float">
            <text:p>0.6234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93]/[.C93]" office:value-type="float" office:value="7.14285714285714" calcext:value-type="float">
            <text:p>7.1</text:p>
          </table:table-cell>
          <table:table-cell office:value-type="float" office:value="16.780167" calcext:value-type="float">
            <text:p>16.780167</text:p>
          </table:table-cell>
          <table:table-cell table:formula="of:=LOG([.E93])/LOG([.A93])" office:value-type="float" office:value="0.623690737693494" calcext:value-type="float">
            <text:p>0.623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94]/[.C94]" office:value-type="float" office:value="7.28571428571429" calcext:value-type="float">
            <text:p>7.3</text:p>
          </table:table-cell>
          <table:table-cell office:value-type="float" office:value="16.908892" calcext:value-type="float">
            <text:p>16.908892</text:p>
          </table:table-cell>
          <table:table-cell table:formula="of:=LOG([.E94])/LOG([.A94])" office:value-type="float" office:value="0.623889148308027" calcext:value-type="float">
            <text:p>0.6238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95]/[.C95]" office:value-type="float" office:value="7.42857142857143" calcext:value-type="float">
            <text:p>7.4</text:p>
          </table:table-cell>
          <table:table-cell office:value-type="float" office:value="17.040007" calcext:value-type="float">
            <text:p>17.040007</text:p>
          </table:table-cell>
          <table:table-cell table:formula="of:=LOG([.E95])/LOG([.A95])" office:value-type="float" office:value="0.624120614683613" calcext:value-type="float">
            <text:p>0.624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96]/[.C96]" office:value-type="float" office:value="7.57142857142857" calcext:value-type="float">
            <text:p>7.6</text:p>
          </table:table-cell>
          <table:table-cell office:value-type="float" office:value="17.170658" calcext:value-type="float">
            <text:p>17.170658</text:p>
          </table:table-cell>
          <table:table-cell table:formula="of:=LOG([.E96])/LOG([.A96])" office:value-type="float" office:value="0.624347575595438" calcext:value-type="float">
            <text:p>0.6243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97]/[.C97]" office:value-type="float" office:value="7.71428571428571" calcext:value-type="float">
            <text:p>7.7</text:p>
          </table:table-cell>
          <table:table-cell office:value-type="float" office:value="17.301008" calcext:value-type="float">
            <text:p>17.301008</text:p>
          </table:table-cell>
          <table:table-cell table:formula="of:=LOG([.E97])/LOG([.A97])" office:value-type="float" office:value="0.624572150527702" calcext:value-type="float">
            <text:p>0.6245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98]/[.C98]" office:value-type="float" office:value="7.85714285714286" calcext:value-type="float">
            <text:p>7.9</text:p>
          </table:table-cell>
          <table:table-cell office:value-type="float" office:value="17.428879" calcext:value-type="float">
            <text:p>17.428879</text:p>
          </table:table-cell>
          <table:table-cell table:formula="of:=LOG([.E98])/LOG([.A98])" office:value-type="float" office:value="0.62476701948901" calcext:value-type="float">
            <text:p>0.6247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99]/[.C99]" office:value-type="float" office:value="8" calcext:value-type="float">
            <text:p>8.0</text:p>
          </table:table-cell>
          <table:table-cell office:value-type="float" office:value="17.559425" calcext:value-type="float">
            <text:p>17.559425</text:p>
          </table:table-cell>
          <table:table-cell table:formula="of:=LOG([.E99])/LOG([.A99])" office:value-type="float" office:value="0.624996983321465" calcext:value-type="float">
            <text:p>0.624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100]/[.C100]" office:value-type="float" office:value="8.14285714285714" calcext:value-type="float">
            <text:p>8.1</text:p>
          </table:table-cell>
          <table:table-cell office:value-type="float" office:value="17.678974" calcext:value-type="float">
            <text:p>17.678974</text:p>
          </table:table-cell>
          <table:table-cell table:formula="of:=LOG([.E100])/LOG([.A100])" office:value-type="float" office:value="0.625092732623123" calcext:value-type="float">
            <text:p>0.625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101]/[.C101]" office:value-type="float" office:value="8.28571428571429" calcext:value-type="float">
            <text:p>8.3</text:p>
          </table:table-cell>
          <table:table-cell office:value-type="float" office:value="17.797195" calcext:value-type="float">
            <text:p>17.797195</text:p>
          </table:table-cell>
          <table:table-cell table:formula="of:=LOG([.E101])/LOG([.A101])" office:value-type="float" office:value="0.625175779468602" calcext:value-type="float">
            <text:p>0.6251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02]/[.C102]" office:value-type="float" office:value="8.42857142857143" calcext:value-type="float">
            <text:p>8.4</text:p>
          </table:table-cell>
          <table:table-cell office:value-type="float" office:value="17.915415" calcext:value-type="float">
            <text:p>17.915415</text:p>
          </table:table-cell>
          <table:table-cell table:formula="of:=LOG([.E102])/LOG([.A102])" office:value-type="float" office:value="0.625262440038994" calcext:value-type="float">
            <text:p>0.6252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03]/[.C103]" office:value-type="float" office:value="8.57142857142857" calcext:value-type="float">
            <text:p>8.6</text:p>
          </table:table-cell>
          <table:table-cell office:value-type="float" office:value="18.033621" calcext:value-type="float">
            <text:p>18.033621</text:p>
          </table:table-cell>
          <table:table-cell table:formula="of:=LOG([.E103])/LOG([.A103])" office:value-type="float" office:value="0.625352400059649" calcext:value-type="float">
            <text:p>0.625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B104]/[.C104]" office:value-type="float" office:value="8.71428571428571" calcext:value-type="float">
            <text:p>8.7</text:p>
          </table:table-cell>
          <table:table-cell office:value-type="float" office:value="18.15317" calcext:value-type="float">
            <text:p>18.15317</text:p>
          </table:table-cell>
          <table:table-cell table:formula="of:=LOG([.E104])/LOG([.A104])" office:value-type="float" office:value="0.625461641547895" calcext:value-type="float">
            <text:p>0.6254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05]/[.C105]" office:value-type="float" office:value="8.85714285714286" calcext:value-type="float">
            <text:p>8.9</text:p>
          </table:table-cell>
          <table:table-cell office:value-type="float" office:value="18.266701" calcext:value-type="float">
            <text:p>18.266701</text:p>
          </table:table-cell>
          <table:table-cell table:formula="of:=LOG([.E105])/LOG([.A105])" office:value-type="float" office:value="0.625502858810444" calcext:value-type="float">
            <text:p>0.6255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06]/[.C106]" office:value-type="float" office:value="9" calcext:value-type="float">
            <text:p>9.0</text:p>
          </table:table-cell>
          <table:table-cell office:value-type="float" office:value="18.38625" calcext:value-type="float">
            <text:p>18.38625</text:p>
          </table:table-cell>
          <table:table-cell table:formula="of:=LOG([.E106])/LOG([.A106])" office:value-type="float" office:value="0.625618373081512" calcext:value-type="float">
            <text:p>0.6256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07]/[.C107]" office:value-type="float" office:value="7.25" calcext:value-type="float">
            <text:p>7.3</text:p>
          </table:table-cell>
          <table:table-cell office:value-type="float" office:value="18.497187" calcext:value-type="float">
            <text:p>18.497187</text:p>
          </table:table-cell>
          <table:table-cell table:formula="of:=LOG([.E107])/LOG([.A107])" office:value-type="float" office:value="0.625636704498305" calcext:value-type="float">
            <text:p>0.6256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08]/[.C108]" office:value-type="float" office:value="7.375" calcext:value-type="float">
            <text:p>7.4</text:p>
          </table:table-cell>
          <table:table-cell office:value-type="float" office:value="18.615407" calcext:value-type="float">
            <text:p>18.615407</text:p>
          </table:table-cell>
          <table:table-cell table:formula="of:=LOG([.E108])/LOG([.A108])" office:value-type="float" office:value="0.625742922490435" calcext:value-type="float">
            <text:p>0.6257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09]/[.C109]" office:value-type="float" office:value="7.5" calcext:value-type="float">
            <text:p>7.5</text:p>
          </table:table-cell>
          <table:table-cell office:value-type="float" office:value="18.733613" calcext:value-type="float">
            <text:p>18.733613</text:p>
          </table:table-cell>
          <table:table-cell table:formula="of:=LOG([.E109])/LOG([.A109])" office:value-type="float" office:value="0.62585161645406" calcext:value-type="float">
            <text:p>0.6258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10]/[.C110]" office:value-type="float" office:value="7.625" calcext:value-type="float">
            <text:p>7.6</text:p>
          </table:table-cell>
          <table:table-cell office:value-type="float" office:value="18.853162" calcext:value-type="float">
            <text:p>18.853162</text:p>
          </table:table-cell>
          <table:table-cell table:formula="of:=LOG([.E110])/LOG([.A110])" office:value-type="float" office:value="0.625978017172548" calcext:value-type="float">
            <text:p>0.6259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11]/[.C111]" office:value-type="float" office:value="7.75" calcext:value-type="float">
            <text:p>7.8</text:p>
          </table:table-cell>
          <table:table-cell office:value-type="float" office:value="18.966693" calcext:value-type="float">
            <text:p>18.966693</text:p>
          </table:table-cell>
          <table:table-cell table:formula="of:=LOG([.E111])/LOG([.A111])" office:value-type="float" office:value="0.62603908789391" calcext:value-type="float">
            <text:p>0.626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B112]/[.C112]" office:value-type="float" office:value="7.875" calcext:value-type="float">
            <text:p>7.9</text:p>
          </table:table-cell>
          <table:table-cell office:value-type="float" office:value="19.086241" calcext:value-type="float">
            <text:p>19.086241</text:p>
          </table:table-cell>
          <table:table-cell table:formula="of:=LOG([.E112])/LOG([.A112])" office:value-type="float" office:value="0.62617025115373" calcext:value-type="float">
            <text:p>0.6261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113]/[.C113]" office:value-type="float" office:value="8" calcext:value-type="float">
            <text:p>8.0</text:p>
          </table:table-cell>
          <table:table-cell office:value-type="float" office:value="19.19912" calcext:value-type="float">
            <text:p>19.19912</text:p>
          </table:table-cell>
          <table:table-cell table:formula="of:=LOG([.E113])/LOG([.A113])" office:value-type="float" office:value="0.626229766128777" calcext:value-type="float">
            <text:p>0.6262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B114]/[.C114]" office:value-type="float" office:value="8.125" calcext:value-type="float">
            <text:p>8.1</text:p>
          </table:table-cell>
          <table:table-cell office:value-type="float" office:value="19.311996" calcext:value-type="float">
            <text:p>19.311996</text:p>
          </table:table-cell>
          <table:table-cell table:formula="of:=LOG([.E114])/LOG([.A114])" office:value-type="float" office:value="0.626292271920374" calcext:value-type="float">
            <text:p>0.626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B115]/[.C115]" office:value-type="float" office:value="8.25" calcext:value-type="float">
            <text:p>8.3</text:p>
          </table:table-cell>
          <table:table-cell office:value-type="float" office:value="19.424873" calcext:value-type="float">
            <text:p>19.424873</text:p>
          </table:table-cell>
          <table:table-cell table:formula="of:=LOG([.E115])/LOG([.A115])" office:value-type="float" office:value="0.626357698181211" calcext:value-type="float">
            <text:p>0.6263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B116]/[.C116]" office:value-type="float" office:value="8.375" calcext:value-type="float">
            <text:p>8.4</text:p>
          </table:table-cell>
          <table:table-cell office:value-type="float" office:value="19.537749" calcext:value-type="float">
            <text:p>19.537749</text:p>
          </table:table-cell>
          <table:table-cell table:formula="of:=LOG([.E116])/LOG([.A116])" office:value-type="float" office:value="0.626425912948385" calcext:value-type="float">
            <text:p>0.626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17]/[.C117]" office:value-type="float" office:value="8.5" calcext:value-type="float">
            <text:p>8.5</text:p>
          </table:table-cell>
          <table:table-cell office:value-type="float" office:value="19.648374" calcext:value-type="float">
            <text:p>19.648374</text:p>
          </table:table-cell>
          <table:table-cell table:formula="of:=LOG([.E117])/LOG([.A117])" office:value-type="float" office:value="0.626472722106225" calcext:value-type="float">
            <text:p>0.6264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[.B118]/[.C118]" office:value-type="float" office:value="8.625" calcext:value-type="float">
            <text:p>8.6</text:p>
          </table:table-cell>
          <table:table-cell office:value-type="float" office:value="19.757907" calcext:value-type="float">
            <text:p>19.757907</text:p>
          </table:table-cell>
          <table:table-cell table:formula="of:=LOG([.E118])/LOG([.A118])" office:value-type="float" office:value="0.62651087644151" calcext:value-type="float">
            <text:p>0.626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119]/[.C119]" office:value-type="float" office:value="8.75" calcext:value-type="float">
            <text:p>8.8</text:p>
          </table:table-cell>
          <table:table-cell office:value-type="float" office:value="19.866221" calcext:value-type="float">
            <text:p>19.866221</text:p>
          </table:table-cell>
          <table:table-cell table:formula="of:=LOG([.E119])/LOG([.A119])" office:value-type="float" office:value="0.626539184111431" calcext:value-type="float">
            <text:p>0.626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B120]/[.C120]" office:value-type="float" office:value="8.875" calcext:value-type="float">
            <text:p>8.9</text:p>
          </table:table-cell>
          <table:table-cell office:value-type="float" office:value="19.973319" calcext:value-type="float">
            <text:p>19.973319</text:p>
          </table:table-cell>
          <table:table-cell table:formula="of:=LOG([.E120])/LOG([.A120])" office:value-type="float" office:value="0.626557848365527" calcext:value-type="float">
            <text:p>0.6265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121]/[.C121]" office:value-type="float" office:value="9" calcext:value-type="float">
            <text:p>9.0</text:p>
          </table:table-cell>
          <table:table-cell office:value-type="float" office:value="20.082851" calcext:value-type="float">
            <text:p>20.082851</text:p>
          </table:table-cell>
          <table:table-cell table:formula="of:=LOG([.E121])/LOG([.A121])" office:value-type="float" office:value="0.626605000695729" calcext:value-type="float">
            <text:p>0.6266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122]/[.C122]" office:value-type="float" office:value="9.125" calcext:value-type="float">
            <text:p>9.1</text:p>
          </table:table-cell>
          <table:table-cell office:value-type="float" office:value="20.190781" calcext:value-type="float">
            <text:p>20.190781</text:p>
          </table:table-cell>
          <table:table-cell table:formula="of:=LOG([.E122])/LOG([.A122])" office:value-type="float" office:value="0.626638316565336" calcext:value-type="float">
            <text:p>0.6266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[.B123]/[.C123]" office:value-type="float" office:value="9.25" calcext:value-type="float">
            <text:p>9.3</text:p>
          </table:table-cell>
          <table:table-cell office:value-type="float" office:value="20.297231" calcext:value-type="float">
            <text:p>20.297231</text:p>
          </table:table-cell>
          <table:table-cell table:formula="of:=LOG([.E123])/LOG([.A123])" office:value-type="float" office:value="0.626659301608065" calcext:value-type="float">
            <text:p>0.6266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B124]/[.C124]" office:value-type="float" office:value="9.375" calcext:value-type="float">
            <text:p>9.4</text:p>
          </table:table-cell>
          <table:table-cell office:value-type="float" office:value="20.406565" calcext:value-type="float">
            <text:p>20.406565</text:p>
          </table:table-cell>
          <table:table-cell table:formula="of:=LOG([.E124])/LOG([.A124])" office:value-type="float" office:value="0.626712619485945" calcext:value-type="float">
            <text:p>0.6267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[.B125]/[.C125]" office:value-type="float" office:value="9.5" calcext:value-type="float">
            <text:p>9.5</text:p>
          </table:table-cell>
          <table:table-cell office:value-type="float" office:value="20.516234" calcext:value-type="float">
            <text:p>20.516234</text:p>
          </table:table-cell>
          <table:table-cell table:formula="of:=LOG([.E125])/LOG([.A125])" office:value-type="float" office:value="0.626771783779579" calcext:value-type="float">
            <text:p>0.6267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[.B126]/[.C126]" office:value-type="float" office:value="9.625" calcext:value-type="float">
            <text:p>9.6</text:p>
          </table:table-cell>
          <table:table-cell office:value-type="float" office:value="20.623258" calcext:value-type="float">
            <text:p>20.623258</text:p>
          </table:table-cell>
          <table:table-cell table:formula="of:=LOG([.E126])/LOG([.A126])" office:value-type="float" office:value="0.626806714043115" calcext:value-type="float">
            <text:p>0.6268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B127]/[.C127]" office:value-type="float" office:value="9.75" calcext:value-type="float">
            <text:p>9.8</text:p>
          </table:table-cell>
          <table:table-cell office:value-type="float" office:value="20.726678" calcext:value-type="float">
            <text:p>20.726678</text:p>
          </table:table-cell>
          <table:table-cell table:formula="of:=LOG([.E127])/LOG([.A127])" office:value-type="float" office:value="0.626808304620274" calcext:value-type="float">
            <text:p>0.6268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128]/[.C128]" office:value-type="float" office:value="8.11111111111111" calcext:value-type="float">
            <text:p>8.1</text:p>
          </table:table-cell>
          <table:table-cell office:value-type="float" office:value="20.83557" calcext:value-type="float">
            <text:p>20.83557</text:p>
          </table:table-cell>
          <table:table-cell table:formula="of:=LOG([.E128])/LOG([.A128])" office:value-type="float" office:value="0.626867123030867" calcext:value-type="float">
            <text:p>0.6268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[.B129]/[.C129]" office:value-type="float" office:value="8.22222222222222" calcext:value-type="float">
            <text:p>8.2</text:p>
          </table:table-cell>
          <table:table-cell office:value-type="float" office:value="20.942019" calcext:value-type="float">
            <text:p>20.942019</text:p>
          </table:table-cell>
          <table:table-cell table:formula="of:=LOG([.E129])/LOG([.A129])" office:value-type="float" office:value="0.626904090386964" calcext:value-type="float">
            <text:p>0.626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B130]/[.C130]" office:value-type="float" office:value="8.33333333333333" calcext:value-type="float">
            <text:p>8.3</text:p>
          </table:table-cell>
          <table:table-cell office:value-type="float" office:value="21.050902" calcext:value-type="float">
            <text:p>21.050902</text:p>
          </table:table-cell>
          <table:table-cell table:formula="of:=LOG([.E130])/LOG([.A130])" office:value-type="float" office:value="0.626967289278905" calcext:value-type="float">
            <text:p>0.6269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31]/[.C131]" office:value-type="float" office:value="8.44444444444444" calcext:value-type="float">
            <text:p>8.4</text:p>
          </table:table-cell>
          <table:table-cell office:value-type="float" office:value="21.161023" calcext:value-type="float">
            <text:p>21.161023</text:p>
          </table:table-cell>
          <table:table-cell table:formula="of:=LOG([.E131])/LOG([.A131])" office:value-type="float" office:value="0.627044550546844" calcext:value-type="float">
            <text:p>0.6270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formula="of:=[.B132]/[.C132]" office:value-type="float" office:value="8.55555555555556" calcext:value-type="float">
            <text:p>8.6</text:p>
          </table:table-cell>
          <table:table-cell office:value-type="float" office:value="21.268047" calcext:value-type="float">
            <text:p>21.268047</text:p>
          </table:table-cell>
          <table:table-cell table:formula="of:=LOG([.E132])/LOG([.A132])" office:value-type="float" office:value="0.627093757002029" calcext:value-type="float">
            <text:p>0.6270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B133]/[.C133]" office:value-type="float" office:value="8.66666666666667" calcext:value-type="float">
            <text:p>8.7</text:p>
          </table:table-cell>
          <table:table-cell office:value-type="float" office:value="21.371928" calcext:value-type="float">
            <text:p>21.371928</text:p>
          </table:table-cell>
          <table:table-cell table:formula="of:=LOG([.E133])/LOG([.A133])" office:value-type="float" office:value="0.627114991298688" calcext:value-type="float">
            <text:p>0.627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[.B134]/[.C134]" office:value-type="float" office:value="8.77777777777778" calcext:value-type="float">
            <text:p>8.8</text:p>
          </table:table-cell>
          <table:table-cell office:value-type="float" office:value="21.479027" calcext:value-type="float">
            <text:p>21.479027</text:p>
          </table:table-cell>
          <table:table-cell table:formula="of:=LOG([.E134])/LOG([.A134])" office:value-type="float" office:value="0.627169326820304" calcext:value-type="float">
            <text:p>0.627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135]/[.C135]" office:value-type="float" office:value="8.88888888888889" calcext:value-type="float">
            <text:p>8.9</text:p>
          </table:table-cell>
          <table:table-cell office:value-type="float" office:value="21.576014" calcext:value-type="float">
            <text:p>21.576014</text:p>
          </table:table-cell>
          <table:table-cell table:formula="of:=LOG([.E135])/LOG([.A135])" office:value-type="float" office:value="0.627129992029776" calcext:value-type="float">
            <text:p>0.627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[.B136]/[.C136]" office:value-type="float" office:value="9" calcext:value-type="float">
            <text:p>9.0</text:p>
          </table:table-cell>
          <table:table-cell office:value-type="float" office:value="21.690285" calcext:value-type="float">
            <text:p>21.690285</text:p>
          </table:table-cell>
          <table:table-cell table:formula="of:=LOG([.E136])/LOG([.A136])" office:value-type="float" office:value="0.627256291120082" calcext:value-type="float">
            <text:p>0.6272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[.B137]/[.C137]" office:value-type="float" office:value="9.11111111111111" calcext:value-type="float">
            <text:p>9.1</text:p>
          </table:table-cell>
          <table:table-cell office:value-type="float" office:value="21.788061" calcext:value-type="float">
            <text:p>21.788061</text:p>
          </table:table-cell>
          <table:table-cell table:formula="of:=LOG([.E137])/LOG([.A137])" office:value-type="float" office:value="0.627229518639817" calcext:value-type="float">
            <text:p>0.6272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B138]/[.C138]" office:value-type="float" office:value="9.22222222222222" calcext:value-type="float">
            <text:p>9.2</text:p>
          </table:table-cell>
          <table:table-cell office:value-type="float" office:value="21.885834" calcext:value-type="float">
            <text:p>21.885834</text:p>
          </table:table-cell>
          <table:table-cell table:formula="of:=LOG([.E138])/LOG([.A138])" office:value-type="float" office:value="0.627205597893797" calcext:value-type="float">
            <text:p>0.627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B139]/[.C139]" office:value-type="float" office:value="9.33333333333333" calcext:value-type="float">
            <text:p>9.3</text:p>
          </table:table-cell>
          <table:table-cell office:value-type="float" office:value="21.983767" calcext:value-type="float">
            <text:p>21.983767</text:p>
          </table:table-cell>
          <table:table-cell table:formula="of:=LOG([.E139])/LOG([.A139])" office:value-type="float" office:value="0.627185956890304" calcext:value-type="float">
            <text:p>0.627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B140]/[.C140]" office:value-type="float" office:value="9.44444444444444" calcext:value-type="float">
            <text:p>9.4</text:p>
          </table:table-cell>
          <table:table-cell office:value-type="float" office:value="22.081978" calcext:value-type="float">
            <text:p>22.081978</text:p>
          </table:table-cell>
          <table:table-cell table:formula="of:=LOG([.E140])/LOG([.A140])" office:value-type="float" office:value="0.627171577491017" calcext:value-type="float">
            <text:p>0.627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B141]/[.C141]" office:value-type="float" office:value="9.55555555555556" calcext:value-type="float">
            <text:p>9.6</text:p>
          </table:table-cell>
          <table:table-cell office:value-type="float" office:value="22.180191" calcext:value-type="float">
            <text:p>22.180191</text:p>
          </table:table-cell>
          <table:table-cell table:formula="of:=LOG([.E141])/LOG([.A141])" office:value-type="float" office:value="0.627159824245292" calcext:value-type="float">
            <text:p>0.627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formula="of:=[.B142]/[.C142]" office:value-type="float" office:value="6.81818181818182" calcext:value-type="float">
            <text:p>6.8</text:p>
          </table:table-cell>
          <table:table-cell office:value-type="float" office:value="22.283269" calcext:value-type="float">
            <text:p>22.283269</text:p>
          </table:table-cell>
          <table:table-cell table:formula="of:=LOG([.E142])/LOG([.A142])" office:value-type="float" office:value="0.627194730916296" calcext:value-type="float">
            <text:p>0.6271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[.B143]/[.C143]" office:value-type="float" office:value="6.90909090909091" calcext:value-type="float">
            <text:p>6.9</text:p>
          </table:table-cell>
          <table:table-cell office:value-type="float" office:value="22.393389" calcext:value-type="float">
            <text:p>22.393389</text:p>
          </table:table-cell>
          <table:table-cell table:formula="of:=LOG([.E143])/LOG([.A143])" office:value-type="float" office:value="0.627295049895577" calcext:value-type="float">
            <text:p>0.6272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B144]/[.C144]" office:value-type="float" office:value="7" calcext:value-type="float">
            <text:p>7.0</text:p>
          </table:table-cell>
          <table:table-cell office:value-type="float" office:value="22.500412" calcext:value-type="float">
            <text:p>22.500412</text:p>
          </table:table-cell>
          <table:table-cell table:formula="of:=LOG([.E144])/LOG([.A144])" office:value-type="float" office:value="0.627368747586761" calcext:value-type="float">
            <text:p>0.6273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[.B145]/[.C145]" office:value-type="float" office:value="7.09090909090909" calcext:value-type="float">
            <text:p>7.1</text:p>
          </table:table-cell>
          <table:table-cell office:value-type="float" office:value="22.605171" calcext:value-type="float">
            <text:p>22.605171</text:p>
          </table:table-cell>
          <table:table-cell table:formula="of:=LOG([.E145])/LOG([.A145])" office:value-type="float" office:value="0.627423707381937" calcext:value-type="float">
            <text:p>0.6274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B146]/[.C146]" office:value-type="float" office:value="7.18181818181818" calcext:value-type="float">
            <text:p>7.2</text:p>
          </table:table-cell>
          <table:table-cell office:value-type="float" office:value="22.712273" calcext:value-type="float">
            <text:p>22.712273</text:p>
          </table:table-cell>
          <table:table-cell table:formula="of:=LOG([.E146])/LOG([.A146])" office:value-type="float" office:value="0.627501007851187" calcext:value-type="float">
            <text:p>0.627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47]/[.C147]" office:value-type="float" office:value="7.27272727272727" calcext:value-type="float">
            <text:p>7.3</text:p>
          </table:table-cell>
          <table:table-cell office:value-type="float" office:value="22.814725" calcext:value-type="float">
            <text:p>22.814725</text:p>
          </table:table-cell>
          <table:table-cell table:formula="of:=LOG([.E147])/LOG([.A147])" office:value-type="float" office:value="0.627538728119171" calcext:value-type="float">
            <text:p>0.6275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[.B148]/[.C148]" office:value-type="float" office:value="7.36363636363636" calcext:value-type="float">
            <text:p>7.4</text:p>
          </table:table-cell>
          <table:table-cell office:value-type="float" office:value="22.924408" calcext:value-type="float">
            <text:p>22.924408</text:p>
          </table:table-cell>
          <table:table-cell table:formula="of:=LOG([.E148])/LOG([.A148])" office:value-type="float" office:value="0.627641419858139" calcext:value-type="float">
            <text:p>0.6276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B149]/[.C149]" office:value-type="float" office:value="6.33333333333333" calcext:value-type="float">
            <text:p>6.3</text:p>
          </table:table-cell>
          <table:table-cell office:value-type="float" office:value="23.030932" calcext:value-type="float">
            <text:p>23.030932</text:p>
          </table:table-cell>
          <table:table-cell table:formula="of:=LOG([.E149])/LOG([.A149])" office:value-type="float" office:value="0.62771761736759" calcext:value-type="float">
            <text:p>0.6277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[.B150]/[.C150]" office:value-type="float" office:value="6.41666666666667" calcext:value-type="float">
            <text:p>6.4</text:p>
          </table:table-cell>
          <table:table-cell office:value-type="float" office:value="23.137955" calcext:value-type="float">
            <text:p>23.137955</text:p>
          </table:table-cell>
          <table:table-cell table:formula="of:=LOG([.E150])/LOG([.A150])" office:value-type="float" office:value="0.627799370872471" calcext:value-type="float">
            <text:p>0.627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B151]/[.C151]" office:value-type="float" office:value="6.5" calcext:value-type="float">
            <text:p>6.5</text:p>
          </table:table-cell>
          <table:table-cell office:value-type="float" office:value="23.243169" calcext:value-type="float">
            <text:p>23.243169</text:p>
          </table:table-cell>
          <table:table-cell table:formula="of:=LOG([.E151])/LOG([.A151])" office:value-type="float" office:value="0.627866746980956" calcext:value-type="float">
            <text:p>0.6278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B152]/[.C152]" office:value-type="float" office:value="6.58333333333333" calcext:value-type="float">
            <text:p>6.6</text:p>
          </table:table-cell>
          <table:table-cell office:value-type="float" office:value="23.350271" calcext:value-type="float">
            <text:p>23.350271</text:p>
          </table:table-cell>
          <table:table-cell table:formula="of:=LOG([.E152])/LOG([.A152])" office:value-type="float" office:value="0.627951537987833" calcext:value-type="float">
            <text:p>0.6279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B153]/[.C153]" office:value-type="float" office:value="6.66666666666667" calcext:value-type="float">
            <text:p>6.7</text:p>
          </table:table-cell>
          <table:table-cell office:value-type="float" office:value="23.455602" calcext:value-type="float">
            <text:p>23.455602</text:p>
          </table:table-cell>
          <table:table-cell table:formula="of:=LOG([.E153])/LOG([.A153])" office:value-type="float" office:value="0.62802237125831" calcext:value-type="float">
            <text:p>0.6280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B154]/[.C154]" office:value-type="float" office:value="6.75" calcext:value-type="float">
            <text:p>6.8</text:p>
          </table:table-cell>
          <table:table-cell office:value-type="float" office:value="23.562861" calcext:value-type="float">
            <text:p>23.562861</text:p>
          </table:table-cell>
          <table:table-cell table:formula="of:=LOG([.E154])/LOG([.A154])" office:value-type="float" office:value="0.62811068050536" calcext:value-type="float">
            <text:p>0.628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formula="of:=[.B155]/[.C155]" office:value-type="float" office:value="6.83333333333333" calcext:value-type="float">
            <text:p>6.8</text:p>
          </table:table-cell>
          <table:table-cell office:value-type="float" office:value="23.669078" calcext:value-type="float">
            <text:p>23.669078</text:p>
          </table:table-cell>
          <table:table-cell table:formula="of:=LOG([.E155])/LOG([.A155])" office:value-type="float" office:value="0.628191233920043" calcext:value-type="float">
            <text:p>0.6281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[.B156]/[.C156]" office:value-type="float" office:value="6.91666666666667" calcext:value-type="float">
            <text:p>6.9</text:p>
          </table:table-cell>
          <table:table-cell office:value-type="float" office:value="23.775291" calcext:value-type="float">
            <text:p>23.775291</text:p>
          </table:table-cell>
          <table:table-cell table:formula="of:=LOG([.E156])/LOG([.A156])" office:value-type="float" office:value="0.628272805612654" calcext:value-type="float">
            <text:p>0.628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B157]/[.C157]" office:value-type="float" office:value="7" calcext:value-type="float">
            <text:p>7.0</text:p>
          </table:table-cell>
          <table:table-cell office:value-type="float" office:value="23.881508" calcext:value-type="float">
            <text:p>23.881508</text:p>
          </table:table-cell>
          <table:table-cell table:formula="of:=LOG([.E157])/LOG([.A157])" office:value-type="float" office:value="0.628355428561532" calcext:value-type="float">
            <text:p>0.6283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B158]/[.C158]" office:value-type="float" office:value="7.08333333333333" calcext:value-type="float">
            <text:p>7.1</text:p>
          </table:table-cell>
          <table:table-cell office:value-type="float" office:value="23.987724" calcext:value-type="float">
            <text:p>23.987724</text:p>
          </table:table-cell>
          <table:table-cell table:formula="of:=LOG([.E158])/LOG([.A158])" office:value-type="float" office:value="0.62843902804846" calcext:value-type="float">
            <text:p>0.628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B159]/[.C159]" office:value-type="float" office:value="7.16666666666667" calcext:value-type="float">
            <text:p>7.2</text:p>
          </table:table-cell>
          <table:table-cell office:value-type="float" office:value="24.09182" calcext:value-type="float">
            <text:p>24.09182</text:p>
          </table:table-cell>
          <table:table-cell table:formula="of:=LOG([.E159])/LOG([.A159])" office:value-type="float" office:value="0.628506199495737" calcext:value-type="float">
            <text:p>0.6285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formula="of:=[.B160]/[.C160]" office:value-type="float" office:value="7.25" calcext:value-type="float">
            <text:p>7.3</text:p>
          </table:table-cell>
          <table:table-cell office:value-type="float" office:value="24.191182" calcext:value-type="float">
            <text:p>24.191182</text:p>
          </table:table-cell>
          <table:table-cell table:formula="of:=LOG([.E160])/LOG([.A160])" office:value-type="float" office:value="0.628535884580196" calcext:value-type="float">
            <text:p>0.6285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161]/[.C161]" office:value-type="float" office:value="7.33333333333333" calcext:value-type="float">
            <text:p>7.3</text:p>
          </table:table-cell>
          <table:table-cell office:value-type="float" office:value="24.290827" calcext:value-type="float">
            <text:p>24.290827</text:p>
          </table:table-cell>
          <table:table-cell table:formula="of:=LOG([.E161])/LOG([.A161])" office:value-type="float" office:value="0.628569366391329" calcext:value-type="float">
            <text:p>0.6285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B162]/[.C162]" office:value-type="float" office:value="7.41666666666667" calcext:value-type="float">
            <text:p>7.4</text:p>
          </table:table-cell>
          <table:table-cell office:value-type="float" office:value="24.3906" calcext:value-type="float">
            <text:p>24.3906</text:p>
          </table:table-cell>
          <table:table-cell table:formula="of:=LOG([.E162])/LOG([.A162])" office:value-type="float" office:value="0.628605319069311" calcext:value-type="float">
            <text:p>0.6286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[.B163]/[.C163]" office:value-type="float" office:value="7.5" calcext:value-type="float">
            <text:p>7.5</text:p>
          </table:table-cell>
          <table:table-cell office:value-type="float" office:value="24.490585" calcext:value-type="float">
            <text:p>24.490585</text:p>
          </table:table-cell>
          <table:table-cell table:formula="of:=LOG([.E163])/LOG([.A163])" office:value-type="float" office:value="0.628644363121162" calcext:value-type="float">
            <text:p>0.6286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B164]/[.C164]" office:value-type="float" office:value="7.58333333333333" calcext:value-type="float">
            <text:p>7.6</text:p>
          </table:table-cell>
          <table:table-cell office:value-type="float" office:value="24.590696" calcext:value-type="float">
            <text:p>24.590696</text:p>
          </table:table-cell>
          <table:table-cell table:formula="of:=LOG([.E164])/LOG([.A164])" office:value-type="float" office:value="0.628685748961353" calcext:value-type="float">
            <text:p>0.6286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formula="of:=[.B165]/[.C165]" office:value-type="float" office:value="7.66666666666667" calcext:value-type="float">
            <text:p>7.7</text:p>
          </table:table-cell>
          <table:table-cell office:value-type="float" office:value="24.69075" calcext:value-type="float">
            <text:p>24.69075</text:p>
          </table:table-cell>
          <table:table-cell table:formula="of:=LOG([.E165])/LOG([.A165])" office:value-type="float" office:value="0.628727972574456" calcext:value-type="float">
            <text:p>0.6287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B166]/[.C166]" office:value-type="float" office:value="7.75" calcext:value-type="float">
            <text:p>7.8</text:p>
          </table:table-cell>
          <table:table-cell office:value-type="float" office:value="24.790766" calcext:value-type="float">
            <text:p>24.790766</text:p>
          </table:table-cell>
          <table:table-cell table:formula="of:=LOG([.E166])/LOG([.A166])" office:value-type="float" office:value="0.628771157376543" calcext:value-type="float">
            <text:p>0.6287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[.B167]/[.C167]" office:value-type="float" office:value="7.83333333333333" calcext:value-type="float">
            <text:p>7.8</text:p>
          </table:table-cell>
          <table:table-cell office:value-type="float" office:value="24.890803" calcext:value-type="float">
            <text:p>24.890803</text:p>
          </table:table-cell>
          <table:table-cell table:formula="of:=LOG([.E167])/LOG([.A167])" office:value-type="float" office:value="0.628815738788202" calcext:value-type="float">
            <text:p>0.628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168]/[.C168]" office:value-type="float" office:value="7.91666666666667" calcext:value-type="float">
            <text:p>7.9</text:p>
          </table:table-cell>
          <table:table-cell office:value-type="float" office:value="24.990852" calcext:value-type="float">
            <text:p>24.990852</text:p>
          </table:table-cell>
          <table:table-cell table:formula="of:=LOG([.E168])/LOG([.A168])" office:value-type="float" office:value="0.628861611769581" calcext:value-type="float">
            <text:p>0.62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[.B169]/[.C169]" office:value-type="float" office:value="8" calcext:value-type="float">
            <text:p>8.0</text:p>
          </table:table-cell>
          <table:table-cell office:value-type="float" office:value="25.090937" calcext:value-type="float">
            <text:p>25.090937</text:p>
          </table:table-cell>
          <table:table-cell table:formula="of:=LOG([.E169])/LOG([.A169])" office:value-type="float" office:value="0.628908930310688" calcext:value-type="float">
            <text:p>0.6289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B170]/[.C170]" office:value-type="float" office:value="8.08333333333333" calcext:value-type="float">
            <text:p>8.1</text:p>
          </table:table-cell>
          <table:table-cell office:value-type="float" office:value="25.191037" calcext:value-type="float">
            <text:p>25.191037</text:p>
          </table:table-cell>
          <table:table-cell table:formula="of:=LOG([.E170])/LOG([.A170])" office:value-type="float" office:value="0.628957497203797" calcext:value-type="float">
            <text:p>0.628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[.B171]/[.C171]" office:value-type="float" office:value="8.16666666666667" calcext:value-type="float">
            <text:p>8.2</text:p>
          </table:table-cell>
          <table:table-cell office:value-type="float" office:value="25.290006" calcext:value-type="float">
            <text:p>25.290006</text:p>
          </table:table-cell>
          <table:table-cell table:formula="of:=LOG([.E171])/LOG([.A171])" office:value-type="float" office:value="0.628998458083014" calcext:value-type="float">
            <text:p>0.6289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formula="of:=[.B172]/[.C172]" office:value-type="float" office:value="8.25" calcext:value-type="float">
            <text:p>8.3</text:p>
          </table:table-cell>
          <table:table-cell office:value-type="float" office:value="25.390124" calcext:value-type="float">
            <text:p>25.390124</text:p>
          </table:table-cell>
          <table:table-cell table:formula="of:=LOG([.E172])/LOG([.A172])" office:value-type="float" office:value="0.629049381386826" calcext:value-type="float">
            <text:p>0.6290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173]/[.C173]" office:value-type="float" office:value="8.33333333333333" calcext:value-type="float">
            <text:p>8.3</text:p>
          </table:table-cell>
          <table:table-cell office:value-type="float" office:value="25.48735" calcext:value-type="float">
            <text:p>25.48735</text:p>
          </table:table-cell>
          <table:table-cell table:formula="of:=LOG([.E173])/LOG([.A173])" office:value-type="float" office:value="0.62907930552069" calcext:value-type="float">
            <text:p>0.6290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formula="of:=[.B174]/[.C174]" office:value-type="float" office:value="8.41666666666667" calcext:value-type="float">
            <text:p>8.4</text:p>
          </table:table-cell>
          <table:table-cell office:value-type="float" office:value="25.587489" calcext:value-type="float">
            <text:p>25.587489</text:p>
          </table:table-cell>
          <table:table-cell table:formula="of:=LOG([.E174])/LOG([.A174])" office:value-type="float" office:value="0.629132557635887" calcext:value-type="float">
            <text:p>0.6291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B175]/[.C175]" office:value-type="float" office:value="8.5" calcext:value-type="float">
            <text:p>8.5</text:p>
          </table:table-cell>
          <table:table-cell office:value-type="float" office:value="25.686473" calcext:value-type="float">
            <text:p>25.686473</text:p>
          </table:table-cell>
          <table:table-cell table:formula="of:=LOG([.E175])/LOG([.A175])" office:value-type="float" office:value="0.629178080610249" calcext:value-type="float">
            <text:p>0.629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B176]/[.C176]" office:value-type="float" office:value="8.58333333333333" calcext:value-type="float">
            <text:p>8.6</text:p>
          </table:table-cell>
          <table:table-cell office:value-type="float" office:value="25.791252" calcext:value-type="float">
            <text:p>25.791252</text:p>
          </table:table-cell>
          <table:table-cell table:formula="of:=LOG([.E176])/LOG([.A176])" office:value-type="float" office:value="0.629268159624054" calcext:value-type="float">
            <text:p>0.6292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[.B177]/[.C177]" office:value-type="float" office:value="8.66666666666667" calcext:value-type="float">
            <text:p>8.7</text:p>
          </table:table-cell>
          <table:table-cell office:value-type="float" office:value="25.89683" calcext:value-type="float">
            <text:p>25.89683</text:p>
          </table:table-cell>
          <table:table-cell table:formula="of:=LOG([.E177])/LOG([.A177])" office:value-type="float" office:value="0.629364788773193" calcext:value-type="float">
            <text:p>0.6293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B178]/[.C178]" office:value-type="float" office:value="8.75" calcext:value-type="float">
            <text:p>8.8</text:p>
          </table:table-cell>
          <table:table-cell office:value-type="float" office:value="26.006666" calcext:value-type="float">
            <text:p>26.006666</text:p>
          </table:table-cell>
          <table:table-cell table:formula="of:=LOG([.E178])/LOG([.A178])" office:value-type="float" office:value="0.629493553726032" calcext:value-type="float">
            <text:p>0.6294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B179]/[.C179]" office:value-type="float" office:value="8.83333333333333" calcext:value-type="float">
            <text:p>8.8</text:p>
          </table:table-cell>
          <table:table-cell office:value-type="float" office:value="26.116112" calcext:value-type="float">
            <text:p>26.116112</text:p>
          </table:table-cell>
          <table:table-cell table:formula="of:=LOG([.E179])/LOG([.A179])" office:value-type="float" office:value="0.629619591441643" calcext:value-type="float">
            <text:p>0.6296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[.B180]/[.C180]" office:value-type="float" office:value="8.91666666666667" calcext:value-type="float">
            <text:p>8.9</text:p>
          </table:table-cell>
          <table:table-cell office:value-type="float" office:value="26.221395" calcext:value-type="float">
            <text:p>26.221395</text:p>
          </table:table-cell>
          <table:table-cell table:formula="of:=LOG([.E180])/LOG([.A180])" office:value-type="float" office:value="0.629715198145394" calcext:value-type="float">
            <text:p>0.6297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[.B181]/[.C181]" office:value-type="float" office:value="9" calcext:value-type="float">
            <text:p>9.0</text:p>
          </table:table-cell>
          <table:table-cell office:value-type="float" office:value="26.320908" calcext:value-type="float">
            <text:p>26.320908</text:p>
          </table:table-cell>
          <table:table-cell table:formula="of:=LOG([.E181])/LOG([.A181])" office:value-type="float" office:value="0.629769069577706" calcext:value-type="float">
            <text:p>0.6297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[.B182]/[.C182]" office:value-type="float" office:value="9.08333333333333" calcext:value-type="float">
            <text:p>9.1</text:p>
          </table:table-cell>
          <table:table-cell office:value-type="float" office:value="26.42042" calcext:value-type="float">
            <text:p>26.42042</text:p>
          </table:table-cell>
          <table:table-cell table:formula="of:=LOG([.E182])/LOG([.A182])" office:value-type="float" office:value="0.629823807982106" calcext:value-type="float">
            <text:p>0.6298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[.B183]/[.C183]" office:value-type="float" office:value="9.16666666666667" calcext:value-type="float">
            <text:p>9.2</text:p>
          </table:table-cell>
          <table:table-cell office:value-type="float" office:value="26.519936" calcext:value-type="float">
            <text:p>26.519936</text:p>
          </table:table-cell>
          <table:table-cell table:formula="of:=LOG([.E183])/LOG([.A183])" office:value-type="float" office:value="0.629879427361577" calcext:value-type="float">
            <text:p>0.6298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[.B184]/[.C184]" office:value-type="float" office:value="9.25" calcext:value-type="float">
            <text:p>9.3</text:p>
          </table:table-cell>
          <table:table-cell office:value-type="float" office:value="26.619448" calcext:value-type="float">
            <text:p>26.619448</text:p>
          </table:table-cell>
          <table:table-cell table:formula="of:=LOG([.E184])/LOG([.A184])" office:value-type="float" office:value="0.629935847832813" calcext:value-type="float">
            <text:p>0.6299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B185]/[.C185]" office:value-type="float" office:value="9.33333333333333" calcext:value-type="float">
            <text:p>9.3</text:p>
          </table:table-cell>
          <table:table-cell office:value-type="float" office:value="26.719315" calcext:value-type="float">
            <text:p>26.719315</text:p>
          </table:table-cell>
          <table:table-cell table:formula="of:=LOG([.E185])/LOG([.A185])" office:value-type="float" office:value="0.629995625031173" calcext:value-type="float">
            <text:p>0.629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[.B186]/[.C186]" office:value-type="float" office:value="9.41666666666667" calcext:value-type="float">
            <text:p>9.4</text:p>
          </table:table-cell>
          <table:table-cell office:value-type="float" office:value="26.81884" calcext:value-type="float">
            <text:p>26.81884</text:p>
          </table:table-cell>
          <table:table-cell table:formula="of:=LOG([.E186])/LOG([.A186])" office:value-type="float" office:value="0.630053723505298" calcext:value-type="float">
            <text:p>0.6300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B187]/[.C187]" office:value-type="float" office:value="9.5" calcext:value-type="float">
            <text:p>9.5</text:p>
          </table:table-cell>
          <table:table-cell office:value-type="float" office:value="26.918742" calcext:value-type="float">
            <text:p>26.918742</text:p>
          </table:table-cell>
          <table:table-cell table:formula="of:=LOG([.E187])/LOG([.A187])" office:value-type="float" office:value="0.630115269305597" calcext:value-type="float">
            <text:p>0.630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[.B188]/[.C188]" office:value-type="float" office:value="9.58333333333333" calcext:value-type="float">
            <text:p>9.6</text:p>
          </table:table-cell>
          <table:table-cell office:value-type="float" office:value="27.017159" calcext:value-type="float">
            <text:p>27.017159</text:p>
          </table:table-cell>
          <table:table-cell table:formula="of:=LOG([.E188])/LOG([.A188])" office:value-type="float" office:value="0.630167030377704" calcext:value-type="float">
            <text:p>0.630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[.B189]/[.C189]" office:value-type="float" office:value="9.66666666666667" calcext:value-type="float">
            <text:p>9.7</text:p>
          </table:table-cell>
          <table:table-cell office:value-type="float" office:value="27.117088" calcext:value-type="float">
            <text:p>27.117088</text:p>
          </table:table-cell>
          <table:table-cell table:formula="of:=LOG([.E189])/LOG([.A189])" office:value-type="float" office:value="0.630230241469599" calcext:value-type="float">
            <text:p>0.6302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B190]/[.C190]" office:value-type="float" office:value="9.75" calcext:value-type="float">
            <text:p>9.8</text:p>
          </table:table-cell>
          <table:table-cell office:value-type="float" office:value="27.21228" calcext:value-type="float">
            <text:p>27.21228</text:p>
          </table:table-cell>
          <table:table-cell table:formula="of:=LOG([.E190])/LOG([.A190])" office:value-type="float" office:value="0.630260928754574" calcext:value-type="float">
            <text:p>0.630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formula="of:=[.B191]/[.C191]" office:value-type="float" office:value="9.83333333333333" calcext:value-type="float">
            <text:p>9.8</text:p>
          </table:table-cell>
          <table:table-cell office:value-type="float" office:value="27.311816" calcext:value-type="float">
            <text:p>27.311816</text:p>
          </table:table-cell>
          <table:table-cell table:formula="of:=LOG([.E191])/LOG([.A191])" office:value-type="float" office:value="0.630322899910415" calcext:value-type="float">
            <text:p>0.6303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B192]/[.C192]" office:value-type="float" office:value="9.91666666666667" calcext:value-type="float">
            <text:p>9.9</text:p>
          </table:table-cell>
          <table:table-cell office:value-type="float" office:value="27.411779" calcext:value-type="float">
            <text:p>27.411779</text:p>
          </table:table-cell>
          <table:table-cell table:formula="of:=LOG([.E192])/LOG([.A192])" office:value-type="float" office:value="0.630388508307326" calcext:value-type="float">
            <text:p>0.6303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B193]/[.C193]" office:value-type="float" office:value="10" calcext:value-type="float">
            <text:p>10.0</text:p>
          </table:table-cell>
          <table:table-cell office:value-type="float" office:value="27.511762" calcext:value-type="float">
            <text:p>27.511762</text:p>
          </table:table-cell>
          <table:table-cell table:formula="of:=LOG([.E193])/LOG([.A193])" office:value-type="float" office:value="0.630454881607161" calcext:value-type="float">
            <text:p>0.630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[.B194]/[.C194]" office:value-type="float" office:value="8.84615384615385" calcext:value-type="float">
            <text:p>8.8</text:p>
          </table:table-cell>
          <table:table-cell office:value-type="float" office:value="27.606517" calcext:value-type="float">
            <text:p>27.606517</text:p>
          </table:table-cell>
          <table:table-cell table:formula="of:=LOG([.E194])/LOG([.A194])" office:value-type="float" office:value="0.630485882492975" calcext:value-type="float">
            <text:p>0.6304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formula="of:=[.B195]/[.C195]" office:value-type="float" office:value="8.92307692307692" calcext:value-type="float">
            <text:p>8.9</text:p>
          </table:table-cell>
          <table:table-cell office:value-type="float" office:value="27.70651" calcext:value-type="float">
            <text:p>27.70651</text:p>
          </table:table-cell>
          <table:table-cell table:formula="of:=LOG([.E195])/LOG([.A195])" office:value-type="float" office:value="0.630553690576597" calcext:value-type="float">
            <text:p>0.630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formula="of:=[.B196]/[.C196]" office:value-type="float" office:value="9" calcext:value-type="float">
            <text:p>9.0</text:p>
          </table:table-cell>
          <table:table-cell office:value-type="float" office:value="27.802467" calcext:value-type="float">
            <text:p>27.802467</text:p>
          </table:table-cell>
          <table:table-cell table:formula="of:=LOG([.E196])/LOG([.A196])" office:value-type="float" office:value="0.630594545066154" calcext:value-type="float">
            <text:p>0.6305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B197]/[.C197]" office:value-type="float" office:value="9.07692307692308" calcext:value-type="float">
            <text:p>9.1</text:p>
          </table:table-cell>
          <table:table-cell office:value-type="float" office:value="27.903366" calcext:value-type="float">
            <text:p>27.903366</text:p>
          </table:table-cell>
          <table:table-cell table:formula="of:=LOG([.E197])/LOG([.A197])" office:value-type="float" office:value="0.630669764039733" calcext:value-type="float">
            <text:p>0.6306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formula="of:=[.B198]/[.C198]" office:value-type="float" office:value="9.15384615384615" calcext:value-type="float">
            <text:p>9.2</text:p>
          </table:table-cell>
          <table:table-cell office:value-type="float" office:value="28.002716" calcext:value-type="float">
            <text:p>28.002716</text:p>
          </table:table-cell>
          <table:table-cell table:formula="of:=LOG([.E198])/LOG([.A198])" office:value-type="float" office:value="0.630735000307664" calcext:value-type="float">
            <text:p>0.6307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formula="of:=[.B199]/[.C199]" office:value-type="float" office:value="9.23076923076923" calcext:value-type="float">
            <text:p>9.2</text:p>
          </table:table-cell>
          <table:table-cell office:value-type="float" office:value="28.103645" calcext:value-type="float">
            <text:p>28.103645</text:p>
          </table:table-cell>
          <table:table-cell table:formula="of:=LOG([.E199])/LOG([.A199])" office:value-type="float" office:value="0.630811429125539" calcext:value-type="float">
            <text:p>0.6308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formula="of:=[.B200]/[.C200]" office:value-type="float" office:value="9.30769230769231" calcext:value-type="float">
            <text:p>9.3</text:p>
          </table:table-cell>
          <table:table-cell office:value-type="float" office:value="28.198013" calcext:value-type="float">
            <text:p>28.198013</text:p>
          </table:table-cell>
          <table:table-cell table:formula="of:=LOG([.E200])/LOG([.A200])" office:value-type="float" office:value="0.630844363784107" calcext:value-type="float">
            <text:p>0.630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formula="of:=[.B201]/[.C201]" office:value-type="float" office:value="9.38461538461539" calcext:value-type="float">
            <text:p>9.4</text:p>
          </table:table-cell>
          <table:table-cell office:value-type="float" office:value="28.292661" calcext:value-type="float">
            <text:p>28.292661</text:p>
          </table:table-cell>
          <table:table-cell table:formula="of:=LOG([.E201])/LOG([.A201])" office:value-type="float" office:value="0.630879996638174" calcext:value-type="float">
            <text:p>0.6308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[.B202]/[.C202]" office:value-type="float" office:value="9.46153846153846" calcext:value-type="float">
            <text:p>9.5</text:p>
          </table:table-cell>
          <table:table-cell office:value-type="float" office:value="28.387464" calcext:value-type="float">
            <text:p>28.387464</text:p>
          </table:table-cell>
          <table:table-cell table:formula="of:=LOG([.E202])/LOG([.A202])" office:value-type="float" office:value="0.630917455676074" calcext:value-type="float">
            <text:p>0.630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formula="of:=[.B203]/[.C203]" office:value-type="float" office:value="9.53846153846154" calcext:value-type="float">
            <text:p>9.5</text:p>
          </table:table-cell>
          <table:table-cell office:value-type="float" office:value="28.482218" calcext:value-type="float">
            <text:p>28.482218</text:p>
          </table:table-cell>
          <table:table-cell table:formula="of:=LOG([.E203])/LOG([.A203])" office:value-type="float" office:value="0.630955361268715" calcext:value-type="float">
            <text:p>0.6309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B204]/[.C204]" office:value-type="float" office:value="9.61538461538462" calcext:value-type="float">
            <text:p>9.6</text:p>
          </table:table-cell>
          <table:table-cell office:value-type="float" office:value="28.57707" calcext:value-type="float">
            <text:p>28.57707</text:p>
          </table:table-cell>
          <table:table-cell table:formula="of:=LOG([.E204])/LOG([.A204])" office:value-type="float" office:value="0.630994668986401" calcext:value-type="float">
            <text:p>0.6309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formula="of:=[.B205]/[.C205]" office:value-type="float" office:value="9.69230769230769" calcext:value-type="float">
            <text:p>9.7</text:p>
          </table:table-cell>
          <table:table-cell office:value-type="float" office:value="28.670797" calcext:value-type="float">
            <text:p>28.670797</text:p>
          </table:table-cell>
          <table:table-cell table:formula="of:=LOG([.E205])/LOG([.A205])" office:value-type="float" office:value="0.631027333434839" calcext:value-type="float">
            <text:p>0.6310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formula="of:=[.B206]/[.C206]" office:value-type="float" office:value="9.76923076923077" calcext:value-type="float">
            <text:p>9.8</text:p>
          </table:table-cell>
          <table:table-cell office:value-type="float" office:value="28.7612" calcext:value-type="float">
            <text:p>28.7612</text:p>
          </table:table-cell>
          <table:table-cell table:formula="of:=LOG([.E206])/LOG([.A206])" office:value-type="float" office:value="0.631039068076972" calcext:value-type="float">
            <text:p>0.6310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207]/[.C207]" office:value-type="float" office:value="9.84615384615385" calcext:value-type="float">
            <text:p>9.8</text:p>
          </table:table-cell>
          <table:table-cell office:value-type="float" office:value="28.851603" calcext:value-type="float">
            <text:p>28.851603</text:p>
          </table:table-cell>
          <table:table-cell table:formula="of:=LOG([.E207])/LOG([.A207])" office:value-type="float" office:value="0.631051745227141" calcext:value-type="float">
            <text:p>0.6310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formula="of:=[.B208]/[.C208]" office:value-type="float" office:value="9.92307692307692" calcext:value-type="float">
            <text:p>9.9</text:p>
          </table:table-cell>
          <table:table-cell office:value-type="float" office:value="28.942004" calcext:value-type="float">
            <text:p>28.942004</text:p>
          </table:table-cell>
          <table:table-cell table:formula="of:=LOG([.E208])/LOG([.A208])" office:value-type="float" office:value="0.631065333835573" calcext:value-type="float">
            <text:p>0.6310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B209]/[.C209]" office:value-type="float" office:value="10" calcext:value-type="float">
            <text:p>10.0</text:p>
          </table:table-cell>
          <table:table-cell office:value-type="float" office:value="29.031858" calcext:value-type="float">
            <text:p>29.031858</text:p>
          </table:table-cell>
          <table:table-cell table:formula="of:=LOG([.E209])/LOG([.A209])" office:value-type="float" office:value="0.631076299306273" calcext:value-type="float">
            <text:p>0.6310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table:formula="of:=[.B210]/[.C210]" office:value-type="float" office:value="10.0769230769231" calcext:value-type="float">
            <text:p>10.1</text:p>
          </table:table-cell>
          <table:table-cell office:value-type="float" office:value="29.12309" calcext:value-type="float">
            <text:p>29.12309</text:p>
          </table:table-cell>
          <table:table-cell table:formula="of:=LOG([.E210])/LOG([.A210])" office:value-type="float" office:value="0.63109703948163" calcext:value-type="float">
            <text:p>0.6310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table:formula="of:=[.B211]/[.C211]" office:value-type="float" office:value="9" calcext:value-type="float">
            <text:p>9.0</text:p>
          </table:table-cell>
          <table:table-cell office:value-type="float" office:value="29.217603" calcext:value-type="float">
            <text:p>29.217603</text:p>
          </table:table-cell>
          <table:table-cell table:formula="of:=LOG([.E211])/LOG([.A211])" office:value-type="float" office:value="0.631139611596822" calcext:value-type="float">
            <text:p>0.6311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formula="of:=[.B212]/[.C212]" office:value-type="float" office:value="9.07142857142857" calcext:value-type="float">
            <text:p>9.1</text:p>
          </table:table-cell>
          <table:table-cell office:value-type="float" office:value="29.308835" calcext:value-type="float">
            <text:p>29.308835</text:p>
          </table:table-cell>
          <table:table-cell table:formula="of:=LOG([.E212])/LOG([.A212])" office:value-type="float" office:value="0.631161910902979" calcext:value-type="float">
            <text:p>0.6311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table:formula="of:=[.B213]/[.C213]" office:value-type="float" office:value="9.14285714285714" calcext:value-type="float">
            <text:p>9.1</text:p>
          </table:table-cell>
          <table:table-cell office:value-type="float" office:value="29.400065" calcext:value-type="float">
            <text:p>29.400065</text:p>
          </table:table-cell>
          <table:table-cell table:formula="of:=LOG([.E213])/LOG([.A213])" office:value-type="float" office:value="0.631184995789798" calcext:value-type="float">
            <text:p>0.6311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table:formula="of:=[.B214]/[.C214]" office:value-type="float" office:value="9.21428571428571" calcext:value-type="float">
            <text:p>9.2</text:p>
          </table:table-cell>
          <table:table-cell office:value-type="float" office:value="29.491297" calcext:value-type="float">
            <text:p>29.491297</text:p>
          </table:table-cell>
          <table:table-cell table:formula="of:=LOG([.E214])/LOG([.A214])" office:value-type="float" office:value="0.631208876195011" calcext:value-type="float">
            <text:p>0.6312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formula="of:=[.B215]/[.C215]" office:value-type="float" office:value="9.28571428571429" calcext:value-type="float">
            <text:p>9.3</text:p>
          </table:table-cell>
          <table:table-cell office:value-type="float" office:value="29.582133" calcext:value-type="float">
            <text:p>29.582133</text:p>
          </table:table-cell>
          <table:table-cell table:formula="of:=LOG([.E215])/LOG([.A215])" office:value-type="float" office:value="0.631231029496609" calcext:value-type="float">
            <text:p>0.6312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216]/[.C216]" office:value-type="float" office:value="9.35714285714286" calcext:value-type="float">
            <text:p>9.4</text:p>
          </table:table-cell>
          <table:table-cell office:value-type="float" office:value="29.674194" calcext:value-type="float">
            <text:p>29.674194</text:p>
          </table:table-cell>
          <table:table-cell table:formula="of:=LOG([.E216])/LOG([.A216])" office:value-type="float" office:value="0.631261641812592" calcext:value-type="float">
            <text:p>0.6312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formula="of:=[.B217]/[.C217]" office:value-type="float" office:value="8.4" calcext:value-type="float">
            <text:p>8.4</text:p>
          </table:table-cell>
          <table:table-cell office:value-type="float" office:value="29.769567" calcext:value-type="float">
            <text:p>29.769567</text:p>
          </table:table-cell>
          <table:table-cell table:formula="of:=LOG([.E217])/LOG([.A217])" office:value-type="float" office:value="0.631313649768724" calcext:value-type="float">
            <text:p>0.6313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table:formula="of:=[.B218]/[.C218]" office:value-type="float" office:value="8.46666666666667" calcext:value-type="float">
            <text:p>8.5</text:p>
          </table:table-cell>
          <table:table-cell office:value-type="float" office:value="29.861628" calcext:value-type="float">
            <text:p>29.861628</text:p>
          </table:table-cell>
          <table:table-cell table:formula="of:=LOG([.E218])/LOG([.A218])" office:value-type="float" office:value="0.631345560801086" calcext:value-type="float">
            <text:p>0.6313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formula="of:=[.B219]/[.C219]" office:value-type="float" office:value="8.53333333333333" calcext:value-type="float">
            <text:p>8.5</text:p>
          </table:table-cell>
          <table:table-cell office:value-type="float" office:value="29.95369" calcext:value-type="float">
            <text:p>29.95369</text:p>
          </table:table-cell>
          <table:table-cell table:formula="of:=LOG([.E219])/LOG([.A219])" office:value-type="float" office:value="0.63137814830748" calcext:value-type="float">
            <text:p>0.63137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20]/[.C220]" office:value-type="float" office:value="8.6" calcext:value-type="float">
            <text:p>8.6</text:p>
          </table:table-cell>
          <table:table-cell office:value-type="float" office:value="30.045484" calcext:value-type="float">
            <text:p>30.045484</text:p>
          </table:table-cell>
          <table:table-cell table:formula="of:=LOG([.E220])/LOG([.A220])" office:value-type="float" office:value="0.631409737599017" calcext:value-type="float">
            <text:p>0.6314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formula="of:=[.B221]/[.C221]" office:value-type="float" office:value="8.66666666666667" calcext:value-type="float">
            <text:p>8.7</text:p>
          </table:table-cell>
          <table:table-cell office:value-type="float" office:value="30.138385" calcext:value-type="float">
            <text:p>30.138385</text:p>
          </table:table-cell>
          <table:table-cell table:formula="of:=LOG([.E221])/LOG([.A221])" office:value-type="float" office:value="0.631448793824849" calcext:value-type="float">
            <text:p>0.63144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formula="of:=[.B222]/[.C222]" office:value-type="float" office:value="8.73333333333333" calcext:value-type="float">
            <text:p>8.7</text:p>
          </table:table-cell>
          <table:table-cell office:value-type="float" office:value="30.231285" calcext:value-type="float">
            <text:p>30.231285</text:p>
          </table:table-cell>
          <table:table-cell table:formula="of:=LOG([.E222])/LOG([.A222])" office:value-type="float" office:value="0.631488434828473" calcext:value-type="float">
            <text:p>0.6314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formula="of:=[.B223]/[.C223]" office:value-type="float" office:value="8.8" calcext:value-type="float">
            <text:p>8.8</text:p>
          </table:table-cell>
          <table:table-cell office:value-type="float" office:value="30.32398" calcext:value-type="float">
            <text:p>30.32398</text:p>
          </table:table-cell>
          <table:table-cell table:formula="of:=LOG([.E223])/LOG([.A223])" office:value-type="float" office:value="0.631527403449704" calcext:value-type="float">
            <text:p>0.6315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table:formula="of:=[.B224]/[.C224]" office:value-type="float" office:value="8.86666666666667" calcext:value-type="float">
            <text:p>8.9</text:p>
          </table:table-cell>
          <table:table-cell office:value-type="float" office:value="30.416044" calcext:value-type="float">
            <text:p>30.416044</text:p>
          </table:table-cell>
          <table:table-cell table:formula="of:=LOG([.E224])/LOG([.A224])" office:value-type="float" office:value="0.631563112231206" calcext:value-type="float">
            <text:p>0.6315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formula="of:=[.B225]/[.C225]" office:value-type="float" office:value="8.93333333333333" calcext:value-type="float">
            <text:p>8.9</text:p>
          </table:table-cell>
          <table:table-cell office:value-type="float" office:value="30.508291" calcext:value-type="float">
            <text:p>30.508291</text:p>
          </table:table-cell>
          <table:table-cell table:formula="of:=LOG([.E225])/LOG([.A225])" office:value-type="float" office:value="0.631600524126401" calcext:value-type="float">
            <text:p>0.6316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formula="of:=[.B226]/[.C226]" office:value-type="float" office:value="9" calcext:value-type="float">
            <text:p>9.0</text:p>
          </table:table-cell>
          <table:table-cell office:value-type="float" office:value="30.600901" calcext:value-type="float">
            <text:p>30.600901</text:p>
          </table:table-cell>
          <table:table-cell table:formula="of:=LOG([.E226])/LOG([.A226])" office:value-type="float" office:value="0.631640700674031" calcext:value-type="float">
            <text:p>0.6316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formula="of:=[.B227]/[.C227]" office:value-type="float" office:value="9.06666666666667" calcext:value-type="float">
            <text:p>9.1</text:p>
          </table:table-cell>
          <table:table-cell office:value-type="float" office:value="30.690687" calcext:value-type="float">
            <text:p>30.690687</text:p>
          </table:table-cell>
          <table:table-cell table:formula="of:=LOG([.E227])/LOG([.A227])" office:value-type="float" office:value="0.631664448985665" calcext:value-type="float">
            <text:p>0.6316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B228]/[.C228]" office:value-type="float" office:value="9.13333333333333" calcext:value-type="float">
            <text:p>9.1</text:p>
          </table:table-cell>
          <table:table-cell office:value-type="float" office:value="30.783216" calcext:value-type="float">
            <text:p>30.783216</text:p>
          </table:table-cell>
          <table:table-cell table:formula="of:=LOG([.E228])/LOG([.A228])" office:value-type="float" office:value="0.631705286747422" calcext:value-type="float">
            <text:p>0.6317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formula="of:=[.B229]/[.C229]" office:value-type="float" office:value="9.2" calcext:value-type="float">
            <text:p>9.2</text:p>
          </table:table-cell>
          <table:table-cell office:value-type="float" office:value="30.876002" calcext:value-type="float">
            <text:p>30.876002</text:p>
          </table:table-cell>
          <table:table-cell table:formula="of:=LOG([.E229])/LOG([.A229])" office:value-type="float" office:value="0.631748185190296" calcext:value-type="float">
            <text:p>0.6317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table:formula="of:=[.B230]/[.C230]" office:value-type="float" office:value="9.26666666666667" calcext:value-type="float">
            <text:p>9.3</text:p>
          </table:table-cell>
          <table:table-cell office:value-type="float" office:value="30.969091" calcext:value-type="float">
            <text:p>30.969091</text:p>
          </table:table-cell>
          <table:table-cell table:formula="of:=LOG([.E230])/LOG([.A230])" office:value-type="float" office:value="0.631793389563175" calcext:value-type="float">
            <text:p>0.6317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formula="of:=[.B231]/[.C231]" office:value-type="float" office:value="9.33333333333333" calcext:value-type="float">
            <text:p>9.3</text:p>
          </table:table-cell>
          <table:table-cell office:value-type="float" office:value="31.062386" calcext:value-type="float">
            <text:p>31.062386</text:p>
          </table:table-cell>
          <table:table-cell table:formula="of:=LOG([.E231])/LOG([.A231])" office:value-type="float" office:value="0.631840294824674" calcext:value-type="float">
            <text:p>0.6318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table:formula="of:=[.B232]/[.C232]" office:value-type="float" office:value="9.4" calcext:value-type="float">
            <text:p>9.4</text:p>
          </table:table-cell>
          <table:table-cell office:value-type="float" office:value="31.155698" calcext:value-type="float">
            <text:p>31.155698</text:p>
          </table:table-cell>
          <table:table-cell table:formula="of:=LOG([.E232])/LOG([.A232])" office:value-type="float" office:value="0.631887762529714" calcext:value-type="float">
            <text:p>0.6318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table:formula="of:=[.B233]/[.C233]" office:value-type="float" office:value="9.46666666666667" calcext:value-type="float">
            <text:p>9.5</text:p>
          </table:table-cell>
          <table:table-cell office:value-type="float" office:value="31.249031" calcext:value-type="float">
            <text:p>31.249031</text:p>
          </table:table-cell>
          <table:table-cell table:formula="of:=LOG([.E233])/LOG([.A233])" office:value-type="float" office:value="0.631935805388144" calcext:value-type="float">
            <text:p>0.6319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table:formula="of:=[.B234]/[.C234]" office:value-type="float" office:value="8.5625" calcext:value-type="float">
            <text:p>8.6</text:p>
          </table:table-cell>
          <table:table-cell office:value-type="float" office:value="31.336614" calcext:value-type="float">
            <text:p>31.336614</text:p>
          </table:table-cell>
          <table:table-cell table:formula="of:=LOG([.E234])/LOG([.A234])" office:value-type="float" office:value="0.631950630983959" calcext:value-type="float">
            <text:p>0.6319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table:formula="of:=[.B235]/[.C235]" office:value-type="float" office:value="8.625" calcext:value-type="float">
            <text:p>8.6</text:p>
          </table:table-cell>
          <table:table-cell office:value-type="float" office:value="31.429153" calcext:value-type="float">
            <text:p>31.429153</text:p>
          </table:table-cell>
          <table:table-cell table:formula="of:=LOG([.E235])/LOG([.A235])" office:value-type="float" office:value="0.631995042778564" calcext:value-type="float">
            <text:p>0.6319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table:formula="of:=[.B236]/[.C236]" office:value-type="float" office:value="8.6875" calcext:value-type="float">
            <text:p>8.7</text:p>
          </table:table-cell>
          <table:table-cell office:value-type="float" office:value="31.522489" calcext:value-type="float">
            <text:p>31.522489</text:p>
          </table:table-cell>
          <table:table-cell table:formula="of:=LOG([.E236])/LOG([.A236])" office:value-type="float" office:value="0.632044542331712" calcext:value-type="float">
            <text:p>0.6320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formula="of:=[.B237]/[.C237]" office:value-type="float" office:value="8.75" calcext:value-type="float">
            <text:p>8.8</text:p>
          </table:table-cell>
          <table:table-cell office:value-type="float" office:value="31.615842" calcext:value-type="float">
            <text:p>31.615842</text:p>
          </table:table-cell>
          <table:table-cell table:formula="of:=LOG([.E237])/LOG([.A237])" office:value-type="float" office:value="0.632094553296218" calcext:value-type="float">
            <text:p>0.6320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table:formula="of:=[.B238]/[.C238]" office:value-type="float" office:value="8.8125" calcext:value-type="float">
            <text:p>8.8</text:p>
          </table:table-cell>
          <table:table-cell office:value-type="float" office:value="31.709216" calcext:value-type="float">
            <text:p>31.709216</text:p>
          </table:table-cell>
          <table:table-cell table:formula="of:=LOG([.E238])/LOG([.A238])" office:value-type="float" office:value="0.632145088928234" calcext:value-type="float">
            <text:p>0.6321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239]/[.C239]" office:value-type="float" office:value="8.875" calcext:value-type="float">
            <text:p>8.9</text:p>
          </table:table-cell>
          <table:table-cell office:value-type="float" office:value="31.802607" calcext:value-type="float">
            <text:p>31.802607</text:p>
          </table:table-cell>
          <table:table-cell table:formula="of:=LOG([.E239])/LOG([.A239])" office:value-type="float" office:value="0.632196116358558" calcext:value-type="float">
            <text:p>0.6321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table:formula="of:=[.B240]/[.C240]" office:value-type="float" office:value="8.9375" calcext:value-type="float">
            <text:p>8.9</text:p>
          </table:table-cell>
          <table:table-cell office:value-type="float" office:value="31.885259" calcext:value-type="float">
            <text:p>31.885259</text:p>
          </table:table-cell>
          <table:table-cell table:formula="of:=LOG([.E240])/LOG([.A240])" office:value-type="float" office:value="0.632186039374806" calcext:value-type="float">
            <text:p>0.6321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table:formula="of:=[.B241]/[.C241]" office:value-type="float" office:value="9" calcext:value-type="float">
            <text:p>9.0</text:p>
          </table:table-cell>
          <table:table-cell office:value-type="float" office:value="31.968475" calcext:value-type="float">
            <text:p>31.968475</text:p>
          </table:table-cell>
          <table:table-cell table:formula="of:=LOG([.E241])/LOG([.A241])" office:value-type="float" office:value="0.632179990221217" calcext:value-type="float">
            <text:p>0.6321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table:formula="of:=[.B242]/[.C242]" office:value-type="float" office:value="9.0625" calcext:value-type="float">
            <text:p>9.1</text:p>
          </table:table-cell>
          <table:table-cell office:value-type="float" office:value="32.051694" calcext:value-type="float">
            <text:p>32.051694</text:p>
          </table:table-cell>
          <table:table-cell table:formula="of:=LOG([.E242])/LOG([.A242])" office:value-type="float" office:value="0.632174732980935" calcext:value-type="float">
            <text:p>0.6321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B243]/[.C243]" office:value-type="float" office:value="9.125" calcext:value-type="float">
            <text:p>9.1</text:p>
          </table:table-cell>
          <table:table-cell office:value-type="float" office:value="32.133975" calcext:value-type="float">
            <text:p>32.133975</text:p>
          </table:table-cell>
          <table:table-cell table:formula="of:=LOG([.E243])/LOG([.A243])" office:value-type="float" office:value="0.63216492056256" calcext:value-type="float">
            <text:p>0.6321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table:formula="of:=[.B244]/[.C244]" office:value-type="float" office:value="9.1875" calcext:value-type="float">
            <text:p>9.2</text:p>
          </table:table-cell>
          <table:table-cell office:value-type="float" office:value="32.217194" calcext:value-type="float">
            <text:p>32.217194</text:p>
          </table:table-cell>
          <table:table-cell table:formula="of:=LOG([.E244])/LOG([.A244])" office:value-type="float" office:value="0.632161194810862" calcext:value-type="float">
            <text:p>0.6321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formula="of:=[.B245]/[.C245]" office:value-type="float" office:value="8.35294117647059" calcext:value-type="float">
            <text:p>8.4</text:p>
          </table:table-cell>
          <table:table-cell office:value-type="float" office:value="32.303914" calcext:value-type="float">
            <text:p>32.303914</text:p>
          </table:table-cell>
          <table:table-cell table:formula="of:=LOG([.E245])/LOG([.A245])" office:value-type="float" office:value="0.632177924511773" calcext:value-type="float">
            <text:p>0.6321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formula="of:=[.B246]/[.C246]" office:value-type="float" office:value="8.41176470588235" calcext:value-type="float">
            <text:p>8.4</text:p>
          </table:table-cell>
          <table:table-cell office:value-type="float" office:value="32.38662" calcext:value-type="float">
            <text:p>32.38662</text:p>
          </table:table-cell>
          <table:table-cell table:formula="of:=LOG([.E246])/LOG([.A246])" office:value-type="float" office:value="0.632172721483341" calcext:value-type="float">
            <text:p>0.6321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formula="of:=[.B247]/[.C247]" office:value-type="float" office:value="8.47058823529412" calcext:value-type="float">
            <text:p>8.5</text:p>
          </table:table-cell>
          <table:table-cell office:value-type="float" office:value="32.469838" calcext:value-type="float">
            <text:p>32.469838</text:p>
          </table:table-cell>
          <table:table-cell table:formula="of:=LOG([.E247])/LOG([.A247])" office:value-type="float" office:value="0.63217111888105" calcext:value-type="float">
            <text:p>0.6321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table:formula="of:=[.B248]/[.C248]" office:value-type="float" office:value="8.52941176470588" calcext:value-type="float">
            <text:p>8.5</text:p>
          </table:table-cell>
          <table:table-cell office:value-type="float" office:value="32.553057" calcext:value-type="float">
            <text:p>32.553057</text:p>
          </table:table-cell>
          <table:table-cell table:formula="of:=LOG([.E248])/LOG([.A248])" office:value-type="float" office:value="0.63217022807055" calcext:value-type="float">
            <text:p>0.63217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table:formula="of:=[.B249]/[.C249]" office:value-type="float" office:value="8.58823529411765" calcext:value-type="float">
            <text:p>8.6</text:p>
          </table:table-cell>
          <table:table-cell office:value-type="float" office:value="32.635656" calcext:value-type="float">
            <text:p>32.635656</text:p>
          </table:table-cell>
          <table:table-cell table:formula="of:=LOG([.E249])/LOG([.A249])" office:value-type="float" office:value="0.632166586976926" calcext:value-type="float">
            <text:p>0.6321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formula="of:=[.B250]/[.C250]" office:value-type="float" office:value="8.64705882352941" calcext:value-type="float">
            <text:p>8.6</text:p>
          </table:table-cell>
          <table:table-cell office:value-type="float" office:value="32.718753" calcext:value-type="float">
            <text:p>32.718753</text:p>
          </table:table-cell>
          <table:table-cell table:formula="of:=LOG([.E250])/LOG([.A250])" office:value-type="float" office:value="0.632166411786903" calcext:value-type="float">
            <text:p>0.6321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table:formula="of:=[.B251]/[.C251]" office:value-type="float" office:value="7.88888888888889" calcext:value-type="float">
            <text:p>7.9</text:p>
          </table:table-cell>
          <table:table-cell office:value-type="float" office:value="32.805222" calcext:value-type="float">
            <text:p>32.805222</text:p>
          </table:table-cell>
          <table:table-cell table:formula="of:=LOG([.E251])/LOG([.A251])" office:value-type="float" office:value="0.632185532409145" calcext:value-type="float">
            <text:p>0.6321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table:formula="of:=[.B252]/[.C252]" office:value-type="float" office:value="7.94444444444444" calcext:value-type="float">
            <text:p>7.9</text:p>
          </table:table-cell>
          <table:table-cell office:value-type="float" office:value="32.888468" calcext:value-type="float">
            <text:p>32.888468</text:p>
          </table:table-cell>
          <table:table-cell table:formula="of:=LOG([.E252])/LOG([.A252])" office:value-type="float" office:value="0.632187463740761" calcext:value-type="float">
            <text:p>0.6321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formula="of:=[.B253]/[.C253]" office:value-type="float" office:value="8" calcext:value-type="float">
            <text:p>8.0</text:p>
          </table:table-cell>
          <table:table-cell office:value-type="float" office:value="32.971713" calcext:value-type="float">
            <text:p>32.971713</text:p>
          </table:table-cell>
          <table:table-cell table:formula="of:=LOG([.E253])/LOG([.A253])" office:value-type="float" office:value="0.632190042902086" calcext:value-type="float">
            <text:p>0.6321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formula="of:=[.B254]/[.C254]" office:value-type="float" office:value="8.05555555555556" calcext:value-type="float">
            <text:p>8.1</text:p>
          </table:table-cell>
          <table:table-cell office:value-type="float" office:value="33.055344" calcext:value-type="float">
            <text:p>33.055344</text:p>
          </table:table-cell>
          <table:table-cell table:formula="of:=LOG([.E254])/LOG([.A254])" office:value-type="float" office:value="0.632195375864178" calcext:value-type="float">
            <text:p>0.6321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formula="of:=[.B255]/[.C255]" office:value-type="float" office:value="8.11111111111111" calcext:value-type="float">
            <text:p>8.1</text:p>
          </table:table-cell>
          <table:table-cell office:value-type="float" office:value="33.138975" calcext:value-type="float">
            <text:p>33.138975</text:p>
          </table:table-cell>
          <table:table-cell table:formula="of:=LOG([.E255])/LOG([.A255])" office:value-type="float" office:value="0.632201328892235" calcext:value-type="float">
            <text:p>0.6322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formula="of:=[.B256]/[.C256]" office:value-type="float" office:value="8.16666666666667" calcext:value-type="float">
            <text:p>8.2</text:p>
          </table:table-cell>
          <table:table-cell office:value-type="float" office:value="33.222641" calcext:value-type="float">
            <text:p>33.222641</text:p>
          </table:table-cell>
          <table:table-cell table:formula="of:=LOG([.E256])/LOG([.A256])" office:value-type="float" office:value="0.632208082646976" calcext:value-type="float">
            <text:p>0.6322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table:formula="of:=[.B257]/[.C257]" office:value-type="float" office:value="8.22222222222222" calcext:value-type="float">
            <text:p>8.2</text:p>
          </table:table-cell>
          <table:table-cell office:value-type="float" office:value="33.30648" calcext:value-type="float">
            <text:p>33.30648</text:p>
          </table:table-cell>
          <table:table-cell table:formula="of:=LOG([.E257])/LOG([.A257])" office:value-type="float" office:value="0.632216373191093" calcext:value-type="float">
            <text:p>0.6322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table:formula="of:=[.B258]/[.C258]" office:value-type="float" office:value="8.27777777777778" calcext:value-type="float">
            <text:p>8.3</text:p>
          </table:table-cell>
          <table:table-cell office:value-type="float" office:value="33.390361" calcext:value-type="float">
            <text:p>33.390361</text:p>
          </table:table-cell>
          <table:table-cell table:formula="of:=LOG([.E258])/LOG([.A258])" office:value-type="float" office:value="0.632225475348408" calcext:value-type="float">
            <text:p>0.6322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259]/[.C259]" office:value-type="float" office:value="8.33333333333333" calcext:value-type="float">
            <text:p>8.3</text:p>
          </table:table-cell>
          <table:table-cell office:value-type="float" office:value="33.474238" calcext:value-type="float">
            <text:p>33.474238</text:p>
          </table:table-cell>
          <table:table-cell table:formula="of:=LOG([.E259])/LOG([.A259])" office:value-type="float" office:value="0.632235130541031" calcext:value-type="float">
            <text:p>0.6322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formula="of:=[.B260]/[.C260]" office:value-type="float" office:value="8.38888888888889" calcext:value-type="float">
            <text:p>8.4</text:p>
          </table:table-cell>
          <table:table-cell office:value-type="float" office:value="33.557556" calcext:value-type="float">
            <text:p>33.557556</text:p>
          </table:table-cell>
          <table:table-cell table:formula="of:=LOG([.E260])/LOG([.A260])" office:value-type="float" office:value="0.632242353937655" calcext:value-type="float">
            <text:p>0.6322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formula="of:=[.B261]/[.C261]" office:value-type="float" office:value="8.44444444444444" calcext:value-type="float">
            <text:p>8.4</text:p>
          </table:table-cell>
          <table:table-cell office:value-type="float" office:value="33.641818" calcext:value-type="float">
            <text:p>33.641818</text:p>
          </table:table-cell>
          <table:table-cell table:formula="of:=LOG([.E261])/LOG([.A261])" office:value-type="float" office:value="0.632255199945442" calcext:value-type="float">
            <text:p>0.6322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table:formula="of:=[.B262]/[.C262]" office:value-type="float" office:value="8.5" calcext:value-type="float">
            <text:p>8.5</text:p>
          </table:table-cell>
          <table:table-cell office:value-type="float" office:value="33.726082" calcext:value-type="float">
            <text:p>33.726082</text:p>
          </table:table-cell>
          <table:table-cell table:formula="of:=LOG([.E262])/LOG([.A262])" office:value-type="float" office:value="0.632268592271442" calcext:value-type="float">
            <text:p>0.6322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formula="of:=[.B263]/[.C263]" office:value-type="float" office:value="8.55555555555556" calcext:value-type="float">
            <text:p>8.6</text:p>
          </table:table-cell>
          <table:table-cell office:value-type="float" office:value="33.808907" calcext:value-type="float">
            <text:p>33.808907</text:p>
          </table:table-cell>
          <table:table-cell table:formula="of:=LOG([.E263])/LOG([.A263])" office:value-type="float" office:value="0.632274868429118" calcext:value-type="float">
            <text:p>0.6322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table:formula="of:=[.B264]/[.C264]" office:value-type="float" office:value="8.61111111111111" calcext:value-type="float">
            <text:p>8.6</text:p>
          </table:table-cell>
          <table:table-cell office:value-type="float" office:value="33.892715" calcext:value-type="float">
            <text:p>33.892715</text:p>
          </table:table-cell>
          <table:table-cell table:formula="of:=LOG([.E264])/LOG([.A264])" office:value-type="float" office:value="0.63228691708665" calcext:value-type="float">
            <text:p>0.6322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table:formula="of:=[.B265]/[.C265]" office:value-type="float" office:value="7.89473684210526" calcext:value-type="float">
            <text:p>7.9</text:p>
          </table:table-cell>
          <table:table-cell office:value-type="float" office:value="33.976199" calcext:value-type="float">
            <text:p>33.976199</text:p>
          </table:table-cell>
          <table:table-cell table:formula="of:=LOG([.E265])/LOG([.A265])" office:value-type="float" office:value="0.632297781929177" calcext:value-type="float">
            <text:p>0.6322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table:formula="of:=[.B266]/[.C266]" office:value-type="float" office:value="7.94736842105263" calcext:value-type="float">
            <text:p>7.9</text:p>
          </table:table-cell>
          <table:table-cell office:value-type="float" office:value="34.059639" calcext:value-type="float">
            <text:p>34.059639</text:p>
          </table:table-cell>
          <table:table-cell table:formula="of:=LOG([.E266])/LOG([.A266])" office:value-type="float" office:value="0.632308944387237" calcext:value-type="float">
            <text:p>0.6323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table:formula="of:=[.B267]/[.C267]" office:value-type="float" office:value="8" calcext:value-type="float">
            <text:p>8.0</text:p>
          </table:table-cell>
          <table:table-cell office:value-type="float" office:value="34.143781" calcext:value-type="float">
            <text:p>34.143781</text:p>
          </table:table-cell>
          <table:table-cell table:formula="of:=LOG([.E267])/LOG([.A267])" office:value-type="float" office:value="0.632324311835694" calcext:value-type="float">
            <text:p>0.6323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table:formula="of:=[.B268]/[.C268]" office:value-type="float" office:value="8.05263157894737" calcext:value-type="float">
            <text:p>8.1</text:p>
          </table:table-cell>
          <table:table-cell office:value-type="float" office:value="34.228045" calcext:value-type="float">
            <text:p>34.228045</text:p>
          </table:table-cell>
          <table:table-cell table:formula="of:=LOG([.E268])/LOG([.A268])" office:value-type="float" office:value="0.63234080909505" calcext:value-type="float">
            <text:p>0.6323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formula="of:=[.B269]/[.C269]" office:value-type="float" office:value="8.10526315789474" calcext:value-type="float">
            <text:p>8.1</text:p>
          </table:table-cell>
          <table:table-cell office:value-type="float" office:value="34.312101" calcext:value-type="float">
            <text:p>34.312101</text:p>
          </table:table-cell>
          <table:table-cell table:formula="of:=LOG([.E269])/LOG([.A269])" office:value-type="float" office:value="0.632356702512621" calcext:value-type="float">
            <text:p>0.63235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formula="of:=[.B270]/[.C270]" office:value-type="float" office:value="8.1578947368421" calcext:value-type="float">
            <text:p>8.2</text:p>
          </table:table-cell>
          <table:table-cell office:value-type="float" office:value="34.394679" calcext:value-type="float">
            <text:p>34.394679</text:p>
          </table:table-cell>
          <table:table-cell table:formula="of:=LOG([.E270])/LOG([.A270])" office:value-type="float" office:value="0.632365395126845" calcext:value-type="float">
            <text:p>0.6323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table:formula="of:=[.B271]/[.C271]" office:value-type="float" office:value="8.21052631578947" calcext:value-type="float">
            <text:p>8.2</text:p>
          </table:table-cell>
          <table:table-cell office:value-type="float" office:value="34.479144" calcext:value-type="float">
            <text:p>34.479144</text:p>
          </table:table-cell>
          <table:table-cell table:formula="of:=LOG([.E271])/LOG([.A271])" office:value-type="float" office:value="0.632384383569161" calcext:value-type="float">
            <text:p>0.6323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formula="of:=[.B272]/[.C272]" office:value-type="float" office:value="8.26315789473684" calcext:value-type="float">
            <text:p>8.3</text:p>
          </table:table-cell>
          <table:table-cell office:value-type="float" office:value="34.562162" calcext:value-type="float">
            <text:p>34.562162</text:p>
          </table:table-cell>
          <table:table-cell table:formula="of:=LOG([.E272])/LOG([.A272])" office:value-type="float" office:value="0.632396350938741" calcext:value-type="float">
            <text:p>0.63239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formula="of:=[.B273]/[.C273]" office:value-type="float" office:value="8.31578947368421" calcext:value-type="float">
            <text:p>8.3</text:p>
          </table:table-cell>
          <table:table-cell office:value-type="float" office:value="34.644735" calcext:value-type="float">
            <text:p>34.644735</text:p>
          </table:table-cell>
          <table:table-cell table:formula="of:=LOG([.E273])/LOG([.A273])" office:value-type="float" office:value="0.63240651812402" calcext:value-type="float">
            <text:p>0.6324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table:formula="of:=[.B274]/[.C274]" office:value-type="float" office:value="8.36842105263158" calcext:value-type="float">
            <text:p>8.4</text:p>
          </table:table-cell>
          <table:table-cell office:value-type="float" office:value="34.729205" calcext:value-type="float">
            <text:p>34.729205</text:p>
          </table:table-cell>
          <table:table-cell table:formula="of:=LOG([.E274])/LOG([.A274])" office:value-type="float" office:value="0.632426920956568" calcext:value-type="float">
            <text:p>0.6324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formula="of:=[.B275]/[.C275]" office:value-type="float" office:value="8.42105263157895" calcext:value-type="float">
            <text:p>8.4</text:p>
          </table:table-cell>
          <table:table-cell office:value-type="float" office:value="34.813321" calcext:value-type="float">
            <text:p>34.813321</text:p>
          </table:table-cell>
          <table:table-cell table:formula="of:=LOG([.E275])/LOG([.A275])" office:value-type="float" office:value="0.632445943439675" calcext:value-type="float">
            <text:p>0.6324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table:formula="of:=[.B276]/[.C276]" office:value-type="float" office:value="7.75" calcext:value-type="float">
            <text:p>7.8</text:p>
          </table:table-cell>
          <table:table-cell office:value-type="float" office:value="34.894831" calcext:value-type="float">
            <text:p>34.894831</text:p>
          </table:table-cell>
          <table:table-cell table:formula="of:=LOG([.E276])/LOG([.A276])" office:value-type="float" office:value="0.632452105949704" calcext:value-type="float">
            <text:p>0.6324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table:formula="of:=[.B277]/[.C277]" office:value-type="float" office:value="7.8" calcext:value-type="float">
            <text:p>7.8</text:p>
          </table:table-cell>
          <table:table-cell office:value-type="float" office:value="34.979301" calcext:value-type="float">
            <text:p>34.979301</text:p>
          </table:table-cell>
          <table:table-cell table:formula="of:=LOG([.E277])/LOG([.A277])" office:value-type="float" office:value="0.632473834424598" calcext:value-type="float">
            <text:p>0.6324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formula="of:=[.B278]/[.C278]" office:value-type="float" office:value="7.85" calcext:value-type="float">
            <text:p>7.9</text:p>
          </table:table-cell>
          <table:table-cell office:value-type="float" office:value="35.062319" calcext:value-type="float">
            <text:p>35.062319</text:p>
          </table:table-cell>
          <table:table-cell table:formula="of:=LOG([.E278])/LOG([.A278])" office:value-type="float" office:value="0.632488611058879" calcext:value-type="float">
            <text:p>0.63248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B279]/[.C279]" office:value-type="float" office:value="7.9" calcext:value-type="float">
            <text:p>7.9</text:p>
          </table:table-cell>
          <table:table-cell office:value-type="float" office:value="35.144892" calcext:value-type="float">
            <text:p>35.144892</text:p>
          </table:table-cell>
          <table:table-cell table:formula="of:=LOG([.E279])/LOG([.A279])" office:value-type="float" office:value="0.632501587390175" calcext:value-type="float">
            <text:p>0.6325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table:formula="of:=[.B280]/[.C280]" office:value-type="float" office:value="7.95" calcext:value-type="float">
            <text:p>8.0</text:p>
          </table:table-cell>
          <table:table-cell office:value-type="float" office:value="35.229365" calcext:value-type="float">
            <text:p>35.229365</text:p>
          </table:table-cell>
          <table:table-cell table:formula="of:=LOG([.E280])/LOG([.A280])" office:value-type="float" office:value="0.63252459786331" calcext:value-type="float">
            <text:p>0.6325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[.B281]/[.C281]" office:value-type="float" office:value="8" calcext:value-type="float">
            <text:p>8.0</text:p>
          </table:table-cell>
          <table:table-cell office:value-type="float" office:value="35.313533" calcext:value-type="float">
            <text:p>35.313533</text:p>
          </table:table-cell>
          <table:table-cell table:formula="of:=LOG([.E281])/LOG([.A281])" office:value-type="float" office:value="0.63254646802987" calcext:value-type="float">
            <text:p>0.6325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table:formula="of:=[.B282]/[.C282]" office:value-type="float" office:value="8.05" calcext:value-type="float">
            <text:p>8.1</text:p>
          </table:table-cell>
          <table:table-cell office:value-type="float" office:value="35.396098" calcext:value-type="float">
            <text:p>35.396098</text:p>
          </table:table-cell>
          <table:table-cell table:formula="of:=LOG([.E282])/LOG([.A282])" office:value-type="float" office:value="0.632560702056216" calcext:value-type="float">
            <text:p>0.6325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table:formula="of:=[.B283]/[.C283]" office:value-type="float" office:value="8.1" calcext:value-type="float">
            <text:p>8.1</text:p>
          </table:table-cell>
          <table:table-cell office:value-type="float" office:value="35.478663" calcext:value-type="float">
            <text:p>35.478663</text:p>
          </table:table-cell>
          <table:table-cell table:formula="of:=LOG([.E283])/LOG([.A283])" office:value-type="float" office:value="0.632575373655723" calcext:value-type="float">
            <text:p>0.6325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table:formula="of:=[.B284]/[.C284]" office:value-type="float" office:value="8.15" calcext:value-type="float">
            <text:p>8.2</text:p>
          </table:table-cell>
          <table:table-cell office:value-type="float" office:value="35.561231" calcext:value-type="float">
            <text:p>35.561231</text:p>
          </table:table-cell>
          <table:table-cell table:formula="of:=LOG([.E284])/LOG([.A284])" office:value-type="float" office:value="0.632590491478222" calcext:value-type="float">
            <text:p>0.63259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formula="of:=[.B285]/[.C285]" office:value-type="float" office:value="8.2" calcext:value-type="float">
            <text:p>8.2</text:p>
          </table:table-cell>
          <table:table-cell office:value-type="float" office:value="35.63827" calcext:value-type="float">
            <text:p>35.63827</text:p>
          </table:table-cell>
          <table:table-cell table:formula="of:=LOG([.E285])/LOG([.A285])" office:value-type="float" office:value="0.632578572640549" calcext:value-type="float">
            <text:p>0.6325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[.B286]/[.C286]" office:value-type="float" office:value="8.25" calcext:value-type="float">
            <text:p>8.3</text:p>
          </table:table-cell>
          <table:table-cell office:value-type="float" office:value="35.715309" calcext:value-type="float">
            <text:p>35.715309</text:p>
          </table:table-cell>
          <table:table-cell table:formula="of:=LOG([.E286])/LOG([.A286])" office:value-type="float" office:value="0.632567229474384" calcext:value-type="float">
            <text:p>0.6325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87]/[.C287]" office:value-type="float" office:value="8.3" calcext:value-type="float">
            <text:p>8.3</text:p>
          </table:table-cell>
          <table:table-cell office:value-type="float" office:value="35.792351" calcext:value-type="float">
            <text:p>35.792351</text:p>
          </table:table-cell>
          <table:table-cell table:formula="of:=LOG([.E287])/LOG([.A287])" office:value-type="float" office:value="0.632556469497751" calcext:value-type="float">
            <text:p>0.6325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[.B288]/[.C288]" office:value-type="float" office:value="8.35" calcext:value-type="float">
            <text:p>8.4</text:p>
          </table:table-cell>
          <table:table-cell office:value-type="float" office:value="35.86939" calcext:value-type="float">
            <text:p>35.86939</text:p>
          </table:table-cell>
          <table:table-cell table:formula="of:=LOG([.E288])/LOG([.A288])" office:value-type="float" office:value="0.632546255835282" calcext:value-type="float">
            <text:p>0.6325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table:formula="of:=[.B289]/[.C289]" office:value-type="float" office:value="8.4" calcext:value-type="float">
            <text:p>8.4</text:p>
          </table:table-cell>
          <table:table-cell office:value-type="float" office:value="35.946429" calcext:value-type="float">
            <text:p>35.946429</text:p>
          </table:table-cell>
          <table:table-cell table:formula="of:=LOG([.E289])/LOG([.A289])" office:value-type="float" office:value="0.632536596254183" calcext:value-type="float">
            <text:p>0.6325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table:formula="of:=[.B290]/[.C290]" office:value-type="float" office:value="8.45" calcext:value-type="float">
            <text:p>8.5</text:p>
          </table:table-cell>
          <table:table-cell office:value-type="float" office:value="36.022146" calcext:value-type="float">
            <text:p>36.022146</text:p>
          </table:table-cell>
          <table:table-cell table:formula="of:=LOG([.E290])/LOG([.A290])" office:value-type="float" office:value="0.632521007199204" calcext:value-type="float">
            <text:p>0.6325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formula="of:=[.B291]/[.C291]" office:value-type="float" office:value="8.5" calcext:value-type="float">
            <text:p>8.5</text:p>
          </table:table-cell>
          <table:table-cell office:value-type="float" office:value="36.099185" calcext:value-type="float">
            <text:p>36.099185</text:p>
          </table:table-cell>
          <table:table-cell table:formula="of:=LOG([.E291])/LOG([.A291])" office:value-type="float" office:value="0.632512452663907" calcext:value-type="float">
            <text:p>0.6325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formula="of:=[.B292]/[.C292]" office:value-type="float" office:value="8.55" calcext:value-type="float">
            <text:p>8.6</text:p>
          </table:table-cell>
          <table:table-cell office:value-type="float" office:value="36.172722" calcext:value-type="float">
            <text:p>36.172722</text:p>
          </table:table-cell>
          <table:table-cell table:formula="of:=LOG([.E292])/LOG([.A292])" office:value-type="float" office:value="0.63248736761271" calcext:value-type="float">
            <text:p>0.6324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table:formula="of:=[.B293]/[.C293]" office:value-type="float" office:value="8.6" calcext:value-type="float">
            <text:p>8.6</text:p>
          </table:table-cell>
          <table:table-cell office:value-type="float" office:value="36.251938" calcext:value-type="float">
            <text:p>36.251938</text:p>
          </table:table-cell>
          <table:table-cell table:formula="of:=LOG([.E293])/LOG([.A293])" office:value-type="float" office:value="0.632490498444012" calcext:value-type="float">
            <text:p>0.6324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[.B294]/[.C294]" office:value-type="float" office:value="7.95238095238095" calcext:value-type="float">
            <text:p>8.0</text:p>
          </table:table-cell>
          <table:table-cell office:value-type="float" office:value="36.325546" calcext:value-type="float">
            <text:p>36.325546</text:p>
          </table:table-cell>
          <table:table-cell table:formula="of:=LOG([.E294])/LOG([.A294])" office:value-type="float" office:value="0.632466913877017" calcext:value-type="float">
            <text:p>0.6324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table:formula="of:=[.B295]/[.C295]" office:value-type="float" office:value="8.7" calcext:value-type="float">
            <text:p>8.7</text:p>
          </table:table-cell>
          <table:table-cell office:value-type="float" office:value="36.403842" calcext:value-type="float">
            <text:p>36.403842</text:p>
          </table:table-cell>
          <table:table-cell table:formula="of:=LOG([.E295])/LOG([.A295])" office:value-type="float" office:value="0.63246659071814" calcext:value-type="float">
            <text:p>0.6324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table:formula="of:=[.B296]/[.C296]" office:value-type="float" office:value="8.75" calcext:value-type="float">
            <text:p>8.8</text:p>
          </table:table-cell>
          <table:table-cell office:value-type="float" office:value="36.479556" calcext:value-type="float">
            <text:p>36.479556</text:p>
          </table:table-cell>
          <table:table-cell table:formula="of:=LOG([.E296])/LOG([.A296])" office:value-type="float" office:value="0.632454295774253" calcext:value-type="float">
            <text:p>0.6324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[.B297]/[.C297]" office:value-type="float" office:value="8.8" calcext:value-type="float">
            <text:p>8.8</text:p>
          </table:table-cell>
          <table:table-cell office:value-type="float" office:value="36.556595" calcext:value-type="float">
            <text:p>36.556595</text:p>
          </table:table-cell>
          <table:table-cell table:formula="of:=LOG([.E297])/LOG([.A297])" office:value-type="float" office:value="0.632448905304322" calcext:value-type="float">
            <text:p>0.6324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table:formula="of:=[.B298]/[.C298]" office:value-type="float" office:value="8.85" calcext:value-type="float">
            <text:p>8.9</text:p>
          </table:table-cell>
          <table:table-cell office:value-type="float" office:value="36.632309" calcext:value-type="float">
            <text:p>36.632309</text:p>
          </table:table-cell>
          <table:table-cell table:formula="of:=LOG([.E298])/LOG([.A298])" office:value-type="float" office:value="0.632437656493673" calcext:value-type="float">
            <text:p>0.6324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formula="of:=[.B299]/[.C299]" office:value-type="float" office:value="8.9" calcext:value-type="float">
            <text:p>8.9</text:p>
          </table:table-cell>
          <table:table-cell office:value-type="float" office:value="36.709351" calcext:value-type="float">
            <text:p>36.709351</text:p>
          </table:table-cell>
          <table:table-cell table:formula="of:=LOG([.E299])/LOG([.A299])" office:value-type="float" office:value="0.632433279668025" calcext:value-type="float">
            <text:p>0.6324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table:formula="of:=[.B300]/[.C300]" office:value-type="float" office:value="7.59090909090909" calcext:value-type="float">
            <text:p>7.6</text:p>
          </table:table-cell>
          <table:table-cell office:value-type="float" office:value="36.781705" calcext:value-type="float">
            <text:p>36.781705</text:p>
          </table:table-cell>
          <table:table-cell table:formula="of:=LOG([.E300])/LOG([.A300])" office:value-type="float" office:value="0.632407027348759" calcext:value-type="float">
            <text:p>0.6324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table:formula="of:=[.B301]/[.C301]" office:value-type="float" office:value="8.28571428571429" calcext:value-type="float">
            <text:p>8.3</text:p>
          </table:table-cell>
          <table:table-cell office:value-type="float" office:value="36.860001" calcext:value-type="float">
            <text:p>36.860001</text:p>
          </table:table-cell>
          <table:table-cell table:formula="of:=LOG([.E301])/LOG([.A301])" office:value-type="float" office:value="0.632409632625196" calcext:value-type="float">
            <text:p>0.6324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[.B302]/[.C302]" office:value-type="float" office:value="8.33333333333333" calcext:value-type="float">
            <text:p>8.3</text:p>
          </table:table-cell>
          <table:table-cell office:value-type="float" office:value="36.935715" calcext:value-type="float">
            <text:p>36.935715</text:p>
          </table:table-cell>
          <table:table-cell table:formula="of:=LOG([.E302])/LOG([.A302])" office:value-type="float" office:value="0.632400427133564" calcext:value-type="float">
            <text:p>0.6324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table:formula="of:=[.B303]/[.C303]" office:value-type="float" office:value="8.38095238095238" calcext:value-type="float">
            <text:p>8.4</text:p>
          </table:table-cell>
          <table:table-cell office:value-type="float" office:value="37.012754" calcext:value-type="float">
            <text:p>37.012754</text:p>
          </table:table-cell>
          <table:table-cell table:formula="of:=LOG([.E303])/LOG([.A303])" office:value-type="float" office:value="0.632397987919777" calcext:value-type="float">
            <text:p>0.6323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table:formula="of:=[.B304]/[.C304]" office:value-type="float" office:value="8.42857142857143" calcext:value-type="float">
            <text:p>8.4</text:p>
          </table:table-cell>
          <table:table-cell office:value-type="float" office:value="37.088468" calcext:value-type="float">
            <text:p>37.088468</text:p>
          </table:table-cell>
          <table:table-cell table:formula="of:=LOG([.E304])/LOG([.A304])" office:value-type="float" office:value="0.63238975442296" calcext:value-type="float">
            <text:p>0.63239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table:formula="of:=[.B305]/[.C305]" office:value-type="float" office:value="8.47619047619048" calcext:value-type="float">
            <text:p>8.5</text:p>
          </table:table-cell>
          <table:table-cell office:value-type="float" office:value="37.165507" calcext:value-type="float">
            <text:p>37.165507</text:p>
          </table:table-cell>
          <table:table-cell table:formula="of:=LOG([.E305])/LOG([.A305])" office:value-type="float" office:value="0.632388242418745" calcext:value-type="float">
            <text:p>0.6323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formula="of:=[.B306]/[.C306]" office:value-type="float" office:value="7.86363636363636" calcext:value-type="float">
            <text:p>7.9</text:p>
          </table:table-cell>
          <table:table-cell office:value-type="float" office:value="37.237796" calcext:value-type="float">
            <text:p>37.237796</text:p>
          </table:table-cell>
          <table:table-cell table:formula="of:=LOG([.E306])/LOG([.A306])" office:value-type="float" office:value="0.632364879441821" calcext:value-type="float">
            <text:p>0.6323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table:formula="of:=[.B307]/[.C307]" office:value-type="float" office:value="7.90909090909091" calcext:value-type="float">
            <text:p>7.9</text:p>
          </table:table-cell>
          <table:table-cell office:value-type="float" office:value="37.31616" calcext:value-type="float">
            <text:p>37.31616</text:p>
          </table:table-cell>
          <table:table-cell table:formula="of:=LOG([.E307])/LOG([.A307])" office:value-type="float" office:value="0.632370518184468" calcext:value-type="float">
            <text:p>0.63237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formula="of:=[.B308]/[.C308]" office:value-type="float" office:value="7.95454545454545" calcext:value-type="float">
            <text:p>8.0</text:p>
          </table:table-cell>
          <table:table-cell office:value-type="float" office:value="37.391874" calcext:value-type="float">
            <text:p>37.391874</text:p>
          </table:table-cell>
          <table:table-cell table:formula="of:=LOG([.E308])/LOG([.A308])" office:value-type="float" office:value="0.632364184923869" calcext:value-type="float">
            <text:p>0.6323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formula="of:=[.B309]/[.C309]" office:value-type="float" office:value="8" calcext:value-type="float">
            <text:p>8.0</text:p>
          </table:table-cell>
          <table:table-cell office:value-type="float" office:value="37.468913" calcext:value-type="float">
            <text:p>37.468913</text:p>
          </table:table-cell>
          <table:table-cell table:formula="of:=LOG([.E309])/LOG([.A309])" office:value-type="float" office:value="0.632364485741966" calcext:value-type="float">
            <text:p>0.63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formula="of:=[.B310]/[.C310]" office:value-type="float" office:value="11.1666666666667" calcext:value-type="float">
            <text:p>11.2</text:p>
          </table:table-cell>
          <table:table-cell office:value-type="float" office:value="37.550499" calcext:value-type="float">
            <text:p>37.550499</text:p>
          </table:table-cell>
          <table:table-cell table:formula="of:=LOG([.E310])/LOG([.A310])" office:value-type="float" office:value="0.632386333197967" calcext:value-type="float">
            <text:p>0.6323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table:formula="of:=[.B311]/[.C311]" office:value-type="float" office:value="10.3157894736842" calcext:value-type="float">
            <text:p>10.3</text:p>
          </table:table-cell>
          <table:table-cell office:value-type="float" office:value="37.638537" calcext:value-type="float">
            <text:p>37.638537</text:p>
          </table:table-cell>
          <table:table-cell table:formula="of:=LOG([.E311])/LOG([.A311])" office:value-type="float" office:value="0.63243837218451" calcext:value-type="float">
            <text:p>0.6324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formula="of:=[.B312]/[.C312]" office:value-type="float" office:value="10.3684210526316" calcext:value-type="float">
            <text:p>10.4</text:p>
          </table:table-cell>
          <table:table-cell office:value-type="float" office:value="37.723521" calcext:value-type="float">
            <text:p>37.723521</text:p>
          </table:table-cell>
          <table:table-cell table:formula="of:=LOG([.E312])/LOG([.A312])" office:value-type="float" office:value="0.632476442035206" calcext:value-type="float">
            <text:p>0.6324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B313]/[.C313]" office:value-type="float" office:value="10.4210526315789" calcext:value-type="float">
            <text:p>10.4</text:p>
          </table:table-cell>
          <table:table-cell office:value-type="float" office:value="37.808502" calcext:value-type="float">
            <text:p>37.808502</text:p>
          </table:table-cell>
          <table:table-cell table:formula="of:=LOG([.E313])/LOG([.A313])" office:value-type="float" office:value="0.632514710366223" calcext:value-type="float">
            <text:p>0.6325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table:formula="of:=[.B314]/[.C314]" office:value-type="float" office:value="10.4736842105263" calcext:value-type="float">
            <text:p>10.5</text:p>
          </table:table-cell>
          <table:table-cell office:value-type="float" office:value="37.892532" calcext:value-type="float">
            <text:p>37.892532</text:p>
          </table:table-cell>
          <table:table-cell table:formula="of:=LOG([.E314])/LOG([.A314])" office:value-type="float" office:value="0.632548820028054" calcext:value-type="float">
            <text:p>0.6325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formula="of:=[.B315]/[.C315]" office:value-type="float" office:value="10.5263157894737" calcext:value-type="float">
            <text:p>10.5</text:p>
          </table:table-cell>
          <table:table-cell office:value-type="float" office:value="37.977514" calcext:value-type="float">
            <text:p>37.977514</text:p>
          </table:table-cell>
          <table:table-cell table:formula="of:=LOG([.E315])/LOG([.A315])" office:value-type="float" office:value="0.632587519526531" calcext:value-type="float">
            <text:p>0.6325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table:formula="of:=[.B316]/[.C316]" office:value-type="float" office:value="10.5789473684211" calcext:value-type="float">
            <text:p>10.6</text:p>
          </table:table-cell>
          <table:table-cell office:value-type="float" office:value="38.062497" calcext:value-type="float">
            <text:p>38.062497</text:p>
          </table:table-cell>
          <table:table-cell table:formula="of:=LOG([.E316])/LOG([.A316])" office:value-type="float" office:value="0.632626425625686" calcext:value-type="float">
            <text:p>0.6326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table:formula="of:=[.B317]/[.C317]" office:value-type="float" office:value="10.6315789473684" calcext:value-type="float">
            <text:p>10.6</text:p>
          </table:table-cell>
          <table:table-cell office:value-type="float" office:value="38.147481" calcext:value-type="float">
            <text:p>38.147481</text:p>
          </table:table-cell>
          <table:table-cell table:formula="of:=LOG([.E317])/LOG([.A317])" office:value-type="float" office:value="0.632665534971484" calcext:value-type="float">
            <text:p>0.6326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table:formula="of:=[.B318]/[.C318]" office:value-type="float" office:value="9.85" calcext:value-type="float">
            <text:p>9.9</text:p>
          </table:table-cell>
          <table:table-cell office:value-type="float" office:value="38.23243" calcext:value-type="float">
            <text:p>38.23243</text:p>
          </table:table-cell>
          <table:table-cell table:formula="of:=LOG([.E318])/LOG([.A318])" office:value-type="float" office:value="0.632704680754134" calcext:value-type="float">
            <text:p>0.6327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formula="of:=[.B319]/[.C319]" office:value-type="float" office:value="9.9" calcext:value-type="float">
            <text:p>9.9</text:p>
          </table:table-cell>
          <table:table-cell office:value-type="float" office:value="38.317411" calcext:value-type="float">
            <text:p>38.317411</text:p>
          </table:table-cell>
          <table:table-cell table:formula="of:=LOG([.E319])/LOG([.A319])" office:value-type="float" office:value="0.632744164532351" calcext:value-type="float">
            <text:p>0.6327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formula="of:=[.B320]/[.C320]" office:value-type="float" office:value="9.95" calcext:value-type="float">
            <text:p>10.0</text:p>
          </table:table-cell>
          <table:table-cell office:value-type="float" office:value="38.401438" calcext:value-type="float">
            <text:p>38.401438</text:p>
          </table:table-cell>
          <table:table-cell table:formula="of:=LOG([.E320])/LOG([.A320])" office:value-type="float" office:value="0.632779528339832" calcext:value-type="float">
            <text:p>0.63278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[.B321]/[.C321]" office:value-type="float" office:value="10" calcext:value-type="float">
            <text:p>10.0</text:p>
          </table:table-cell>
          <table:table-cell office:value-type="float" office:value="38.486422" calcext:value-type="float">
            <text:p>38.486422</text:p>
          </table:table-cell>
          <table:table-cell table:formula="of:=LOG([.E321])/LOG([.A321])" office:value-type="float" office:value="0.632819412516446" calcext:value-type="float">
            <text:p>0.6328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table:formula="of:=[.B322]/[.C322]" office:value-type="float" office:value="10.05" calcext:value-type="float">
            <text:p>10.1</text:p>
          </table:table-cell>
          <table:table-cell office:value-type="float" office:value="38.571406" calcext:value-type="float">
            <text:p>38.571406</text:p>
          </table:table-cell>
          <table:table-cell table:formula="of:=LOG([.E322])/LOG([.A322])" office:value-type="float" office:value="0.632859479432209" calcext:value-type="float">
            <text:p>0.6328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formula="of:=[.B323]/[.C323]" office:value-type="float" office:value="10.1" calcext:value-type="float">
            <text:p>10.1</text:p>
          </table:table-cell>
          <table:table-cell office:value-type="float" office:value="38.65639" calcext:value-type="float">
            <text:p>38.65639</text:p>
          </table:table-cell>
          <table:table-cell table:formula="of:=LOG([.E323])/LOG([.A323])" office:value-type="float" office:value="0.632899726052574" calcext:value-type="float">
            <text:p>0.6329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table:formula="of:=[.B324]/[.C324]" office:value-type="float" office:value="10.15" calcext:value-type="float">
            <text:p>10.2</text:p>
          </table:table-cell>
          <table:table-cell office:value-type="float" office:value="38.739459" calcext:value-type="float">
            <text:p>38.739459</text:p>
          </table:table-cell>
          <table:table-cell table:formula="of:=LOG([.E324])/LOG([.A324])" office:value-type="float" office:value="0.632931593735542" calcext:value-type="float">
            <text:p>0.6329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formula="of:=[.B325]/[.C325]" office:value-type="float" office:value="10.2" calcext:value-type="float">
            <text:p>10.2</text:p>
          </table:table-cell>
          <table:table-cell office:value-type="float" office:value="38.822027" calcext:value-type="float">
            <text:p>38.822027</text:p>
          </table:table-cell>
          <table:table-cell table:formula="of:=LOG([.E325])/LOG([.A325])" office:value-type="float" office:value="0.632961448944183" calcext:value-type="float">
            <text:p>0.6329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table:formula="of:=[.B326]/[.C326]" office:value-type="float" office:value="10.25" calcext:value-type="float">
            <text:p>10.3</text:p>
          </table:table-cell>
          <table:table-cell office:value-type="float" office:value="38.90701" calcext:value-type="float">
            <text:p>38.90701</text:p>
          </table:table-cell>
          <table:table-cell table:formula="of:=LOG([.E326])/LOG([.A326])" office:value-type="float" office:value="0.633002264873108" calcext:value-type="float">
            <text:p>0.6330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table:formula="of:=[.B327]/[.C327]" office:value-type="float" office:value="10.3" calcext:value-type="float">
            <text:p>10.3</text:p>
          </table:table-cell>
          <table:table-cell office:value-type="float" office:value="38.991992" calcext:value-type="float">
            <text:p>38.991992</text:p>
          </table:table-cell>
          <table:table-cell table:formula="of:=LOG([.E327])/LOG([.A327])" office:value-type="float" office:value="0.63304324412391" calcext:value-type="float">
            <text:p>0.6330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table:formula="of:=[.B328]/[.C328]" office:value-type="float" office:value="10.35" calcext:value-type="float">
            <text:p>10.4</text:p>
          </table:table-cell>
          <table:table-cell office:value-type="float" office:value="39.076976" calcext:value-type="float">
            <text:p>39.076976</text:p>
          </table:table-cell>
          <table:table-cell table:formula="of:=LOG([.E328])/LOG([.A328])" office:value-type="float" office:value="0.633084397172753" calcext:value-type="float">
            <text:p>0.63308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[.B329]/[.C329]" office:value-type="float" office:value="10.4" calcext:value-type="float">
            <text:p>10.4</text:p>
          </table:table-cell>
          <table:table-cell office:value-type="float" office:value="39.158971" calcext:value-type="float">
            <text:p>39.158971</text:p>
          </table:table-cell>
          <table:table-cell table:formula="of:=LOG([.E329])/LOG([.A329])" office:value-type="float" office:value="0.633112536658966" calcext:value-type="float">
            <text:p>0.6331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table:formula="of:=[.B330]/[.C330]" office:value-type="float" office:value="10.45" calcext:value-type="float">
            <text:p>10.5</text:p>
          </table:table-cell>
          <table:table-cell office:value-type="float" office:value="39.243495" calcext:value-type="float">
            <text:p>39.243495</text:p>
          </table:table-cell>
          <table:table-cell table:formula="of:=LOG([.E330])/LOG([.A330])" office:value-type="float" office:value="0.633152024326293" calcext:value-type="float">
            <text:p>0.6331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table:formula="of:=[.B331]/[.C331]" office:value-type="float" office:value="10.5" calcext:value-type="float">
            <text:p>10.5</text:p>
          </table:table-cell>
          <table:table-cell office:value-type="float" office:value="39.325681" calcext:value-type="float">
            <text:p>39.325681</text:p>
          </table:table-cell>
          <table:table-cell table:formula="of:=LOG([.E331])/LOG([.A331])" office:value-type="float" office:value="0.633181427649428" calcext:value-type="float">
            <text:p>0.6331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table:formula="of:=[.B332]/[.C332]" office:value-type="float" office:value="10.55" calcext:value-type="float">
            <text:p>10.6</text:p>
          </table:table-cell>
          <table:table-cell office:value-type="float" office:value="39.403264" calcext:value-type="float">
            <text:p>39.403264</text:p>
          </table:table-cell>
          <table:table-cell table:formula="of:=LOG([.E332])/LOG([.A332])" office:value-type="float" office:value="0.633190917149026" calcext:value-type="float">
            <text:p>0.6331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table:formula="of:=[.B333]/[.C333]" office:value-type="float" office:value="10.6" calcext:value-type="float">
            <text:p>10.6</text:p>
          </table:table-cell>
          <table:table-cell office:value-type="float" office:value="39.48085" calcext:value-type="float">
            <text:p>39.48085</text:p>
          </table:table-cell>
          <table:table-cell table:formula="of:=LOG([.E333])/LOG([.A333])" office:value-type="float" office:value="0.633200737606304" calcext:value-type="float">
            <text:p>0.6332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table:formula="of:=[.B334]/[.C334]" office:value-type="float" office:value="10.65" calcext:value-type="float">
            <text:p>10.7</text:p>
          </table:table-cell>
          <table:table-cell office:value-type="float" office:value="39.557098" calcext:value-type="float">
            <text:p>39.557098</text:p>
          </table:table-cell>
          <table:table-cell table:formula="of:=LOG([.E334])/LOG([.A334])" office:value-type="float" office:value="0.633205048512843" calcext:value-type="float">
            <text:p>0.6332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table:formula="of:=[.B335]/[.C335]" office:value-type="float" office:value="10.7" calcext:value-type="float">
            <text:p>10.7</text:p>
          </table:table-cell>
          <table:table-cell office:value-type="float" office:value="39.634684" calcext:value-type="float">
            <text:p>39.634684</text:p>
          </table:table-cell>
          <table:table-cell table:formula="of:=LOG([.E335])/LOG([.A335])" office:value-type="float" office:value="0.63321550758332" calcext:value-type="float">
            <text:p>0.6332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formula="of:=[.B336]/[.C336]" office:value-type="float" office:value="10.75" calcext:value-type="float">
            <text:p>10.8</text:p>
          </table:table-cell>
          <table:table-cell office:value-type="float" office:value="39.712268" calcext:value-type="float">
            <text:p>39.712268</text:p>
          </table:table-cell>
          <table:table-cell table:formula="of:=LOG([.E336])/LOG([.A336])" office:value-type="float" office:value="0.633226264432283" calcext:value-type="float">
            <text:p>0.6332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table:formula="of:=[.B337]/[.C337]" office:value-type="float" office:value="10" calcext:value-type="float">
            <text:p>10.0</text:p>
          </table:table-cell>
          <table:table-cell office:value-type="float" office:value="39.790281" calcext:value-type="float">
            <text:p>39.790281</text:p>
          </table:table-cell>
          <table:table-cell table:formula="of:=LOG([.E337])/LOG([.A337])" office:value-type="float" office:value="0.633239177522112" calcext:value-type="float">
            <text:p>0.6332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table:formula="of:=[.B338]/[.C338]" office:value-type="float" office:value="10.047619047619" calcext:value-type="float">
            <text:p>10.0</text:p>
          </table:table-cell>
          <table:table-cell office:value-type="float" office:value="39.867864" calcext:value-type="float">
            <text:p>39.867864</text:p>
          </table:table-cell>
          <table:table-cell table:formula="of:=LOG([.E338])/LOG([.A338])" office:value-type="float" office:value="0.633250527517674" calcext:value-type="float">
            <text:p>0.6332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table:formula="of:=[.B339]/[.C339]" office:value-type="float" office:value="10.0952380952381" calcext:value-type="float">
            <text:p>10.1</text:p>
          </table:table-cell>
          <table:table-cell office:value-type="float" office:value="39.94545" calcext:value-type="float">
            <text:p>39.94545</text:p>
          </table:table-cell>
          <table:table-cell table:formula="of:=LOG([.E339])/LOG([.A339])" office:value-type="float" office:value="0.633262186070186" calcext:value-type="float">
            <text:p>0.6332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table:formula="of:=[.B340]/[.C340]" office:value-type="float" office:value="10.1428571428571" calcext:value-type="float">
            <text:p>10.1</text:p>
          </table:table-cell>
          <table:table-cell office:value-type="float" office:value="40.021701" calcext:value-type="float">
            <text:p>40.021701</text:p>
          </table:table-cell>
          <table:table-cell table:formula="of:=LOG([.E340])/LOG([.A340])" office:value-type="float" office:value="0.633268411259837" calcext:value-type="float">
            <text:p>0.6332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table:formula="of:=[.B341]/[.C341]" office:value-type="float" office:value="10.1904761904762" calcext:value-type="float">
            <text:p>10.2</text:p>
          </table:table-cell>
          <table:table-cell office:value-type="float" office:value="40.099286" calcext:value-type="float">
            <text:p>40.099286</text:p>
          </table:table-cell>
          <table:table-cell table:formula="of:=LOG([.E341])/LOG([.A341])" office:value-type="float" office:value="0.633280660144695" calcext:value-type="float">
            <text:p>0.6332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table:formula="of:=[.B342]/[.C342]" office:value-type="float" office:value="10.2380952380952" calcext:value-type="float">
            <text:p>10.2</text:p>
          </table:table-cell>
          <table:table-cell office:value-type="float" office:value="40.176867" calcext:value-type="float">
            <text:p>40.176867</text:p>
          </table:table-cell>
          <table:table-cell table:formula="of:=LOG([.E342])/LOG([.A342])" office:value-type="float" office:value="0.633293177051555" calcext:value-type="float">
            <text:p>0.63329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[.B343]/[.C343]" office:value-type="float" office:value="9.54545454545455" calcext:value-type="float">
            <text:p>9.5</text:p>
          </table:table-cell>
          <table:table-cell office:value-type="float" office:value="40.254883" calcext:value-type="float">
            <text:p>40.254883</text:p>
          </table:table-cell>
          <table:table-cell table:formula="of:=LOG([.E343])/LOG([.A343])" office:value-type="float" office:value="0.633307827759423" calcext:value-type="float">
            <text:p>0.6333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  <table:table-cell table:formula="of:=[.B344]/[.C344]" office:value-type="float" office:value="9.59090909090909" calcext:value-type="float">
            <text:p>9.6</text:p>
          </table:table-cell>
          <table:table-cell office:value-type="float" office:value="40.332466" calcext:value-type="float">
            <text:p>40.332466</text:p>
          </table:table-cell>
          <table:table-cell table:formula="of:=LOG([.E344])/LOG([.A344])" office:value-type="float" office:value="0.633320908874793" calcext:value-type="float">
            <text:p>0.6333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[.B345]/[.C345]" office:value-type="float" office:value="9.63636363636364" calcext:value-type="float">
            <text:p>9.6</text:p>
          </table:table-cell>
          <table:table-cell office:value-type="float" office:value="40.410052" calcext:value-type="float">
            <text:p>40.410052</text:p>
          </table:table-cell>
          <table:table-cell table:formula="of:=LOG([.E345])/LOG([.A345])" office:value-type="float" office:value="0.633334277789483" calcext:value-type="float">
            <text:p>0.6333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table:formula="of:=[.B346]/[.C346]" office:value-type="float" office:value="9.68181818181818" calcext:value-type="float">
            <text:p>9.7</text:p>
          </table:table-cell>
          <table:table-cell office:value-type="float" office:value="40.486303" calcext:value-type="float">
            <text:p>40.486303</text:p>
          </table:table-cell>
          <table:table-cell table:formula="of:=LOG([.E346])/LOG([.A346])" office:value-type="float" office:value="0.633342275724519" calcext:value-type="float">
            <text:p>0.6333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table:formula="of:=[.B347]/[.C347]" office:value-type="float" office:value="9.72727272727273" calcext:value-type="float">
            <text:p>9.7</text:p>
          </table:table-cell>
          <table:table-cell office:value-type="float" office:value="40.563889" calcext:value-type="float">
            <text:p>40.563889</text:p>
          </table:table-cell>
          <table:table-cell table:formula="of:=LOG([.E347])/LOG([.A347])" office:value-type="float" office:value="0.633356198499302" calcext:value-type="float">
            <text:p>0.6333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table:formula="of:=[.B348]/[.C348]" office:value-type="float" office:value="9.77272727272727" calcext:value-type="float">
            <text:p>9.8</text:p>
          </table:table-cell>
          <table:table-cell office:value-type="float" office:value="40.641469" calcext:value-type="float">
            <text:p>40.641469</text:p>
          </table:table-cell>
          <table:table-cell table:formula="of:=LOG([.E348])/LOG([.A348])" office:value-type="float" office:value="0.6333703613059" calcext:value-type="float">
            <text:p>0.63337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table:formula="of:=[.B349]/[.C349]" office:value-type="float" office:value="9.81818181818182" calcext:value-type="float">
            <text:p>9.8</text:p>
          </table:table-cell>
          <table:table-cell office:value-type="float" office:value="40.718091" calcext:value-type="float">
            <text:p>40.718091</text:p>
          </table:table-cell>
          <table:table-cell table:formula="of:=LOG([.E349])/LOG([.A349])" office:value-type="float" office:value="0.633380766098624" calcext:value-type="float">
            <text:p>0.6333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table:formula="of:=[.B350]/[.C350]" office:value-type="float" office:value="9.86363636363636" calcext:value-type="float">
            <text:p>9.9</text:p>
          </table:table-cell>
          <table:table-cell office:value-type="float" office:value="40.794629" calcext:value-type="float">
            <text:p>40.794629</text:p>
          </table:table-cell>
          <table:table-cell table:formula="of:=LOG([.E350])/LOG([.A350])" office:value-type="float" office:value="0.633391097473089" calcext:value-type="float">
            <text:p>0.6333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[.B351]/[.C351]" office:value-type="float" office:value="9.90909090909091" calcext:value-type="float">
            <text:p>9.9</text:p>
          </table:table-cell>
          <table:table-cell office:value-type="float" office:value="40.872508" calcext:value-type="float">
            <text:p>40.872508</text:p>
          </table:table-cell>
          <table:table-cell table:formula="of:=LOG([.E351])/LOG([.A351])" office:value-type="float" office:value="0.633407306493107" calcext:value-type="float">
            <text:p>0.6334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table:formula="of:=[.B352]/[.C352]" office:value-type="float" office:value="9.95454545454546" calcext:value-type="float">
            <text:p>10.0</text:p>
          </table:table-cell>
          <table:table-cell office:value-type="float" office:value="40.94912" calcext:value-type="float">
            <text:p>40.94912</text:p>
          </table:table-cell>
          <table:table-cell table:formula="of:=LOG([.E352])/LOG([.A352])" office:value-type="float" office:value="0.633418483271574" calcext:value-type="float">
            <text:p>0.6334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table:formula="of:=[.B353]/[.C353]" office:value-type="float" office:value="10" calcext:value-type="float">
            <text:p>10.0</text:p>
          </table:table-cell>
          <table:table-cell office:value-type="float" office:value="41.027293" calcext:value-type="float">
            <text:p>41.027293</text:p>
          </table:table-cell>
          <table:table-cell table:formula="of:=LOG([.E353])/LOG([.A353])" office:value-type="float" office:value="0.633436417969055" calcext:value-type="float">
            <text:p>0.63343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table:formula="of:=[.B354]/[.C354]" office:value-type="float" office:value="10.0454545454545" calcext:value-type="float">
            <text:p>10.0</text:p>
          </table:table-cell>
          <table:table-cell office:value-type="float" office:value="41.104121" calcext:value-type="float">
            <text:p>41.104121</text:p>
          </table:table-cell>
          <table:table-cell table:formula="of:=LOG([.E354])/LOG([.A354])" office:value-type="float" office:value="0.633449010213861" calcext:value-type="float">
            <text:p>0.6334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table:formula="of:=[.B355]/[.C355]" office:value-type="float" office:value="10.0909090909091" calcext:value-type="float">
            <text:p>10.1</text:p>
          </table:table-cell>
          <table:table-cell office:value-type="float" office:value="41.180087" calcext:value-type="float">
            <text:p>41.180087</text:p>
          </table:table-cell>
          <table:table-cell table:formula="of:=LOG([.E355])/LOG([.A355])" office:value-type="float" office:value="0.633458294800825" calcext:value-type="float">
            <text:p>0.6334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table:formula="of:=[.B356]/[.C356]" office:value-type="float" office:value="8.2" calcext:value-type="float">
            <text:p>8.2</text:p>
          </table:table-cell>
          <table:table-cell office:value-type="float" office:value="41.262955" calcext:value-type="float">
            <text:p>41.262955</text:p>
          </table:table-cell>
          <table:table-cell table:formula="of:=LOG([.E356])/LOG([.A356])" office:value-type="float" office:value="0.633496339386674" calcext:value-type="float">
            <text:p>0.63349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table:formula="of:=[.B357]/[.C357]" office:value-type="float" office:value="8.24" calcext:value-type="float">
            <text:p>8.2</text:p>
          </table:table-cell>
          <table:table-cell office:value-type="float" office:value="41.34682" calcext:value-type="float">
            <text:p>41.34682</text:p>
          </table:table-cell>
          <table:table-cell table:formula="of:=LOG([.E357])/LOG([.A357])" office:value-type="float" office:value="0.633538621058533" calcext:value-type="float">
            <text:p>0.6335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table:formula="of:=[.B358]/[.C358]" office:value-type="float" office:value="8.28" calcext:value-type="float">
            <text:p>8.3</text:p>
          </table:table-cell>
          <table:table-cell office:value-type="float" office:value="41.430176" calcext:value-type="float">
            <text:p>41.430176</text:p>
          </table:table-cell>
          <table:table-cell table:formula="of:=LOG([.E358])/LOG([.A358])" office:value-type="float" office:value="0.633578922644617" calcext:value-type="float">
            <text:p>0.63357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table:formula="of:=[.B359]/[.C359]" office:value-type="float" office:value="8.32" calcext:value-type="float">
            <text:p>8.3</text:p>
          </table:table-cell>
          <table:table-cell office:value-type="float" office:value="41.515971" calcext:value-type="float">
            <text:p>41.515971</text:p>
          </table:table-cell>
          <table:table-cell table:formula="of:=LOG([.E359])/LOG([.A359])" office:value-type="float" office:value="0.633629333462434" calcext:value-type="float">
            <text:p>0.6336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table:formula="of:=[.B360]/[.C360]" office:value-type="float" office:value="8.36" calcext:value-type="float">
            <text:p>8.4</text:p>
          </table:table-cell>
          <table:table-cell office:value-type="float" office:value="41.601766" calcext:value-type="float">
            <text:p>41.601766</text:p>
          </table:table-cell>
          <table:table-cell table:formula="of:=LOG([.E360])/LOG([.A360])" office:value-type="float" office:value="0.633679810847011" calcext:value-type="float">
            <text:p>0.6336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[.B361]/[.C361]" office:value-type="float" office:value="8.4" calcext:value-type="float">
            <text:p>8.4</text:p>
          </table:table-cell>
          <table:table-cell office:value-type="float" office:value="41.680621" calcext:value-type="float">
            <text:p>41.680621</text:p>
          </table:table-cell>
          <table:table-cell table:formula="of:=LOG([.E361])/LOG([.A361])" office:value-type="float" office:value="0.633702067893523" calcext:value-type="float">
            <text:p>0.63370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formula="of:=[.B362]/[.C362]" office:value-type="float" office:value="8.44" calcext:value-type="float">
            <text:p>8.4</text:p>
          </table:table-cell>
          <table:table-cell office:value-type="float" office:value="41.75841" calcext:value-type="float">
            <text:p>41.75841</text:p>
          </table:table-cell>
          <table:table-cell table:formula="of:=LOG([.E362])/LOG([.A362])" office:value-type="float" office:value="0.633720191612422" calcext:value-type="float">
            <text:p>0.6337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formula="of:=[.B363]/[.C363]" office:value-type="float" office:value="8.48" calcext:value-type="float">
            <text:p>8.5</text:p>
          </table:table-cell>
          <table:table-cell office:value-type="float" office:value="41.838102" calcext:value-type="float">
            <text:p>41.838102</text:p>
          </table:table-cell>
          <table:table-cell table:formula="of:=LOG([.E363])/LOG([.A363])" office:value-type="float" office:value="0.633746255068231" calcext:value-type="float">
            <text:p>0.6337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table:formula="of:=[.B364]/[.C364]" office:value-type="float" office:value="8.52" calcext:value-type="float">
            <text:p>8.5</text:p>
          </table:table-cell>
          <table:table-cell office:value-type="float" office:value="41.916367" calcext:value-type="float">
            <text:p>41.916367</text:p>
          </table:table-cell>
          <table:table-cell table:formula="of:=LOG([.E364])/LOG([.A364])" office:value-type="float" office:value="0.633766723486372" calcext:value-type="float">
            <text:p>0.6337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table:formula="of:=[.B365]/[.C365]" office:value-type="float" office:value="8.56" calcext:value-type="float">
            <text:p>8.6</text:p>
          </table:table-cell>
          <table:table-cell office:value-type="float" office:value="41.995766" calcext:value-type="float">
            <text:p>41.995766</text:p>
          </table:table-cell>
          <table:table-cell table:formula="of:=LOG([.E365])/LOG([.A365])" office:value-type="float" office:value="0.633791976192026" calcext:value-type="float">
            <text:p>0.63379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table:formula="of:=[.B366]/[.C366]" office:value-type="float" office:value="8.6" calcext:value-type="float">
            <text:p>8.6</text:p>
          </table:table-cell>
          <table:table-cell office:value-type="float" office:value="42.074679" calcext:value-type="float">
            <text:p>42.074679</text:p>
          </table:table-cell>
          <table:table-cell table:formula="of:=LOG([.E366])/LOG([.A366])" office:value-type="float" office:value="0.633815452491494" calcext:value-type="float">
            <text:p>0.6338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table:formula="of:=[.B367]/[.C367]" office:value-type="float" office:value="8.64" calcext:value-type="float">
            <text:p>8.6</text:p>
          </table:table-cell>
          <table:table-cell office:value-type="float" office:value="42.153124" calcext:value-type="float">
            <text:p>42.153124</text:p>
          </table:table-cell>
          <table:table-cell table:formula="of:=LOG([.E367])/LOG([.A367])" office:value-type="float" office:value="0.633837236133548" calcext:value-type="float">
            <text:p>0.63383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table:formula="of:=[.B368]/[.C368]" office:value-type="float" office:value="8.68" calcext:value-type="float">
            <text:p>8.7</text:p>
          </table:table-cell>
          <table:table-cell office:value-type="float" office:value="42.231572" calcext:value-type="float">
            <text:p>42.231572</text:p>
          </table:table-cell>
          <table:table-cell table:formula="of:=LOG([.E368])/LOG([.A368])" office:value-type="float" office:value="0.633859226460089" calcext:value-type="float">
            <text:p>0.6338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table:formula="of:=[.B369]/[.C369]" office:value-type="float" office:value="8.72" calcext:value-type="float">
            <text:p>8.7</text:p>
          </table:table-cell>
          <table:table-cell office:value-type="float" office:value="42.308868" calcext:value-type="float">
            <text:p>42.308868</text:p>
          </table:table-cell>
          <table:table-cell table:formula="of:=LOG([.E369])/LOG([.A369])" office:value-type="float" office:value="0.633876800421229" calcext:value-type="float">
            <text:p>0.6338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table:formula="of:=[.B370]/[.C370]" office:value-type="float" office:value="8.76" calcext:value-type="float">
            <text:p>8.8</text:p>
          </table:table-cell>
          <table:table-cell office:value-type="float" office:value="42.387187" calcext:value-type="float">
            <text:p>42.387187</text:p>
          </table:table-cell>
          <table:table-cell table:formula="of:=LOG([.E370])/LOG([.A370])" office:value-type="float" office:value="0.633898668625279" calcext:value-type="float">
            <text:p>0.63389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formula="of:=[.B371]/[.C371]" office:value-type="float" office:value="8.8" calcext:value-type="float">
            <text:p>8.8</text:p>
          </table:table-cell>
          <table:table-cell office:value-type="float" office:value="42.465563" calcext:value-type="float">
            <text:p>42.465563</text:p>
          </table:table-cell>
          <table:table-cell table:formula="of:=LOG([.E371])/LOG([.A371])" office:value-type="float" office:value="0.633920953713396" calcext:value-type="float">
            <text:p>0.6339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table:formula="of:=[.B372]/[.C372]" office:value-type="float" office:value="8.84" calcext:value-type="float">
            <text:p>8.8</text:p>
          </table:table-cell>
          <table:table-cell office:value-type="float" office:value="42.542981" calcext:value-type="float">
            <text:p>42.542981</text:p>
          </table:table-cell>
          <table:table-cell table:formula="of:=LOG([.E372])/LOG([.A372])" office:value-type="float" office:value="0.633939619176445" calcext:value-type="float">
            <text:p>0.6339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table:formula="of:=[.B373]/[.C373]" office:value-type="float" office:value="8.88" calcext:value-type="float">
            <text:p>8.9</text:p>
          </table:table-cell>
          <table:table-cell office:value-type="float" office:value="42.620338" calcext:value-type="float">
            <text:p>42.620338</text:p>
          </table:table-cell>
          <table:table-cell table:formula="of:=LOG([.E373])/LOG([.A373])" office:value-type="float" office:value="0.633958244491758" calcext:value-type="float">
            <text:p>0.6339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table:formula="of:=[.B374]/[.C374]" office:value-type="float" office:value="8.92" calcext:value-type="float">
            <text:p>8.9</text:p>
          </table:table-cell>
          <table:table-cell office:value-type="float" office:value="42.699173" calcext:value-type="float">
            <text:p>42.699173</text:p>
          </table:table-cell>
          <table:table-cell table:formula="of:=LOG([.E374])/LOG([.A374])" office:value-type="float" office:value="0.633982915756326" calcext:value-type="float">
            <text:p>0.6339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table:formula="of:=[.B375]/[.C375]" office:value-type="float" office:value="8.38461538461539" calcext:value-type="float">
            <text:p>8.4</text:p>
          </table:table-cell>
          <table:table-cell office:value-type="float" office:value="42.77537" calcext:value-type="float">
            <text:p>42.77537</text:p>
          </table:table-cell>
          <table:table-cell table:formula="of:=LOG([.E375])/LOG([.A375])" office:value-type="float" office:value="0.633997348880911" calcext:value-type="float">
            <text:p>0.6339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table:formula="of:=[.B376]/[.C376]" office:value-type="float" office:value="8.42307692307692" calcext:value-type="float">
            <text:p>8.4</text:p>
          </table:table-cell>
          <table:table-cell office:value-type="float" office:value="42.853963" calcext:value-type="float">
            <text:p>42.853963</text:p>
          </table:table-cell>
          <table:table-cell table:formula="of:=LOG([.E376])/LOG([.A376])" office:value-type="float" office:value="0.634021431972614" calcext:value-type="float">
            <text:p>0.63402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table:formula="of:=[.B377]/[.C377]" office:value-type="float" office:value="8.46153846153846" calcext:value-type="float">
            <text:p>8.5</text:p>
          </table:table-cell>
          <table:table-cell office:value-type="float" office:value="42.932368" calcext:value-type="float">
            <text:p>42.932368</text:p>
          </table:table-cell>
          <table:table-cell table:formula="of:=LOG([.E377])/LOG([.A377])" office:value-type="float" office:value="0.634044948032937" calcext:value-type="float">
            <text:p>0.63404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table:formula="of:=[.B378]/[.C378]" office:value-type="float" office:value="8.5" calcext:value-type="float">
            <text:p>8.5</text:p>
          </table:table-cell>
          <table:table-cell office:value-type="float" office:value="43.009995" calcext:value-type="float">
            <text:p>43.009995</text:p>
          </table:table-cell>
          <table:table-cell table:formula="of:=LOG([.E378])/LOG([.A378])" office:value-type="float" office:value="0.634065587596141" calcext:value-type="float">
            <text:p>0.6340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table:formula="of:=[.B379]/[.C379]" office:value-type="float" office:value="8.53846153846154" calcext:value-type="float">
            <text:p>8.5</text:p>
          </table:table-cell>
          <table:table-cell office:value-type="float" office:value="43.08785" calcext:value-type="float">
            <text:p>43.08785</text:p>
          </table:table-cell>
          <table:table-cell table:formula="of:=LOG([.E379])/LOG([.A379])" office:value-type="float" office:value="0.634087303122113" calcext:value-type="float">
            <text:p>0.6340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table:formula="of:=[.B380]/[.C380]" office:value-type="float" office:value="8.57692307692308" calcext:value-type="float">
            <text:p>8.6</text:p>
          </table:table-cell>
          <table:table-cell office:value-type="float" office:value="43.166723" calcext:value-type="float">
            <text:p>43.166723</text:p>
          </table:table-cell>
          <table:table-cell table:formula="of:=LOG([.E380])/LOG([.A380])" office:value-type="float" office:value="0.634113168736066" calcext:value-type="float">
            <text:p>0.6341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table:formula="of:=[.B381]/[.C381]" office:value-type="float" office:value="8.61538461538462" calcext:value-type="float">
            <text:p>8.6</text:p>
          </table:table-cell>
          <table:table-cell office:value-type="float" office:value="43.244293" calcext:value-type="float">
            <text:p>43.244293</text:p>
          </table:table-cell>
          <table:table-cell table:formula="of:=LOG([.E381])/LOG([.A381])" office:value-type="float" office:value="0.634134120155018" calcext:value-type="float">
            <text:p>0.6341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table:formula="of:=[.B382]/[.C382]" office:value-type="float" office:value="8.65384615384615" calcext:value-type="float">
            <text:p>8.7</text:p>
          </table:table-cell>
          <table:table-cell office:value-type="float" office:value="43.322352" calcext:value-type="float">
            <text:p>43.322352</text:p>
          </table:table-cell>
          <table:table-cell table:formula="of:=LOG([.E382])/LOG([.A382])" office:value-type="float" office:value="0.634157149921859" calcext:value-type="float">
            <text:p>0.6341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table:formula="of:=[.B383]/[.C383]" office:value-type="float" office:value="8.14814814814815" calcext:value-type="float">
            <text:p>8.1</text:p>
          </table:table-cell>
          <table:table-cell office:value-type="float" office:value="43.401454" calcext:value-type="float">
            <text:p>43.401454</text:p>
          </table:table-cell>
          <table:table-cell table:formula="of:=LOG([.E383])/LOG([.A383])" office:value-type="float" office:value="0.634184390149145" calcext:value-type="float">
            <text:p>0.6341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1" calcext:value-type="float">
            <text:p>221</text:p>
          </table:table-cell>
          <table:table-cell office:value-type="float" office:value="27" calcext:value-type="float">
            <text:p>27</text:p>
          </table:table-cell>
          <table:table-cell table:formula="of:=[.B384]/[.C384]" office:value-type="float" office:value="8.18518518518519" calcext:value-type="float">
            <text:p>8.2</text:p>
          </table:table-cell>
          <table:table-cell office:value-type="float" office:value="43.480306" calcext:value-type="float">
            <text:p>43.480306</text:p>
          </table:table-cell>
          <table:table-cell table:formula="of:=LOG([.E384])/LOG([.A384])" office:value-type="float" office:value="0.634210811941841" calcext:value-type="float">
            <text:p>0.6342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  <table:table-cell table:formula="of:=[.B385]/[.C385]" office:value-type="float" office:value="8.22222222222222" calcext:value-type="float">
            <text:p>8.2</text:p>
          </table:table-cell>
          <table:table-cell office:value-type="float" office:value="43.558558" calcext:value-type="float">
            <text:p>43.558558</text:p>
          </table:table-cell>
          <table:table-cell table:formula="of:=LOG([.E385])/LOG([.A385])" office:value-type="float" office:value="0.634235069641457" calcext:value-type="float">
            <text:p>0.6342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table:formula="of:=[.B386]/[.C386]" office:value-type="float" office:value="8.25925925925926" calcext:value-type="float">
            <text:p>8.3</text:p>
          </table:table-cell>
          <table:table-cell office:value-type="float" office:value="43.638184" calcext:value-type="float">
            <text:p>43.638184</text:p>
          </table:table-cell>
          <table:table-cell table:formula="of:=LOG([.E386])/LOG([.A386])" office:value-type="float" office:value="0.634264775496843" calcext:value-type="float">
            <text:p>0.6342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table:formula="of:=[.B387]/[.C387]" office:value-type="float" office:value="7.78571428571429" calcext:value-type="float">
            <text:p>7.8</text:p>
          </table:table-cell>
          <table:table-cell office:value-type="float" office:value="43.714264" calcext:value-type="float">
            <text:p>43.714264</text:p>
          </table:table-cell>
          <table:table-cell table:formula="of:=LOG([.E387])/LOG([.A387])" office:value-type="float" office:value="0.634280995571302" calcext:value-type="float">
            <text:p>0.63428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table:formula="of:=[.B388]/[.C388]" office:value-type="float" office:value="8.33333333333333" calcext:value-type="float">
            <text:p>8.3</text:p>
          </table:table-cell>
          <table:table-cell office:value-type="float" office:value="43.793813" calcext:value-type="float">
            <text:p>43.793813</text:p>
          </table:table-cell>
          <table:table-cell table:formula="of:=LOG([.E388])/LOG([.A388])" office:value-type="float" office:value="0.634310702310024" calcext:value-type="float">
            <text:p>0.6343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table:formula="of:=[.B389]/[.C389]" office:value-type="float" office:value="7.85714285714286" calcext:value-type="float">
            <text:p>7.9</text:p>
          </table:table-cell>
          <table:table-cell office:value-type="float" office:value="43.872142" calcext:value-type="float">
            <text:p>43.872142</text:p>
          </table:table-cell>
          <table:table-cell table:formula="of:=LOG([.E389])/LOG([.A389])" office:value-type="float" office:value="0.634335875347863" calcext:value-type="float">
            <text:p>0.6343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table:formula="of:=[.B390]/[.C390]" office:value-type="float" office:value="7.89285714285714" calcext:value-type="float">
            <text:p>7.9</text:p>
          </table:table-cell>
          <table:table-cell office:value-type="float" office:value="43.951767" calcext:value-type="float">
            <text:p>43.951767</text:p>
          </table:table-cell>
          <table:table-cell table:formula="of:=LOG([.E390])/LOG([.A390])" office:value-type="float" office:value="0.634366143237349" calcext:value-type="float">
            <text:p>0.6343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table:formula="of:=[.B391]/[.C391]" office:value-type="float" office:value="7.92857142857143" calcext:value-type="float">
            <text:p>7.9</text:p>
          </table:table-cell>
          <table:table-cell office:value-type="float" office:value="44.030019" calcext:value-type="float">
            <text:p>44.030019</text:p>
          </table:table-cell>
          <table:table-cell table:formula="of:=LOG([.E391])/LOG([.A391])" office:value-type="float" office:value="0.634391310973262" calcext:value-type="float">
            <text:p>0.63439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table:formula="of:=[.B392]/[.C392]" office:value-type="float" office:value="7.96428571428571" calcext:value-type="float">
            <text:p>8.0</text:p>
          </table:table-cell>
          <table:table-cell office:value-type="float" office:value="44.109639" calcext:value-type="float">
            <text:p>44.109639</text:p>
          </table:table-cell>
          <table:table-cell table:formula="of:=LOG([.E392])/LOG([.A392])" office:value-type="float" office:value="0.634421822805371" calcext:value-type="float">
            <text:p>0.6344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table:formula="of:=[.B393]/[.C393]" office:value-type="float" office:value="8" calcext:value-type="float">
            <text:p>8.0</text:p>
          </table:table-cell>
          <table:table-cell office:value-type="float" office:value="44.185644" calcext:value-type="float">
            <text:p>44.185644</text:p>
          </table:table-cell>
          <table:table-cell table:formula="of:=LOG([.E393])/LOG([.A393])" office:value-type="float" office:value="0.634438757098405" calcext:value-type="float">
            <text:p>0.6344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table:formula="of:=[.B394]/[.C394]" office:value-type="float" office:value="8.03571428571429" calcext:value-type="float">
            <text:p>8.0</text:p>
          </table:table-cell>
          <table:table-cell office:value-type="float" office:value="44.265269" calcext:value-type="float">
            <text:p>44.265269</text:p>
          </table:table-cell>
          <table:table-cell table:formula="of:=LOG([.E394])/LOG([.A394])" office:value-type="float" office:value="0.634469563032256" calcext:value-type="float">
            <text:p>0.63447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table:formula="of:=[.B395]/[.C395]" office:value-type="float" office:value="8.07142857142857" calcext:value-type="float">
            <text:p>8.1</text:p>
          </table:table-cell>
          <table:table-cell office:value-type="float" office:value="44.343521" calcext:value-type="float">
            <text:p>44.343521</text:p>
          </table:table-cell>
          <table:table-cell table:formula="of:=LOG([.E395])/LOG([.A395])" office:value-type="float" office:value="0.634495307872124" calcext:value-type="float">
            <text:p>0.6344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table:formula="of:=[.B396]/[.C396]" office:value-type="float" office:value="8.10714285714286" calcext:value-type="float">
            <text:p>8.1</text:p>
          </table:table-cell>
          <table:table-cell office:value-type="float" office:value="44.420019" calcext:value-type="float">
            <text:p>44.420019</text:p>
          </table:table-cell>
          <table:table-cell table:formula="of:=LOG([.E396])/LOG([.A396])" office:value-type="float" office:value="0.634514589402627" calcext:value-type="float">
            <text:p>0.6345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table:formula="of:=[.B397]/[.C397]" office:value-type="float" office:value="8.14285714285714" calcext:value-type="float">
            <text:p>8.1</text:p>
          </table:table-cell>
          <table:table-cell office:value-type="float" office:value="44.498271" calcext:value-type="float">
            <text:p>44.498271</text:p>
          </table:table-cell>
          <table:table-cell table:formula="of:=LOG([.E397])/LOG([.A397])" office:value-type="float" office:value="0.634540628760227" calcext:value-type="float">
            <text:p>0.6345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table:formula="of:=[.B398]/[.C398]" office:value-type="float" office:value="7.68965517241379" calcext:value-type="float">
            <text:p>7.7</text:p>
          </table:table-cell>
          <table:table-cell office:value-type="float" office:value="44.575801" calcext:value-type="float">
            <text:p>44.575801</text:p>
          </table:table-cell>
          <table:table-cell table:formula="of:=LOG([.E398])/LOG([.A398])" office:value-type="float" office:value="0.634564098811836" calcext:value-type="float">
            <text:p>0.6345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table:formula="of:=[.B399]/[.C399]" office:value-type="float" office:value="8.21428571428571" calcext:value-type="float">
            <text:p>8.2</text:p>
          </table:table-cell>
          <table:table-cell office:value-type="float" office:value="44.652552" calcext:value-type="float">
            <text:p>44.652552</text:p>
          </table:table-cell>
          <table:table-cell table:formula="of:=LOG([.E399])/LOG([.A399])" office:value-type="float" office:value="0.634584802148394" calcext:value-type="float">
            <text:p>0.63458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table:formula="of:=[.B400]/[.C400]" office:value-type="float" office:value="7.75862068965517" calcext:value-type="float">
            <text:p>7.8</text:p>
          </table:table-cell>
          <table:table-cell office:value-type="float" office:value="44.73143" calcext:value-type="float">
            <text:p>44.73143</text:p>
          </table:table-cell>
          <table:table-cell table:formula="of:=LOG([.E400])/LOG([.A400])" office:value-type="float" office:value="0.634613603589189" calcext:value-type="float">
            <text:p>0.6346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table:formula="of:=[.B401]/[.C401]" office:value-type="float" office:value="7.79310344827586" calcext:value-type="float">
            <text:p>7.8</text:p>
          </table:table-cell>
          <table:table-cell office:value-type="float" office:value="44.809682" calcext:value-type="float">
            <text:p>44.809682</text:p>
          </table:table-cell>
          <table:table-cell table:formula="of:=LOG([.E401])/LOG([.A401])" office:value-type="float" office:value="0.634640195605938" calcext:value-type="float">
            <text:p>0.6346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3" calcext:value-type="float">
            <text:p>233</text:p>
          </table:table-cell>
          <table:table-cell office:value-type="float" office:value="28" calcext:value-type="float">
            <text:p>28</text:p>
          </table:table-cell>
          <table:table-cell table:formula="of:=[.B402]/[.C402]" office:value-type="float" office:value="8.32142857142857" calcext:value-type="float">
            <text:p>8.3</text:p>
          </table:table-cell>
          <table:table-cell office:value-type="float" office:value="44.886434" calcext:value-type="float">
            <text:p>44.886434</text:p>
          </table:table-cell>
          <table:table-cell table:formula="of:=LOG([.E402])/LOG([.A402])" office:value-type="float" office:value="0.63466134327796" calcext:value-type="float">
            <text:p>0.6346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table:formula="of:=[.B403]/[.C403]" office:value-type="float" office:value="7.86206896551724" calcext:value-type="float">
            <text:p>7.9</text:p>
          </table:table-cell>
          <table:table-cell office:value-type="float" office:value="44.964951" calcext:value-type="float">
            <text:p>44.964951</text:p>
          </table:table-cell>
          <table:table-cell table:formula="of:=LOG([.E403])/LOG([.A403])" office:value-type="float" office:value="0.634689190105064" calcext:value-type="float">
            <text:p>0.63468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5" calcext:value-type="float">
            <text:p>235</text:p>
          </table:table-cell>
          <table:table-cell office:value-type="float" office:value="28" calcext:value-type="float">
            <text:p>28</text:p>
          </table:table-cell>
          <table:table-cell table:formula="of:=[.B404]/[.C404]" office:value-type="float" office:value="8.39285714285714" calcext:value-type="float">
            <text:p>8.4</text:p>
          </table:table-cell>
          <table:table-cell office:value-type="float" office:value="45.041972" calcext:value-type="float">
            <text:p>45.041972</text:p>
          </table:table-cell>
          <table:table-cell table:formula="of:=LOG([.E404])/LOG([.A404])" office:value-type="float" office:value="0.634711623778385" calcext:value-type="float">
            <text:p>0.6347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formula="of:=[.B405]/[.C405]" office:value-type="float" office:value="7.93103448275862" calcext:value-type="float">
            <text:p>7.9</text:p>
          </table:table-cell>
          <table:table-cell office:value-type="float" office:value="45.120234" calcext:value-type="float">
            <text:p>45.120234</text:p>
          </table:table-cell>
          <table:table-cell table:formula="of:=LOG([.E405])/LOG([.A405])" office:value-type="float" office:value="0.634738785904551" calcext:value-type="float">
            <text:p>0.6347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table:formula="of:=[.B406]/[.C406]" office:value-type="float" office:value="7.96551724137931" calcext:value-type="float">
            <text:p>8.0</text:p>
          </table:table-cell>
          <table:table-cell office:value-type="float" office:value="45.196528" calcext:value-type="float">
            <text:p>45.196528</text:p>
          </table:table-cell>
          <table:table-cell table:formula="of:=LOG([.E406])/LOG([.A406])" office:value-type="float" office:value="0.634758819933164" calcext:value-type="float">
            <text:p>0.6347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formula="of:=[.B407]/[.C407]" office:value-type="float" office:value="8" calcext:value-type="float">
            <text:p>8.0</text:p>
          </table:table-cell>
          <table:table-cell office:value-type="float" office:value="45.275055" calcext:value-type="float">
            <text:p>45.275055</text:p>
          </table:table-cell>
          <table:table-cell table:formula="of:=LOG([.E407])/LOG([.A407])" office:value-type="float" office:value="0.634787219008615" calcext:value-type="float">
            <text:p>0.6347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3" calcext:value-type="float">
            <text:p>233</text:p>
          </table:table-cell>
          <table:table-cell office:value-type="float" office:value="29" calcext:value-type="float">
            <text:p>29</text:p>
          </table:table-cell>
          <table:table-cell table:formula="of:=[.B408]/[.C408]" office:value-type="float" office:value="8.03448275862069" calcext:value-type="float">
            <text:p>8.0</text:p>
          </table:table-cell>
          <table:table-cell office:value-type="float" office:value="45.352697" calcext:value-type="float">
            <text:p>45.352697</text:p>
          </table:table-cell>
          <table:table-cell table:formula="of:=LOG([.E408])/LOG([.A408])" office:value-type="float" office:value="0.634812487566905" calcext:value-type="float">
            <text:p>0.6348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table:formula="of:=[.B409]/[.C409]" office:value-type="float" office:value="8.06896551724138" calcext:value-type="float">
            <text:p>8.1</text:p>
          </table:table-cell>
          <table:table-cell office:value-type="float" office:value="45.431218" calcext:value-type="float">
            <text:p>45.431218</text:p>
          </table:table-cell>
          <table:table-cell table:formula="of:=LOG([.E409])/LOG([.A409])" office:value-type="float" office:value="0.634841104075172" calcext:value-type="float">
            <text:p>0.6348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table:formula="of:=[.B410]/[.C410]" office:value-type="float" office:value="8.10344827586207" calcext:value-type="float">
            <text:p>8.1</text:p>
          </table:table-cell>
          <table:table-cell office:value-type="float" office:value="45.509745" calcext:value-type="float">
            <text:p>45.509745</text:p>
          </table:table-cell>
          <table:table-cell table:formula="of:=LOG([.E410])/LOG([.A410])" office:value-type="float" office:value="0.634869856616391" calcext:value-type="float">
            <text:p>0.63487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table:formula="of:=[.B411]/[.C411]" office:value-type="float" office:value="8.13793103448276" calcext:value-type="float">
            <text:p>8.1</text:p>
          </table:table-cell>
          <table:table-cell office:value-type="float" office:value="45.587199" calcext:value-type="float">
            <text:p>45.587199</text:p>
          </table:table-cell>
          <table:table-cell table:formula="of:=LOG([.E411])/LOG([.A411])" office:value-type="float" office:value="0.634894809433033" calcext:value-type="float">
            <text:p>0.6348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table:formula="of:=[.B412]/[.C412]" office:value-type="float" office:value="8.17241379310345" calcext:value-type="float">
            <text:p>8.2</text:p>
          </table:table-cell>
          <table:table-cell office:value-type="float" office:value="45.662888" calcext:value-type="float">
            <text:p>45.662888</text:p>
          </table:table-cell>
          <table:table-cell table:formula="of:=LOG([.E412])/LOG([.A412])" office:value-type="float" office:value="0.634913467819539" calcext:value-type="float">
            <text:p>0.6349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table:formula="of:=[.B413]/[.C413]" office:value-type="float" office:value="8.20689655172414" calcext:value-type="float">
            <text:p>8.2</text:p>
          </table:table-cell>
          <table:table-cell office:value-type="float" office:value="45.741704" calcext:value-type="float">
            <text:p>45.741704</text:p>
          </table:table-cell>
          <table:table-cell table:formula="of:=LOG([.E413])/LOG([.A413])" office:value-type="float" office:value="0.63494363335401" calcext:value-type="float">
            <text:p>0.6349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table:formula="of:=[.B414]/[.C414]" office:value-type="float" office:value="8.24137931034483" calcext:value-type="float">
            <text:p>8.2</text:p>
          </table:table-cell>
          <table:table-cell office:value-type="float" office:value="45.820521" calcext:value-type="float">
            <text:p>45.820521</text:p>
          </table:table-cell>
          <table:table-cell table:formula="of:=LOG([.E414])/LOG([.A414])" office:value-type="float" office:value="0.634973906307543" calcext:value-type="float">
            <text:p>0.63497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table:formula="of:=[.B415]/[.C415]" office:value-type="float" office:value="8.27586206896552" calcext:value-type="float">
            <text:p>8.3</text:p>
          </table:table-cell>
          <table:table-cell office:value-type="float" office:value="45.897349" calcext:value-type="float">
            <text:p>45.897349</text:p>
          </table:table-cell>
          <table:table-cell table:formula="of:=LOG([.E415])/LOG([.A415])" office:value-type="float" office:value="0.634997090215435" calcext:value-type="float">
            <text:p>0.6349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table:formula="of:=[.B416]/[.C416]" office:value-type="float" office:value="7.83333333333333" calcext:value-type="float">
            <text:p>7.8</text:p>
          </table:table-cell>
          <table:table-cell office:value-type="float" office:value="45.975052" calcext:value-type="float">
            <text:p>45.975052</text:p>
          </table:table-cell>
          <table:table-cell table:formula="of:=LOG([.E416])/LOG([.A416])" office:value-type="float" office:value="0.635023562480111" calcext:value-type="float">
            <text:p>0.6350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table:formula="of:=[.B417]/[.C417]" office:value-type="float" office:value="7.86666666666667" calcext:value-type="float">
            <text:p>7.9</text:p>
          </table:table-cell>
          <table:table-cell office:value-type="float" office:value="46.053869" calcext:value-type="float">
            <text:p>46.053869</text:p>
          </table:table-cell>
          <table:table-cell table:formula="of:=LOG([.E417])/LOG([.A417])" office:value-type="float" office:value="0.635054162381964" calcext:value-type="float">
            <text:p>0.63505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table:formula="of:=[.B418]/[.C418]" office:value-type="float" office:value="8.37931034482759" calcext:value-type="float">
            <text:p>8.4</text:p>
          </table:table-cell>
          <table:table-cell office:value-type="float" office:value="46.132334" calcext:value-type="float">
            <text:p>46.132334</text:p>
          </table:table-cell>
          <table:table-cell table:formula="of:=LOG([.E418])/LOG([.A418])" office:value-type="float" office:value="0.635083595952444" calcext:value-type="float">
            <text:p>0.63508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table:formula="of:=[.B419]/[.C419]" office:value-type="float" office:value="7.93333333333333" calcext:value-type="float">
            <text:p>7.9</text:p>
          </table:table-cell>
          <table:table-cell office:value-type="float" office:value="46.208374" calcext:value-type="float">
            <text:p>46.208374</text:p>
          </table:table-cell>
          <table:table-cell table:formula="of:=LOG([.E419])/LOG([.A419])" office:value-type="float" office:value="0.635104436974581" calcext:value-type="float">
            <text:p>0.6351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table:formula="of:=[.B420]/[.C420]" office:value-type="float" office:value="7.96666666666667" calcext:value-type="float">
            <text:p>8.0</text:p>
          </table:table-cell>
          <table:table-cell office:value-type="float" office:value="46.287191" calcext:value-type="float">
            <text:p>46.287191</text:p>
          </table:table-cell>
          <table:table-cell table:formula="of:=LOG([.E420])/LOG([.A420])" office:value-type="float" office:value="0.635135351750535" calcext:value-type="float">
            <text:p>0.6351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formula="of:=[.B421]/[.C421]" office:value-type="float" office:value="8" calcext:value-type="float">
            <text:p>8.0</text:p>
          </table:table-cell>
          <table:table-cell office:value-type="float" office:value="46.36408" calcext:value-type="float">
            <text:p>46.36408</text:p>
          </table:table-cell>
          <table:table-cell table:formula="of:=LOG([.E421])/LOG([.A421])" office:value-type="float" office:value="0.635159476692053" calcext:value-type="float">
            <text:p>0.6351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table:formula="of:=[.B422]/[.C422]" office:value-type="float" office:value="8.03333333333333" calcext:value-type="float">
            <text:p>8.0</text:p>
          </table:table-cell>
          <table:table-cell office:value-type="float" office:value="46.440994" calcext:value-type="float">
            <text:p>46.440994</text:p>
          </table:table-cell>
          <table:table-cell table:formula="of:=LOG([.E422])/LOG([.A422])" office:value-type="float" office:value="0.635183812454768" calcext:value-type="float">
            <text:p>0.63518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table:formula="of:=[.B423]/[.C423]" office:value-type="float" office:value="8.06666666666667" calcext:value-type="float">
            <text:p>8.1</text:p>
          </table:table-cell>
          <table:table-cell office:value-type="float" office:value="46.517202" calcext:value-type="float">
            <text:p>46.517202</text:p>
          </table:table-cell>
          <table:table-cell table:formula="of:=LOG([.E423])/LOG([.A423])" office:value-type="float" office:value="0.635205757512266" calcext:value-type="float">
            <text:p>0.6352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3" calcext:value-type="float">
            <text:p>243</text:p>
          </table:table-cell>
          <table:table-cell office:value-type="float" office:value="30" calcext:value-type="float">
            <text:p>30</text:p>
          </table:table-cell>
          <table:table-cell table:formula="of:=[.B424]/[.C424]" office:value-type="float" office:value="8.1" calcext:value-type="float">
            <text:p>8.1</text:p>
          </table:table-cell>
          <table:table-cell office:value-type="float" office:value="46.600728" calcext:value-type="float">
            <text:p>46.600728</text:p>
          </table:table-cell>
          <table:table-cell table:formula="of:=LOG([.E424])/LOG([.A424])" office:value-type="float" office:value="0.635253801087041" calcext:value-type="float">
            <text:p>0.63525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table:formula="of:=[.B425]/[.C425]" office:value-type="float" office:value="8.13333333333333" calcext:value-type="float">
            <text:p>8.1</text:p>
          </table:table-cell>
          <table:table-cell office:value-type="float" office:value="46.675797" calcext:value-type="float">
            <text:p>46.675797</text:p>
          </table:table-cell>
          <table:table-cell table:formula="of:=LOG([.E425])/LOG([.A425])" office:value-type="float" office:value="0.635271916233022" calcext:value-type="float">
            <text:p>0.6352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table:formula="of:=[.B426]/[.C426]" office:value-type="float" office:value="8.16666666666667" calcext:value-type="float">
            <text:p>8.2</text:p>
          </table:table-cell>
          <table:table-cell office:value-type="float" office:value="46.752726" calcext:value-type="float">
            <text:p>46.752726</text:p>
          </table:table-cell>
          <table:table-cell table:formula="of:=LOG([.E426])/LOG([.A426])" office:value-type="float" office:value="0.635296747433493" calcext:value-type="float">
            <text:p>0.6352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formula="of:=[.B427]/[.C427]" office:value-type="float" office:value="8.2" calcext:value-type="float">
            <text:p>8.2</text:p>
          </table:table-cell>
          <table:table-cell office:value-type="float" office:value="46.825343" calcext:value-type="float">
            <text:p>46.825343</text:p>
          </table:table-cell>
          <table:table-cell table:formula="of:=LOG([.E427])/LOG([.A427])" office:value-type="float" office:value="0.635306483963745" calcext:value-type="float">
            <text:p>0.6353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table:formula="of:=[.B428]/[.C428]" office:value-type="float" office:value="8.23333333333333" calcext:value-type="float">
            <text:p>8.2</text:p>
          </table:table-cell>
          <table:table-cell office:value-type="float" office:value="46.89386" calcext:value-type="float">
            <text:p>46.89386</text:p>
          </table:table-cell>
          <table:table-cell table:formula="of:=LOG([.E428])/LOG([.A428])" office:value-type="float" office:value="0.635301959197052" calcext:value-type="float">
            <text:p>0.63530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table:formula="of:=[.B429]/[.C429]" office:value-type="float" office:value="8.26666666666667" calcext:value-type="float">
            <text:p>8.3</text:p>
          </table:table-cell>
          <table:table-cell office:value-type="float" office:value="46.971553" calcext:value-type="float">
            <text:p>46.971553</text:p>
          </table:table-cell>
          <table:table-cell table:formula="of:=LOG([.E429])/LOG([.A429])" office:value-type="float" office:value="0.635329904821375" calcext:value-type="float">
            <text:p>0.6353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table:formula="of:=[.B430]/[.C430]" office:value-type="float" office:value="8.3" calcext:value-type="float">
            <text:p>8.3</text:p>
          </table:table-cell>
          <table:table-cell office:value-type="float" office:value="47.043259" calcext:value-type="float">
            <text:p>47.043259</text:p>
          </table:table-cell>
          <table:table-cell table:formula="of:=LOG([.E430])/LOG([.A430])" office:value-type="float" office:value="0.635336955151399" calcext:value-type="float">
            <text:p>0.63533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B431]/[.C431]" office:value-type="float" office:value="8.33333333333333" calcext:value-type="float">
            <text:p>8.3</text:p>
          </table:table-cell>
          <table:table-cell office:value-type="float" office:value="47.116577" calcext:value-type="float">
            <text:p>47.116577</text:p>
          </table:table-cell>
          <table:table-cell table:formula="of:=LOG([.E431])/LOG([.A431])" office:value-type="float" office:value="0.635349828498632" calcext:value-type="float">
            <text:p>0.6353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table:formula="of:=[.B432]/[.C432]" office:value-type="float" office:value="8.36666666666667" calcext:value-type="float">
            <text:p>8.4</text:p>
          </table:table-cell>
          <table:table-cell office:value-type="float" office:value="47.188283" calcext:value-type="float">
            <text:p>47.188283</text:p>
          </table:table-cell>
          <table:table-cell table:formula="of:=LOG([.E432])/LOG([.A432])" office:value-type="float" office:value="0.635357227896535" calcext:value-type="float">
            <text:p>0.63535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table:formula="of:=[.B433]/[.C433]" office:value-type="float" office:value="8.4" calcext:value-type="float">
            <text:p>8.4</text:p>
          </table:table-cell>
          <table:table-cell office:value-type="float" office:value="47.260798" calcext:value-type="float">
            <text:p>47.260798</text:p>
          </table:table-cell>
          <table:table-cell table:formula="of:=LOG([.E433])/LOG([.A433])" office:value-type="float" office:value="0.635367625566802" calcext:value-type="float">
            <text:p>0.63536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table:formula="of:=[.B434]/[.C434]" office:value-type="float" office:value="8.43333333333333" calcext:value-type="float">
            <text:p>8.4</text:p>
          </table:table-cell>
          <table:table-cell office:value-type="float" office:value="47.332504" calcext:value-type="float">
            <text:p>47.332504</text:p>
          </table:table-cell>
          <table:table-cell table:formula="of:=LOG([.E434])/LOG([.A434])" office:value-type="float" office:value="0.635375372890975" calcext:value-type="float">
            <text:p>0.63537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table:formula="of:=[.B435]/[.C435]" office:value-type="float" office:value="8.46666666666667" calcext:value-type="float">
            <text:p>8.5</text:p>
          </table:table-cell>
          <table:table-cell office:value-type="float" office:value="47.403763" calcext:value-type="float">
            <text:p>47.403763</text:p>
          </table:table-cell>
          <table:table-cell table:formula="of:=LOG([.E435])/LOG([.A435])" office:value-type="float" office:value="0.635381741739063" calcext:value-type="float">
            <text:p>0.6353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table:formula="of:=[.B436]/[.C436]" office:value-type="float" office:value="8.5" calcext:value-type="float">
            <text:p>8.5</text:p>
          </table:table-cell>
          <table:table-cell office:value-type="float" office:value="47.475917" calcext:value-type="float">
            <text:p>47.475917</text:p>
          </table:table-cell>
          <table:table-cell table:formula="of:=LOG([.E436])/LOG([.A436])" office:value-type="float" office:value="0.635391392060222" calcext:value-type="float">
            <text:p>0.63539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table:formula="of:=[.B437]/[.C437]" office:value-type="float" office:value="8.53333333333333" calcext:value-type="float">
            <text:p>8.5</text:p>
          </table:table-cell>
          <table:table-cell office:value-type="float" office:value="47.547623" calcext:value-type="float">
            <text:p>47.547623</text:p>
          </table:table-cell>
          <table:table-cell table:formula="of:=LOG([.E437])/LOG([.A437])" office:value-type="float" office:value="0.635399657240956" calcext:value-type="float">
            <text:p>0.635400</text:p>
          </table:table-cell>
        </table:table-row>
      </table:table>
      <table:table table:name="Killgem_amps" table:style-name="ta1">
        <table:shapes>
          <draw:frame draw:z-index="0" draw:style-name="gr1" draw:text-style-name="P1" svg:width="9.2744in" svg:height="4.9594in" svg:x="4.9882in" svg:y="0.2587in">
            <draw:object draw:notify-on-update-of-ranges="Killgem_amps.A2:Killgem_amps.A436 Killgem_amps.F1:Killgem_amps.F1 Killgem_amps.F2:Killgem_amps.F436 Killgem_amps.A2:Killgem_amps.A436 Killgem_amps.D1:Killgem_amps.D1 Killgem_amps.D2:Killgem_amps.D43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Killgem</text:p>
          </table:table-cell>
          <table:table-cell office:value-type="string" calcext:value-type="string">
            <text:p>Amps</text:p>
          </table:table-cell>
          <table:table-cell table:style-name="ce10" office:value-type="string" calcext:value-type="string">
            <text:p>Ratio</text:p>
          </table:table-cell>
          <table:table-cell office:value-type="string" calcext:value-type="string">
            <text:p>Power (rescaled)</text:p>
          </table:table-cell>
          <table:table-cell table:style-name="ce7"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" calcext:value-type="float">
            <text:p>0.000000</text:p>
          </table:table-cell>
          <table:table-cell table:style-name="ce7" office:value-type="string" calcext:value-type="string">
            <text:p>NOT WELL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2.984431" calcext:value-type="float">
            <text:p>2.984431</text:p>
          </table:table-cell>
          <table:table-cell table:style-name="ce7" office:value-type="string" calcext:value-type="string">
            <text:p>UNDERSTOO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5.958443" calcext:value-type="float">
            <text:p>5.958443</text:p>
          </table:table-cell>
          <table:table-cell table:style-name="ce7" office:value-type="string" calcext:value-type="string">
            <text:p>FOR AMPE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9.635432" calcext:value-type="float">
            <text:p>9.635432</text:p>
          </table:table-cell>
          <table:table-cell table:style-name="ce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13.26783" calcext:value-type="float">
            <text:p>13.267830</text:p>
          </table:table-cell>
          <table:table-cell table:style-name="ce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17.953997" calcext:value-type="float">
            <text:p>17.953997</text:p>
          </table:table-cell>
          <table:table-cell table:style-name="ce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22.505264" calcext:value-type="float">
            <text:p>22.505264</text:p>
          </table:table-cell>
          <table:table-cell table:style-name="ce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27.877284" calcext:value-type="float">
            <text:p>27.877284</text:p>
          </table:table-cell>
          <table:table-cell table:style-name="ce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0]/[.C10]" office:value-type="float" office:value="3" calcext:value-type="float">
            <text:p>3.0</text:p>
          </table:table-cell>
          <table:table-cell office:value-type="float" office:value="42.053935" calcext:value-type="float">
            <text:p>42.053935</text:p>
          </table:table-cell>
          <table:table-cell table:style-name="ce7" table:formula="of:=LOG([.E10])/LOG([.A10])" office:value-type="float" office:value="1.70167082585892" calcext:value-type="float">
            <text:p>1.7016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1]/[.C11]" office:value-type="float" office:value="4" calcext:value-type="float">
            <text:p>4.0</text:p>
          </table:table-cell>
          <table:table-cell office:value-type="float" office:value="55.451284" calcext:value-type="float">
            <text:p>55.451284</text:p>
          </table:table-cell>
          <table:table-cell table:style-name="ce7" table:formula="of:=LOG([.E11])/LOG([.A11])" office:value-type="float" office:value="1.7439116068902" calcext:value-type="float">
            <text:p>1.7439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B12]/[.C12]" office:value-type="float" office:value="5" calcext:value-type="float">
            <text:p>5.0</text:p>
          </table:table-cell>
          <table:table-cell office:value-type="float" office:value="68.307383" calcext:value-type="float">
            <text:p>68.307383</text:p>
          </table:table-cell>
          <table:table-cell table:style-name="ce7" table:formula="of:=LOG([.E12])/LOG([.A12])" office:value-type="float" office:value="1.76155226847658" calcext:value-type="float">
            <text:p>1.7615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[.B13]/[.C13]" office:value-type="float" office:value="6" calcext:value-type="float">
            <text:p>6.0</text:p>
          </table:table-cell>
          <table:table-cell office:value-type="float" office:value="80.471507" calcext:value-type="float">
            <text:p>80.471507</text:p>
          </table:table-cell>
          <table:table-cell table:style-name="ce7" table:formula="of:=LOG([.E13])/LOG([.A13])" office:value-type="float" office:value="1.76582213735599" calcext:value-type="float">
            <text:p>1.7658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[.B14]/[.C14]" office:value-type="float" office:value="7" calcext:value-type="float">
            <text:p>7.0</text:p>
          </table:table-cell>
          <table:table-cell office:value-type="float" office:value="92.471863" calcext:value-type="float">
            <text:p>92.471863</text:p>
          </table:table-cell>
          <table:table-cell table:style-name="ce7" table:formula="of:=LOG([.E14])/LOG([.A14])" office:value-type="float" office:value="1.76490986119955" calcext:value-type="float">
            <text:p>1.7649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[.B15]/[.C15]" office:value-type="float" office:value="8" calcext:value-type="float">
            <text:p>8.0</text:p>
          </table:table-cell>
          <table:table-cell office:value-type="float" office:value="104.778117" calcext:value-type="float">
            <text:p>104.778117</text:p>
          </table:table-cell>
          <table:table-cell table:style-name="ce7" table:formula="of:=LOG([.E15])/LOG([.A15])" office:value-type="float" office:value="1.76269188646612" calcext:value-type="float">
            <text:p>1.7626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table:formula="of:=[.B16]/[.C16]" office:value-type="float" office:value="9" calcext:value-type="float">
            <text:p>9.0</text:p>
          </table:table-cell>
          <table:table-cell office:value-type="float" office:value="116.567647" calcext:value-type="float">
            <text:p>116.567647</text:p>
          </table:table-cell>
          <table:table-cell table:style-name="ce7" table:formula="of:=LOG([.E16])/LOG([.A16])" office:value-type="float" office:value="1.75715788558678" calcext:value-type="float">
            <text:p>1.7571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table:formula="of:=[.B17]/[.C17]" office:value-type="float" office:value="10" calcext:value-type="float">
            <text:p>10.0</text:p>
          </table:table-cell>
          <table:table-cell office:value-type="float" office:value="130.870056" calcext:value-type="float">
            <text:p>130.870056</text:p>
          </table:table-cell>
          <table:table-cell table:style-name="ce7" table:formula="of:=LOG([.E17])/LOG([.A17])" office:value-type="float" office:value="1.75799780648149" calcext:value-type="float">
            <text:p>1.7579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0" table:formula="of:=[.B18]/[.C18]" office:value-type="float" office:value="11" calcext:value-type="float">
            <text:p>11.0</text:p>
          </table:table-cell>
          <table:table-cell office:value-type="float" office:value="144.646698" calcext:value-type="float">
            <text:p>144.646698</text:p>
          </table:table-cell>
          <table:table-cell table:style-name="ce7" table:formula="of:=LOG([.E18])/LOG([.A18])" office:value-type="float" office:value="1.75570760108216" calcext:value-type="float">
            <text:p>1.7557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table:formula="of:=[.B19]/[.C19]" office:value-type="float" office:value="12" calcext:value-type="float">
            <text:p>12.0</text:p>
          </table:table-cell>
          <table:table-cell office:value-type="float" office:value="159.227732" calcext:value-type="float">
            <text:p>159.227732</text:p>
          </table:table-cell>
          <table:table-cell table:style-name="ce7" table:formula="of:=LOG([.E19])/LOG([.A19])" office:value-type="float" office:value="1.75421567843937" calcext:value-type="float">
            <text:p>1.754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0" table:formula="of:=[.B20]/[.C20]" office:value-type="float" office:value="13" calcext:value-type="float">
            <text:p>13.0</text:p>
          </table:table-cell>
          <table:table-cell office:value-type="float" office:value="173.295064" calcext:value-type="float">
            <text:p>173.295064</text:p>
          </table:table-cell>
          <table:table-cell table:style-name="ce7" table:formula="of:=LOG([.E20])/LOG([.A20])" office:value-type="float" office:value="1.75075651096523" calcext:value-type="float">
            <text:p>1.7507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" table:formula="of:=[.B21]/[.C21]" office:value-type="float" office:value="14" calcext:value-type="float">
            <text:p>14.0</text:p>
          </table:table-cell>
          <table:table-cell office:value-type="float" office:value="186.994222" calcext:value-type="float">
            <text:p>186.994222</text:p>
          </table:table-cell>
          <table:table-cell table:style-name="ce7" table:formula="of:=LOG([.E21])/LOG([.A21])" office:value-type="float" office:value="1.74617664073686" calcext:value-type="float">
            <text:p>1.7461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0" table:formula="of:=[.B22]/[.C22]" office:value-type="float" office:value="15" calcext:value-type="float">
            <text:p>15.0</text:p>
          </table:table-cell>
          <table:table-cell office:value-type="float" office:value="201.157796" calcext:value-type="float">
            <text:p>201.157796</text:p>
          </table:table-cell>
          <table:table-cell table:style-name="ce7" table:formula="of:=LOG([.E22])/LOG([.A22])" office:value-type="float" office:value="1.74217459824581" calcext:value-type="float">
            <text:p>1.7421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0" table:formula="of:=[.B23]/[.C23]" office:value-type="float" office:value="16" calcext:value-type="float">
            <text:p>16.0</text:p>
          </table:table-cell>
          <table:table-cell office:value-type="float" office:value="214.808492" calcext:value-type="float">
            <text:p>214.808492</text:p>
          </table:table-cell>
          <table:table-cell table:style-name="ce7" table:formula="of:=LOG([.E23])/LOG([.A23])" office:value-type="float" office:value="1.73719610045143" calcext:value-type="float">
            <text:p>1.7371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0" table:formula="of:=[.B24]/[.C24]" office:value-type="float" office:value="17" calcext:value-type="float">
            <text:p>17.0</text:p>
          </table:table-cell>
          <table:table-cell office:value-type="float" office:value="233.027283" calcext:value-type="float">
            <text:p>233.027283</text:p>
          </table:table-cell>
          <table:table-cell table:style-name="ce7" table:formula="of:=LOG([.E24])/LOG([.A24])" office:value-type="float" office:value="1.73853152509035" calcext:value-type="float">
            <text:p>1.7385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0" table:formula="of:=[.B25]/[.C25]" office:value-type="float" office:value="18" calcext:value-type="float">
            <text:p>18.0</text:p>
          </table:table-cell>
          <table:table-cell office:value-type="float" office:value="249.728373" calcext:value-type="float">
            <text:p>249.728373</text:p>
          </table:table-cell>
          <table:table-cell table:style-name="ce7" table:formula="of:=LOG([.E25])/LOG([.A25])" office:value-type="float" office:value="1.73702967724123" calcext:value-type="float">
            <text:p>1.7370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0" table:formula="of:=[.B26]/[.C26]" office:value-type="float" office:value="19" calcext:value-type="float">
            <text:p>19.0</text:p>
          </table:table-cell>
          <table:table-cell office:value-type="float" office:value="266.04718" calcext:value-type="float">
            <text:p>266.047180</text:p>
          </table:table-cell>
          <table:table-cell table:style-name="ce7" table:formula="of:=LOG([.E26])/LOG([.A26])" office:value-type="float" office:value="1.73466575452735" calcext:value-type="float">
            <text:p>1.7346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0" table:formula="of:=[.B27]/[.C27]" office:value-type="float" office:value="20" calcext:value-type="float">
            <text:p>20.0</text:p>
          </table:table-cell>
          <table:table-cell office:value-type="float" office:value="281.728516" calcext:value-type="float">
            <text:p>281.728516</text:p>
          </table:table-cell>
          <table:table-cell table:style-name="ce7" table:formula="of:=LOG([.E27])/LOG([.A27])" office:value-type="float" office:value="1.73136180349083" calcext:value-type="float">
            <text:p>1.7313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0" table:formula="of:=[.B28]/[.C28]" office:value-type="float" office:value="21" calcext:value-type="float">
            <text:p>21.0</text:p>
          </table:table-cell>
          <table:table-cell office:value-type="float" office:value="297.504191" calcext:value-type="float">
            <text:p>297.504191</text:p>
          </table:table-cell>
          <table:table-cell table:style-name="ce7" table:formula="of:=LOG([.E28])/LOG([.A28])" office:value-type="float" office:value="1.72806742075988" calcext:value-type="float">
            <text:p>1.7280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0" table:formula="of:=[.B29]/[.C29]" office:value-type="float" office:value="22" calcext:value-type="float">
            <text:p>22.0</text:p>
          </table:table-cell>
          <table:table-cell office:value-type="float" office:value="312.666016" calcext:value-type="float">
            <text:p>312.666016</text:p>
          </table:table-cell>
          <table:table-cell table:style-name="ce7" table:formula="of:=LOG([.E29])/LOG([.A29])" office:value-type="float" office:value="1.72412454330734" calcext:value-type="float">
            <text:p>1.7241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0" table:formula="of:=[.B30]/[.C30]" office:value-type="float" office:value="23" calcext:value-type="float">
            <text:p>23.0</text:p>
          </table:table-cell>
          <table:table-cell office:value-type="float" office:value="327.676636" calcext:value-type="float">
            <text:p>327.676636</text:p>
          </table:table-cell>
          <table:table-cell table:style-name="ce7" table:formula="of:=LOG([.E30])/LOG([.A30])" office:value-type="float" office:value="1.72008268613226" calcext:value-type="float">
            <text:p>1.7200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0" table:formula="of:=[.B31]/[.C31]" office:value-type="float" office:value="24" calcext:value-type="float">
            <text:p>24.0</text:p>
          </table:table-cell>
          <table:table-cell office:value-type="float" office:value="343.007812" calcext:value-type="float">
            <text:p>343.007812</text:p>
          </table:table-cell>
          <table:table-cell table:style-name="ce7" table:formula="of:=LOG([.E31])/LOG([.A31])" office:value-type="float" office:value="1.71638178186645" calcext:value-type="float">
            <text:p>1.7163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0" table:formula="of:=[.B32]/[.C32]" office:value-type="float" office:value="25" calcext:value-type="float">
            <text:p>25.0</text:p>
          </table:table-cell>
          <table:table-cell office:value-type="float" office:value="358.835205" calcext:value-type="float">
            <text:p>358.835205</text:p>
          </table:table-cell>
          <table:table-cell table:style-name="ce7" table:formula="of:=LOG([.E32])/LOG([.A32])" office:value-type="float" office:value="1.71312905197107" calcext:value-type="float">
            <text:p>1.7131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0" table:formula="of:=[.B33]/[.C33]" office:value-type="float" office:value="26" calcext:value-type="float">
            <text:p>26.0</text:p>
          </table:table-cell>
          <table:table-cell office:value-type="float" office:value="374.395182" calcext:value-type="float">
            <text:p>374.395182</text:p>
          </table:table-cell>
          <table:table-cell table:style-name="ce7" table:formula="of:=LOG([.E33])/LOG([.A33])" office:value-type="float" office:value="1.7096836118252" calcext:value-type="float">
            <text:p>1.7096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table:formula="of:=[.B34]/[.C34]" office:value-type="float" office:value="27" calcext:value-type="float">
            <text:p>27.0</text:p>
          </table:table-cell>
          <table:table-cell office:value-type="float" office:value="390.305705" calcext:value-type="float">
            <text:p>390.305705</text:p>
          </table:table-cell>
          <table:table-cell table:style-name="ce7" table:formula="of:=LOG([.E34])/LOG([.A34])" office:value-type="float" office:value="1.70654007924938" calcext:value-type="float">
            <text:p>1.7065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" table:formula="of:=[.B35]/[.C35]" office:value-type="float" office:value="28" calcext:value-type="float">
            <text:p>28.0</text:p>
          </table:table-cell>
          <table:table-cell office:value-type="float" office:value="406.598633" calcext:value-type="float">
            <text:p>406.598633</text:p>
          </table:table-cell>
          <table:table-cell table:style-name="ce7" table:formula="of:=LOG([.E35])/LOG([.A35])" office:value-type="float" office:value="1.70369039048155" calcext:value-type="float">
            <text:p>1.7036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0" table:formula="of:=[.B36]/[.C36]" office:value-type="float" office:value="11.5" calcext:value-type="float">
            <text:p>11.5</text:p>
          </table:table-cell>
          <table:table-cell office:value-type="float" office:value="423.7795" calcext:value-type="float">
            <text:p>423.779500</text:p>
          </table:table-cell>
          <table:table-cell table:style-name="ce7" table:formula="of:=LOG([.E36])/LOG([.A36])" office:value-type="float" office:value="1.70144052513851" calcext:value-type="float">
            <text:p>1.7014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0" table:formula="of:=[.B37]/[.C37]" office:value-type="float" office:value="12" calcext:value-type="float">
            <text:p>12.0</text:p>
          </table:table-cell>
          <table:table-cell office:value-type="float" office:value="441.626506" calcext:value-type="float">
            <text:p>441.626506</text:p>
          </table:table-cell>
          <table:table-cell table:style-name="ce7" table:formula="of:=LOG([.E37])/LOG([.A37])" office:value-type="float" office:value="1.69957648345246" calcext:value-type="float">
            <text:p>1.6995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0" table:formula="of:=[.B38]/[.C38]" office:value-type="float" office:value="12.5" calcext:value-type="float">
            <text:p>12.5</text:p>
          </table:table-cell>
          <table:table-cell office:value-type="float" office:value="460.951538" calcext:value-type="float">
            <text:p>460.951538</text:p>
          </table:table-cell>
          <table:table-cell table:style-name="ce7" table:formula="of:=LOG([.E38])/LOG([.A38])" office:value-type="float" office:value="1.69854121921459" calcext:value-type="float">
            <text:p>1.6985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0" table:formula="of:=[.B39]/[.C39]" office:value-type="float" office:value="13" calcext:value-type="float">
            <text:p>13.0</text:p>
          </table:table-cell>
          <table:table-cell office:value-type="float" office:value="478.856242" calcext:value-type="float">
            <text:p>478.856242</text:p>
          </table:table-cell>
          <table:table-cell table:style-name="ce7" table:formula="of:=LOG([.E39])/LOG([.A39])" office:value-type="float" office:value="1.69656474384216" calcext:value-type="float">
            <text:p>1.6965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0" table:formula="of:=[.B40]/[.C40]" office:value-type="float" office:value="13.5" calcext:value-type="float">
            <text:p>13.5</text:p>
          </table:table-cell>
          <table:table-cell office:value-type="float" office:value="498.043538" calcext:value-type="float">
            <text:p>498.043538</text:p>
          </table:table-cell>
          <table:table-cell table:style-name="ce7" table:formula="of:=LOG([.E40])/LOG([.A40])" office:value-type="float" office:value="1.69525944935779" calcext:value-type="float">
            <text:p>1.6952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0" table:formula="of:=[.B41]/[.C41]" office:value-type="float" office:value="14" calcext:value-type="float">
            <text:p>14.0</text:p>
          </table:table-cell>
          <table:table-cell office:value-type="float" office:value="517.735636" calcext:value-type="float">
            <text:p>517.735636</text:p>
          </table:table-cell>
          <table:table-cell table:style-name="ce7" table:formula="of:=LOG([.E41])/LOG([.A41])" office:value-type="float" office:value="1.69413634533436" calcext:value-type="float">
            <text:p>1.6941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0" table:formula="of:=[.B42]/[.C42]" office:value-type="float" office:value="14.5" calcext:value-type="float">
            <text:p>14.5</text:p>
          </table:table-cell>
          <table:table-cell office:value-type="float" office:value="537.133586" calcext:value-type="float">
            <text:p>537.133586</text:p>
          </table:table-cell>
          <table:table-cell table:style-name="ce7" table:formula="of:=LOG([.E42])/LOG([.A42])" office:value-type="float" office:value="1.69277631190611" calcext:value-type="float">
            <text:p>1.6927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0" table:formula="of:=[.B43]/[.C43]" office:value-type="float" office:value="15" calcext:value-type="float">
            <text:p>15.0</text:p>
          </table:table-cell>
          <table:table-cell office:value-type="float" office:value="556.720296" calcext:value-type="float">
            <text:p>556.720296</text:p>
          </table:table-cell>
          <table:table-cell table:style-name="ce7" table:formula="of:=LOG([.E43])/LOG([.A43])" office:value-type="float" office:value="1.69144509758078" calcext:value-type="float">
            <text:p>1.6914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0" table:formula="of:=[.B44]/[.C44]" office:value-type="float" office:value="15.5" calcext:value-type="float">
            <text:p>15.5</text:p>
          </table:table-cell>
          <table:table-cell office:value-type="float" office:value="575.728149" calcext:value-type="float">
            <text:p>575.728149</text:p>
          </table:table-cell>
          <table:table-cell table:style-name="ce7" table:formula="of:=LOG([.E44])/LOG([.A44])" office:value-type="float" office:value="1.68978926678896" calcext:value-type="float">
            <text:p>1.6897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0" table:formula="of:=[.B45]/[.C45]" office:value-type="float" office:value="16" calcext:value-type="float">
            <text:p>16.0</text:p>
          </table:table-cell>
          <table:table-cell office:value-type="float" office:value="594.884888" calcext:value-type="float">
            <text:p>594.884888</text:p>
          </table:table-cell>
          <table:table-cell table:style-name="ce7" table:formula="of:=LOG([.E45])/LOG([.A45])" office:value-type="float" office:value="1.68817330506448" calcext:value-type="float">
            <text:p>1.6881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0" table:formula="of:=[.B46]/[.C46]" office:value-type="float" office:value="16.5" calcext:value-type="float">
            <text:p>16.5</text:p>
          </table:table-cell>
          <table:table-cell office:value-type="float" office:value="614.176676" calcext:value-type="float">
            <text:p>614.176676</text:p>
          </table:table-cell>
          <table:table-cell table:style-name="ce7" table:formula="of:=LOG([.E46])/LOG([.A46])" office:value-type="float" office:value="1.68659098355524" calcext:value-type="float">
            <text:p>1.6865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0" table:formula="of:=[.B47]/[.C47]" office:value-type="float" office:value="17" calcext:value-type="float">
            <text:p>17.0</text:p>
          </table:table-cell>
          <table:table-cell office:value-type="float" office:value="633.711873" calcext:value-type="float">
            <text:p>633.711873</text:p>
          </table:table-cell>
          <table:table-cell table:style-name="ce7" table:formula="of:=LOG([.E47])/LOG([.A47])" office:value-type="float" office:value="1.68508714293929" calcext:value-type="float">
            <text:p>1.6850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0" table:formula="of:=[.B48]/[.C48]" office:value-type="float" office:value="17.5" calcext:value-type="float">
            <text:p>17.5</text:p>
          </table:table-cell>
          <table:table-cell office:value-type="float" office:value="652.791382" calcext:value-type="float">
            <text:p>652.791382</text:p>
          </table:table-cell>
          <table:table-cell table:style-name="ce7" table:formula="of:=LOG([.E48])/LOG([.A48])" office:value-type="float" office:value="1.6833789954159" calcext:value-type="float">
            <text:p>1.6833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0" table:formula="of:=[.B49]/[.C49]" office:value-type="float" office:value="18" calcext:value-type="float">
            <text:p>18.0</text:p>
          </table:table-cell>
          <table:table-cell office:value-type="float" office:value="672.998047" calcext:value-type="float">
            <text:p>672.998047</text:p>
          </table:table-cell>
          <table:table-cell table:style-name="ce7" table:formula="of:=LOG([.E49])/LOG([.A49])" office:value-type="float" office:value="1.68209876195029" calcext:value-type="float">
            <text:p>1.6820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0" table:formula="of:=[.B50]/[.C50]" office:value-type="float" office:value="18.5" calcext:value-type="float">
            <text:p>18.5</text:p>
          </table:table-cell>
          <table:table-cell office:value-type="float" office:value="692.143799" calcext:value-type="float">
            <text:p>692.143799</text:p>
          </table:table-cell>
          <table:table-cell table:style-name="ce7" table:formula="of:=LOG([.E50])/LOG([.A50])" office:value-type="float" office:value="1.68039458019884" calcext:value-type="float">
            <text:p>1.6803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10" table:formula="of:=[.B51]/[.C51]" office:value-type="float" office:value="19" calcext:value-type="float">
            <text:p>19.0</text:p>
          </table:table-cell>
          <table:table-cell office:value-type="float" office:value="712.44515" calcext:value-type="float">
            <text:p>712.445150</text:p>
          </table:table-cell>
          <table:table-cell table:style-name="ce7" table:formula="of:=LOG([.E51])/LOG([.A51])" office:value-type="float" office:value="1.67910641568542" calcext:value-type="float">
            <text:p>1.6791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0" table:formula="of:=[.B52]/[.C52]" office:value-type="float" office:value="19.5" calcext:value-type="float">
            <text:p>19.5</text:p>
          </table:table-cell>
          <table:table-cell office:value-type="float" office:value="732.917969" calcext:value-type="float">
            <text:p>732.917969</text:p>
          </table:table-cell>
          <table:table-cell table:style-name="ce7" table:formula="of:=LOG([.E52])/LOG([.A52])" office:value-type="float" office:value="1.67785512393889" calcext:value-type="float">
            <text:p>1.6778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0" table:formula="of:=[.B53]/[.C53]" office:value-type="float" office:value="20" calcext:value-type="float">
            <text:p>20.0</text:p>
          </table:table-cell>
          <table:table-cell office:value-type="float" office:value="757.388835" calcext:value-type="float">
            <text:p>757.388835</text:p>
          </table:table-cell>
          <table:table-cell table:style-name="ce7" table:formula="of:=LOG([.E53])/LOG([.A53])" office:value-type="float" office:value="1.67792149670771" calcext:value-type="float">
            <text:p>1.6779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0" table:formula="of:=[.B54]/[.C54]" office:value-type="float" office:value="20.5" calcext:value-type="float">
            <text:p>20.5</text:p>
          </table:table-cell>
          <table:table-cell office:value-type="float" office:value="780.753581" calcext:value-type="float">
            <text:p>780.753581</text:p>
          </table:table-cell>
          <table:table-cell table:style-name="ce7" table:formula="of:=LOG([.E54])/LOG([.A54])" office:value-type="float" office:value="1.67752390196653" calcext:value-type="float">
            <text:p>1.6775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0" table:formula="of:=[.B55]/[.C55]" office:value-type="float" office:value="21" calcext:value-type="float">
            <text:p>21.0</text:p>
          </table:table-cell>
          <table:table-cell office:value-type="float" office:value="803.849121" calcext:value-type="float">
            <text:p>803.849121</text:p>
          </table:table-cell>
          <table:table-cell table:style-name="ce7" table:formula="of:=LOG([.E55])/LOG([.A55])" office:value-type="float" office:value="1.67697125710051" calcext:value-type="float">
            <text:p>1.6769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0" table:formula="of:=[.B56]/[.C56]" office:value-type="float" office:value="21.5" calcext:value-type="float">
            <text:p>21.5</text:p>
          </table:table-cell>
          <table:table-cell office:value-type="float" office:value="827.225749" calcext:value-type="float">
            <text:p>827.225749</text:p>
          </table:table-cell>
          <table:table-cell table:style-name="ce7" table:formula="of:=LOG([.E56])/LOG([.A56])" office:value-type="float" office:value="1.67644598555668" calcext:value-type="float">
            <text:p>1.6764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0" table:formula="of:=[.B57]/[.C57]" office:value-type="float" office:value="22" calcext:value-type="float">
            <text:p>22.0</text:p>
          </table:table-cell>
          <table:table-cell office:value-type="float" office:value="851.01945" calcext:value-type="float">
            <text:p>851.019450</text:p>
          </table:table-cell>
          <table:table-cell table:style-name="ce7" table:formula="of:=LOG([.E57])/LOG([.A57])" office:value-type="float" office:value="1.67598647325751" calcext:value-type="float">
            <text:p>1.6759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0" table:formula="of:=[.B58]/[.C58]" office:value-type="float" office:value="22.5" calcext:value-type="float">
            <text:p>22.5</text:p>
          </table:table-cell>
          <table:table-cell office:value-type="float" office:value="874.710938" calcext:value-type="float">
            <text:p>874.710938</text:p>
          </table:table-cell>
          <table:table-cell table:style-name="ce7" table:formula="of:=LOG([.E58])/LOG([.A58])" office:value-type="float" office:value="1.67544090501591" calcext:value-type="float">
            <text:p>1.6754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0" table:formula="of:=[.B59]/[.C59]" office:value-type="float" office:value="23" calcext:value-type="float">
            <text:p>23.0</text:p>
          </table:table-cell>
          <table:table-cell office:value-type="float" office:value="898.628255" calcext:value-type="float">
            <text:p>898.628255</text:p>
          </table:table-cell>
          <table:table-cell table:style-name="ce7" table:formula="of:=LOG([.E59])/LOG([.A59])" office:value-type="float" office:value="1.67490823583382" calcext:value-type="float">
            <text:p>1.6749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0" table:formula="of:=[.B60]/[.C60]" office:value-type="float" office:value="23.5" calcext:value-type="float">
            <text:p>23.5</text:p>
          </table:table-cell>
          <table:table-cell office:value-type="float" office:value="923.165853" calcext:value-type="float">
            <text:p>923.165853</text:p>
          </table:table-cell>
          <table:table-cell table:style-name="ce7" table:formula="of:=LOG([.E60])/LOG([.A60])" office:value-type="float" office:value="1.67449324533438" calcext:value-type="float">
            <text:p>1.6744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0" table:formula="of:=[.B61]/[.C61]" office:value-type="float" office:value="24" calcext:value-type="float">
            <text:p>24.0</text:p>
          </table:table-cell>
          <table:table-cell office:value-type="float" office:value="946.588542" calcext:value-type="float">
            <text:p>946.588542</text:p>
          </table:table-cell>
          <table:table-cell table:style-name="ce7" table:formula="of:=LOG([.E61])/LOG([.A61])" office:value-type="float" office:value="1.67373908299162" calcext:value-type="float">
            <text:p>1.6737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0" table:formula="of:=[.B62]/[.C62]" office:value-type="float" office:value="24.5" calcext:value-type="float">
            <text:p>24.5</text:p>
          </table:table-cell>
          <table:table-cell office:value-type="float" office:value="970.256429" calcext:value-type="float">
            <text:p>970.256429</text:p>
          </table:table-cell>
          <table:table-cell table:style-name="ce7" table:formula="of:=LOG([.E62])/LOG([.A62])" office:value-type="float" office:value="1.67301664405055" calcext:value-type="float">
            <text:p>1.6730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0" table:formula="of:=[.B63]/[.C63]" office:value-type="float" office:value="25" calcext:value-type="float">
            <text:p>25.0</text:p>
          </table:table-cell>
          <table:table-cell office:value-type="float" office:value="994.534587" calcext:value-type="float">
            <text:p>994.534587</text:p>
          </table:table-cell>
          <table:table-cell table:style-name="ce7" table:formula="of:=LOG([.E63])/LOG([.A63])" office:value-type="float" office:value="1.67241340649837" calcext:value-type="float">
            <text:p>1.6724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0" table:formula="of:=[.B64]/[.C64]" office:value-type="float" office:value="25.5" calcext:value-type="float">
            <text:p>25.5</text:p>
          </table:table-cell>
          <table:table-cell office:value-type="float" office:value="1017.33431" calcext:value-type="float">
            <text:p>1017.334310</text:p>
          </table:table-cell>
          <table:table-cell table:style-name="ce7" table:formula="of:=LOG([.E64])/LOG([.A64])" office:value-type="float" office:value="1.67142550775636" calcext:value-type="float">
            <text:p>1.6714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0" table:formula="of:=[.B65]/[.C65]" office:value-type="float" office:value="26" calcext:value-type="float">
            <text:p>26.0</text:p>
          </table:table-cell>
          <table:table-cell office:value-type="float" office:value="1041.293864" calcext:value-type="float">
            <text:p>1041.293864</text:p>
          </table:table-cell>
          <table:table-cell table:style-name="ce7" table:formula="of:=LOG([.E65])/LOG([.A65])" office:value-type="float" office:value="1.67069359239387" calcext:value-type="float">
            <text:p>1.6706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0" table:formula="of:=[.B66]/[.C66]" office:value-type="float" office:value="26.5" calcext:value-type="float">
            <text:p>26.5</text:p>
          </table:table-cell>
          <table:table-cell office:value-type="float" office:value="1064.916829" calcext:value-type="float">
            <text:p>1064.916829</text:p>
          </table:table-cell>
          <table:table-cell table:style-name="ce7" table:formula="of:=LOG([.E66])/LOG([.A66])" office:value-type="float" office:value="1.66986231261494" calcext:value-type="float">
            <text:p>1.6698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0" table:formula="of:=[.B67]/[.C67]" office:value-type="float" office:value="27" calcext:value-type="float">
            <text:p>27.0</text:p>
          </table:table-cell>
          <table:table-cell office:value-type="float" office:value="1087.684489" calcext:value-type="float">
            <text:p>1087.684489</text:p>
          </table:table-cell>
          <table:table-cell table:style-name="ce7" table:formula="of:=LOG([.E67])/LOG([.A67])" office:value-type="float" office:value="1.66882638884236" calcext:value-type="float">
            <text:p>1.6688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0" table:formula="of:=[.B68]/[.C68]" office:value-type="float" office:value="27.5" calcext:value-type="float">
            <text:p>27.5</text:p>
          </table:table-cell>
          <table:table-cell office:value-type="float" office:value="1111.395752" calcext:value-type="float">
            <text:p>1111.395752</text:p>
          </table:table-cell>
          <table:table-cell table:style-name="ce7" table:formula="of:=LOG([.E68])/LOG([.A68])" office:value-type="float" office:value="1.6679868360147" calcext:value-type="float">
            <text:p>1.6679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10" table:formula="of:=[.B69]/[.C69]" office:value-type="float" office:value="28" calcext:value-type="float">
            <text:p>28.0</text:p>
          </table:table-cell>
          <table:table-cell office:value-type="float" office:value="1135.227539" calcext:value-type="float">
            <text:p>1135.227539</text:p>
          </table:table-cell>
          <table:table-cell table:style-name="ce7" table:formula="of:=LOG([.E69])/LOG([.A69])" office:value-type="float" office:value="1.66715855882514" calcext:value-type="float">
            <text:p>1.6671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10" table:formula="of:=[.B70]/[.C70]" office:value-type="float" office:value="17" calcext:value-type="float">
            <text:p>17.0</text:p>
          </table:table-cell>
          <table:table-cell office:value-type="float" office:value="1160.270101" calcext:value-type="float">
            <text:p>1160.270101</text:p>
          </table:table-cell>
          <table:table-cell table:style-name="ce7" table:formula="of:=LOG([.E70])/LOG([.A70])" office:value-type="float" office:value="1.66656367642715" calcext:value-type="float">
            <text:p>1.6665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10" table:formula="of:=[.B71]/[.C71]" office:value-type="float" office:value="17.3333333333333" calcext:value-type="float">
            <text:p>17.3</text:p>
          </table:table-cell>
          <table:table-cell office:value-type="float" office:value="1185.651449" calcext:value-type="float">
            <text:p>1185.651449</text:p>
          </table:table-cell>
          <table:table-cell table:style-name="ce7" table:formula="of:=LOG([.E71])/LOG([.A71])" office:value-type="float" office:value="1.66601284578386" calcext:value-type="float">
            <text:p>1.6660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10" table:formula="of:=[.B72]/[.C72]" office:value-type="float" office:value="17.6666666666667" calcext:value-type="float">
            <text:p>17.7</text:p>
          </table:table-cell>
          <table:table-cell office:value-type="float" office:value="1210.223145" calcext:value-type="float">
            <text:p>1210.223145</text:p>
          </table:table-cell>
          <table:table-cell table:style-name="ce7" table:formula="of:=LOG([.E72])/LOG([.A72])" office:value-type="float" office:value="1.66528105410308" calcext:value-type="float">
            <text:p>1.6652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10" table:formula="of:=[.B73]/[.C73]" office:value-type="float" office:value="18" calcext:value-type="float">
            <text:p>18.0</text:p>
          </table:table-cell>
          <table:table-cell office:value-type="float" office:value="1236.488607" calcext:value-type="float">
            <text:p>1236.488607</text:p>
          </table:table-cell>
          <table:table-cell table:style-name="ce7" table:formula="of:=LOG([.E73])/LOG([.A73])" office:value-type="float" office:value="1.66485544460668" calcext:value-type="float">
            <text:p>1.6648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10" table:formula="of:=[.B74]/[.C74]" office:value-type="float" office:value="18.3333333333333" calcext:value-type="float">
            <text:p>18.3</text:p>
          </table:table-cell>
          <table:table-cell office:value-type="float" office:value="1262.418945" calcext:value-type="float">
            <text:p>1262.418945</text:p>
          </table:table-cell>
          <table:table-cell table:style-name="ce7" table:formula="of:=LOG([.E74])/LOG([.A74])" office:value-type="float" office:value="1.66434039409005" calcext:value-type="float">
            <text:p>1.6643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style-name="ce10" table:formula="of:=[.B75]/[.C75]" office:value-type="float" office:value="18.6666666666667" calcext:value-type="float">
            <text:p>18.7</text:p>
          </table:table-cell>
          <table:table-cell office:value-type="float" office:value="1288.193197" calcext:value-type="float">
            <text:p>1288.193197</text:p>
          </table:table-cell>
          <table:table-cell table:style-name="ce7" table:formula="of:=LOG([.E75])/LOG([.A75])" office:value-type="float" office:value="1.66377499829018" calcext:value-type="float">
            <text:p>1.6637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10" table:formula="of:=[.B76]/[.C76]" office:value-type="float" office:value="19" calcext:value-type="float">
            <text:p>19.0</text:p>
          </table:table-cell>
          <table:table-cell office:value-type="float" office:value="1314.035156" calcext:value-type="float">
            <text:p>1314.035156</text:p>
          </table:table-cell>
          <table:table-cell table:style-name="ce7" table:formula="of:=LOG([.E76])/LOG([.A76])" office:value-type="float" office:value="1.66320271528247" calcext:value-type="float">
            <text:p>1.6632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10" table:formula="of:=[.B77]/[.C77]" office:value-type="float" office:value="19.3333333333333" calcext:value-type="float">
            <text:p>19.3</text:p>
          </table:table-cell>
          <table:table-cell office:value-type="float" office:value="1341.390869" calcext:value-type="float">
            <text:p>1341.390869</text:p>
          </table:table-cell>
          <table:table-cell table:style-name="ce7" table:formula="of:=LOG([.E77])/LOG([.A77])" office:value-type="float" office:value="1.66287364072596" calcext:value-type="float">
            <text:p>1.6628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0" table:formula="of:=[.B78]/[.C78]" office:value-type="float" office:value="19.6666666666667" calcext:value-type="float">
            <text:p>19.7</text:p>
          </table:table-cell>
          <table:table-cell office:value-type="float" office:value="1368.558268" calcext:value-type="float">
            <text:p>1368.558268</text:p>
          </table:table-cell>
          <table:table-cell table:style-name="ce7" table:formula="of:=LOG([.E78])/LOG([.A78])" office:value-type="float" office:value="1.66248540260298" calcext:value-type="float">
            <text:p>1.6624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0" table:formula="of:=[.B79]/[.C79]" office:value-type="float" office:value="20" calcext:value-type="float">
            <text:p>20.0</text:p>
          </table:table-cell>
          <table:table-cell office:value-type="float" office:value="1393.728678" calcext:value-type="float">
            <text:p>1393.728678</text:p>
          </table:table-cell>
          <table:table-cell table:style-name="ce7" table:formula="of:=LOG([.E79])/LOG([.A79])" office:value-type="float" office:value="1.66174473089506" calcext:value-type="float">
            <text:p>1.6617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0" table:formula="of:=[.B80]/[.C80]" office:value-type="float" office:value="20.3333333333333" calcext:value-type="float">
            <text:p>20.3</text:p>
          </table:table-cell>
          <table:table-cell office:value-type="float" office:value="1419.046061" calcext:value-type="float">
            <text:p>1419.046061</text:p>
          </table:table-cell>
          <table:table-cell table:style-name="ce7" table:formula="of:=LOG([.E80])/LOG([.A80])" office:value-type="float" office:value="1.66101996908343" calcext:value-type="float">
            <text:p>1.6610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0" table:formula="of:=[.B81]/[.C81]" office:value-type="float" office:value="20.6666666666667" calcext:value-type="float">
            <text:p>20.7</text:p>
          </table:table-cell>
          <table:table-cell office:value-type="float" office:value="1444.733724" calcext:value-type="float">
            <text:p>1444.733724</text:p>
          </table:table-cell>
          <table:table-cell table:style-name="ce7" table:formula="of:=LOG([.E81])/LOG([.A81])" office:value-type="float" office:value="1.660345980544" calcext:value-type="float">
            <text:p>1.6603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0" table:formula="of:=[.B82]/[.C82]" office:value-type="float" office:value="21" calcext:value-type="float">
            <text:p>21.0</text:p>
          </table:table-cell>
          <table:table-cell office:value-type="float" office:value="1470.256673" calcext:value-type="float">
            <text:p>1470.256673</text:p>
          </table:table-cell>
          <table:table-cell table:style-name="ce7" table:formula="of:=LOG([.E82])/LOG([.A82])" office:value-type="float" office:value="1.65963742332964" calcext:value-type="float">
            <text:p>1.6596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0" table:formula="of:=[.B83]/[.C83]" office:value-type="float" office:value="21.3333333333333" calcext:value-type="float">
            <text:p>21.3</text:p>
          </table:table-cell>
          <table:table-cell office:value-type="float" office:value="1496.403483" calcext:value-type="float">
            <text:p>1496.403483</text:p>
          </table:table-cell>
          <table:table-cell table:style-name="ce7" table:formula="of:=LOG([.E83])/LOG([.A83])" office:value-type="float" office:value="1.65901647457939" calcext:value-type="float">
            <text:p>1.6590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10" table:formula="of:=[.B84]/[.C84]" office:value-type="float" office:value="14.75" calcext:value-type="float">
            <text:p>14.8</text:p>
          </table:table-cell>
          <table:table-cell office:value-type="float" office:value="1522.640462" calcext:value-type="float">
            <text:p>1522.640462</text:p>
          </table:table-cell>
          <table:table-cell table:style-name="ce7" table:formula="of:=LOG([.E84])/LOG([.A84])" office:value-type="float" office:value="1.65839909225736" calcext:value-type="float">
            <text:p>1.6583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0" table:formula="of:=[.B85]/[.C85]" office:value-type="float" office:value="15" calcext:value-type="float">
            <text:p>15.0</text:p>
          </table:table-cell>
          <table:table-cell office:value-type="float" office:value="1550.091634" calcext:value-type="float">
            <text:p>1550.091634</text:p>
          </table:table-cell>
          <table:table-cell table:style-name="ce7" table:formula="of:=LOG([.E85])/LOG([.A85])" office:value-type="float" office:value="1.65794923608515" calcext:value-type="float">
            <text:p>1.6579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10" table:formula="of:=[.B86]/[.C86]" office:value-type="float" office:value="15.25" calcext:value-type="float">
            <text:p>15.3</text:p>
          </table:table-cell>
          <table:table-cell office:value-type="float" office:value="1577.798828" calcext:value-type="float">
            <text:p>1577.798828</text:p>
          </table:table-cell>
          <table:table-cell table:style-name="ce7" table:formula="of:=LOG([.E86])/LOG([.A86])" office:value-type="float" office:value="1.65752060711415" calcext:value-type="float">
            <text:p>1.6575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10" table:formula="of:=[.B87]/[.C87]" office:value-type="float" office:value="15.5" calcext:value-type="float">
            <text:p>15.5</text:p>
          </table:table-cell>
          <table:table-cell office:value-type="float" office:value="1605.810059" calcext:value-type="float">
            <text:p>1605.810059</text:p>
          </table:table-cell>
          <table:table-cell table:style-name="ce7" table:formula="of:=LOG([.E87])/LOG([.A87])" office:value-type="float" office:value="1.6571190181122" calcext:value-type="float">
            <text:p>1.6571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style-name="ce10" table:formula="of:=[.B88]/[.C88]" office:value-type="float" office:value="15.75" calcext:value-type="float">
            <text:p>15.8</text:p>
          </table:table-cell>
          <table:table-cell office:value-type="float" office:value="1632.643229" calcext:value-type="float">
            <text:p>1632.643229</text:p>
          </table:table-cell>
          <table:table-cell table:style-name="ce7" table:formula="of:=LOG([.E88])/LOG([.A88])" office:value-type="float" office:value="1.65654003547178" calcext:value-type="float">
            <text:p>1.6565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10" table:formula="of:=[.B89]/[.C89]" office:value-type="float" office:value="16" calcext:value-type="float">
            <text:p>16.0</text:p>
          </table:table-cell>
          <table:table-cell office:value-type="float" office:value="1660.000488" calcext:value-type="float">
            <text:p>1660.000488</text:p>
          </table:table-cell>
          <table:table-cell table:style-name="ce7" table:formula="of:=LOG([.E89])/LOG([.A89])" office:value-type="float" office:value="1.65602309644211" calcext:value-type="float">
            <text:p>1.6560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10" table:formula="of:=[.B90]/[.C90]" office:value-type="float" office:value="16.25" calcext:value-type="float">
            <text:p>16.3</text:p>
          </table:table-cell>
          <table:table-cell office:value-type="float" office:value="1686.507161" calcext:value-type="float">
            <text:p>1686.507161</text:p>
          </table:table-cell>
          <table:table-cell table:style-name="ce7" table:formula="of:=LOG([.E90])/LOG([.A90])" office:value-type="float" office:value="1.65538357053589" calcext:value-type="float">
            <text:p>1.655384</text:p>
          </table:table-cell>
        </table:table-row>
        <table:table-row table:style-name="ro1">
          <table:table-cell table:number-columns-repeated="3"/>
          <table:table-cell table:style-name="ce10" table:formula="of:=[.B91]/[.C91]" office:value-type="string" office:string-value="" calcext:value-type="error">
            <text:p>#DIV/0!</text:p>
          </table:table-cell>
          <table:table-cell/>
          <table:table-cell table:style-name="ce7" table:formula="of:=LOG([.E91])/LOG([.A9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2]/[.C92]" office:value-type="string" office:string-value="" calcext:value-type="error">
            <text:p>#DIV/0!</text:p>
          </table:table-cell>
          <table:table-cell/>
          <table:table-cell table:style-name="ce7" table:formula="of:=LOG([.E92])/LOG([.A9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3]/[.C93]" office:value-type="string" office:string-value="" calcext:value-type="error">
            <text:p>#DIV/0!</text:p>
          </table:table-cell>
          <table:table-cell/>
          <table:table-cell table:style-name="ce7" table:formula="of:=LOG([.E93])/LOG([.A9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4]/[.C94]" office:value-type="string" office:string-value="" calcext:value-type="error">
            <text:p>#DIV/0!</text:p>
          </table:table-cell>
          <table:table-cell/>
          <table:table-cell table:style-name="ce7" table:formula="of:=LOG([.E94])/LOG([.A9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5]/[.C95]" office:value-type="string" office:string-value="" calcext:value-type="error">
            <text:p>#DIV/0!</text:p>
          </table:table-cell>
          <table:table-cell/>
          <table:table-cell table:style-name="ce7" table:formula="of:=LOG([.E95])/LOG([.A9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6]/[.C96]" office:value-type="string" office:string-value="" calcext:value-type="error">
            <text:p>#DIV/0!</text:p>
          </table:table-cell>
          <table:table-cell/>
          <table:table-cell table:style-name="ce7" table:formula="of:=LOG([.E96])/LOG([.A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7]/[.C97]" office:value-type="string" office:string-value="" calcext:value-type="error">
            <text:p>#DIV/0!</text:p>
          </table:table-cell>
          <table:table-cell/>
          <table:table-cell table:style-name="ce7" table:formula="of:=LOG([.E97])/LOG([.A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8]/[.C98]" office:value-type="string" office:string-value="" calcext:value-type="error">
            <text:p>#DIV/0!</text:p>
          </table:table-cell>
          <table:table-cell/>
          <table:table-cell table:style-name="ce7" table:formula="of:=LOG([.E98])/LOG([.A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9]/[.C99]" office:value-type="string" office:string-value="" calcext:value-type="error">
            <text:p>#DIV/0!</text:p>
          </table:table-cell>
          <table:table-cell/>
          <table:table-cell table:style-name="ce7" table:formula="of:=LOG([.E99])/LOG([.A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0]/[.C100]" office:value-type="string" office:string-value="" calcext:value-type="error">
            <text:p>#DIV/0!</text:p>
          </table:table-cell>
          <table:table-cell/>
          <table:table-cell table:style-name="ce7" table:formula="of:=LOG([.E100])/LOG([.A1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1]/[.C101]" office:value-type="string" office:string-value="" calcext:value-type="error">
            <text:p>#DIV/0!</text:p>
          </table:table-cell>
          <table:table-cell/>
          <table:table-cell table:style-name="ce7" table:formula="of:=LOG([.E101])/LOG([.A1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2]/[.C102]" office:value-type="string" office:string-value="" calcext:value-type="error">
            <text:p>#DIV/0!</text:p>
          </table:table-cell>
          <table:table-cell/>
          <table:table-cell table:style-name="ce7" table:formula="of:=LOG([.E102])/LOG([.A1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3]/[.C103]" office:value-type="string" office:string-value="" calcext:value-type="error">
            <text:p>#DIV/0!</text:p>
          </table:table-cell>
          <table:table-cell/>
          <table:table-cell table:style-name="ce7" table:formula="of:=LOG([.E103])/LOG([.A1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4]/[.C104]" office:value-type="string" office:string-value="" calcext:value-type="error">
            <text:p>#DIV/0!</text:p>
          </table:table-cell>
          <table:table-cell/>
          <table:table-cell table:style-name="ce7" table:formula="of:=LOG([.E104])/LOG([.A1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5]/[.C105]" office:value-type="string" office:string-value="" calcext:value-type="error">
            <text:p>#DIV/0!</text:p>
          </table:table-cell>
          <table:table-cell/>
          <table:table-cell table:style-name="ce7" table:formula="of:=LOG([.E105])/LOG([.A1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6]/[.C106]" office:value-type="string" office:string-value="" calcext:value-type="error">
            <text:p>#DIV/0!</text:p>
          </table:table-cell>
          <table:table-cell/>
          <table:table-cell table:style-name="ce7" table:formula="of:=LOG([.E106])/LOG([.A1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7]/[.C107]" office:value-type="string" office:string-value="" calcext:value-type="error">
            <text:p>#DIV/0!</text:p>
          </table:table-cell>
          <table:table-cell/>
          <table:table-cell table:style-name="ce7" table:formula="of:=LOG([.E107])/LOG([.A1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8]/[.C108]" office:value-type="string" office:string-value="" calcext:value-type="error">
            <text:p>#DIV/0!</text:p>
          </table:table-cell>
          <table:table-cell/>
          <table:table-cell table:style-name="ce7" table:formula="of:=LOG([.E108])/LOG([.A1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9]/[.C109]" office:value-type="string" office:string-value="" calcext:value-type="error">
            <text:p>#DIV/0!</text:p>
          </table:table-cell>
          <table:table-cell/>
          <table:table-cell table:style-name="ce7" table:formula="of:=LOG([.E109])/LOG([.A1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0]/[.C110]" office:value-type="string" office:string-value="" calcext:value-type="error">
            <text:p>#DIV/0!</text:p>
          </table:table-cell>
          <table:table-cell/>
          <table:table-cell table:style-name="ce7" table:formula="of:=LOG([.E110])/LOG([.A1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1]/[.C111]" office:value-type="string" office:string-value="" calcext:value-type="error">
            <text:p>#DIV/0!</text:p>
          </table:table-cell>
          <table:table-cell/>
          <table:table-cell table:style-name="ce7" table:formula="of:=LOG([.E111])/LOG([.A1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2]/[.C112]" office:value-type="string" office:string-value="" calcext:value-type="error">
            <text:p>#DIV/0!</text:p>
          </table:table-cell>
          <table:table-cell/>
          <table:table-cell table:style-name="ce7" table:formula="of:=LOG([.E112])/LOG([.A1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3]/[.C113]" office:value-type="string" office:string-value="" calcext:value-type="error">
            <text:p>#DIV/0!</text:p>
          </table:table-cell>
          <table:table-cell/>
          <table:table-cell table:style-name="ce7" table:formula="of:=LOG([.E113])/LOG([.A1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4]/[.C114]" office:value-type="string" office:string-value="" calcext:value-type="error">
            <text:p>#DIV/0!</text:p>
          </table:table-cell>
          <table:table-cell/>
          <table:table-cell table:style-name="ce7" table:formula="of:=LOG([.E114])/LOG([.A1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5]/[.C115]" office:value-type="string" office:string-value="" calcext:value-type="error">
            <text:p>#DIV/0!</text:p>
          </table:table-cell>
          <table:table-cell/>
          <table:table-cell table:style-name="ce7" table:formula="of:=LOG([.E115])/LOG([.A1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6]/[.C116]" office:value-type="string" office:string-value="" calcext:value-type="error">
            <text:p>#DIV/0!</text:p>
          </table:table-cell>
          <table:table-cell/>
          <table:table-cell table:style-name="ce7" table:formula="of:=LOG([.E116])/LOG([.A1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7]/[.C117]" office:value-type="string" office:string-value="" calcext:value-type="error">
            <text:p>#DIV/0!</text:p>
          </table:table-cell>
          <table:table-cell/>
          <table:table-cell table:style-name="ce7" table:formula="of:=LOG([.E117])/LOG([.A1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8]/[.C118]" office:value-type="string" office:string-value="" calcext:value-type="error">
            <text:p>#DIV/0!</text:p>
          </table:table-cell>
          <table:table-cell/>
          <table:table-cell table:style-name="ce7" table:formula="of:=LOG([.E118])/LOG([.A1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9]/[.C119]" office:value-type="string" office:string-value="" calcext:value-type="error">
            <text:p>#DIV/0!</text:p>
          </table:table-cell>
          <table:table-cell/>
          <table:table-cell table:style-name="ce7" table:formula="of:=LOG([.E119])/LOG([.A1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0]/[.C120]" office:value-type="string" office:string-value="" calcext:value-type="error">
            <text:p>#DIV/0!</text:p>
          </table:table-cell>
          <table:table-cell/>
          <table:table-cell table:style-name="ce7" table:formula="of:=LOG([.E120])/LOG([.A1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1]/[.C121]" office:value-type="string" office:string-value="" calcext:value-type="error">
            <text:p>#DIV/0!</text:p>
          </table:table-cell>
          <table:table-cell/>
          <table:table-cell table:style-name="ce7" table:formula="of:=LOG([.E121])/LOG([.A1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2]/[.C122]" office:value-type="string" office:string-value="" calcext:value-type="error">
            <text:p>#DIV/0!</text:p>
          </table:table-cell>
          <table:table-cell/>
          <table:table-cell table:style-name="ce7" table:formula="of:=LOG([.E122])/LOG([.A1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3]/[.C123]" office:value-type="string" office:string-value="" calcext:value-type="error">
            <text:p>#DIV/0!</text:p>
          </table:table-cell>
          <table:table-cell/>
          <table:table-cell table:style-name="ce7" table:formula="of:=LOG([.E123])/LOG([.A1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4]/[.C124]" office:value-type="string" office:string-value="" calcext:value-type="error">
            <text:p>#DIV/0!</text:p>
          </table:table-cell>
          <table:table-cell/>
          <table:table-cell table:style-name="ce7" table:formula="of:=LOG([.E124])/LOG([.A1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5]/[.C125]" office:value-type="string" office:string-value="" calcext:value-type="error">
            <text:p>#DIV/0!</text:p>
          </table:table-cell>
          <table:table-cell/>
          <table:table-cell table:style-name="ce7" table:formula="of:=LOG([.E125])/LOG([.A1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6]/[.C126]" office:value-type="string" office:string-value="" calcext:value-type="error">
            <text:p>#DIV/0!</text:p>
          </table:table-cell>
          <table:table-cell/>
          <table:table-cell table:style-name="ce7" table:formula="of:=LOG([.E126])/LOG([.A1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7]/[.C127]" office:value-type="string" office:string-value="" calcext:value-type="error">
            <text:p>#DIV/0!</text:p>
          </table:table-cell>
          <table:table-cell/>
          <table:table-cell table:style-name="ce7" table:formula="of:=LOG([.E127])/LOG([.A1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8]/[.C128]" office:value-type="string" office:string-value="" calcext:value-type="error">
            <text:p>#DIV/0!</text:p>
          </table:table-cell>
          <table:table-cell/>
          <table:table-cell table:style-name="ce7" table:formula="of:=LOG([.E128])/LOG([.A1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9]/[.C129]" office:value-type="string" office:string-value="" calcext:value-type="error">
            <text:p>#DIV/0!</text:p>
          </table:table-cell>
          <table:table-cell/>
          <table:table-cell table:style-name="ce7" table:formula="of:=LOG([.E129])/LOG([.A1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0]/[.C130]" office:value-type="string" office:string-value="" calcext:value-type="error">
            <text:p>#DIV/0!</text:p>
          </table:table-cell>
          <table:table-cell/>
          <table:table-cell table:style-name="ce7" table:formula="of:=LOG([.E130])/LOG([.A1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1]/[.C131]" office:value-type="string" office:string-value="" calcext:value-type="error">
            <text:p>#DIV/0!</text:p>
          </table:table-cell>
          <table:table-cell/>
          <table:table-cell table:style-name="ce7" table:formula="of:=LOG([.E131])/LOG([.A1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2]/[.C132]" office:value-type="string" office:string-value="" calcext:value-type="error">
            <text:p>#DIV/0!</text:p>
          </table:table-cell>
          <table:table-cell/>
          <table:table-cell table:style-name="ce7" table:formula="of:=LOG([.E132])/LOG([.A1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3]/[.C133]" office:value-type="string" office:string-value="" calcext:value-type="error">
            <text:p>#DIV/0!</text:p>
          </table:table-cell>
          <table:table-cell/>
          <table:table-cell table:style-name="ce7" table:formula="of:=LOG([.E133])/LOG([.A1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4]/[.C134]" office:value-type="string" office:string-value="" calcext:value-type="error">
            <text:p>#DIV/0!</text:p>
          </table:table-cell>
          <table:table-cell/>
          <table:table-cell table:style-name="ce7" table:formula="of:=LOG([.E134])/LOG([.A1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5]/[.C135]" office:value-type="string" office:string-value="" calcext:value-type="error">
            <text:p>#DIV/0!</text:p>
          </table:table-cell>
          <table:table-cell/>
          <table:table-cell table:style-name="ce7" table:formula="of:=LOG([.E135])/LOG([.A1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6]/[.C136]" office:value-type="string" office:string-value="" calcext:value-type="error">
            <text:p>#DIV/0!</text:p>
          </table:table-cell>
          <table:table-cell/>
          <table:table-cell table:style-name="ce7" table:formula="of:=LOG([.E136])/LOG([.A1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7]/[.C137]" office:value-type="string" office:string-value="" calcext:value-type="error">
            <text:p>#DIV/0!</text:p>
          </table:table-cell>
          <table:table-cell/>
          <table:table-cell table:style-name="ce7" table:formula="of:=LOG([.E137])/LOG([.A13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8]/[.C138]" office:value-type="string" office:string-value="" calcext:value-type="error">
            <text:p>#DIV/0!</text:p>
          </table:table-cell>
          <table:table-cell/>
          <table:table-cell table:style-name="ce7" table:formula="of:=LOG([.E138])/LOG([.A13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9]/[.C139]" office:value-type="string" office:string-value="" calcext:value-type="error">
            <text:p>#DIV/0!</text:p>
          </table:table-cell>
          <table:table-cell/>
          <table:table-cell table:style-name="ce7" table:formula="of:=LOG([.E139])/LOG([.A13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0]/[.C140]" office:value-type="string" office:string-value="" calcext:value-type="error">
            <text:p>#DIV/0!</text:p>
          </table:table-cell>
          <table:table-cell/>
          <table:table-cell table:style-name="ce7" table:formula="of:=LOG([.E140])/LOG([.A14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1]/[.C141]" office:value-type="string" office:string-value="" calcext:value-type="error">
            <text:p>#DIV/0!</text:p>
          </table:table-cell>
          <table:table-cell/>
          <table:table-cell table:style-name="ce7" table:formula="of:=LOG([.E141])/LOG([.A14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2]/[.C142]" office:value-type="string" office:string-value="" calcext:value-type="error">
            <text:p>#DIV/0!</text:p>
          </table:table-cell>
          <table:table-cell/>
          <table:table-cell table:style-name="ce7" table:formula="of:=LOG([.E142])/LOG([.A14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3]/[.C143]" office:value-type="string" office:string-value="" calcext:value-type="error">
            <text:p>#DIV/0!</text:p>
          </table:table-cell>
          <table:table-cell/>
          <table:table-cell table:style-name="ce7" table:formula="of:=LOG([.E143])/LOG([.A14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4]/[.C144]" office:value-type="string" office:string-value="" calcext:value-type="error">
            <text:p>#DIV/0!</text:p>
          </table:table-cell>
          <table:table-cell/>
          <table:table-cell table:style-name="ce7" table:formula="of:=LOG([.E144])/LOG([.A14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5]/[.C145]" office:value-type="string" office:string-value="" calcext:value-type="error">
            <text:p>#DIV/0!</text:p>
          </table:table-cell>
          <table:table-cell/>
          <table:table-cell table:style-name="ce7" table:formula="of:=LOG([.E145])/LOG([.A14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6]/[.C146]" office:value-type="string" office:string-value="" calcext:value-type="error">
            <text:p>#DIV/0!</text:p>
          </table:table-cell>
          <table:table-cell/>
          <table:table-cell table:style-name="ce7" table:formula="of:=LOG([.E146])/LOG([.A14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7]/[.C147]" office:value-type="string" office:string-value="" calcext:value-type="error">
            <text:p>#DIV/0!</text:p>
          </table:table-cell>
          <table:table-cell/>
          <table:table-cell table:style-name="ce7" table:formula="of:=LOG([.E147])/LOG([.A14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8]/[.C148]" office:value-type="string" office:string-value="" calcext:value-type="error">
            <text:p>#DIV/0!</text:p>
          </table:table-cell>
          <table:table-cell/>
          <table:table-cell table:style-name="ce7" table:formula="of:=LOG([.E148])/LOG([.A14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9]/[.C149]" office:value-type="string" office:string-value="" calcext:value-type="error">
            <text:p>#DIV/0!</text:p>
          </table:table-cell>
          <table:table-cell/>
          <table:table-cell table:style-name="ce7" table:formula="of:=LOG([.E149])/LOG([.A14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0]/[.C150]" office:value-type="string" office:string-value="" calcext:value-type="error">
            <text:p>#DIV/0!</text:p>
          </table:table-cell>
          <table:table-cell/>
          <table:table-cell table:style-name="ce7" table:formula="of:=LOG([.E150])/LOG([.A15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1]/[.C151]" office:value-type="string" office:string-value="" calcext:value-type="error">
            <text:p>#DIV/0!</text:p>
          </table:table-cell>
          <table:table-cell/>
          <table:table-cell table:style-name="ce7" table:formula="of:=LOG([.E151])/LOG([.A15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2]/[.C152]" office:value-type="string" office:string-value="" calcext:value-type="error">
            <text:p>#DIV/0!</text:p>
          </table:table-cell>
          <table:table-cell/>
          <table:table-cell table:style-name="ce7" table:formula="of:=LOG([.E152])/LOG([.A15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3]/[.C153]" office:value-type="string" office:string-value="" calcext:value-type="error">
            <text:p>#DIV/0!</text:p>
          </table:table-cell>
          <table:table-cell/>
          <table:table-cell table:style-name="ce7" table:formula="of:=LOG([.E153])/LOG([.A15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4]/[.C154]" office:value-type="string" office:string-value="" calcext:value-type="error">
            <text:p>#DIV/0!</text:p>
          </table:table-cell>
          <table:table-cell/>
          <table:table-cell table:style-name="ce7" table:formula="of:=LOG([.E154])/LOG([.A15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5]/[.C155]" office:value-type="string" office:string-value="" calcext:value-type="error">
            <text:p>#DIV/0!</text:p>
          </table:table-cell>
          <table:table-cell/>
          <table:table-cell table:style-name="ce7" table:formula="of:=LOG([.E155])/LOG([.A15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6]/[.C156]" office:value-type="string" office:string-value="" calcext:value-type="error">
            <text:p>#DIV/0!</text:p>
          </table:table-cell>
          <table:table-cell/>
          <table:table-cell table:style-name="ce7" table:formula="of:=LOG([.E156])/LOG([.A15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7]/[.C157]" office:value-type="string" office:string-value="" calcext:value-type="error">
            <text:p>#DIV/0!</text:p>
          </table:table-cell>
          <table:table-cell/>
          <table:table-cell table:style-name="ce7" table:formula="of:=LOG([.E157])/LOG([.A15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8]/[.C158]" office:value-type="string" office:string-value="" calcext:value-type="error">
            <text:p>#DIV/0!</text:p>
          </table:table-cell>
          <table:table-cell/>
          <table:table-cell table:style-name="ce7" table:formula="of:=LOG([.E158])/LOG([.A15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9]/[.C159]" office:value-type="string" office:string-value="" calcext:value-type="error">
            <text:p>#DIV/0!</text:p>
          </table:table-cell>
          <table:table-cell/>
          <table:table-cell table:style-name="ce7" table:formula="of:=LOG([.E159])/LOG([.A15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0]/[.C160]" office:value-type="string" office:string-value="" calcext:value-type="error">
            <text:p>#DIV/0!</text:p>
          </table:table-cell>
          <table:table-cell/>
          <table:table-cell table:style-name="ce7" table:formula="of:=LOG([.E160])/LOG([.A16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1]/[.C161]" office:value-type="string" office:string-value="" calcext:value-type="error">
            <text:p>#DIV/0!</text:p>
          </table:table-cell>
          <table:table-cell/>
          <table:table-cell table:style-name="ce7" table:formula="of:=LOG([.E161])/LOG([.A16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2]/[.C162]" office:value-type="string" office:string-value="" calcext:value-type="error">
            <text:p>#DIV/0!</text:p>
          </table:table-cell>
          <table:table-cell/>
          <table:table-cell table:style-name="ce7" table:formula="of:=LOG([.E162])/LOG([.A16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3]/[.C163]" office:value-type="string" office:string-value="" calcext:value-type="error">
            <text:p>#DIV/0!</text:p>
          </table:table-cell>
          <table:table-cell/>
          <table:table-cell table:style-name="ce7" table:formula="of:=LOG([.E163])/LOG([.A16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4]/[.C164]" office:value-type="string" office:string-value="" calcext:value-type="error">
            <text:p>#DIV/0!</text:p>
          </table:table-cell>
          <table:table-cell/>
          <table:table-cell table:style-name="ce7" table:formula="of:=LOG([.E164])/LOG([.A16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5]/[.C165]" office:value-type="string" office:string-value="" calcext:value-type="error">
            <text:p>#DIV/0!</text:p>
          </table:table-cell>
          <table:table-cell/>
          <table:table-cell table:style-name="ce7" table:formula="of:=LOG([.E165])/LOG([.A16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6]/[.C166]" office:value-type="string" office:string-value="" calcext:value-type="error">
            <text:p>#DIV/0!</text:p>
          </table:table-cell>
          <table:table-cell/>
          <table:table-cell table:style-name="ce7" table:formula="of:=LOG([.E166])/LOG([.A16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7]/[.C167]" office:value-type="string" office:string-value="" calcext:value-type="error">
            <text:p>#DIV/0!</text:p>
          </table:table-cell>
          <table:table-cell/>
          <table:table-cell table:style-name="ce7" table:formula="of:=LOG([.E167])/LOG([.A16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8]/[.C168]" office:value-type="string" office:string-value="" calcext:value-type="error">
            <text:p>#DIV/0!</text:p>
          </table:table-cell>
          <table:table-cell/>
          <table:table-cell table:style-name="ce7" table:formula="of:=LOG([.E168])/LOG([.A16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9]/[.C169]" office:value-type="string" office:string-value="" calcext:value-type="error">
            <text:p>#DIV/0!</text:p>
          </table:table-cell>
          <table:table-cell/>
          <table:table-cell table:style-name="ce7" table:formula="of:=LOG([.E169])/LOG([.A16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0]/[.C170]" office:value-type="string" office:string-value="" calcext:value-type="error">
            <text:p>#DIV/0!</text:p>
          </table:table-cell>
          <table:table-cell/>
          <table:table-cell table:style-name="ce7" table:formula="of:=LOG([.E170])/LOG([.A17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1]/[.C171]" office:value-type="string" office:string-value="" calcext:value-type="error">
            <text:p>#DIV/0!</text:p>
          </table:table-cell>
          <table:table-cell/>
          <table:table-cell table:style-name="ce7" table:formula="of:=LOG([.E171])/LOG([.A17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2]/[.C172]" office:value-type="string" office:string-value="" calcext:value-type="error">
            <text:p>#DIV/0!</text:p>
          </table:table-cell>
          <table:table-cell/>
          <table:table-cell table:style-name="ce7" table:formula="of:=LOG([.E172])/LOG([.A17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3]/[.C173]" office:value-type="string" office:string-value="" calcext:value-type="error">
            <text:p>#DIV/0!</text:p>
          </table:table-cell>
          <table:table-cell/>
          <table:table-cell table:style-name="ce7" table:formula="of:=LOG([.E173])/LOG([.A17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4]/[.C174]" office:value-type="string" office:string-value="" calcext:value-type="error">
            <text:p>#DIV/0!</text:p>
          </table:table-cell>
          <table:table-cell/>
          <table:table-cell table:style-name="ce7" table:formula="of:=LOG([.E174])/LOG([.A17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5]/[.C175]" office:value-type="string" office:string-value="" calcext:value-type="error">
            <text:p>#DIV/0!</text:p>
          </table:table-cell>
          <table:table-cell/>
          <table:table-cell table:style-name="ce7" table:formula="of:=LOG([.E175])/LOG([.A17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6]/[.C176]" office:value-type="string" office:string-value="" calcext:value-type="error">
            <text:p>#DIV/0!</text:p>
          </table:table-cell>
          <table:table-cell/>
          <table:table-cell table:style-name="ce7" table:formula="of:=LOG([.E176])/LOG([.A17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7]/[.C177]" office:value-type="string" office:string-value="" calcext:value-type="error">
            <text:p>#DIV/0!</text:p>
          </table:table-cell>
          <table:table-cell/>
          <table:table-cell table:style-name="ce7" table:formula="of:=LOG([.E177])/LOG([.A17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8]/[.C178]" office:value-type="string" office:string-value="" calcext:value-type="error">
            <text:p>#DIV/0!</text:p>
          </table:table-cell>
          <table:table-cell/>
          <table:table-cell table:style-name="ce7" table:formula="of:=LOG([.E178])/LOG([.A17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9]/[.C179]" office:value-type="string" office:string-value="" calcext:value-type="error">
            <text:p>#DIV/0!</text:p>
          </table:table-cell>
          <table:table-cell/>
          <table:table-cell table:style-name="ce7" table:formula="of:=LOG([.E179])/LOG([.A17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0]/[.C180]" office:value-type="string" office:string-value="" calcext:value-type="error">
            <text:p>#DIV/0!</text:p>
          </table:table-cell>
          <table:table-cell/>
          <table:table-cell table:style-name="ce7" table:formula="of:=LOG([.E180])/LOG([.A18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1]/[.C181]" office:value-type="string" office:string-value="" calcext:value-type="error">
            <text:p>#DIV/0!</text:p>
          </table:table-cell>
          <table:table-cell/>
          <table:table-cell table:style-name="ce7" table:formula="of:=LOG([.E181])/LOG([.A18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2]/[.C182]" office:value-type="string" office:string-value="" calcext:value-type="error">
            <text:p>#DIV/0!</text:p>
          </table:table-cell>
          <table:table-cell/>
          <table:table-cell table:style-name="ce7" table:formula="of:=LOG([.E182])/LOG([.A18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3]/[.C183]" office:value-type="string" office:string-value="" calcext:value-type="error">
            <text:p>#DIV/0!</text:p>
          </table:table-cell>
          <table:table-cell/>
          <table:table-cell table:style-name="ce7" table:formula="of:=LOG([.E183])/LOG([.A18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4]/[.C184]" office:value-type="string" office:string-value="" calcext:value-type="error">
            <text:p>#DIV/0!</text:p>
          </table:table-cell>
          <table:table-cell/>
          <table:table-cell table:style-name="ce7" table:formula="of:=LOG([.E184])/LOG([.A18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5]/[.C185]" office:value-type="string" office:string-value="" calcext:value-type="error">
            <text:p>#DIV/0!</text:p>
          </table:table-cell>
          <table:table-cell/>
          <table:table-cell table:style-name="ce7" table:formula="of:=LOG([.E185])/LOG([.A18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6]/[.C186]" office:value-type="string" office:string-value="" calcext:value-type="error">
            <text:p>#DIV/0!</text:p>
          </table:table-cell>
          <table:table-cell/>
          <table:table-cell table:style-name="ce7" table:formula="of:=LOG([.E186])/LOG([.A18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7]/[.C187]" office:value-type="string" office:string-value="" calcext:value-type="error">
            <text:p>#DIV/0!</text:p>
          </table:table-cell>
          <table:table-cell/>
          <table:table-cell table:style-name="ce7" table:formula="of:=LOG([.E187])/LOG([.A18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8]/[.C188]" office:value-type="string" office:string-value="" calcext:value-type="error">
            <text:p>#DIV/0!</text:p>
          </table:table-cell>
          <table:table-cell/>
          <table:table-cell table:style-name="ce7" table:formula="of:=LOG([.E188])/LOG([.A18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9]/[.C189]" office:value-type="string" office:string-value="" calcext:value-type="error">
            <text:p>#DIV/0!</text:p>
          </table:table-cell>
          <table:table-cell/>
          <table:table-cell table:style-name="ce7" table:formula="of:=LOG([.E189])/LOG([.A18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0]/[.C190]" office:value-type="string" office:string-value="" calcext:value-type="error">
            <text:p>#DIV/0!</text:p>
          </table:table-cell>
          <table:table-cell/>
          <table:table-cell table:style-name="ce7" table:formula="of:=LOG([.E190])/LOG([.A19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1]/[.C191]" office:value-type="string" office:string-value="" calcext:value-type="error">
            <text:p>#DIV/0!</text:p>
          </table:table-cell>
          <table:table-cell/>
          <table:table-cell table:style-name="ce7" table:formula="of:=LOG([.E191])/LOG([.A19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2]/[.C192]" office:value-type="string" office:string-value="" calcext:value-type="error">
            <text:p>#DIV/0!</text:p>
          </table:table-cell>
          <table:table-cell/>
          <table:table-cell table:style-name="ce7" table:formula="of:=LOG([.E192])/LOG([.A19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3]/[.C193]" office:value-type="string" office:string-value="" calcext:value-type="error">
            <text:p>#DIV/0!</text:p>
          </table:table-cell>
          <table:table-cell/>
          <table:table-cell table:style-name="ce7" table:formula="of:=LOG([.E193])/LOG([.A19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4]/[.C194]" office:value-type="string" office:string-value="" calcext:value-type="error">
            <text:p>#DIV/0!</text:p>
          </table:table-cell>
          <table:table-cell/>
          <table:table-cell table:style-name="ce7" table:formula="of:=LOG([.E194])/LOG([.A19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5]/[.C195]" office:value-type="string" office:string-value="" calcext:value-type="error">
            <text:p>#DIV/0!</text:p>
          </table:table-cell>
          <table:table-cell/>
          <table:table-cell table:style-name="ce7" table:formula="of:=LOG([.E195])/LOG([.A19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6]/[.C196]" office:value-type="string" office:string-value="" calcext:value-type="error">
            <text:p>#DIV/0!</text:p>
          </table:table-cell>
          <table:table-cell/>
          <table:table-cell table:style-name="ce7" table:formula="of:=LOG([.E196])/LOG([.A1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7]/[.C197]" office:value-type="string" office:string-value="" calcext:value-type="error">
            <text:p>#DIV/0!</text:p>
          </table:table-cell>
          <table:table-cell/>
          <table:table-cell table:style-name="ce7" table:formula="of:=LOG([.E197])/LOG([.A1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8]/[.C198]" office:value-type="string" office:string-value="" calcext:value-type="error">
            <text:p>#DIV/0!</text:p>
          </table:table-cell>
          <table:table-cell/>
          <table:table-cell table:style-name="ce7" table:formula="of:=LOG([.E198])/LOG([.A1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9]/[.C199]" office:value-type="string" office:string-value="" calcext:value-type="error">
            <text:p>#DIV/0!</text:p>
          </table:table-cell>
          <table:table-cell/>
          <table:table-cell table:style-name="ce7" table:formula="of:=LOG([.E199])/LOG([.A1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0]/[.C200]" office:value-type="string" office:string-value="" calcext:value-type="error">
            <text:p>#DIV/0!</text:p>
          </table:table-cell>
          <table:table-cell/>
          <table:table-cell table:style-name="ce7" table:formula="of:=LOG([.E200])/LOG([.A2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1]/[.C201]" office:value-type="string" office:string-value="" calcext:value-type="error">
            <text:p>#DIV/0!</text:p>
          </table:table-cell>
          <table:table-cell/>
          <table:table-cell table:style-name="ce7" table:formula="of:=LOG([.E201])/LOG([.A2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2]/[.C202]" office:value-type="string" office:string-value="" calcext:value-type="error">
            <text:p>#DIV/0!</text:p>
          </table:table-cell>
          <table:table-cell/>
          <table:table-cell table:style-name="ce7" table:formula="of:=LOG([.E202])/LOG([.A2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3]/[.C203]" office:value-type="string" office:string-value="" calcext:value-type="error">
            <text:p>#DIV/0!</text:p>
          </table:table-cell>
          <table:table-cell/>
          <table:table-cell table:style-name="ce7" table:formula="of:=LOG([.E203])/LOG([.A2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4]/[.C204]" office:value-type="string" office:string-value="" calcext:value-type="error">
            <text:p>#DIV/0!</text:p>
          </table:table-cell>
          <table:table-cell/>
          <table:table-cell table:style-name="ce7" table:formula="of:=LOG([.E204])/LOG([.A2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5]/[.C205]" office:value-type="string" office:string-value="" calcext:value-type="error">
            <text:p>#DIV/0!</text:p>
          </table:table-cell>
          <table:table-cell/>
          <table:table-cell table:style-name="ce7" table:formula="of:=LOG([.E205])/LOG([.A2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6]/[.C206]" office:value-type="string" office:string-value="" calcext:value-type="error">
            <text:p>#DIV/0!</text:p>
          </table:table-cell>
          <table:table-cell/>
          <table:table-cell table:style-name="ce7" table:formula="of:=LOG([.E206])/LOG([.A2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7]/[.C207]" office:value-type="string" office:string-value="" calcext:value-type="error">
            <text:p>#DIV/0!</text:p>
          </table:table-cell>
          <table:table-cell/>
          <table:table-cell table:style-name="ce7" table:formula="of:=LOG([.E207])/LOG([.A2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8]/[.C208]" office:value-type="string" office:string-value="" calcext:value-type="error">
            <text:p>#DIV/0!</text:p>
          </table:table-cell>
          <table:table-cell/>
          <table:table-cell table:style-name="ce7" table:formula="of:=LOG([.E208])/LOG([.A2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9]/[.C209]" office:value-type="string" office:string-value="" calcext:value-type="error">
            <text:p>#DIV/0!</text:p>
          </table:table-cell>
          <table:table-cell/>
          <table:table-cell table:style-name="ce7" table:formula="of:=LOG([.E209])/LOG([.A2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0]/[.C210]" office:value-type="string" office:string-value="" calcext:value-type="error">
            <text:p>#DIV/0!</text:p>
          </table:table-cell>
          <table:table-cell/>
          <table:table-cell table:style-name="ce7" table:formula="of:=LOG([.E210])/LOG([.A2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1]/[.C211]" office:value-type="string" office:string-value="" calcext:value-type="error">
            <text:p>#DIV/0!</text:p>
          </table:table-cell>
          <table:table-cell/>
          <table:table-cell table:style-name="ce7" table:formula="of:=LOG([.E211])/LOG([.A2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2]/[.C212]" office:value-type="string" office:string-value="" calcext:value-type="error">
            <text:p>#DIV/0!</text:p>
          </table:table-cell>
          <table:table-cell/>
          <table:table-cell table:style-name="ce7" table:formula="of:=LOG([.E212])/LOG([.A2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3]/[.C213]" office:value-type="string" office:string-value="" calcext:value-type="error">
            <text:p>#DIV/0!</text:p>
          </table:table-cell>
          <table:table-cell/>
          <table:table-cell table:style-name="ce7" table:formula="of:=LOG([.E213])/LOG([.A2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4]/[.C214]" office:value-type="string" office:string-value="" calcext:value-type="error">
            <text:p>#DIV/0!</text:p>
          </table:table-cell>
          <table:table-cell/>
          <table:table-cell table:style-name="ce7" table:formula="of:=LOG([.E214])/LOG([.A2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5]/[.C215]" office:value-type="string" office:string-value="" calcext:value-type="error">
            <text:p>#DIV/0!</text:p>
          </table:table-cell>
          <table:table-cell/>
          <table:table-cell table:style-name="ce7" table:formula="of:=LOG([.E215])/LOG([.A2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6]/[.C216]" office:value-type="string" office:string-value="" calcext:value-type="error">
            <text:p>#DIV/0!</text:p>
          </table:table-cell>
          <table:table-cell/>
          <table:table-cell table:style-name="ce7" table:formula="of:=LOG([.E216])/LOG([.A2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7]/[.C217]" office:value-type="string" office:string-value="" calcext:value-type="error">
            <text:p>#DIV/0!</text:p>
          </table:table-cell>
          <table:table-cell/>
          <table:table-cell table:style-name="ce7" table:formula="of:=LOG([.E217])/LOG([.A2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8]/[.C218]" office:value-type="string" office:string-value="" calcext:value-type="error">
            <text:p>#DIV/0!</text:p>
          </table:table-cell>
          <table:table-cell/>
          <table:table-cell table:style-name="ce7" table:formula="of:=LOG([.E218])/LOG([.A2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9]/[.C219]" office:value-type="string" office:string-value="" calcext:value-type="error">
            <text:p>#DIV/0!</text:p>
          </table:table-cell>
          <table:table-cell/>
          <table:table-cell table:style-name="ce7" table:formula="of:=LOG([.E219])/LOG([.A2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0]/[.C220]" office:value-type="string" office:string-value="" calcext:value-type="error">
            <text:p>#DIV/0!</text:p>
          </table:table-cell>
          <table:table-cell/>
          <table:table-cell table:style-name="ce7" table:formula="of:=LOG([.E220])/LOG([.A2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1]/[.C221]" office:value-type="string" office:string-value="" calcext:value-type="error">
            <text:p>#DIV/0!</text:p>
          </table:table-cell>
          <table:table-cell/>
          <table:table-cell table:style-name="ce7" table:formula="of:=LOG([.E221])/LOG([.A2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2]/[.C222]" office:value-type="string" office:string-value="" calcext:value-type="error">
            <text:p>#DIV/0!</text:p>
          </table:table-cell>
          <table:table-cell/>
          <table:table-cell table:style-name="ce7" table:formula="of:=LOG([.E222])/LOG([.A2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3]/[.C223]" office:value-type="string" office:string-value="" calcext:value-type="error">
            <text:p>#DIV/0!</text:p>
          </table:table-cell>
          <table:table-cell/>
          <table:table-cell table:style-name="ce7" table:formula="of:=LOG([.E223])/LOG([.A2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4]/[.C224]" office:value-type="string" office:string-value="" calcext:value-type="error">
            <text:p>#DIV/0!</text:p>
          </table:table-cell>
          <table:table-cell/>
          <table:table-cell table:style-name="ce7" table:formula="of:=LOG([.E224])/LOG([.A2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5]/[.C225]" office:value-type="string" office:string-value="" calcext:value-type="error">
            <text:p>#DIV/0!</text:p>
          </table:table-cell>
          <table:table-cell/>
          <table:table-cell table:style-name="ce7" table:formula="of:=LOG([.E225])/LOG([.A2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6]/[.C226]" office:value-type="string" office:string-value="" calcext:value-type="error">
            <text:p>#DIV/0!</text:p>
          </table:table-cell>
          <table:table-cell/>
          <table:table-cell table:style-name="ce7" table:formula="of:=LOG([.E226])/LOG([.A2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7]/[.C227]" office:value-type="string" office:string-value="" calcext:value-type="error">
            <text:p>#DIV/0!</text:p>
          </table:table-cell>
          <table:table-cell/>
          <table:table-cell table:style-name="ce7" table:formula="of:=LOG([.E227])/LOG([.A2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8]/[.C228]" office:value-type="string" office:string-value="" calcext:value-type="error">
            <text:p>#DIV/0!</text:p>
          </table:table-cell>
          <table:table-cell/>
          <table:table-cell table:style-name="ce7" table:formula="of:=LOG([.E228])/LOG([.A2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9]/[.C229]" office:value-type="string" office:string-value="" calcext:value-type="error">
            <text:p>#DIV/0!</text:p>
          </table:table-cell>
          <table:table-cell/>
          <table:table-cell table:style-name="ce7" table:formula="of:=LOG([.E229])/LOG([.A2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0]/[.C230]" office:value-type="string" office:string-value="" calcext:value-type="error">
            <text:p>#DIV/0!</text:p>
          </table:table-cell>
          <table:table-cell/>
          <table:table-cell table:style-name="ce7" table:formula="of:=LOG([.E230])/LOG([.A2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1]/[.C231]" office:value-type="string" office:string-value="" calcext:value-type="error">
            <text:p>#DIV/0!</text:p>
          </table:table-cell>
          <table:table-cell/>
          <table:table-cell table:style-name="ce7" table:formula="of:=LOG([.E231])/LOG([.A2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2]/[.C232]" office:value-type="string" office:string-value="" calcext:value-type="error">
            <text:p>#DIV/0!</text:p>
          </table:table-cell>
          <table:table-cell/>
          <table:table-cell table:style-name="ce7" table:formula="of:=LOG([.E232])/LOG([.A2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3]/[.C233]" office:value-type="string" office:string-value="" calcext:value-type="error">
            <text:p>#DIV/0!</text:p>
          </table:table-cell>
          <table:table-cell/>
          <table:table-cell table:style-name="ce7" table:formula="of:=LOG([.E233])/LOG([.A2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4]/[.C234]" office:value-type="string" office:string-value="" calcext:value-type="error">
            <text:p>#DIV/0!</text:p>
          </table:table-cell>
          <table:table-cell/>
          <table:table-cell table:style-name="ce7" table:formula="of:=LOG([.E234])/LOG([.A2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5]/[.C235]" office:value-type="string" office:string-value="" calcext:value-type="error">
            <text:p>#DIV/0!</text:p>
          </table:table-cell>
          <table:table-cell/>
          <table:table-cell table:style-name="ce7" table:formula="of:=LOG([.E235])/LOG([.A2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6]/[.C236]" office:value-type="string" office:string-value="" calcext:value-type="error">
            <text:p>#DIV/0!</text:p>
          </table:table-cell>
          <table:table-cell/>
          <table:table-cell table:style-name="ce7" table:formula="of:=LOG([.E236])/LOG([.A2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7]/[.C237]" office:value-type="string" office:string-value="" calcext:value-type="error">
            <text:p>#DIV/0!</text:p>
          </table:table-cell>
          <table:table-cell/>
          <table:table-cell table:style-name="ce7" table:formula="of:=LOG([.E237])/LOG([.A23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8]/[.C238]" office:value-type="string" office:string-value="" calcext:value-type="error">
            <text:p>#DIV/0!</text:p>
          </table:table-cell>
          <table:table-cell/>
          <table:table-cell table:style-name="ce7" table:formula="of:=LOG([.E238])/LOG([.A23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9]/[.C239]" office:value-type="string" office:string-value="" calcext:value-type="error">
            <text:p>#DIV/0!</text:p>
          </table:table-cell>
          <table:table-cell/>
          <table:table-cell table:style-name="ce7" table:formula="of:=LOG([.E239])/LOG([.A23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0]/[.C240]" office:value-type="string" office:string-value="" calcext:value-type="error">
            <text:p>#DIV/0!</text:p>
          </table:table-cell>
          <table:table-cell/>
          <table:table-cell table:style-name="ce7" table:formula="of:=LOG([.E240])/LOG([.A24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1]/[.C241]" office:value-type="string" office:string-value="" calcext:value-type="error">
            <text:p>#DIV/0!</text:p>
          </table:table-cell>
          <table:table-cell/>
          <table:table-cell table:style-name="ce7" table:formula="of:=LOG([.E241])/LOG([.A24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2]/[.C242]" office:value-type="string" office:string-value="" calcext:value-type="error">
            <text:p>#DIV/0!</text:p>
          </table:table-cell>
          <table:table-cell/>
          <table:table-cell table:style-name="ce7" table:formula="of:=LOG([.E242])/LOG([.A24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3]/[.C243]" office:value-type="string" office:string-value="" calcext:value-type="error">
            <text:p>#DIV/0!</text:p>
          </table:table-cell>
          <table:table-cell/>
          <table:table-cell table:style-name="ce7" table:formula="of:=LOG([.E243])/LOG([.A24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4]/[.C244]" office:value-type="string" office:string-value="" calcext:value-type="error">
            <text:p>#DIV/0!</text:p>
          </table:table-cell>
          <table:table-cell/>
          <table:table-cell table:style-name="ce7" table:formula="of:=LOG([.E244])/LOG([.A24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5]/[.C245]" office:value-type="string" office:string-value="" calcext:value-type="error">
            <text:p>#DIV/0!</text:p>
          </table:table-cell>
          <table:table-cell/>
          <table:table-cell table:style-name="ce7" table:formula="of:=LOG([.E245])/LOG([.A24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6]/[.C246]" office:value-type="string" office:string-value="" calcext:value-type="error">
            <text:p>#DIV/0!</text:p>
          </table:table-cell>
          <table:table-cell/>
          <table:table-cell table:style-name="ce7" table:formula="of:=LOG([.E246])/LOG([.A24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7]/[.C247]" office:value-type="string" office:string-value="" calcext:value-type="error">
            <text:p>#DIV/0!</text:p>
          </table:table-cell>
          <table:table-cell/>
          <table:table-cell table:style-name="ce7" table:formula="of:=LOG([.E247])/LOG([.A24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8]/[.C248]" office:value-type="string" office:string-value="" calcext:value-type="error">
            <text:p>#DIV/0!</text:p>
          </table:table-cell>
          <table:table-cell/>
          <table:table-cell table:style-name="ce7" table:formula="of:=LOG([.E248])/LOG([.A24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9]/[.C249]" office:value-type="string" office:string-value="" calcext:value-type="error">
            <text:p>#DIV/0!</text:p>
          </table:table-cell>
          <table:table-cell/>
          <table:table-cell table:style-name="ce7" table:formula="of:=LOG([.E249])/LOG([.A24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0]/[.C250]" office:value-type="string" office:string-value="" calcext:value-type="error">
            <text:p>#DIV/0!</text:p>
          </table:table-cell>
          <table:table-cell/>
          <table:table-cell table:style-name="ce7" table:formula="of:=LOG([.E250])/LOG([.A25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1]/[.C251]" office:value-type="string" office:string-value="" calcext:value-type="error">
            <text:p>#DIV/0!</text:p>
          </table:table-cell>
          <table:table-cell/>
          <table:table-cell table:style-name="ce7" table:formula="of:=LOG([.E251])/LOG([.A25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2]/[.C252]" office:value-type="string" office:string-value="" calcext:value-type="error">
            <text:p>#DIV/0!</text:p>
          </table:table-cell>
          <table:table-cell/>
          <table:table-cell table:style-name="ce7" table:formula="of:=LOG([.E252])/LOG([.A25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3]/[.C253]" office:value-type="string" office:string-value="" calcext:value-type="error">
            <text:p>#DIV/0!</text:p>
          </table:table-cell>
          <table:table-cell/>
          <table:table-cell table:style-name="ce7" table:formula="of:=LOG([.E253])/LOG([.A25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4]/[.C254]" office:value-type="string" office:string-value="" calcext:value-type="error">
            <text:p>#DIV/0!</text:p>
          </table:table-cell>
          <table:table-cell/>
          <table:table-cell table:style-name="ce7" table:formula="of:=LOG([.E254])/LOG([.A25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5]/[.C255]" office:value-type="string" office:string-value="" calcext:value-type="error">
            <text:p>#DIV/0!</text:p>
          </table:table-cell>
          <table:table-cell/>
          <table:table-cell table:style-name="ce7" table:formula="of:=LOG([.E255])/LOG([.A25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6]/[.C256]" office:value-type="string" office:string-value="" calcext:value-type="error">
            <text:p>#DIV/0!</text:p>
          </table:table-cell>
          <table:table-cell/>
          <table:table-cell table:style-name="ce7" table:formula="of:=LOG([.E256])/LOG([.A25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7]/[.C257]" office:value-type="string" office:string-value="" calcext:value-type="error">
            <text:p>#DIV/0!</text:p>
          </table:table-cell>
          <table:table-cell/>
          <table:table-cell table:style-name="ce7" table:formula="of:=LOG([.E257])/LOG([.A25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8]/[.C258]" office:value-type="string" office:string-value="" calcext:value-type="error">
            <text:p>#DIV/0!</text:p>
          </table:table-cell>
          <table:table-cell/>
          <table:table-cell table:style-name="ce7" table:formula="of:=LOG([.E258])/LOG([.A25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9]/[.C259]" office:value-type="string" office:string-value="" calcext:value-type="error">
            <text:p>#DIV/0!</text:p>
          </table:table-cell>
          <table:table-cell/>
          <table:table-cell table:style-name="ce7" table:formula="of:=LOG([.E259])/LOG([.A25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0]/[.C260]" office:value-type="string" office:string-value="" calcext:value-type="error">
            <text:p>#DIV/0!</text:p>
          </table:table-cell>
          <table:table-cell/>
          <table:table-cell table:style-name="ce7" table:formula="of:=LOG([.E260])/LOG([.A26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1]/[.C261]" office:value-type="string" office:string-value="" calcext:value-type="error">
            <text:p>#DIV/0!</text:p>
          </table:table-cell>
          <table:table-cell/>
          <table:table-cell table:style-name="ce7" table:formula="of:=LOG([.E261])/LOG([.A26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2]/[.C262]" office:value-type="string" office:string-value="" calcext:value-type="error">
            <text:p>#DIV/0!</text:p>
          </table:table-cell>
          <table:table-cell/>
          <table:table-cell table:style-name="ce7" table:formula="of:=LOG([.E262])/LOG([.A26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3]/[.C263]" office:value-type="string" office:string-value="" calcext:value-type="error">
            <text:p>#DIV/0!</text:p>
          </table:table-cell>
          <table:table-cell/>
          <table:table-cell table:style-name="ce7" table:formula="of:=LOG([.E263])/LOG([.A26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4]/[.C264]" office:value-type="string" office:string-value="" calcext:value-type="error">
            <text:p>#DIV/0!</text:p>
          </table:table-cell>
          <table:table-cell/>
          <table:table-cell table:style-name="ce7" table:formula="of:=LOG([.E264])/LOG([.A26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5]/[.C265]" office:value-type="string" office:string-value="" calcext:value-type="error">
            <text:p>#DIV/0!</text:p>
          </table:table-cell>
          <table:table-cell/>
          <table:table-cell table:style-name="ce7" table:formula="of:=LOG([.E265])/LOG([.A26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6]/[.C266]" office:value-type="string" office:string-value="" calcext:value-type="error">
            <text:p>#DIV/0!</text:p>
          </table:table-cell>
          <table:table-cell/>
          <table:table-cell table:style-name="ce7" table:formula="of:=LOG([.E266])/LOG([.A26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7]/[.C267]" office:value-type="string" office:string-value="" calcext:value-type="error">
            <text:p>#DIV/0!</text:p>
          </table:table-cell>
          <table:table-cell/>
          <table:table-cell table:style-name="ce7" table:formula="of:=LOG([.E267])/LOG([.A26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8]/[.C268]" office:value-type="string" office:string-value="" calcext:value-type="error">
            <text:p>#DIV/0!</text:p>
          </table:table-cell>
          <table:table-cell/>
          <table:table-cell table:style-name="ce7" table:formula="of:=LOG([.E268])/LOG([.A26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9]/[.C269]" office:value-type="string" office:string-value="" calcext:value-type="error">
            <text:p>#DIV/0!</text:p>
          </table:table-cell>
          <table:table-cell/>
          <table:table-cell table:style-name="ce7" table:formula="of:=LOG([.E269])/LOG([.A26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0]/[.C270]" office:value-type="string" office:string-value="" calcext:value-type="error">
            <text:p>#DIV/0!</text:p>
          </table:table-cell>
          <table:table-cell/>
          <table:table-cell table:style-name="ce7" table:formula="of:=LOG([.E270])/LOG([.A27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1]/[.C271]" office:value-type="string" office:string-value="" calcext:value-type="error">
            <text:p>#DIV/0!</text:p>
          </table:table-cell>
          <table:table-cell/>
          <table:table-cell table:style-name="ce7" table:formula="of:=LOG([.E271])/LOG([.A27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2]/[.C272]" office:value-type="string" office:string-value="" calcext:value-type="error">
            <text:p>#DIV/0!</text:p>
          </table:table-cell>
          <table:table-cell/>
          <table:table-cell table:style-name="ce7" table:formula="of:=LOG([.E272])/LOG([.A27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3]/[.C273]" office:value-type="string" office:string-value="" calcext:value-type="error">
            <text:p>#DIV/0!</text:p>
          </table:table-cell>
          <table:table-cell/>
          <table:table-cell table:style-name="ce7" table:formula="of:=LOG([.E273])/LOG([.A27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4]/[.C274]" office:value-type="string" office:string-value="" calcext:value-type="error">
            <text:p>#DIV/0!</text:p>
          </table:table-cell>
          <table:table-cell/>
          <table:table-cell table:style-name="ce7" table:formula="of:=LOG([.E274])/LOG([.A27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5]/[.C275]" office:value-type="string" office:string-value="" calcext:value-type="error">
            <text:p>#DIV/0!</text:p>
          </table:table-cell>
          <table:table-cell/>
          <table:table-cell table:style-name="ce7" table:formula="of:=LOG([.E275])/LOG([.A27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6]/[.C276]" office:value-type="string" office:string-value="" calcext:value-type="error">
            <text:p>#DIV/0!</text:p>
          </table:table-cell>
          <table:table-cell/>
          <table:table-cell table:style-name="ce7" table:formula="of:=LOG([.E276])/LOG([.A27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7]/[.C277]" office:value-type="string" office:string-value="" calcext:value-type="error">
            <text:p>#DIV/0!</text:p>
          </table:table-cell>
          <table:table-cell/>
          <table:table-cell table:style-name="ce7" table:formula="of:=LOG([.E277])/LOG([.A27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8]/[.C278]" office:value-type="string" office:string-value="" calcext:value-type="error">
            <text:p>#DIV/0!</text:p>
          </table:table-cell>
          <table:table-cell/>
          <table:table-cell table:style-name="ce7" table:formula="of:=LOG([.E278])/LOG([.A27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9]/[.C279]" office:value-type="string" office:string-value="" calcext:value-type="error">
            <text:p>#DIV/0!</text:p>
          </table:table-cell>
          <table:table-cell/>
          <table:table-cell table:style-name="ce7" table:formula="of:=LOG([.E279])/LOG([.A27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0]/[.C280]" office:value-type="string" office:string-value="" calcext:value-type="error">
            <text:p>#DIV/0!</text:p>
          </table:table-cell>
          <table:table-cell/>
          <table:table-cell table:style-name="ce7" table:formula="of:=LOG([.E280])/LOG([.A28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1]/[.C281]" office:value-type="string" office:string-value="" calcext:value-type="error">
            <text:p>#DIV/0!</text:p>
          </table:table-cell>
          <table:table-cell/>
          <table:table-cell table:style-name="ce7" table:formula="of:=LOG([.E281])/LOG([.A28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2]/[.C282]" office:value-type="string" office:string-value="" calcext:value-type="error">
            <text:p>#DIV/0!</text:p>
          </table:table-cell>
          <table:table-cell/>
          <table:table-cell table:style-name="ce7" table:formula="of:=LOG([.E282])/LOG([.A28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3]/[.C283]" office:value-type="string" office:string-value="" calcext:value-type="error">
            <text:p>#DIV/0!</text:p>
          </table:table-cell>
          <table:table-cell/>
          <table:table-cell table:style-name="ce7" table:formula="of:=LOG([.E283])/LOG([.A28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4]/[.C284]" office:value-type="string" office:string-value="" calcext:value-type="error">
            <text:p>#DIV/0!</text:p>
          </table:table-cell>
          <table:table-cell/>
          <table:table-cell table:style-name="ce7" table:formula="of:=LOG([.E284])/LOG([.A28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5]/[.C285]" office:value-type="string" office:string-value="" calcext:value-type="error">
            <text:p>#DIV/0!</text:p>
          </table:table-cell>
          <table:table-cell/>
          <table:table-cell table:style-name="ce7" table:formula="of:=LOG([.E285])/LOG([.A28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6]/[.C286]" office:value-type="string" office:string-value="" calcext:value-type="error">
            <text:p>#DIV/0!</text:p>
          </table:table-cell>
          <table:table-cell/>
          <table:table-cell table:style-name="ce7" table:formula="of:=LOG([.E286])/LOG([.A28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7]/[.C287]" office:value-type="string" office:string-value="" calcext:value-type="error">
            <text:p>#DIV/0!</text:p>
          </table:table-cell>
          <table:table-cell/>
          <table:table-cell table:style-name="ce7" table:formula="of:=LOG([.E287])/LOG([.A28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8]/[.C288]" office:value-type="string" office:string-value="" calcext:value-type="error">
            <text:p>#DIV/0!</text:p>
          </table:table-cell>
          <table:table-cell/>
          <table:table-cell table:style-name="ce7" table:formula="of:=LOG([.E288])/LOG([.A28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9]/[.C289]" office:value-type="string" office:string-value="" calcext:value-type="error">
            <text:p>#DIV/0!</text:p>
          </table:table-cell>
          <table:table-cell/>
          <table:table-cell table:style-name="ce7" table:formula="of:=LOG([.E289])/LOG([.A28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0]/[.C290]" office:value-type="string" office:string-value="" calcext:value-type="error">
            <text:p>#DIV/0!</text:p>
          </table:table-cell>
          <table:table-cell/>
          <table:table-cell table:style-name="ce7" table:formula="of:=LOG([.E290])/LOG([.A29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1]/[.C291]" office:value-type="string" office:string-value="" calcext:value-type="error">
            <text:p>#DIV/0!</text:p>
          </table:table-cell>
          <table:table-cell/>
          <table:table-cell table:style-name="ce7" table:formula="of:=LOG([.E291])/LOG([.A29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2]/[.C292]" office:value-type="string" office:string-value="" calcext:value-type="error">
            <text:p>#DIV/0!</text:p>
          </table:table-cell>
          <table:table-cell/>
          <table:table-cell table:style-name="ce7" table:formula="of:=LOG([.E292])/LOG([.A29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3]/[.C293]" office:value-type="string" office:string-value="" calcext:value-type="error">
            <text:p>#DIV/0!</text:p>
          </table:table-cell>
          <table:table-cell/>
          <table:table-cell table:style-name="ce7" table:formula="of:=LOG([.E293])/LOG([.A29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4]/[.C294]" office:value-type="string" office:string-value="" calcext:value-type="error">
            <text:p>#DIV/0!</text:p>
          </table:table-cell>
          <table:table-cell/>
          <table:table-cell table:style-name="ce7" table:formula="of:=LOG([.E294])/LOG([.A29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5]/[.C295]" office:value-type="string" office:string-value="" calcext:value-type="error">
            <text:p>#DIV/0!</text:p>
          </table:table-cell>
          <table:table-cell/>
          <table:table-cell table:style-name="ce7" table:formula="of:=LOG([.E295])/LOG([.A29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6]/[.C296]" office:value-type="string" office:string-value="" calcext:value-type="error">
            <text:p>#DIV/0!</text:p>
          </table:table-cell>
          <table:table-cell/>
          <table:table-cell table:style-name="ce7" table:formula="of:=LOG([.E296])/LOG([.A2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7]/[.C297]" office:value-type="string" office:string-value="" calcext:value-type="error">
            <text:p>#DIV/0!</text:p>
          </table:table-cell>
          <table:table-cell/>
          <table:table-cell table:style-name="ce7" table:formula="of:=LOG([.E297])/LOG([.A2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8]/[.C298]" office:value-type="string" office:string-value="" calcext:value-type="error">
            <text:p>#DIV/0!</text:p>
          </table:table-cell>
          <table:table-cell/>
          <table:table-cell table:style-name="ce7" table:formula="of:=LOG([.E298])/LOG([.A2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9]/[.C299]" office:value-type="string" office:string-value="" calcext:value-type="error">
            <text:p>#DIV/0!</text:p>
          </table:table-cell>
          <table:table-cell/>
          <table:table-cell table:style-name="ce7" table:formula="of:=LOG([.E299])/LOG([.A2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0]/[.C300]" office:value-type="string" office:string-value="" calcext:value-type="error">
            <text:p>#DIV/0!</text:p>
          </table:table-cell>
          <table:table-cell/>
          <table:table-cell table:style-name="ce7" table:formula="of:=LOG([.E300])/LOG([.A3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1]/[.C301]" office:value-type="string" office:string-value="" calcext:value-type="error">
            <text:p>#DIV/0!</text:p>
          </table:table-cell>
          <table:table-cell/>
          <table:table-cell table:style-name="ce7" table:formula="of:=LOG([.E301])/LOG([.A3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2]/[.C302]" office:value-type="string" office:string-value="" calcext:value-type="error">
            <text:p>#DIV/0!</text:p>
          </table:table-cell>
          <table:table-cell/>
          <table:table-cell table:style-name="ce7" table:formula="of:=LOG([.E302])/LOG([.A3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3]/[.C303]" office:value-type="string" office:string-value="" calcext:value-type="error">
            <text:p>#DIV/0!</text:p>
          </table:table-cell>
          <table:table-cell/>
          <table:table-cell table:style-name="ce7" table:formula="of:=LOG([.E303])/LOG([.A3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4]/[.C304]" office:value-type="string" office:string-value="" calcext:value-type="error">
            <text:p>#DIV/0!</text:p>
          </table:table-cell>
          <table:table-cell/>
          <table:table-cell table:style-name="ce7" table:formula="of:=LOG([.E304])/LOG([.A3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5]/[.C305]" office:value-type="string" office:string-value="" calcext:value-type="error">
            <text:p>#DIV/0!</text:p>
          </table:table-cell>
          <table:table-cell/>
          <table:table-cell table:style-name="ce7" table:formula="of:=LOG([.E305])/LOG([.A3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6]/[.C306]" office:value-type="string" office:string-value="" calcext:value-type="error">
            <text:p>#DIV/0!</text:p>
          </table:table-cell>
          <table:table-cell/>
          <table:table-cell table:style-name="ce7" table:formula="of:=LOG([.E306])/LOG([.A3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7]/[.C307]" office:value-type="string" office:string-value="" calcext:value-type="error">
            <text:p>#DIV/0!</text:p>
          </table:table-cell>
          <table:table-cell/>
          <table:table-cell table:style-name="ce7" table:formula="of:=LOG([.E307])/LOG([.A3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8]/[.C308]" office:value-type="string" office:string-value="" calcext:value-type="error">
            <text:p>#DIV/0!</text:p>
          </table:table-cell>
          <table:table-cell/>
          <table:table-cell table:style-name="ce7" table:formula="of:=LOG([.E308])/LOG([.A3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9]/[.C309]" office:value-type="string" office:string-value="" calcext:value-type="error">
            <text:p>#DIV/0!</text:p>
          </table:table-cell>
          <table:table-cell/>
          <table:table-cell table:style-name="ce7" table:formula="of:=LOG([.E309])/LOG([.A3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0]/[.C310]" office:value-type="string" office:string-value="" calcext:value-type="error">
            <text:p>#DIV/0!</text:p>
          </table:table-cell>
          <table:table-cell/>
          <table:table-cell table:style-name="ce7" table:formula="of:=LOG([.E310])/LOG([.A3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1]/[.C311]" office:value-type="string" office:string-value="" calcext:value-type="error">
            <text:p>#DIV/0!</text:p>
          </table:table-cell>
          <table:table-cell/>
          <table:table-cell table:style-name="ce7" table:formula="of:=LOG([.E311])/LOG([.A3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2]/[.C312]" office:value-type="string" office:string-value="" calcext:value-type="error">
            <text:p>#DIV/0!</text:p>
          </table:table-cell>
          <table:table-cell/>
          <table:table-cell table:style-name="ce7" table:formula="of:=LOG([.E312])/LOG([.A3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3]/[.C313]" office:value-type="string" office:string-value="" calcext:value-type="error">
            <text:p>#DIV/0!</text:p>
          </table:table-cell>
          <table:table-cell/>
          <table:table-cell table:style-name="ce7" table:formula="of:=LOG([.E313])/LOG([.A3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4]/[.C314]" office:value-type="string" office:string-value="" calcext:value-type="error">
            <text:p>#DIV/0!</text:p>
          </table:table-cell>
          <table:table-cell/>
          <table:table-cell table:style-name="ce7" table:formula="of:=LOG([.E314])/LOG([.A3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5]/[.C315]" office:value-type="string" office:string-value="" calcext:value-type="error">
            <text:p>#DIV/0!</text:p>
          </table:table-cell>
          <table:table-cell/>
          <table:table-cell table:style-name="ce7" table:formula="of:=LOG([.E315])/LOG([.A3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6]/[.C316]" office:value-type="string" office:string-value="" calcext:value-type="error">
            <text:p>#DIV/0!</text:p>
          </table:table-cell>
          <table:table-cell/>
          <table:table-cell table:style-name="ce7" table:formula="of:=LOG([.E316])/LOG([.A3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7]/[.C317]" office:value-type="string" office:string-value="" calcext:value-type="error">
            <text:p>#DIV/0!</text:p>
          </table:table-cell>
          <table:table-cell/>
          <table:table-cell table:style-name="ce7" table:formula="of:=LOG([.E317])/LOG([.A3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8]/[.C318]" office:value-type="string" office:string-value="" calcext:value-type="error">
            <text:p>#DIV/0!</text:p>
          </table:table-cell>
          <table:table-cell/>
          <table:table-cell table:style-name="ce7" table:formula="of:=LOG([.E318])/LOG([.A3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9]/[.C319]" office:value-type="string" office:string-value="" calcext:value-type="error">
            <text:p>#DIV/0!</text:p>
          </table:table-cell>
          <table:table-cell/>
          <table:table-cell table:style-name="ce7" table:formula="of:=LOG([.E319])/LOG([.A3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0]/[.C320]" office:value-type="string" office:string-value="" calcext:value-type="error">
            <text:p>#DIV/0!</text:p>
          </table:table-cell>
          <table:table-cell/>
          <table:table-cell table:style-name="ce7" table:formula="of:=LOG([.E320])/LOG([.A3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1]/[.C321]" office:value-type="string" office:string-value="" calcext:value-type="error">
            <text:p>#DIV/0!</text:p>
          </table:table-cell>
          <table:table-cell/>
          <table:table-cell table:style-name="ce7" table:formula="of:=LOG([.E321])/LOG([.A3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2]/[.C322]" office:value-type="string" office:string-value="" calcext:value-type="error">
            <text:p>#DIV/0!</text:p>
          </table:table-cell>
          <table:table-cell/>
          <table:table-cell table:style-name="ce7" table:formula="of:=LOG([.E322])/LOG([.A3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3]/[.C323]" office:value-type="string" office:string-value="" calcext:value-type="error">
            <text:p>#DIV/0!</text:p>
          </table:table-cell>
          <table:table-cell/>
          <table:table-cell table:style-name="ce7" table:formula="of:=LOG([.E323])/LOG([.A3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4]/[.C324]" office:value-type="string" office:string-value="" calcext:value-type="error">
            <text:p>#DIV/0!</text:p>
          </table:table-cell>
          <table:table-cell/>
          <table:table-cell table:style-name="ce7" table:formula="of:=LOG([.E324])/LOG([.A3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5]/[.C325]" office:value-type="string" office:string-value="" calcext:value-type="error">
            <text:p>#DIV/0!</text:p>
          </table:table-cell>
          <table:table-cell/>
          <table:table-cell table:style-name="ce7" table:formula="of:=LOG([.E325])/LOG([.A3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6]/[.C326]" office:value-type="string" office:string-value="" calcext:value-type="error">
            <text:p>#DIV/0!</text:p>
          </table:table-cell>
          <table:table-cell/>
          <table:table-cell table:style-name="ce7" table:formula="of:=LOG([.E326])/LOG([.A3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7]/[.C327]" office:value-type="string" office:string-value="" calcext:value-type="error">
            <text:p>#DIV/0!</text:p>
          </table:table-cell>
          <table:table-cell/>
          <table:table-cell table:style-name="ce7" table:formula="of:=LOG([.E327])/LOG([.A3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8]/[.C328]" office:value-type="string" office:string-value="" calcext:value-type="error">
            <text:p>#DIV/0!</text:p>
          </table:table-cell>
          <table:table-cell/>
          <table:table-cell table:style-name="ce7" table:formula="of:=LOG([.E328])/LOG([.A3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9]/[.C329]" office:value-type="string" office:string-value="" calcext:value-type="error">
            <text:p>#DIV/0!</text:p>
          </table:table-cell>
          <table:table-cell/>
          <table:table-cell table:style-name="ce7" table:formula="of:=LOG([.E329])/LOG([.A3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0]/[.C330]" office:value-type="string" office:string-value="" calcext:value-type="error">
            <text:p>#DIV/0!</text:p>
          </table:table-cell>
          <table:table-cell/>
          <table:table-cell table:style-name="ce7" table:formula="of:=LOG([.E330])/LOG([.A3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1]/[.C331]" office:value-type="string" office:string-value="" calcext:value-type="error">
            <text:p>#DIV/0!</text:p>
          </table:table-cell>
          <table:table-cell/>
          <table:table-cell table:style-name="ce7" table:formula="of:=LOG([.E331])/LOG([.A3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2]/[.C332]" office:value-type="string" office:string-value="" calcext:value-type="error">
            <text:p>#DIV/0!</text:p>
          </table:table-cell>
          <table:table-cell/>
          <table:table-cell table:style-name="ce7" table:formula="of:=LOG([.E332])/LOG([.A3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3]/[.C333]" office:value-type="string" office:string-value="" calcext:value-type="error">
            <text:p>#DIV/0!</text:p>
          </table:table-cell>
          <table:table-cell/>
          <table:table-cell table:style-name="ce7" table:formula="of:=LOG([.E333])/LOG([.A3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4]/[.C334]" office:value-type="string" office:string-value="" calcext:value-type="error">
            <text:p>#DIV/0!</text:p>
          </table:table-cell>
          <table:table-cell/>
          <table:table-cell table:style-name="ce7" table:formula="of:=LOG([.E334])/LOG([.A3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5]/[.C335]" office:value-type="string" office:string-value="" calcext:value-type="error">
            <text:p>#DIV/0!</text:p>
          </table:table-cell>
          <table:table-cell/>
          <table:table-cell table:style-name="ce7" table:formula="of:=LOG([.E335])/LOG([.A3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6]/[.C336]" office:value-type="string" office:string-value="" calcext:value-type="error">
            <text:p>#DIV/0!</text:p>
          </table:table-cell>
          <table:table-cell/>
          <table:table-cell table:style-name="ce7" table:formula="of:=LOG([.E336])/LOG([.A3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7]/[.C337]" office:value-type="string" office:string-value="" calcext:value-type="error">
            <text:p>#DIV/0!</text:p>
          </table:table-cell>
          <table:table-cell/>
          <table:table-cell table:style-name="ce7" table:formula="of:=LOG([.E337])/LOG([.A33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8]/[.C338]" office:value-type="string" office:string-value="" calcext:value-type="error">
            <text:p>#DIV/0!</text:p>
          </table:table-cell>
          <table:table-cell/>
          <table:table-cell table:style-name="ce7" table:formula="of:=LOG([.E338])/LOG([.A33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9]/[.C339]" office:value-type="string" office:string-value="" calcext:value-type="error">
            <text:p>#DIV/0!</text:p>
          </table:table-cell>
          <table:table-cell/>
          <table:table-cell table:style-name="ce7" table:formula="of:=LOG([.E339])/LOG([.A33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0]/[.C340]" office:value-type="string" office:string-value="" calcext:value-type="error">
            <text:p>#DIV/0!</text:p>
          </table:table-cell>
          <table:table-cell/>
          <table:table-cell table:style-name="ce7" table:formula="of:=LOG([.E340])/LOG([.A34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1]/[.C341]" office:value-type="string" office:string-value="" calcext:value-type="error">
            <text:p>#DIV/0!</text:p>
          </table:table-cell>
          <table:table-cell/>
          <table:table-cell table:style-name="ce7" table:formula="of:=LOG([.E341])/LOG([.A34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2]/[.C342]" office:value-type="string" office:string-value="" calcext:value-type="error">
            <text:p>#DIV/0!</text:p>
          </table:table-cell>
          <table:table-cell/>
          <table:table-cell table:style-name="ce7" table:formula="of:=LOG([.E342])/LOG([.A34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3]/[.C343]" office:value-type="string" office:string-value="" calcext:value-type="error">
            <text:p>#DIV/0!</text:p>
          </table:table-cell>
          <table:table-cell/>
          <table:table-cell table:style-name="ce7" table:formula="of:=LOG([.E343])/LOG([.A34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4]/[.C344]" office:value-type="string" office:string-value="" calcext:value-type="error">
            <text:p>#DIV/0!</text:p>
          </table:table-cell>
          <table:table-cell/>
          <table:table-cell table:style-name="ce7" table:formula="of:=LOG([.E344])/LOG([.A34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5]/[.C345]" office:value-type="string" office:string-value="" calcext:value-type="error">
            <text:p>#DIV/0!</text:p>
          </table:table-cell>
          <table:table-cell/>
          <table:table-cell table:style-name="ce7" table:formula="of:=LOG([.E345])/LOG([.A34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6]/[.C346]" office:value-type="string" office:string-value="" calcext:value-type="error">
            <text:p>#DIV/0!</text:p>
          </table:table-cell>
          <table:table-cell/>
          <table:table-cell table:style-name="ce7" table:formula="of:=LOG([.E346])/LOG([.A34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7]/[.C347]" office:value-type="string" office:string-value="" calcext:value-type="error">
            <text:p>#DIV/0!</text:p>
          </table:table-cell>
          <table:table-cell/>
          <table:table-cell table:style-name="ce7" table:formula="of:=LOG([.E347])/LOG([.A34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8]/[.C348]" office:value-type="string" office:string-value="" calcext:value-type="error">
            <text:p>#DIV/0!</text:p>
          </table:table-cell>
          <table:table-cell/>
          <table:table-cell table:style-name="ce7" table:formula="of:=LOG([.E348])/LOG([.A34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9]/[.C349]" office:value-type="string" office:string-value="" calcext:value-type="error">
            <text:p>#DIV/0!</text:p>
          </table:table-cell>
          <table:table-cell/>
          <table:table-cell table:style-name="ce7" table:formula="of:=LOG([.E349])/LOG([.A34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0]/[.C350]" office:value-type="string" office:string-value="" calcext:value-type="error">
            <text:p>#DIV/0!</text:p>
          </table:table-cell>
          <table:table-cell/>
          <table:table-cell table:style-name="ce7" table:formula="of:=LOG([.E350])/LOG([.A35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1]/[.C351]" office:value-type="string" office:string-value="" calcext:value-type="error">
            <text:p>#DIV/0!</text:p>
          </table:table-cell>
          <table:table-cell/>
          <table:table-cell table:style-name="ce7" table:formula="of:=LOG([.E351])/LOG([.A35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2]/[.C352]" office:value-type="string" office:string-value="" calcext:value-type="error">
            <text:p>#DIV/0!</text:p>
          </table:table-cell>
          <table:table-cell/>
          <table:table-cell table:style-name="ce7" table:formula="of:=LOG([.E352])/LOG([.A35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3]/[.C353]" office:value-type="string" office:string-value="" calcext:value-type="error">
            <text:p>#DIV/0!</text:p>
          </table:table-cell>
          <table:table-cell/>
          <table:table-cell table:style-name="ce7" table:formula="of:=LOG([.E353])/LOG([.A35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4]/[.C354]" office:value-type="string" office:string-value="" calcext:value-type="error">
            <text:p>#DIV/0!</text:p>
          </table:table-cell>
          <table:table-cell/>
          <table:table-cell table:style-name="ce7" table:formula="of:=LOG([.E354])/LOG([.A35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5]/[.C355]" office:value-type="string" office:string-value="" calcext:value-type="error">
            <text:p>#DIV/0!</text:p>
          </table:table-cell>
          <table:table-cell/>
          <table:table-cell table:style-name="ce7" table:formula="of:=LOG([.E355])/LOG([.A35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6]/[.C356]" office:value-type="string" office:string-value="" calcext:value-type="error">
            <text:p>#DIV/0!</text:p>
          </table:table-cell>
          <table:table-cell/>
          <table:table-cell table:style-name="ce7" table:formula="of:=LOG([.E356])/LOG([.A35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7]/[.C357]" office:value-type="string" office:string-value="" calcext:value-type="error">
            <text:p>#DIV/0!</text:p>
          </table:table-cell>
          <table:table-cell/>
          <table:table-cell table:style-name="ce7" table:formula="of:=LOG([.E357])/LOG([.A35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8]/[.C358]" office:value-type="string" office:string-value="" calcext:value-type="error">
            <text:p>#DIV/0!</text:p>
          </table:table-cell>
          <table:table-cell/>
          <table:table-cell table:style-name="ce7" table:formula="of:=LOG([.E358])/LOG([.A35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9]/[.C359]" office:value-type="string" office:string-value="" calcext:value-type="error">
            <text:p>#DIV/0!</text:p>
          </table:table-cell>
          <table:table-cell/>
          <table:table-cell table:style-name="ce7" table:formula="of:=LOG([.E359])/LOG([.A35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0]/[.C360]" office:value-type="string" office:string-value="" calcext:value-type="error">
            <text:p>#DIV/0!</text:p>
          </table:table-cell>
          <table:table-cell/>
          <table:table-cell table:style-name="ce7" table:formula="of:=LOG([.E360])/LOG([.A36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1]/[.C361]" office:value-type="string" office:string-value="" calcext:value-type="error">
            <text:p>#DIV/0!</text:p>
          </table:table-cell>
          <table:table-cell/>
          <table:table-cell table:style-name="ce7" table:formula="of:=LOG([.E361])/LOG([.A36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2]/[.C362]" office:value-type="string" office:string-value="" calcext:value-type="error">
            <text:p>#DIV/0!</text:p>
          </table:table-cell>
          <table:table-cell/>
          <table:table-cell table:style-name="ce7" table:formula="of:=LOG([.E362])/LOG([.A36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3]/[.C363]" office:value-type="string" office:string-value="" calcext:value-type="error">
            <text:p>#DIV/0!</text:p>
          </table:table-cell>
          <table:table-cell/>
          <table:table-cell table:style-name="ce7" table:formula="of:=LOG([.E363])/LOG([.A36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4]/[.C364]" office:value-type="string" office:string-value="" calcext:value-type="error">
            <text:p>#DIV/0!</text:p>
          </table:table-cell>
          <table:table-cell/>
          <table:table-cell table:style-name="ce7" table:formula="of:=LOG([.E364])/LOG([.A36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5]/[.C365]" office:value-type="string" office:string-value="" calcext:value-type="error">
            <text:p>#DIV/0!</text:p>
          </table:table-cell>
          <table:table-cell/>
          <table:table-cell table:style-name="ce7" table:formula="of:=LOG([.E365])/LOG([.A36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6]/[.C366]" office:value-type="string" office:string-value="" calcext:value-type="error">
            <text:p>#DIV/0!</text:p>
          </table:table-cell>
          <table:table-cell/>
          <table:table-cell table:style-name="ce7" table:formula="of:=LOG([.E366])/LOG([.A36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7]/[.C367]" office:value-type="string" office:string-value="" calcext:value-type="error">
            <text:p>#DIV/0!</text:p>
          </table:table-cell>
          <table:table-cell/>
          <table:table-cell table:style-name="ce7" table:formula="of:=LOG([.E367])/LOG([.A36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8]/[.C368]" office:value-type="string" office:string-value="" calcext:value-type="error">
            <text:p>#DIV/0!</text:p>
          </table:table-cell>
          <table:table-cell/>
          <table:table-cell table:style-name="ce7" table:formula="of:=LOG([.E368])/LOG([.A36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9]/[.C369]" office:value-type="string" office:string-value="" calcext:value-type="error">
            <text:p>#DIV/0!</text:p>
          </table:table-cell>
          <table:table-cell/>
          <table:table-cell table:style-name="ce7" table:formula="of:=LOG([.E369])/LOG([.A36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0]/[.C370]" office:value-type="string" office:string-value="" calcext:value-type="error">
            <text:p>#DIV/0!</text:p>
          </table:table-cell>
          <table:table-cell/>
          <table:table-cell table:style-name="ce7" table:formula="of:=LOG([.E370])/LOG([.A37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1]/[.C371]" office:value-type="string" office:string-value="" calcext:value-type="error">
            <text:p>#DIV/0!</text:p>
          </table:table-cell>
          <table:table-cell/>
          <table:table-cell table:style-name="ce7" table:formula="of:=LOG([.E371])/LOG([.A37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2]/[.C372]" office:value-type="string" office:string-value="" calcext:value-type="error">
            <text:p>#DIV/0!</text:p>
          </table:table-cell>
          <table:table-cell/>
          <table:table-cell table:style-name="ce7" table:formula="of:=LOG([.E372])/LOG([.A37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3]/[.C373]" office:value-type="string" office:string-value="" calcext:value-type="error">
            <text:p>#DIV/0!</text:p>
          </table:table-cell>
          <table:table-cell/>
          <table:table-cell table:style-name="ce7" table:formula="of:=LOG([.E373])/LOG([.A37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4]/[.C374]" office:value-type="string" office:string-value="" calcext:value-type="error">
            <text:p>#DIV/0!</text:p>
          </table:table-cell>
          <table:table-cell/>
          <table:table-cell table:style-name="ce7" table:formula="of:=LOG([.E374])/LOG([.A37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5]/[.C375]" office:value-type="string" office:string-value="" calcext:value-type="error">
            <text:p>#DIV/0!</text:p>
          </table:table-cell>
          <table:table-cell/>
          <table:table-cell table:style-name="ce7" table:formula="of:=LOG([.E375])/LOG([.A37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6]/[.C376]" office:value-type="string" office:string-value="" calcext:value-type="error">
            <text:p>#DIV/0!</text:p>
          </table:table-cell>
          <table:table-cell/>
          <table:table-cell table:style-name="ce7" table:formula="of:=LOG([.E376])/LOG([.A37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7]/[.C377]" office:value-type="string" office:string-value="" calcext:value-type="error">
            <text:p>#DIV/0!</text:p>
          </table:table-cell>
          <table:table-cell/>
          <table:table-cell table:style-name="ce7" table:formula="of:=LOG([.E377])/LOG([.A37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8]/[.C378]" office:value-type="string" office:string-value="" calcext:value-type="error">
            <text:p>#DIV/0!</text:p>
          </table:table-cell>
          <table:table-cell/>
          <table:table-cell table:style-name="ce7" table:formula="of:=LOG([.E378])/LOG([.A37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9]/[.C379]" office:value-type="string" office:string-value="" calcext:value-type="error">
            <text:p>#DIV/0!</text:p>
          </table:table-cell>
          <table:table-cell/>
          <table:table-cell table:style-name="ce7" table:formula="of:=LOG([.E379])/LOG([.A37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0]/[.C380]" office:value-type="string" office:string-value="" calcext:value-type="error">
            <text:p>#DIV/0!</text:p>
          </table:table-cell>
          <table:table-cell/>
          <table:table-cell table:style-name="ce7" table:formula="of:=LOG([.E380])/LOG([.A38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1]/[.C381]" office:value-type="string" office:string-value="" calcext:value-type="error">
            <text:p>#DIV/0!</text:p>
          </table:table-cell>
          <table:table-cell/>
          <table:table-cell table:style-name="ce7" table:formula="of:=LOG([.E381])/LOG([.A38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2]/[.C382]" office:value-type="string" office:string-value="" calcext:value-type="error">
            <text:p>#DIV/0!</text:p>
          </table:table-cell>
          <table:table-cell/>
          <table:table-cell table:style-name="ce7" table:formula="of:=LOG([.E382])/LOG([.A38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3]/[.C383]" office:value-type="string" office:string-value="" calcext:value-type="error">
            <text:p>#DIV/0!</text:p>
          </table:table-cell>
          <table:table-cell/>
          <table:table-cell table:style-name="ce7" table:formula="of:=LOG([.E383])/LOG([.A38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4]/[.C384]" office:value-type="string" office:string-value="" calcext:value-type="error">
            <text:p>#DIV/0!</text:p>
          </table:table-cell>
          <table:table-cell/>
          <table:table-cell table:style-name="ce7" table:formula="of:=LOG([.E384])/LOG([.A38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5]/[.C385]" office:value-type="string" office:string-value="" calcext:value-type="error">
            <text:p>#DIV/0!</text:p>
          </table:table-cell>
          <table:table-cell/>
          <table:table-cell table:style-name="ce7" table:formula="of:=LOG([.E385])/LOG([.A38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6]/[.C386]" office:value-type="string" office:string-value="" calcext:value-type="error">
            <text:p>#DIV/0!</text:p>
          </table:table-cell>
          <table:table-cell/>
          <table:table-cell table:style-name="ce7" table:formula="of:=LOG([.E386])/LOG([.A38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7]/[.C387]" office:value-type="string" office:string-value="" calcext:value-type="error">
            <text:p>#DIV/0!</text:p>
          </table:table-cell>
          <table:table-cell/>
          <table:table-cell table:style-name="ce7" table:formula="of:=LOG([.E387])/LOG([.A38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8]/[.C388]" office:value-type="string" office:string-value="" calcext:value-type="error">
            <text:p>#DIV/0!</text:p>
          </table:table-cell>
          <table:table-cell/>
          <table:table-cell table:style-name="ce7" table:formula="of:=LOG([.E388])/LOG([.A38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9]/[.C389]" office:value-type="string" office:string-value="" calcext:value-type="error">
            <text:p>#DIV/0!</text:p>
          </table:table-cell>
          <table:table-cell/>
          <table:table-cell table:style-name="ce7" table:formula="of:=LOG([.E389])/LOG([.A38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0]/[.C390]" office:value-type="string" office:string-value="" calcext:value-type="error">
            <text:p>#DIV/0!</text:p>
          </table:table-cell>
          <table:table-cell/>
          <table:table-cell table:style-name="ce7" table:formula="of:=LOG([.E390])/LOG([.A39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1]/[.C391]" office:value-type="string" office:string-value="" calcext:value-type="error">
            <text:p>#DIV/0!</text:p>
          </table:table-cell>
          <table:table-cell/>
          <table:table-cell table:style-name="ce7" table:formula="of:=LOG([.E391])/LOG([.A39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2]/[.C392]" office:value-type="string" office:string-value="" calcext:value-type="error">
            <text:p>#DIV/0!</text:p>
          </table:table-cell>
          <table:table-cell/>
          <table:table-cell table:style-name="ce7" table:formula="of:=LOG([.E392])/LOG([.A39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3]/[.C393]" office:value-type="string" office:string-value="" calcext:value-type="error">
            <text:p>#DIV/0!</text:p>
          </table:table-cell>
          <table:table-cell/>
          <table:table-cell table:style-name="ce7" table:formula="of:=LOG([.E393])/LOG([.A39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4]/[.C394]" office:value-type="string" office:string-value="" calcext:value-type="error">
            <text:p>#DIV/0!</text:p>
          </table:table-cell>
          <table:table-cell/>
          <table:table-cell table:style-name="ce7" table:formula="of:=LOG([.E394])/LOG([.A39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5]/[.C395]" office:value-type="string" office:string-value="" calcext:value-type="error">
            <text:p>#DIV/0!</text:p>
          </table:table-cell>
          <table:table-cell/>
          <table:table-cell table:style-name="ce7" table:formula="of:=LOG([.E395])/LOG([.A39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6]/[.C396]" office:value-type="string" office:string-value="" calcext:value-type="error">
            <text:p>#DIV/0!</text:p>
          </table:table-cell>
          <table:table-cell/>
          <table:table-cell table:style-name="ce7" table:formula="of:=LOG([.E396])/LOG([.A3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7]/[.C397]" office:value-type="string" office:string-value="" calcext:value-type="error">
            <text:p>#DIV/0!</text:p>
          </table:table-cell>
          <table:table-cell/>
          <table:table-cell table:style-name="ce7" table:formula="of:=LOG([.E397])/LOG([.A3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8]/[.C398]" office:value-type="string" office:string-value="" calcext:value-type="error">
            <text:p>#DIV/0!</text:p>
          </table:table-cell>
          <table:table-cell/>
          <table:table-cell table:style-name="ce7" table:formula="of:=LOG([.E398])/LOG([.A3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9]/[.C399]" office:value-type="string" office:string-value="" calcext:value-type="error">
            <text:p>#DIV/0!</text:p>
          </table:table-cell>
          <table:table-cell/>
          <table:table-cell table:style-name="ce7" table:formula="of:=LOG([.E399])/LOG([.A3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0]/[.C400]" office:value-type="string" office:string-value="" calcext:value-type="error">
            <text:p>#DIV/0!</text:p>
          </table:table-cell>
          <table:table-cell/>
          <table:table-cell table:style-name="ce7" table:formula="of:=LOG([.E400])/LOG([.A4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1]/[.C401]" office:value-type="string" office:string-value="" calcext:value-type="error">
            <text:p>#DIV/0!</text:p>
          </table:table-cell>
          <table:table-cell/>
          <table:table-cell table:style-name="ce7" table:formula="of:=LOG([.E401])/LOG([.A4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2]/[.C402]" office:value-type="string" office:string-value="" calcext:value-type="error">
            <text:p>#DIV/0!</text:p>
          </table:table-cell>
          <table:table-cell/>
          <table:table-cell table:style-name="ce7" table:formula="of:=LOG([.E402])/LOG([.A4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3]/[.C403]" office:value-type="string" office:string-value="" calcext:value-type="error">
            <text:p>#DIV/0!</text:p>
          </table:table-cell>
          <table:table-cell/>
          <table:table-cell table:style-name="ce7" table:formula="of:=LOG([.E403])/LOG([.A4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4]/[.C404]" office:value-type="string" office:string-value="" calcext:value-type="error">
            <text:p>#DIV/0!</text:p>
          </table:table-cell>
          <table:table-cell/>
          <table:table-cell table:style-name="ce7" table:formula="of:=LOG([.E404])/LOG([.A4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5]/[.C405]" office:value-type="string" office:string-value="" calcext:value-type="error">
            <text:p>#DIV/0!</text:p>
          </table:table-cell>
          <table:table-cell/>
          <table:table-cell table:style-name="ce7" table:formula="of:=LOG([.E405])/LOG([.A4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6]/[.C406]" office:value-type="string" office:string-value="" calcext:value-type="error">
            <text:p>#DIV/0!</text:p>
          </table:table-cell>
          <table:table-cell/>
          <table:table-cell table:style-name="ce7" table:formula="of:=LOG([.E406])/LOG([.A4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7]/[.C407]" office:value-type="string" office:string-value="" calcext:value-type="error">
            <text:p>#DIV/0!</text:p>
          </table:table-cell>
          <table:table-cell/>
          <table:table-cell table:style-name="ce7" table:formula="of:=LOG([.E407])/LOG([.A4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8]/[.C408]" office:value-type="string" office:string-value="" calcext:value-type="error">
            <text:p>#DIV/0!</text:p>
          </table:table-cell>
          <table:table-cell/>
          <table:table-cell table:style-name="ce7" table:formula="of:=LOG([.E408])/LOG([.A4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9]/[.C409]" office:value-type="string" office:string-value="" calcext:value-type="error">
            <text:p>#DIV/0!</text:p>
          </table:table-cell>
          <table:table-cell/>
          <table:table-cell table:style-name="ce7" table:formula="of:=LOG([.E409])/LOG([.A4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0]/[.C410]" office:value-type="string" office:string-value="" calcext:value-type="error">
            <text:p>#DIV/0!</text:p>
          </table:table-cell>
          <table:table-cell/>
          <table:table-cell table:style-name="ce7" table:formula="of:=LOG([.E410])/LOG([.A4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1]/[.C411]" office:value-type="string" office:string-value="" calcext:value-type="error">
            <text:p>#DIV/0!</text:p>
          </table:table-cell>
          <table:table-cell/>
          <table:table-cell table:style-name="ce7" table:formula="of:=LOG([.E411])/LOG([.A4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2]/[.C412]" office:value-type="string" office:string-value="" calcext:value-type="error">
            <text:p>#DIV/0!</text:p>
          </table:table-cell>
          <table:table-cell/>
          <table:table-cell table:style-name="ce7" table:formula="of:=LOG([.E412])/LOG([.A4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3]/[.C413]" office:value-type="string" office:string-value="" calcext:value-type="error">
            <text:p>#DIV/0!</text:p>
          </table:table-cell>
          <table:table-cell/>
          <table:table-cell table:style-name="ce7" table:formula="of:=LOG([.E413])/LOG([.A4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4]/[.C414]" office:value-type="string" office:string-value="" calcext:value-type="error">
            <text:p>#DIV/0!</text:p>
          </table:table-cell>
          <table:table-cell/>
          <table:table-cell table:style-name="ce7" table:formula="of:=LOG([.E414])/LOG([.A4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5]/[.C415]" office:value-type="string" office:string-value="" calcext:value-type="error">
            <text:p>#DIV/0!</text:p>
          </table:table-cell>
          <table:table-cell/>
          <table:table-cell table:style-name="ce7" table:formula="of:=LOG([.E415])/LOG([.A4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6]/[.C416]" office:value-type="string" office:string-value="" calcext:value-type="error">
            <text:p>#DIV/0!</text:p>
          </table:table-cell>
          <table:table-cell/>
          <table:table-cell table:style-name="ce7" table:formula="of:=LOG([.E416])/LOG([.A4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7]/[.C417]" office:value-type="string" office:string-value="" calcext:value-type="error">
            <text:p>#DIV/0!</text:p>
          </table:table-cell>
          <table:table-cell/>
          <table:table-cell table:style-name="ce7" table:formula="of:=LOG([.E417])/LOG([.A4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8]/[.C418]" office:value-type="string" office:string-value="" calcext:value-type="error">
            <text:p>#DIV/0!</text:p>
          </table:table-cell>
          <table:table-cell/>
          <table:table-cell table:style-name="ce7" table:formula="of:=LOG([.E418])/LOG([.A4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9]/[.C419]" office:value-type="string" office:string-value="" calcext:value-type="error">
            <text:p>#DIV/0!</text:p>
          </table:table-cell>
          <table:table-cell/>
          <table:table-cell table:style-name="ce7" table:formula="of:=LOG([.E419])/LOG([.A4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0]/[.C420]" office:value-type="string" office:string-value="" calcext:value-type="error">
            <text:p>#DIV/0!</text:p>
          </table:table-cell>
          <table:table-cell/>
          <table:table-cell table:style-name="ce7" table:formula="of:=LOG([.E420])/LOG([.A4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1]/[.C421]" office:value-type="string" office:string-value="" calcext:value-type="error">
            <text:p>#DIV/0!</text:p>
          </table:table-cell>
          <table:table-cell/>
          <table:table-cell table:style-name="ce7" table:formula="of:=LOG([.E421])/LOG([.A4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2]/[.C422]" office:value-type="string" office:string-value="" calcext:value-type="error">
            <text:p>#DIV/0!</text:p>
          </table:table-cell>
          <table:table-cell/>
          <table:table-cell table:style-name="ce7" table:formula="of:=LOG([.E422])/LOG([.A4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3]/[.C423]" office:value-type="string" office:string-value="" calcext:value-type="error">
            <text:p>#DIV/0!</text:p>
          </table:table-cell>
          <table:table-cell/>
          <table:table-cell table:style-name="ce7" table:formula="of:=LOG([.E423])/LOG([.A4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4]/[.C424]" office:value-type="string" office:string-value="" calcext:value-type="error">
            <text:p>#DIV/0!</text:p>
          </table:table-cell>
          <table:table-cell/>
          <table:table-cell table:style-name="ce7" table:formula="of:=LOG([.E424])/LOG([.A4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5]/[.C425]" office:value-type="string" office:string-value="" calcext:value-type="error">
            <text:p>#DIV/0!</text:p>
          </table:table-cell>
          <table:table-cell/>
          <table:table-cell table:style-name="ce7" table:formula="of:=LOG([.E425])/LOG([.A4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6]/[.C426]" office:value-type="string" office:string-value="" calcext:value-type="error">
            <text:p>#DIV/0!</text:p>
          </table:table-cell>
          <table:table-cell/>
          <table:table-cell table:style-name="ce7" table:formula="of:=LOG([.E426])/LOG([.A4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7]/[.C427]" office:value-type="string" office:string-value="" calcext:value-type="error">
            <text:p>#DIV/0!</text:p>
          </table:table-cell>
          <table:table-cell/>
          <table:table-cell table:style-name="ce7" table:formula="of:=LOG([.E427])/LOG([.A4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8]/[.C428]" office:value-type="string" office:string-value="" calcext:value-type="error">
            <text:p>#DIV/0!</text:p>
          </table:table-cell>
          <table:table-cell/>
          <table:table-cell table:style-name="ce7" table:formula="of:=LOG([.E428])/LOG([.A4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9]/[.C429]" office:value-type="string" office:string-value="" calcext:value-type="error">
            <text:p>#DIV/0!</text:p>
          </table:table-cell>
          <table:table-cell/>
          <table:table-cell table:style-name="ce7" table:formula="of:=LOG([.E429])/LOG([.A4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0]/[.C430]" office:value-type="string" office:string-value="" calcext:value-type="error">
            <text:p>#DIV/0!</text:p>
          </table:table-cell>
          <table:table-cell/>
          <table:table-cell table:style-name="ce7" table:formula="of:=LOG([.E430])/LOG([.A4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1]/[.C431]" office:value-type="string" office:string-value="" calcext:value-type="error">
            <text:p>#DIV/0!</text:p>
          </table:table-cell>
          <table:table-cell/>
          <table:table-cell table:style-name="ce7" table:formula="of:=LOG([.E431])/LOG([.A4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2]/[.C432]" office:value-type="string" office:string-value="" calcext:value-type="error">
            <text:p>#DIV/0!</text:p>
          </table:table-cell>
          <table:table-cell/>
          <table:table-cell table:style-name="ce7" table:formula="of:=LOG([.E432])/LOG([.A4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3]/[.C433]" office:value-type="string" office:string-value="" calcext:value-type="error">
            <text:p>#DIV/0!</text:p>
          </table:table-cell>
          <table:table-cell/>
          <table:table-cell table:style-name="ce7" table:formula="of:=LOG([.E433])/LOG([.A4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4]/[.C434]" office:value-type="string" office:string-value="" calcext:value-type="error">
            <text:p>#DIV/0!</text:p>
          </table:table-cell>
          <table:table-cell/>
          <table:table-cell table:style-name="ce7" table:formula="of:=LOG([.E434])/LOG([.A4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5]/[.C435]" office:value-type="string" office:string-value="" calcext:value-type="error">
            <text:p>#DIV/0!</text:p>
          </table:table-cell>
          <table:table-cell/>
          <table:table-cell table:style-name="ce7" table:formula="of:=LOG([.E435])/LOG([.A4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6]/[.C436]" office:value-type="string" office:string-value="" calcext:value-type="error">
            <text:p>#DIV/0!</text:p>
          </table:table-cell>
          <table:table-cell/>
          <table:table-cell table:style-name="ce7" table:formula="of:=LOG([.E436])/LOG([.A4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7]/[.C437]" office:value-type="string" office:string-value="" calcext:value-type="error">
            <text:p>#DIV/0!</text:p>
          </table:table-cell>
          <table:table-cell/>
          <table:table-cell table:style-name="ce7" table:formula="of:=LOG([.E437])/LOG([.A437])" office:value-type="string" office:string-value="" calcext:value-type="error">
            <text:p>Err:502</text:p>
          </table:table-cell>
        </table:table-row>
        <table:table-row table:style-name="ro1" table:number-rows-repeated="10481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fo" table:style-name="ta1">
        <table:table-column table:style-name="co11" table:default-cell-style-name="Default"/>
        <table:table-row table:style-name="ro1">
          <table:table-cell office:value-type="string" calcext:value-type="string">
            <text:p>Explaination:</text:p>
          </table:table-cell>
        </table:table-row>
        <table:table-row table:style-name="ro1">
          <table:table-cell office:value-type="string" calcext:value-type="string">
            <text:p>This is a speadsheet tracking the best methods to combine N gems to get a gem with the highest possible specials.</text:p>
          </table:table-cell>
        </table:table-row>
        <table:table-row table:style-name="ro1">
          <table:table-cell office:value-type="string" calcext:value-type="string">
            <text:p>My purpose is to find the best combining and speccing method (and learn to code better, doing this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:</text:p>
          </table:table-cell>
        </table:table-row>
        <table:table-row table:style-name="ro1">
          <table:table-cell office:value-type="string" calcext:value-type="string">
            <text:p># gems: straightforward, the number of gems that are being combined.</text:p>
          </table:table-cell>
        </table:table-row>
        <table:table-row table:style-name="ro1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</table:table-row>
        <table:table-row table:style-name="ro1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Growth is the amount that I aim to maximize, as it represent how much fast a gem grows: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</table:table-row>
        <table:table-row table:style-name="ro1">
          <table:table-cell office:value-type="string" calcext:value-type="string">
            <text:p>will have a gem if the two we combine are known and my program implements that capability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</table:table-row>
        <table:table-row table:style-name="ro1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</table:table-row>
        <table:table-row table:style-name="ro1">
          <table:table-cell office:value-type="string" calcext:value-type="string">
            <text:p>stronger our new gem is compared to a grade 1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n, to compare different upgrade methods we need to factor in the amount of gem used: </text:p>
          </table:table-cell>
        </table:table-row>
        <table:table-row table:style-name="ro1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 have: Total_I = I^C = I^(log(base=N)(NT)) = exp ( ln(I)*ln(NT)/ln(N) ) = NT^( ln(I)/ln(N)) = NT^G</text:p>
          </table:table-cell>
        </table:table-row>
        <table:table-row table:style-name="ro1">
          <table:table-cell office:value-type="string" calcext:value-type="string">
            <text:p>(here I used several properties of powers and logarithms, hope it's all clear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</table:table-row>
        <table:table-row table:style-name="ro1">
          <table:table-cell office:value-type="string" calcext:value-type="string">
            <text:p>Maximizing <text:s/>G is therefore the way to get the best possible gem at a given mana cos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we consider speccing, too, we get two growths: GC and GS, two increments: IS and IC.</text:p>
          </table:table-cell>
        </table:table-row>
        <table:table-row table:style-name="ro1">
          <table:table-cell office:value-type="string" calcext:value-type="string">
            <text:p>We can also see that NT equals NS*NC^C, whare NS and NC are respectively the gems used in a speccing and a single combine.</text:p>
          </table:table-cell>
        </table:table-row>
        <table:table-row table:style-name="ro1">
          <table:table-cell office:value-type="string" calcext:value-type="string">
            <text:p>Doing a similar process as before we can obtain: Total_I=NS^(GS-GC)*NT^GC</text:p>
          </table:table-cell>
        </table:table-row>
        <table:table-row table:style-name="ro1">
          <table:table-cell office:value-type="string" calcext:value-type="string">
            <text:p>So we see that the spec-coefficient (I invented the name): NS^(GS-GC) is what needs to be maximized in a spec 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f the info here are not enough feel free to ask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345ie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1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0/00/0000</text:date>, <text:time style:data-style-name="N2" text:time-value="10:30:51.713604927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5T11:56:32.004938259</dc:date>
    <dc:creator>Andrea Stacchiotti</dc:creator>
    <meta:editing-duration>PT1H33M37S</meta:editing-duration>
    <meta:editing-cycles>16</meta:editing-cycles>
    <meta:generator>LibreOffice/4.3.1.2$Linux_X86_64 LibreOffice_project/430m0$Build-2</meta:generator>
    <meta:document-statistic meta:table-count="8" meta:cell-count="672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30">
      <style:chart-properties chart:display-label="true" chart:logarithmic="false" chart:minimum="0.464" chart:maximum="0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Orange_combine.A2:Orange_combine.A257 Orange_combine.C1:Orange_combine.C257" chart:data-source-has-labels="row" svg:x="0.563cm" svg:y="0.246cm" svg:width="27.064cm" svg:height="11.834cm">
          <chartooo:coordinate-region svg:x="2.402cm" svg:y="0.246cm" svg:width="24.945cm" svg:height="11.1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Orange_combine.C2:Orange_combine.C257" chart:label-cell-address="Orange_combine.C1:Orange_combine.C1" chart:class="chart:scatter">
            <chart:domain table:cell-range-address="Orange_combine.A2:Orange_combine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57</svg:desc>
                </draw:g>
              </table:table-cell>
              <table:table-cell office:value-type="float" office:value="NaN">
                <text:p>NaN</text:p>
                <draw:g>
                  <svg:desc>Orange_combine.C2:Orange_combine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minimum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942cm" svg:height="12.731cm" xlink:href=".." xlink:type="simple" chart:class="chart:scatter" chart:style-name="ch1">
        <chart:plot-area chart:style-name="ch2" table:cell-range-address="Managem_spec.A2:Managem_spec.A129 Managem_spec.C1:Managem_spec.C129" chart:data-source-has-labels="row" svg:x="1.716cm" svg:y="0.338cm" svg:width="24.542cm" svg:height="11.869cm">
          <chartooo:coordinate-region svg:x="3.369cm" svg:y="0.537cm" svg:width="22.609cm" svg:height="11.02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anagem_spec.C2:Managem_spec.C129" chart:label-cell-address="Managem_spec.C1:Managem_spec.C1" chart:class="chart:scatter">
            <chart:domain table:cell-range-address="Managem_spec.A2:Managem_spec.A129"/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Managem_spec.C1:Mana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spec.A2:Managem_spec.A129</svg:desc>
                </draw:g>
              </table:table-cell>
              <table:table-cell office:value-type="float" office:value="NaN">
                <text:p>NaN</text:p>
                <draw:g>
                  <svg:desc>Managem_spec.C2:Mana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5047388215145">
                <text:p>0.11504738821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23369922856036">
                <text:p>0.52336992285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24008983343071">
                <text:p>0.52400898334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524645270076822">
                <text:p>0.524645270076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525278627169207">
                <text:p>0.52527862716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25876046363518">
                <text:p>0.52587604636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6500948274577">
                <text:p>0.52650094827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27122632907337">
                <text:p>0.52712263290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27726878590613">
                <text:p>0.52772687859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2811209226685">
                <text:p>0.52811209226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528544873933491">
                <text:p>0.528544873933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2893541558483">
                <text:p>0.5289354155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529327595054562">
                <text:p>0.52932759505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529721205987807">
                <text:p>0.52972120598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30116056508277">
                <text:p>0.530116056508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530511697755933">
                <text:p>0.530511697755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30886870594976">
                <text:p>0.53088687059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1241994599579">
                <text:p>0.531241994599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31640542107425">
                <text:p>0.53164054210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32007546749342">
                <text:p>0.532007546749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32369872918189">
                <text:p>0.53236987291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32583374305693">
                <text:p>0.532583374305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532800586178675">
                <text:p>0.532800586178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533021077370003">
                <text:p>0.53302107737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533245031495455">
                <text:p>0.53324503149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533472099925914">
                <text:p>0.533472099925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33705975868138">
                <text:p>0.53370597586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533904291691948">
                <text:p>0.533904291691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534139954498206">
                <text:p>0.534139954498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534363000059932">
                <text:p>0.53436300005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534600687204549">
                <text:p>0.534600687204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34840460448128">
                <text:p>0.53484046044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535078026946256">
                <text:p>0.53507802694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535323146376965">
                <text:p>0.53532314637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535570319288211">
                <text:p>0.535570319288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535824852298757">
                <text:p>0.53582485229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36293103843297">
                <text:p>0.53629310384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536764902068745">
                <text:p>0.536764902068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537233924131453">
                <text:p>0.53723392413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537700210667958">
                <text:p>0.53770021066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538163749242273">
                <text:p>0.53816374924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38606991855486">
                <text:p>0.53860699185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539030463416398">
                <text:p>0.5390304634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39486282167087">
                <text:p>0.539486282167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39913211493181">
                <text:p>0.53991321149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40283433762641">
                <text:p>0.540283433762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0639945614049">
                <text:p>0.540639945614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4098305678633">
                <text:p>0.54098305678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541313016705075">
                <text:p>0.541313016705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541646818380133">
                <text:p>0.541646818380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541979763474049">
                <text:p>0.541979763474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42311808698329">
                <text:p>0.542311808698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542642992787479">
                <text:p>0.542642992787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54297319588443">
                <text:p>0.54297319588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543287925660645">
                <text:p>0.543287925660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43601876727671">
                <text:p>0.54360187672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43904656699174">
                <text:p>0.543904656699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54422750307756">
                <text:p>0.54422750307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544546406065533">
                <text:p>0.54454640606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544861281181836">
                <text:p>0.54486128118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545180918000733">
                <text:p>0.54518091800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4549946114318">
                <text:p>0.54549946114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545825164063863">
                <text:p>0.54582516406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546149935002518">
                <text:p>0.54614993500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46478601387746">
                <text:p>0.546478601387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minimum="0.5" chart:maximum="1.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276cm" svg:height="12.677cm" xlink:href=".." xlink:type="simple" chart:class="chart:scatter" chart:style-name="ch1">
        <chart:plot-area chart:style-name="ch2" table:cell-range-address="Killgem_spec.A2:Killgem_spec.A49 Killgem_spec.C1:Killgem_spec.C49" chart:data-source-has-labels="row" svg:x="0.565cm" svg:y="0.253cm" svg:width="27.146cm" svg:height="12.171cm">
          <chartooo:coordinate-region svg:x="2.218cm" svg:y="0.253cm" svg:width="25.306cm" svg:height="11.52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Killgem_spec.C2:Killgem_spec.C49" chart:label-cell-address="Killgem_spec.C1:Killgem_spec.C1" chart:class="chart:scatter">
            <chart:domain table:cell-range-address="Killgem_spec.A2:Killgem_spec.A49"/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S</text:p>
                <draw:g>
                  <svg:desc>Killgem_spec.C1:Kill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.A2:Killgem_spec.A49</svg:desc>
                </draw:g>
              </table:table-cell>
              <table:table-cell office:value-type="float" office:value="NaN">
                <text:p>NaN</text:p>
                <draw:g>
                  <svg:desc>Killgem_spec.C2:Killgem_spec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8879072386374">
                <text:p>1.0887907238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4118218354756">
                <text:p>1.24118218354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4309878563759">
                <text:p>1.2430987856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4792532074591">
                <text:p>1.24792532074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25213610119419">
                <text:p>1.25213610119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5505899047111">
                <text:p>1.255058990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5696356323769">
                <text:p>1.25696356323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5843694035713">
                <text:p>1.2584369403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5974918706222">
                <text:p>1.25974918706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261515474746">
                <text:p>1.26151547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6353125387336">
                <text:p>1.26353125387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26507095084687">
                <text:p>1.2650709508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665059874527">
                <text:p>1.2665059874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26784226162387">
                <text:p>1.26784226162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26905812300742">
                <text:p>1.2690581230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27026880208177">
                <text:p>1.27026880208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27150179050044">
                <text:p>1.271501790500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minimum="0.555" chart:maximum="0.6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1">
      <style:chart-properties chart:display-label="true" chart:logarithmic="false" chart:minimum="0" chart:maximum="17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amed-symbol" chart:symbol-name="arrow-right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named-symbol" chart:symbol-name="arrow-down" chart:symbol-width="0.25cm" chart:symbol-height="0.25cm" chart:link-data-style-to-source="true" chart:mean-valu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svg:stroke-width="0.051cm" svg:stroke-color="#ff420e"/>
    </style:style>
    <style:style style:name="ch10" style:family="chart">
      <style:graphic-properties svg:stroke-width="0.051cm"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51cm" svg:height="12.757cm" xlink:href=".." xlink:type="simple" chart:class="chart:scatter" chart:style-name="ch1">
        <chart:plot-area chart:style-name="ch2" table:cell-range-address="Managem_amps.A2:Managem_amps.A437 Managem_amps.F1:Managem_amps.F437 Managem_amps.D1:Managem_amps.D437" chart:data-source-has-labels="row" svg:x="0.463cm" svg:y="0.255cm" svg:width="22.225cm" svg:height="12.247cm">
          <chartooo:coordinate-region svg:x="2.116cm" svg:y="0.255cm" svg:width="19.659cm" svg:height="11.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Managem_amps.F2:Managem_amps.F437" chart:label-cell-address="Managem_amps.F1:Managem_amps.F1" chart:class="chart:scatter">
            <chart:domain table:cell-range-address="Managem_amps.A2:Managem_amps.A437"/>
            <chart:data-point chart:repeated="436"/>
          </chart:series>
          <chart:series chart:attached-axis="secondary-y" chart:style-name="ch8" chart:values-cell-range-address="Managem_amps.D2:Managem_amps.D437" chart:label-cell-address="Managem_amps.D1:Managem_amps.D1" chart:class="chart:scatter">
            <chart:mean-value chart:style-name="ch9"/>
            <chart:regression-curve chart:style-name="ch10"/>
            <chart:data-point chart:repeated="157"/>
            <chart:data-point chart:style-name="ch11"/>
            <chart:data-point chart:repeated="27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  <table:table-cell office:value-type="string">
                <text:p>Ratio</text:p>
                <draw:g>
                  <svg:desc>Managem_amps.D1:Mana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437</svg:desc>
                </draw:g>
              </table:table-cell>
              <table:table-cell office:value-type="float" office:value="NaN">
                <text:p>NaN</text:p>
                <draw:g>
                  <svg:desc>Managem_amps.F2:Managem_amps.F437</svg:desc>
                </draw:g>
              </table:table-cell>
              <table:table-cell office:value-type="float" office:value="NaN">
                <text:p>NaN</text:p>
                <draw:g>
                  <svg:desc>Managem_amps.D2:Managem_amps.D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  <table:table-cell office:value-type="float" office:value="8.77777777777778">
                <text:p>8.77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  <table:table-cell office:value-type="float" office:value="9.11111111111111">
                <text:p>9.1111111111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  <table:table-cell office:value-type="float" office:value="9.22222222222222">
                <text:p>9.22222222222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  <table:table-cell office:value-type="float" office:value="9.55555555555556">
                <text:p>9.55555555555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  <table:table-cell office:value-type="float" office:value="7.09090909090909">
                <text:p>7.09090909090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  <table:table-cell office:value-type="float" office:value="7.18181818181818">
                <text:p>7.18181818181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  <table:table-cell office:value-type="float" office:value="7.27272727272727">
                <text:p>7.27272727272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  <table:table-cell office:value-type="float" office:value="7.36363636363636">
                <text:p>7.3636363636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  <table:table-cell office:value-type="float" office:value="6.58333333333333">
                <text:p>6.58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  <table:table-cell office:value-type="float" office:value="6.91666666666667">
                <text:p>6.91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  <table:table-cell office:value-type="float" office:value="7.41666666666667">
                <text:p>7.41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  <table:table-cell office:value-type="float" office:value="7.58333333333333">
                <text:p>7.583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  <table:table-cell office:value-type="float" office:value="8.41666666666667">
                <text:p>8.416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  <table:table-cell office:value-type="float" office:value="9.08333333333333">
                <text:p>9.083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  <table:table-cell office:value-type="float" office:value="9.41666666666667">
                <text:p>9.41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  <table:table-cell office:value-type="float" office:value="9.91666666666667">
                <text:p>9.91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  <table:table-cell office:value-type="float" office:value="8.84615384615385">
                <text:p>8.84615384615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  <table:table-cell office:value-type="float" office:value="8.92307692307692">
                <text:p>8.92307692307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  <table:table-cell office:value-type="float" office:value="9.07692307692308">
                <text:p>9.076923076923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  <table:table-cell office:value-type="float" office:value="9.15384615384615">
                <text:p>9.153846153846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  <table:table-cell office:value-type="float" office:value="9.23076923076923">
                <text:p>9.23076923076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  <table:table-cell office:value-type="float" office:value="9.30769230769231">
                <text:p>9.307692307692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  <table:table-cell office:value-type="float" office:value="9.38461538461539">
                <text:p>9.38461538461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  <table:table-cell office:value-type="float" office:value="9.46153846153846">
                <text:p>9.46153846153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  <table:table-cell office:value-type="float" office:value="9.53846153846154">
                <text:p>9.53846153846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  <table:table-cell office:value-type="float" office:value="9.69230769230769">
                <text:p>9.69230769230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  <table:table-cell office:value-type="float" office:value="9.76923076923077">
                <text:p>9.769230769230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  <table:table-cell office:value-type="float" office:value="9.84615384615385">
                <text:p>9.846153846153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  <table:table-cell office:value-type="float" office:value="9.92307692307692">
                <text:p>9.923076923076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  <table:table-cell office:value-type="float" office:value="10.0769230769231">
                <text:p>10.07692307692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  <table:table-cell office:value-type="float" office:value="9.07142857142857">
                <text:p>9.071428571428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  <table:table-cell office:value-type="float" office:value="9.14285714285714">
                <text:p>9.142857142857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  <table:table-cell office:value-type="float" office:value="9.21428571428571">
                <text:p>9.214285714285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  <table:table-cell office:value-type="float" office:value="9.35714285714286">
                <text:p>9.35714285714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  <table:table-cell office:value-type="float" office:value="8.93333333333333">
                <text:p>8.933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  <table:table-cell office:value-type="float" office:value="9.13333333333333">
                <text:p>9.133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  <table:table-cell office:value-type="float" office:value="8.6875">
                <text:p>8.6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  <table:table-cell office:value-type="float" office:value="8.8125">
                <text:p>8.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  <table:table-cell office:value-type="float" office:value="8.9375">
                <text:p>8.9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  <table:table-cell office:value-type="float" office:value="9.0625">
                <text:p>9.0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  <table:table-cell office:value-type="float" office:value="9.1875">
                <text:p>9.1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  <table:table-cell office:value-type="float" office:value="8.35294117647059">
                <text:p>8.352941176470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  <table:table-cell office:value-type="float" office:value="8.41176470588235">
                <text:p>8.41176470588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  <table:table-cell office:value-type="float" office:value="8.47058823529412">
                <text:p>8.470588235294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  <table:table-cell office:value-type="float" office:value="8.52941176470588">
                <text:p>8.52941176470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  <table:table-cell office:value-type="float" office:value="8.58823529411765">
                <text:p>8.588235294117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  <table:table-cell office:value-type="float" office:value="8.64705882352941">
                <text:p>8.647058823529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  <table:table-cell office:value-type="float" office:value="7.88888888888889">
                <text:p>7.888888888888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  <table:table-cell office:value-type="float" office:value="7.94444444444444">
                <text:p>7.94444444444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  <table:table-cell office:value-type="float" office:value="8.05555555555556">
                <text:p>8.055555555555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  <table:table-cell office:value-type="float" office:value="8.27777777777778">
                <text:p>8.27777777777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  <table:table-cell office:value-type="float" office:value="8.38888888888889">
                <text:p>8.38888888888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  <table:table-cell office:value-type="float" office:value="8.61111111111111">
                <text:p>8.61111111111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  <table:table-cell office:value-type="float" office:value="8.05263157894737">
                <text:p>8.052631578947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  <table:table-cell office:value-type="float" office:value="8.10526315789474">
                <text:p>8.105263157894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  <table:table-cell office:value-type="float" office:value="8.21052631578947">
                <text:p>8.210526315789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  <table:table-cell office:value-type="float" office:value="8.26315789473684">
                <text:p>8.263157894736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  <table:table-cell office:value-type="float" office:value="8.31578947368421">
                <text:p>8.31578947368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  <table:table-cell office:value-type="float" office:value="8.36842105263158">
                <text:p>8.36842105263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  <table:table-cell office:value-type="float" office:value="8.42105263157895">
                <text:p>8.421052631578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  <table:table-cell office:value-type="float" office:value="7.95238095238095">
                <text:p>7.95238095238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  <table:table-cell office:value-type="float" office:value="7.59090909090909">
                <text:p>7.590909090909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  <table:table-cell office:value-type="float" office:value="8.38095238095238">
                <text:p>8.380952380952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  <table:table-cell office:value-type="float" office:value="8.47619047619048">
                <text:p>8.47619047619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  <table:table-cell office:value-type="float" office:value="7.86363636363636">
                <text:p>7.863636363636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  <table:table-cell office:value-type="float" office:value="7.90909090909091">
                <text:p>7.909090909090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  <table:table-cell office:value-type="float" office:value="7.95454545454545">
                <text:p>7.95454545454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  <table:table-cell office:value-type="float" office:value="10.3157894736842">
                <text:p>10.3157894736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  <table:table-cell office:value-type="float" office:value="10.3684210526316">
                <text:p>10.36842105263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  <table:table-cell office:value-type="float" office:value="10.4210526315789">
                <text:p>10.42105263157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  <table:table-cell office:value-type="float" office:value="10.4736842105263">
                <text:p>10.47368421052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  <table:table-cell office:value-type="float" office:value="10.5789473684211">
                <text:p>10.57894736842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  <table:table-cell office:value-type="float" office:value="10.6315789473684">
                <text:p>10.63157894736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  <table:table-cell office:value-type="float" office:value="10.047619047619">
                <text:p>10.0476190476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  <table:table-cell office:value-type="float" office:value="10.0952380952381">
                <text:p>10.0952380952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  <table:table-cell office:value-type="float" office:value="10.1904761904762">
                <text:p>10.19047619047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  <table:table-cell office:value-type="float" office:value="10.2380952380952">
                <text:p>10.23809523809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  <table:table-cell office:value-type="float" office:value="9.54545454545455">
                <text:p>9.54545454545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  <table:table-cell office:value-type="float" office:value="9.59090909090909">
                <text:p>9.590909090909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  <table:table-cell office:value-type="float" office:value="9.63636363636364">
                <text:p>9.63636363636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  <table:table-cell office:value-type="float" office:value="9.68181818181818">
                <text:p>9.681818181818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  <table:table-cell office:value-type="float" office:value="9.72727272727273">
                <text:p>9.727272727272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  <table:table-cell office:value-type="float" office:value="9.77272727272727">
                <text:p>9.772727272727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  <table:table-cell office:value-type="float" office:value="9.81818181818182">
                <text:p>9.818181818181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  <table:table-cell office:value-type="float" office:value="9.86363636363636">
                <text:p>9.863636363636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  <table:table-cell office:value-type="float" office:value="9.90909090909091">
                <text:p>9.909090909090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  <table:table-cell office:value-type="float" office:value="9.95454545454546">
                <text:p>9.954545454545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  <table:table-cell office:value-type="float" office:value="10.0454545454545">
                <text:p>10.04545454545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  <table:table-cell office:value-type="float" office:value="10.0909090909091">
                <text:p>10.0909090909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  <table:table-cell office:value-type="float" office:value="8.38461538461539">
                <text:p>8.384615384615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  <table:table-cell office:value-type="float" office:value="8.42307692307692">
                <text:p>8.423076923076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  <table:table-cell office:value-type="float" office:value="8.46153846153846">
                <text:p>8.461538461538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  <table:table-cell office:value-type="float" office:value="8.53846153846154">
                <text:p>8.538461538461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  <table:table-cell office:value-type="float" office:value="8.57692307692308">
                <text:p>8.57692307692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  <table:table-cell office:value-type="float" office:value="8.61538461538462">
                <text:p>8.615384615384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  <table:table-cell office:value-type="float" office:value="8.65384615384615">
                <text:p>8.653846153846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  <table:table-cell office:value-type="float" office:value="8.14814814814815">
                <text:p>8.148148148148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  <table:table-cell office:value-type="float" office:value="8.18518518518519">
                <text:p>8.18518518518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  <table:table-cell office:value-type="float" office:value="8.25925925925926">
                <text:p>8.259259259259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  <table:table-cell office:value-type="float" office:value="7.78571428571429">
                <text:p>7.785714285714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  <table:table-cell office:value-type="float" office:value="7.89285714285714">
                <text:p>7.892857142857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  <table:table-cell office:value-type="float" office:value="7.92857142857143">
                <text:p>7.92857142857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  <table:table-cell office:value-type="float" office:value="7.96428571428571">
                <text:p>7.964285714285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  <table:table-cell office:value-type="float" office:value="8.03571428571429">
                <text:p>8.035714285714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  <table:table-cell office:value-type="float" office:value="8.07142857142857">
                <text:p>8.071428571428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  <table:table-cell office:value-type="float" office:value="8.10714285714286">
                <text:p>8.107142857142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  <table:table-cell office:value-type="float" office:value="7.68965517241379">
                <text:p>7.689655172413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  <table:table-cell office:value-type="float" office:value="8.21428571428571">
                <text:p>8.214285714285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  <table:table-cell office:value-type="float" office:value="7.75862068965517">
                <text:p>7.758620689655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  <table:table-cell office:value-type="float" office:value="7.79310344827586">
                <text:p>7.793103448275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  <table:table-cell office:value-type="float" office:value="8.32142857142857">
                <text:p>8.321428571428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  <table:table-cell office:value-type="float" office:value="7.86206896551724">
                <text:p>7.862068965517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  <table:table-cell office:value-type="float" office:value="8.39285714285714">
                <text:p>8.39285714285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  <table:table-cell office:value-type="float" office:value="7.93103448275862">
                <text:p>7.931034482758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  <table:table-cell office:value-type="float" office:value="7.96551724137931">
                <text:p>7.965517241379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  <table:table-cell office:value-type="float" office:value="8.03448275862069">
                <text:p>8.034482758620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  <table:table-cell office:value-type="float" office:value="8.06896551724138">
                <text:p>8.068965517241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  <table:table-cell office:value-type="float" office:value="8.10344827586207">
                <text:p>8.10344827586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  <table:table-cell office:value-type="float" office:value="8.13793103448276">
                <text:p>8.137931034482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  <table:table-cell office:value-type="float" office:value="8.17241379310345">
                <text:p>8.172413793103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  <table:table-cell office:value-type="float" office:value="8.20689655172414">
                <text:p>8.206896551724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  <table:table-cell office:value-type="float" office:value="8.24137931034483">
                <text:p>8.241379310344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  <table:table-cell office:value-type="float" office:value="8.27586206896552">
                <text:p>8.275862068965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  <table:table-cell office:value-type="float" office:value="7.86666666666667">
                <text:p>7.86666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  <table:table-cell office:value-type="float" office:value="8.37931034482759">
                <text:p>8.379310344827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  <table:table-cell office:value-type="float" office:value="7.93333333333333">
                <text:p>7.93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  <table:table-cell office:value-type="float" office:value="8.03333333333333">
                <text:p>8.03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  <table:table-cell office:value-type="float" office:value="8.06666666666667">
                <text:p>8.06666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  <table:table-cell office:value-type="float" office:value="8.23333333333333">
                <text:p>8.233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  <table:table-cell office:value-type="float" office:value="8.36666666666667">
                <text:p>8.366666666666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  <table:table-cell office:value-type="float" office:value="8.43333333333333">
                <text:p>8.433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  <table:table-cell office:value-type="float" office:value="8.53333333333333">
                <text:p>8.5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minimum="1.65" chart:maximum="1.77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arrow-down" chart:symbol-width="0.25cm" chart:symbol-height="0.25cm"/>
    </style:style>
    <style:style style:name="ch9" style:family="chart" style:data-style-name="N131">
      <style:chart-properties chart:symbol-type="named-symbol" chart:symbol-name="arrow-right" chart:symbol-width="0.25cm" chart:symbol-height="0.25cm" chart:link-data-style-to-source="true" chart:mean-valu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58cm" svg:height="12.598cm" xlink:href=".." xlink:type="simple" chart:class="chart:scatter" chart:column-mapping="0 2 1" chart:style-name="ch1">
        <chart:plot-area chart:style-name="ch2" table:cell-range-address="Killgem_amps.A2:Killgem_amps.A436 Killgem_amps.F1:Killgem_amps.F436 Killgem_amps.D1:Killgem_amps.D436" chart:data-source-has-labels="row" svg:x="0.471cm" svg:y="0.251cm" svg:width="22.616cm" svg:height="12.096cm">
          <chartooo:coordinate-region svg:x="2.124cm" svg:y="0.45cm" svg:width="20.05cm" svg:height="11.2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Killgem_amps.F2:Killgem_amps.F436" chart:label-cell-address="Killgem_amps.F1:Killgem_amps.F1" chart:class="chart:scatter">
            <chart:domain table:cell-range-address="Killgem_amps.A2:Killgem_amps.A436"/>
            <chart:data-point chart:repeated="21"/>
            <chart:data-point chart:style-name="ch8"/>
            <chart:data-point chart:repeated="21"/>
            <chart:data-point chart:style-name="ch8"/>
            <chart:data-point chart:repeated="4"/>
            <chart:data-point chart:style-name="ch8"/>
            <chart:data-point chart:repeated="386"/>
          </chart:series>
          <chart:series chart:attached-axis="secondary-y" chart:style-name="ch9" chart:values-cell-range-address="Killgem_amps.D2:Killgem_amps.D436" chart:label-cell-address="Killgem_amps.D1:Killgem_amps.D1" chart:class="chart:scatter">
            <chart:mean-value chart:style-name="ch10"/>
            <chart:regression-curve chart:style-name="ch11"/>
            <chart:data-point chart:repeated="4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  <table:table-cell office:value-type="string">
                <text:p>Ratio</text:p>
                <draw:g>
                  <svg:desc>Killgem_amps.D1:Kill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amps.A2:Killgem_amps.A436</svg:desc>
                </draw:g>
              </table:table-cell>
              <table:table-cell office:value-type="float" office:value="NaN">
                <text:p>NaN</text:p>
                <draw:g>
                  <svg:desc>Killgem_amps.F2:Killgem_amps.F436</svg:desc>
                </draw:g>
              </table:table-cell>
              <table:table-cell office:value-type="float" office:value="NaN">
                <text:p>NaN</text:p>
                <draw:g>
                  <svg:desc>Killgem_amps.D2:Killgem_amps.D4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70167082585892">
                <text:p>1.701670825858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7439116068902">
                <text:p>1.7439116068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76155226847658">
                <text:p>1.761552268476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76582213735599">
                <text:p>1.76582213735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76490986119955">
                <text:p>1.764909861199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6269188646612">
                <text:p>1.762691886466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5715788558678">
                <text:p>1.757157885586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75799780648149">
                <text:p>1.75799780648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75570760108216">
                <text:p>1.75570760108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75421567843937">
                <text:p>1.754215678439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75075651096523">
                <text:p>1.750756510965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74617664073686">
                <text:p>1.746176640736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74217459824581">
                <text:p>1.742174598245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73719610045143">
                <text:p>1.737196100451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73853152509035">
                <text:p>1.738531525090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73702967724123">
                <text:p>1.737029677241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73466575452735">
                <text:p>1.734665754527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73136180349083">
                <text:p>1.731361803490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72806742075988">
                <text:p>1.728067420759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72412454330734">
                <text:p>1.724124543307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72008268613226">
                <text:p>1.720082686132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71638178186645">
                <text:p>1.716381781866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71312905197107">
                <text:p>1.71312905197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7096836118252">
                <text:p>1.70968361182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70654007924938">
                <text:p>1.706540079249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70369039048155">
                <text:p>1.703690390481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70144052513851">
                <text:p>1.7014405251385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69957648345246">
                <text:p>1.699576483452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69854121921459">
                <text:p>1.6985412192145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69656474384216">
                <text:p>1.696564743842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69525944935779">
                <text:p>1.695259449357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69413634533436">
                <text:p>1.694136345334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69277631190611">
                <text:p>1.6927763119061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69144509758078">
                <text:p>1.691445097580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68978926678896">
                <text:p>1.6897892667889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68817330506448">
                <text:p>1.688173305064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68659098355524">
                <text:p>1.6865909835552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68508714293929">
                <text:p>1.685087142939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833789954159">
                <text:p>1.683378995415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68209876195029">
                <text:p>1.682098761950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68039458019884">
                <text:p>1.6803945801988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67910641568542">
                <text:p>1.679106415685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67785512393889">
                <text:p>1.6778551239388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67792149670771">
                <text:p>1.677921496707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67752390196653">
                <text:p>1.6775239019665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67697125710051">
                <text:p>1.676971257100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67644598555668">
                <text:p>1.6764459855566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67598647325751">
                <text:p>1.675986473257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67544090501591">
                <text:p>1.67544090501591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67490823583382">
                <text:p>1.674908235833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67449324533438">
                <text:p>1.6744932453343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67373908299162">
                <text:p>1.673739082991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67301664405055">
                <text:p>1.6730166440505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67241340649837">
                <text:p>1.672413406498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67142550775636">
                <text:p>1.6714255077563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67069359239387">
                <text:p>1.670693592393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66986231261494">
                <text:p>1.6698623126149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66882638884236">
                <text:p>1.668826388842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6679868360147">
                <text:p>1.667986836014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66715855882514">
                <text:p>1.667158558825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66656367642715">
                <text:p>1.666563676427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66601284578386">
                <text:p>1.66601284578386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66528105410308">
                <text:p>1.66528105410308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66485544460668">
                <text:p>1.664855444606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66434039409005">
                <text:p>1.6643403940900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66377499829018">
                <text:p>1.66377499829018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66320271528247">
                <text:p>1.663202715282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66287364072596">
                <text:p>1.66287364072596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66248540260298">
                <text:p>1.66248540260298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66174473089506">
                <text:p>1.66174473089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66101996908343">
                <text:p>1.66101996908343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660345980544">
                <text:p>1.660345980544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65963742332964">
                <text:p>1.659637423329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65901647457939">
                <text:p>1.65901647457939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65839909225736">
                <text:p>1.65839909225736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65794923608515">
                <text:p>1.657949236085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65752060711415">
                <text:p>1.65752060711415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6571190181122">
                <text:p>1.6571190181122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65654003547178">
                <text:p>1.65654003547178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65602309644211">
                <text:p>1.65602309644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65538357053589">
                <text:p>1.65538357053589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minimum="0.618" chart:maximum="0.63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468cm" svg:height="12.306cm" xlink:href=".." xlink:type="simple" chart:class="chart:scatter" chart:style-name="ch1">
        <chart:plot-area chart:style-name="ch2" table:cell-range-address="Managem_comb.A2:Managem_comb.A257 Managem_comb.C1:Managem_comb.C257" chart:data-source-has-labels="row" svg:x="0.549cm" svg:y="0.246cm" svg:width="26.37cm" svg:height="11.814cm">
          <chartooo:coordinate-region svg:x="2.202cm" svg:y="0.446cm" svg:width="24.437cm" svg:height="10.96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anagem_comb.C2:Managem_comb.C257" chart:label-cell-address="Managem_comb.C1:Managem_comb.C1" chart:class="chart:scatter">
            <chart:domain table:cell-range-address="Managem_comb.A2:Managem_comb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57</svg:desc>
                </draw:g>
              </table:table-cell>
              <table:table-cell office:value-type="float" office:value="NaN">
                <text:p>NaN</text:p>
                <draw:g>
                  <svg:desc>Managem_comb.C2:Managem_comb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minimum="1.397" chart:maximum="1.4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06cm" svg:height="13.255cm" xlink:href=".." xlink:type="simple" chart:class="chart:scatter" chart:style-name="ch1">
        <chart:plot-area chart:style-name="ch2" table:cell-range-address="Killgem_comb.A1:Killgem_comb.A257 Killgem_comb.C1:Killgem_comb.C257" chart:data-source-has-labels="row" svg:x="0.563cm" svg:y="0.411cm" svg:width="26.782cm" svg:height="12.526cm">
          <chartooo:coordinate-region svg:x="2.216cm" svg:y="0.411cm" svg:width="24.849cm" svg:height="11.87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Killgem_comb.C2:Killgem_comb.C257" chart:label-cell-address="Killgem_comb.C1:Killgem_comb.C1" chart:class="chart:scatter">
            <chart:domain table:cell-range-address="Killgem_comb.A2:Killgem_comb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257</svg:desc>
                </draw:g>
              </table:table-cell>
              <table:table-cell office:value-type="float" office:value="NaN">
                <text:p>NaN</text:p>
                <draw:g>
                  <svg:desc>Killgem_comb.C2:Killgem_comb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87104362">
                <text:p>1.41522087104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9468298">
                <text:p>1.41754369468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162404262081">
                <text:p>1.42162404262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6360977157">
                <text:p>1.42096360977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4330296">
                <text:p>1.42688864330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812563815087">
                <text:p>1.42812563815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776854854073">
                <text:p>1.427768548540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79816707165">
                <text:p>1.42779816707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08430165">
                <text:p>1.427693084301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58507336">
                <text:p>1.42756258507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39832433">
                <text:p>1.427479398324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38401802555">
                <text:p>1.427384018025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37358819037">
                <text:p>1.427373588190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24638979109">
                <text:p>1.42724638979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24636457064">
                <text:p>1.42724636457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5592747">
                <text:p>1.42680115592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0600035963">
                <text:p>1.42660600035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5749653278">
                <text:p>1.426457496532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0223765907">
                <text:p>1.42610223765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89450936">
                <text:p>1.42556789450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5053399697">
                <text:p>1.42550533996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59720717926">
                <text:p>1.425597207179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06276563583">
                <text:p>1.42606276563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6177026487">
                <text:p>1.426361770264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5861583">
                <text:p>1.426507858615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022561258">
                <text:p>1.42704022561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9920241">
                <text:p>1.427695999202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2927554">
                <text:p>1.427925729275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7629342125">
                <text:p>1.42817629342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8011972">
                <text:p>1.428451180119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3524133">
                <text:p>1.428724235241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900720957834">
                <text:p>1.429007209578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8261612511">
                <text:p>1.429282616125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6714591">
                <text:p>1.430017567145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22343146528">
                <text:p>1.43022343146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69779030902">
                <text:p>1.43069779030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78019223472">
                <text:p>1.430780192234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105665870962">
                <text:p>1.43105665870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3835094762">
                <text:p>1.431038350947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099915392979">
                <text:p>1.430999153929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0372833284">
                <text:p>1.43100372833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397749475">
                <text:p>1.43098397749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102823345434">
                <text:p>1.43102823345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7530462">
                <text:p>1.431074675304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4608937">
                <text:p>1.431197546089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3297401539">
                <text:p>1.431232974015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7521637539">
                <text:p>1.431275216375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48251952447">
                <text:p>1.431482519524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916271825">
                <text:p>1.431619162718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59728025963">
                <text:p>1.431597280259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6465728">
                <text:p>1.431601164657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0162111">
                <text:p>1.431619901621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57511161655">
                <text:p>1.431575111616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1866073929">
                <text:p>1.43171866073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248812502">
                <text:p>1.431762488125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74622290113">
                <text:p>1.431746222901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763515005">
                <text:p>1.4318763515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6859084586">
                <text:p>1.431768590845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75603083803">
                <text:p>1.431756030838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68486684488">
                <text:p>1.431684866844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5307725849">
                <text:p>1.431653077258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7613271696">
                <text:p>1.431576132716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7115081192">
                <text:p>1.431571150811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30406137728">
                <text:p>1.431304061377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0506578666">
                <text:p>1.431405065786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38470534288">
                <text:p>1.431384705342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0748143792">
                <text:p>1.431307481437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18679545093">
                <text:p>1.43118679545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0794939489">
                <text:p>1.431107949394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2144545037">
                <text:p>1.431121445450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8260205">
                <text:p>1.43112058260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08258234735">
                <text:p>1.431082582347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013729216">
                <text:p>1.43099013729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4537409192">
                <text:p>1.430845374091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75153703478">
                <text:p>1.430751537034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0364610019">
                <text:p>1.43060364610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275054516">
                <text:p>1.43052750545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47234806968">
                <text:p>1.430472348069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39929439139">
                <text:p>1.430399294391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5548845934">
                <text:p>1.430355488459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2398115495">
                <text:p>1.430323981154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7313652499">
                <text:p>1.430273136524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2711765905">
                <text:p>1.430227117659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780906714">
                <text:p>1.43015780906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2226879778">
                <text:p>1.430122268797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02571414845">
                <text:p>1.430025714148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2998389569558">
                <text:p>1.429983895695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5330815514">
                <text:p>1.430053308155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2982600857737">
                <text:p>1.429826008577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88496202051">
                <text:p>1.429884962020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74062762785">
                <text:p>1.429740627627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82694419062">
                <text:p>1.429826944190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690031939">
                <text:p>1.4296900319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2339906309">
                <text:p>1.429623399063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6347774009">
                <text:p>1.429563477740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1187819">
                <text:p>1.429466911878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40714672881">
                <text:p>1.429407146728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8069856">
                <text:p>1.429301780698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4578910993">
                <text:p>1.429245789109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00198488">
                <text:p>1.4292001984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2021372974">
                <text:p>1.429120213729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5954690083">
                <text:p>1.429259546900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38238056231">
                <text:p>1.429382380562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089927181">
                <text:p>1.429570899271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63618043561">
                <text:p>1.429636180435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74057124725">
                <text:p>1.429740571247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3242915154">
                <text:p>1.430132429151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18164060284">
                <text:p>1.430181640602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2426201708">
                <text:p>1.430524262017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6453190495">
                <text:p>1.4306453190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100166315007">
                <text:p>1.431001663150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4612224">
                <text:p>1.431187046122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2768247662">
                <text:p>1.4312768247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88137039">
                <text:p>1.43197881370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594083427">
                <text:p>1.432075940834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523631575">
                <text:p>1.432145236315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3204253988">
                <text:p>1.432232042539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3493340118">
                <text:p>1.432334933401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2590472364">
                <text:p>1.432425904723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19168711">
                <text:p>1.432519168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58399029304">
                <text:p>1.432583990293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7786403538">
                <text:p>1.432777864035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332644">
                <text:p>1.43287883326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8186528275">
                <text:p>1.432981865282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1418748299">
                <text:p>1.433314187482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3351681597">
                <text:p>1.433333516815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32922888484">
                <text:p>1.433329228884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3431469834">
                <text:p>1.433434314698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48736609693">
                <text:p>1.433487366096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46478386201">
                <text:p>1.433464783862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1612445527">
                <text:p>1.433516124455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7791512029">
                <text:p>1.433577915120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61481745263">
                <text:p>1.433614817452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60778564937">
                <text:p>1.433607785649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4276547334">
                <text:p>1.433642765473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155661135">
                <text:p>1.433641556611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71179138673">
                <text:p>1.433711791386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5924301708">
                <text:p>1.433859243017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8796532265">
                <text:p>1.433887965322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6521103609">
                <text:p>1.433865211036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89800911821">
                <text:p>1.433898009118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87865429587">
                <text:p>1.433878654295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399660942481">
                <text:p>1.433996609424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07645929704">
                <text:p>1.434076459297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07760153432">
                <text:p>1.434077601534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13489185559">
                <text:p>1.434134891855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18308716863">
                <text:p>1.434183087168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17742341561">
                <text:p>1.434177423415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